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11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1.6516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1.7689in"/>
    </style:style>
    <style:style style:name="co8" style:family="table-column">
      <style:table-column-properties fo:break-before="auto" style:column-width="1.1575in"/>
    </style:style>
    <style:style style:name="co9" style:family="table-column">
      <style:table-column-properties fo:break-before="auto" style:column-width="1.5972in"/>
    </style:style>
    <style:style style:name="co10" style:family="table-column">
      <style:table-column-properties fo:break-before="auto" style:column-width="0.9862in"/>
    </style:style>
    <style:style style:name="co11" style:family="table-column">
      <style:table-column-properties fo:break-before="auto" style:column-width="0.9756in"/>
    </style:style>
    <style:style style:name="co12" style:family="table-column">
      <style:table-column-properties fo:break-before="auto" style:column-width="1.5335in"/>
    </style:style>
    <style:style style:name="co1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zoom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ignature</text:p>
          </table:table-cell>
          <table:table-cell office:value-type="string" calcext:value-type="string">
            <text:p>Time Sp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7.883584260941" calcext:value-type="float">
            <text:p>527.8835842609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.542986154556" calcext:value-type="float">
            <text:p>100.5429861545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.7615830898285" calcext:value-type="float">
            <text:p>35.76158308982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9.260503053665" calcext:value-type="float">
            <text:p>169.2605030536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7.563625574112" calcext:value-type="float">
            <text:p>157.5636255741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5.140382289886" calcext:value-type="float">
            <text:p>135.1403822898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5.404710769653" calcext:value-type="float">
            <text:p>165.4047107696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3.53919672966" calcext:value-type="float">
            <text:p>293.539196729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8.92017865181" calcext:value-type="float">
            <text:p>298.920178651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2.54291343689" calcext:value-type="float">
            <text:p>402.542913436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1.039070129395" calcext:value-type="float">
            <text:p>231.0390701293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6.235801458359" calcext:value-type="float">
            <text:p>386.2358014583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5.798445940018" calcext:value-type="float">
            <text:p>295.7984459400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3.2948834896088" calcext:value-type="float">
            <text:p>73.29488348960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1.137570858002" calcext:value-type="float">
            <text:p>181.1375708580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7.133224964142" calcext:value-type="float">
            <text:p>267.1332249641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3.403891086578" calcext:value-type="float">
            <text:p>263.4038910865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5.654772281647" calcext:value-type="float">
            <text:p>125.6547722816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4.541057348251" calcext:value-type="float">
            <text:p>134.5410573482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.3334727287293" calcext:value-type="float">
            <text:p>36.33347272872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.4018514156342" calcext:value-type="float">
            <text:p>62.40185141563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6.496924161911" calcext:value-type="float">
            <text:p>196.4969241619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.4372551441193" calcext:value-type="float">
            <text:p>35.43725514411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2.612457036972" calcext:value-type="float">
            <text:p>332.6124570369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8.359529972076" calcext:value-type="float">
            <text:p>218.3595299720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5.937106132507" calcext:value-type="float">
            <text:p>265.9371061325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3.012026071548" calcext:value-type="float">
            <text:p>113.0120260715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4.928107738495" calcext:value-type="float">
            <text:p>214.9281077384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4.370090007782" calcext:value-type="float">
            <text:p>94.3700900077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9.3370938301086" calcext:value-type="float">
            <text:p>79.33709383010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2.749484300613" calcext:value-type="float">
            <text:p>342.7494843006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5.673094987869" calcext:value-type="float">
            <text:p>405.6730949878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.6782946586609" calcext:value-type="float">
            <text:p>90.678294658660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7.631879091263" calcext:value-type="float">
            <text:p>227.6318790912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0.9526481628418" calcext:value-type="float">
            <text:p>70.95264816284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7.572425365448" calcext:value-type="float">
            <text:p>377.5724253654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9.079499721527" calcext:value-type="float">
            <text:p>319.0794997215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5.4956851005554" calcext:value-type="float">
            <text:p>35.49568510055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8.075845956802" calcext:value-type="float">
            <text:p>368.0758459568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.5457620620728" calcext:value-type="float">
            <text:p>35.54576206207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5.2073512077332" calcext:value-type="float">
            <text:p>35.20735120773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9.462045431137" calcext:value-type="float">
            <text:p>199.46204543113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.5419561862946" calcext:value-type="float">
            <text:p>63.54195618629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4.6581778526306" calcext:value-type="float">
            <text:p>44.65817785263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7.542603969574" calcext:value-type="float">
            <text:p>317.5426039695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5.6801087856293" calcext:value-type="float">
            <text:p>35.680108785629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.1722724437714" calcext:value-type="float">
            <text:p>55.17227244377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0.433600902557" calcext:value-type="float">
            <text:p>270.43360090255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23.066722869873" calcext:value-type="float">
            <text:p>323.06672286987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6.260943412781" calcext:value-type="float">
            <text:p>126.26094341278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6.473740816116" calcext:value-type="float">
            <text:p>146.4737408161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.3312201499939" calcext:value-type="float">
            <text:p>76.331220149993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9.7091844081879" calcext:value-type="float">
            <text:p>69.709184408187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6.1416339874268" calcext:value-type="float">
            <text:p>36.14163398742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6.696056365967" calcext:value-type="float">
            <text:p>116.6960563659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66.975358247757" calcext:value-type="float">
            <text:p>366.9753582477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.596747875214" calcext:value-type="float">
            <text:p>100.5967478752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09.488250017166" calcext:value-type="float">
            <text:p>509.48825001716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8.0948488712311" calcext:value-type="float">
            <text:p>78.09484887123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91.229549407959" calcext:value-type="float">
            <text:p>591.2295494079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0.1349456310272" calcext:value-type="float">
            <text:p>80.134945631027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3.854410648346" calcext:value-type="float">
            <text:p>143.85441064834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1.724940776825" calcext:value-type="float">
            <text:p>121.7249407768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05.052182435989" calcext:value-type="float">
            <text:p>405.0521824359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3.136990308762" calcext:value-type="float">
            <text:p>113.13699030876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2.0931363105774" calcext:value-type="float">
            <text:p>72.09313631057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6.216285228729" calcext:value-type="float">
            <text:p>166.21628522872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8.5605657100678" calcext:value-type="float">
            <text:p>88.560565710067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0.318174123764" calcext:value-type="float">
            <text:p>150.31817412376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14.556772470474" calcext:value-type="float">
            <text:p>414.55677247047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30.088851451874" calcext:value-type="float">
            <text:p>230.08885145187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0.3221707344055" calcext:value-type="float">
            <text:p>60.32217073440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.03786277771" calcext:value-type="float">
            <text:p>71.0378627777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2.6118516922" calcext:value-type="float">
            <text:p>222.611851692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05.049761533737" calcext:value-type="float">
            <text:p>505.04976153373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3.820714712143" calcext:value-type="float">
            <text:p>153.82071471214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87.981064558029" calcext:value-type="float">
            <text:p>587.98106455802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34.584096908569" calcext:value-type="float">
            <text:p>234.58409690856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2.265737056732" calcext:value-type="float">
            <text:p>142.26573705673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5.332230806351" calcext:value-type="float">
            <text:p>225.33223080635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5.0811815261841" calcext:value-type="float">
            <text:p>45.081181526184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2.36811041832" calcext:value-type="float">
            <text:p>122.368110418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67.010533332825" calcext:value-type="float">
            <text:p>567.01053333282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66.37216091156" calcext:value-type="float">
            <text:p>166.3721609115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3.892461776733" calcext:value-type="float">
            <text:p>123.8924617767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4.5272877216339" calcext:value-type="float">
            <text:p>54.527287721633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12.776269674301" calcext:value-type="float">
            <text:p>212.7762696743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86.503255128861" calcext:value-type="float">
            <text:p>286.50325512886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0.455766677856" calcext:value-type="float">
            <text:p>190.45576667785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2.68137550354" calcext:value-type="float">
            <text:p>112.6813755035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17.612922668457" calcext:value-type="float">
            <text:p>317.61292266845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28.383338928223" calcext:value-type="float">
            <text:p>428.38333892822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9.934873580933" calcext:value-type="float">
            <text:p>169.93487358093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93.154413700104" calcext:value-type="float">
            <text:p>193.15441370010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4.196859359741" calcext:value-type="float">
            <text:p>234.1968593597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66.741250514984" calcext:value-type="float">
            <text:p>266.74125051498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3.146787881851" calcext:value-type="float">
            <text:p>193.14678788185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3.586126327515" calcext:value-type="float">
            <text:p>113.58612632751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4.052355527878" calcext:value-type="float">
            <text:p>164.05235552787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3.9688658714294" calcext:value-type="float">
            <text:p>43.968865871429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37.438329696655" calcext:value-type="float">
            <text:p>337.43832969665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9.8805377483368" calcext:value-type="float">
            <text:p>99.880537748336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42.749544143677" calcext:value-type="float">
            <text:p>242.74954414367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5.9177486896515" calcext:value-type="float">
            <text:p>35.917748689651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24.701766490936" calcext:value-type="float">
            <text:p>524.70176649093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8.817211151123" calcext:value-type="float">
            <text:p>158.81721115112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0.932959079742" calcext:value-type="float">
            <text:p>120.93295907974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29.201132774353" calcext:value-type="float">
            <text:p>229.20113277435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74.798362731934" calcext:value-type="float">
            <text:p>574.79836273193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5.3761692047119" calcext:value-type="float">
            <text:p>35.37616920471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21.113165140152" calcext:value-type="float">
            <text:p>521.11316514015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0.7575097084045" calcext:value-type="float">
            <text:p>60.757509708404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5.1703035831451" calcext:value-type="float">
            <text:p>35.170303583145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40.060943841934" calcext:value-type="float">
            <text:p>440.06094384193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8.549223661423" calcext:value-type="float">
            <text:p>138.54922366142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5.8065118789673" calcext:value-type="float">
            <text:p>35.806511878967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41.732957839966" calcext:value-type="float">
            <text:p>241.73295783996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38.252058267593" calcext:value-type="float">
            <text:p>238.25205826759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46.176258325577" calcext:value-type="float">
            <text:p>346.17625832557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5.0193390846252" calcext:value-type="float">
            <text:p>55.019339084625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0.243901014328" calcext:value-type="float">
            <text:p>90.24390101432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40.332717895508" calcext:value-type="float">
            <text:p>240.33271789550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71.769386529922" calcext:value-type="float">
            <text:p>171.76938652992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2.132066965103" calcext:value-type="float">
            <text:p>142.13206696510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3.3014447689056" calcext:value-type="float">
            <text:p>53.301444768905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5.219862699509" calcext:value-type="float">
            <text:p>155.21986269950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2.526348829269" calcext:value-type="float">
            <text:p>122.5263488292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5.2678425312042" calcext:value-type="float">
            <text:p>45.267842531204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4.67683672905" calcext:value-type="float">
            <text:p>154.6768367290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50.274430751801" calcext:value-type="float">
            <text:p>350.2744307518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9.3025250434876" calcext:value-type="float">
            <text:p>79.302525043487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.6507992744446" calcext:value-type="float">
            <text:p>35.650799274444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5.9796297550201" calcext:value-type="float">
            <text:p>35.979629755020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93.545102119446" calcext:value-type="float">
            <text:p>393.54510211944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9.2755279541016" calcext:value-type="float">
            <text:p>99.275527954101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5.2514765262604" calcext:value-type="float">
            <text:p>85.25147652626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51.093666791916" calcext:value-type="float">
            <text:p>451.09366679191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4.723469734192" calcext:value-type="float">
            <text:p>204.72346973419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2.772232532501" calcext:value-type="float">
            <text:p>132.77223253250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2.855196475983" calcext:value-type="float">
            <text:p>402.85519647598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7.952205657959" calcext:value-type="float">
            <text:p>107.95220565795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31.887295484543" calcext:value-type="float">
            <text:p>131.88729548454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5.032918214798" calcext:value-type="float">
            <text:p>215.03291821479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47.524189949036" calcext:value-type="float">
            <text:p>347.52418994903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88.175548315048" calcext:value-type="float">
            <text:p>288.17554831504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11.50740480423" calcext:value-type="float">
            <text:p>411.5074048042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8.0294947624207" calcext:value-type="float">
            <text:p>98.029494762420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6.916544914246" calcext:value-type="float">
            <text:p>146.91654491424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3.9342637062073" calcext:value-type="float">
            <text:p>53.934263706207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9.301493883133" calcext:value-type="float">
            <text:p>109.3014938831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23.825463294983" calcext:value-type="float">
            <text:p>223.82546329498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58.827380657196" calcext:value-type="float">
            <text:p>258.82738065719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0.014376401901" calcext:value-type="float">
            <text:p>180.0143764019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69.578856945038" calcext:value-type="float">
            <text:p>169.5788569450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3.8021342754364" calcext:value-type="float">
            <text:p>43.802134275436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3.1695106029511" calcext:value-type="float">
            <text:p>53.169510602951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3.5226926803589" calcext:value-type="float">
            <text:p>43.522692680358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5.4613075256348" calcext:value-type="float">
            <text:p>35.461307525634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63.617554187775" calcext:value-type="float">
            <text:p>263.61755418777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0.1527352333069" calcext:value-type="float">
            <text:p>90.152735233306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1.7824268341064" calcext:value-type="float">
            <text:p>61.782426834106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31.291382789612" calcext:value-type="float">
            <text:p>331.29138278961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0.828284502029" calcext:value-type="float">
            <text:p>150.82828450202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62.844757318497" calcext:value-type="float">
            <text:p>362.84475731849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5.0880215167999" calcext:value-type="float">
            <text:p>85.088021516799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7.921189308167" calcext:value-type="float">
            <text:p>167.92118930816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01.404656410217" calcext:value-type="float">
            <text:p>201.40465641021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33.344217538834" calcext:value-type="float">
            <text:p>233.34421753883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4.2845673561096" calcext:value-type="float">
            <text:p>54.284567356109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6.188831329346" calcext:value-type="float">
            <text:p>146.18883132934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4.909291267395" calcext:value-type="float">
            <text:p>44.90929126739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8.747286081314" calcext:value-type="float">
            <text:p>268.74728608131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80.20299911499" calcext:value-type="float">
            <text:p>180.2029991149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0.093072414398" calcext:value-type="float">
            <text:p>120.09307241439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39.629361152649" calcext:value-type="float">
            <text:p>339.62936115264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13.807250976563" calcext:value-type="float">
            <text:p>213.80725097656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06.263120889664" calcext:value-type="float">
            <text:p>206.26312088966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9.929587602615" calcext:value-type="float">
            <text:p>109.92958760261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69.771100521088" calcext:value-type="float">
            <text:p>269.77110052108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3.9228851795197" calcext:value-type="float">
            <text:p>43.922885179519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6.5800776481628" calcext:value-type="float">
            <text:p>86.580077648162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1.9006803035736" calcext:value-type="float">
            <text:p>61.900680303573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42.64764380455" calcext:value-type="float">
            <text:p>542.6476438045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.249217510223" calcext:value-type="float">
            <text:p>121.24921751022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0.4320676326752" calcext:value-type="float">
            <text:p>90.432067632675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4.355530500412" calcext:value-type="float">
            <text:p>134.35553050041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48.176315307617" calcext:value-type="float">
            <text:p>248.17631530761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2.590804815292" calcext:value-type="float">
            <text:p>102.59080481529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7.471593379974" calcext:value-type="float">
            <text:p>117.47159337997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18.110735177994" calcext:value-type="float">
            <text:p>318.11073517799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22.186189651489" calcext:value-type="float">
            <text:p>122.18618965148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4.3939609527588" calcext:value-type="float">
            <text:p>54.393960952758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2.7135648727417" calcext:value-type="float">
            <text:p>82.713564872741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5.1365747451782" calcext:value-type="float">
            <text:p>35.136574745178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5.4362366199493" calcext:value-type="float">
            <text:p>35.436236619949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5.5545320510864" calcext:value-type="float">
            <text:p>35.554532051086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3.1821911334992" calcext:value-type="float">
            <text:p>93.182191133499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4.4048717021942" calcext:value-type="float">
            <text:p>54.404871702194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3.758969783783" calcext:value-type="float">
            <text:p>53.75896978378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82.354357004166" calcext:value-type="float">
            <text:p>182.35435700416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5.054682731628" calcext:value-type="float">
            <text:p>115.05468273162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87.921116828918" calcext:value-type="float">
            <text:p>487.92111682891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0.627562522888" calcext:value-type="float">
            <text:p>100.62756252288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20.51726436615" calcext:value-type="float">
            <text:p>120.5172643661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82.521666765213" calcext:value-type="float">
            <text:p>182.52166676521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2.793299674988" calcext:value-type="float">
            <text:p>132.79329967498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0.1688566207886" calcext:value-type="float">
            <text:p>70.168856620788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3.9654040336609" calcext:value-type="float">
            <text:p>63.965404033660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73.180635690689" calcext:value-type="float">
            <text:p>273.18063569068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9.2214267253876" calcext:value-type="float">
            <text:p>59.221426725387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3.174324512482" calcext:value-type="float">
            <text:p>223.17432451248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5.2340738773346" calcext:value-type="float">
            <text:p>35.234073877334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53.438312292099" calcext:value-type="float">
            <text:p>553.43831229209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39.304819107056" calcext:value-type="float">
            <text:p>139.30481910705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05.320539951324" calcext:value-type="float">
            <text:p>405.32053995132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5.837886095047" calcext:value-type="float">
            <text:p>35.83788609504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4.7603266239166" calcext:value-type="float">
            <text:p>44.760326623916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49.198777675629" calcext:value-type="float">
            <text:p>349.19877767562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5.7545280456543" calcext:value-type="float">
            <text:p>35.754528045654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65.362457990646" calcext:value-type="float">
            <text:p>465.36245799064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2.807444095612" calcext:value-type="float">
            <text:p>102.80744409561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59.873426675797" calcext:value-type="float">
            <text:p>359.87342667579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6.2187592983246" calcext:value-type="float">
            <text:p>36.218759298324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5.2836656570435" calcext:value-type="float">
            <text:p>55.283665657043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63.219573259354" calcext:value-type="float">
            <text:p>463.21957325935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08.560507774353" calcext:value-type="float">
            <text:p>208.56050777435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4.8670740127564" calcext:value-type="float">
            <text:p>84.867074012756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7.2970042228699" calcext:value-type="float">
            <text:p>87.297004222869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25.837694168091" calcext:value-type="float">
            <text:p>225.83769416809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5.852553129196" calcext:value-type="float">
            <text:p>195.85255312919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0.3046405315399" calcext:value-type="float">
            <text:p>90.304640531539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35.101197719574" calcext:value-type="float">
            <text:p>435.10119771957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73.662517547607" calcext:value-type="float">
            <text:p>473.66251754760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.1070051193237" calcext:value-type="float">
            <text:p>36.107005119323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5.040589094162" calcext:value-type="float">
            <text:p>45.04058909416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65.008118152618" calcext:value-type="float">
            <text:p>465.00811815261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06.413458824158" calcext:value-type="float">
            <text:p>206.41345882415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0.8731195926666" calcext:value-type="float">
            <text:p>80.873119592666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1.7308728694916" calcext:value-type="float">
            <text:p>61.730872869491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93.550143480301" calcext:value-type="float">
            <text:p>193.55014348030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22.652646303177" calcext:value-type="float">
            <text:p>222.65264630317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4.960055589676" calcext:value-type="float">
            <text:p>104.96005558967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36.528350353241" calcext:value-type="float">
            <text:p>136.52835035324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23.635143756866" calcext:value-type="float">
            <text:p>123.63514375686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31.750394582748" calcext:value-type="float">
            <text:p>131.75039458274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80.357407093048" calcext:value-type="float">
            <text:p>280.35740709304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29.775912284851" calcext:value-type="float">
            <text:p>529.77591228485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02.794123888016" calcext:value-type="float">
            <text:p>502.79412388801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69.894911766052" calcext:value-type="float">
            <text:p>469.89491176605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46.714896917343" calcext:value-type="float">
            <text:p>246.71489691734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16.888754606247" calcext:value-type="float">
            <text:p>216.88875460624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31.135060787201" calcext:value-type="float">
            <text:p>531.13506078720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00.517273902893" calcext:value-type="float">
            <text:p>200.51727390289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52.697443962097" calcext:value-type="float">
            <text:p>152.69744396209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6.690177679062" calcext:value-type="float">
            <text:p>146.69017767906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37.621888875961" calcext:value-type="float">
            <text:p>337.62188887596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4.236900568008" calcext:value-type="float">
            <text:p>124.23690056800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29.266429662704" calcext:value-type="float">
            <text:p>129.26642966270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8.52258682251" calcext:value-type="float">
            <text:p>108.5225868225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44.086942195892" calcext:value-type="float">
            <text:p>344.08694219589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15.039629459381" calcext:value-type="float">
            <text:p>315.03962945938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5.9212865829468" calcext:value-type="float">
            <text:p>55.921286582946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6.0824909210205" calcext:value-type="float">
            <text:p>36.082490921020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68.9572224617" calcext:value-type="float">
            <text:p>268.957222461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97.651899337769" calcext:value-type="float">
            <text:p>297.65189933776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31.997046947479" calcext:value-type="float">
            <text:p>131.99704694747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3.5308418273926" calcext:value-type="float">
            <text:p>93.530841827392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68.45779967308" calcext:value-type="float">
            <text:p>268.4577996730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20.884974718094" calcext:value-type="float">
            <text:p>120.88497471809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33.401696443558" calcext:value-type="float">
            <text:p>433.40169644355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08.76291513443" calcext:value-type="float">
            <text:p>208.7629151344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1.4946746826172" calcext:value-type="float">
            <text:p>61.494674682617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20.343437194824" calcext:value-type="float">
            <text:p>120.34343719482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5.8444776535034" calcext:value-type="float">
            <text:p>35.844477653503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98.201785802841" calcext:value-type="float">
            <text:p>198.20178580284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74.814025402069" calcext:value-type="float">
            <text:p>574.81402540206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8.9699220657349" calcext:value-type="float">
            <text:p>98.969922065734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65.670239448547" calcext:value-type="float">
            <text:p>365.67023944854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62.900796413422" calcext:value-type="float">
            <text:p>362.90079641342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30.996448993683" calcext:value-type="float">
            <text:p>230.99644899368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04.490122079849" calcext:value-type="float">
            <text:p>204.49012207984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8.0931270122528" calcext:value-type="float">
            <text:p>98.093127012252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68.349549531937" calcext:value-type="float">
            <text:p>168.34954953193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70.403015136719" calcext:value-type="float">
            <text:p>170.40301513671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31.44061255455" calcext:value-type="float">
            <text:p>231.4406125545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20.595813035965" calcext:value-type="float">
            <text:p>220.59581303596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1.429492235184" calcext:value-type="float">
            <text:p>141.42949223518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1.4432511329651" calcext:value-type="float">
            <text:p>71.443251132965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0.671053886414" calcext:value-type="float">
            <text:p>100.67105388641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16.588119745255" calcext:value-type="float">
            <text:p>316.58811974525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5.6201045513153" calcext:value-type="float">
            <text:p>35.620104551315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.807680130005" calcext:value-type="float">
            <text:p>145.80768013000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92.969648122787" calcext:value-type="float">
            <text:p>192.96964812278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6.187293529511" calcext:value-type="float">
            <text:p>146.18729352951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5.1952335834503" calcext:value-type="float">
            <text:p>55.195233583450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76.577479124069" calcext:value-type="float">
            <text:p>176.57747912406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5.9344055652618" calcext:value-type="float">
            <text:p>35.934405565261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6.0724022388458" calcext:value-type="float">
            <text:p>36.072402238845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7.7325837612152" calcext:value-type="float">
            <text:p>87.732583761215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23.211604118347" calcext:value-type="float">
            <text:p>123.21160411834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3.6060266494751" calcext:value-type="float">
            <text:p>93.606026649475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75.720087766647" calcext:value-type="float">
            <text:p>175.72008776664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5.6816427707672" calcext:value-type="float">
            <text:p>35.681642770767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57.393977642059" calcext:value-type="float">
            <text:p>157.39397764205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1.3031108379364" calcext:value-type="float">
            <text:p>71.303110837936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61.712332248688" calcext:value-type="float">
            <text:p>461.71233224868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5.8683526515961" calcext:value-type="float">
            <text:p>35.868352651596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59.460248470306" calcext:value-type="float">
            <text:p>459.46024847030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23.626223802567" calcext:value-type="float">
            <text:p>223.62622380256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4.2072656154633" calcext:value-type="float">
            <text:p>44.207265615463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1.9583747386932" calcext:value-type="float">
            <text:p>61.958374738693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27.166384935379" calcext:value-type="float">
            <text:p>127.16638493537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56.259280920029" calcext:value-type="float">
            <text:p>456.25928092002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3.7334127426147" calcext:value-type="float">
            <text:p>43.733412742614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7.7076125144959" calcext:value-type="float">
            <text:p>67.707612514495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86.079455137253" calcext:value-type="float">
            <text:p>286.07945513725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19.386352539063" calcext:value-type="float">
            <text:p>119.38635253906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6.2220840454102" calcext:value-type="float">
            <text:p>36.222084045410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5.8910903930664" calcext:value-type="float">
            <text:p>35.891090393066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3.132284164429" calcext:value-type="float">
            <text:p>103.13228416442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61.120889186859" calcext:value-type="float">
            <text:p>161.12088918685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24.249657392502" calcext:value-type="float">
            <text:p>124.24965739250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65.020316362381" calcext:value-type="float">
            <text:p>165.02031636238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8.0088419914246" calcext:value-type="float">
            <text:p>78.008841991424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5.8121874332428" calcext:value-type="float">
            <text:p>35.812187433242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5.676194906235" calcext:value-type="float">
            <text:p>105.67619490623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26.444345235825" calcext:value-type="float">
            <text:p>126.44434523582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23.04985666275" calcext:value-type="float">
            <text:p>323.0498566627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5.9340534210205" calcext:value-type="float">
            <text:p>35.934053421020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4.3895463943481" calcext:value-type="float">
            <text:p>44.389546394348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26.205096721649" calcext:value-type="float">
            <text:p>326.20509672164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0.4621291160584" calcext:value-type="float">
            <text:p>80.462129116058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57.220728874207" calcext:value-type="float">
            <text:p>257.22072887420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80.39818239212" calcext:value-type="float">
            <text:p>280.3981823921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94.539213418961" calcext:value-type="float">
            <text:p>394.53921341896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07.79759478569" calcext:value-type="float">
            <text:p>107.7975947856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89.490189313889" calcext:value-type="float">
            <text:p>589.49018931388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47.339266300201" calcext:value-type="float">
            <text:p>247.33926630020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04.514961719513" calcext:value-type="float">
            <text:p>104.51496171951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85.89195728302" calcext:value-type="float">
            <text:p>285.8919572830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9.6675851345062" calcext:value-type="float">
            <text:p>89.667585134506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69.112589836121" calcext:value-type="float">
            <text:p>269.11258983612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5.2223589420319" calcext:value-type="float">
            <text:p>55.222358942031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9.4019346237183" calcext:value-type="float">
            <text:p>69.401934623718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98.282169818878" calcext:value-type="float">
            <text:p>198.28216981887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0.4227085113525" calcext:value-type="float">
            <text:p>70.422708511352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70.971880435944" calcext:value-type="float">
            <text:p>170.97188043594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3.7156674861908" calcext:value-type="float">
            <text:p>63.715667486190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20.628569364548" calcext:value-type="float">
            <text:p>120.62856936454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5.8705313205719" calcext:value-type="float">
            <text:p>75.870531320571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22.42943406105" calcext:value-type="float">
            <text:p>222.4294340610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94.3556678295136" calcext:value-type="float">
            <text:p>94.355667829513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3.0595383644104" calcext:value-type="float">
            <text:p>73.059538364410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.999508857727" calcext:value-type="float">
            <text:p>144.99950885772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84.269579172134" calcext:value-type="float">
            <text:p>284.26957917213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57.157647848129" calcext:value-type="float">
            <text:p>157.15764784812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6.2221412658691" calcext:value-type="float">
            <text:p>36.222141265869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4.8087503910065" calcext:value-type="float">
            <text:p>44.808750391006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93.812031745911" calcext:value-type="float">
            <text:p>193.81203174591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77.175045013428" calcext:value-type="float">
            <text:p>277.17504501342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1.556415081024" calcext:value-type="float">
            <text:p>111.55641508102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4.4585328102112" calcext:value-type="float">
            <text:p>44.458532810211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3.5342018604279" calcext:value-type="float">
            <text:p>63.534201860427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2.7614719867706" calcext:value-type="float">
            <text:p>52.761471986770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34.964102983475" calcext:value-type="float">
            <text:p>234.96410298347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6.0850102901459" calcext:value-type="float">
            <text:p>36.085010290145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91.645850896835" calcext:value-type="float">
            <text:p>391.64585089683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78.493779420853" calcext:value-type="float">
            <text:p>378.49377942085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02.545517683029" calcext:value-type="float">
            <text:p>102.54551768302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42.309188604355" calcext:value-type="float">
            <text:p>542.30918860435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5.6662664413452" calcext:value-type="float">
            <text:p>35.666266441345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39.352060556412" calcext:value-type="float">
            <text:p>139.35206055641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29.19789147377" calcext:value-type="float">
            <text:p>129.1978914737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56.872198343277" calcext:value-type="float">
            <text:p>156.87219834327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6.5585021972656" calcext:value-type="float">
            <text:p>86.558502197265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4.3085775375366" calcext:value-type="float">
            <text:p>54.308577537536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8.9745407104492" calcext:value-type="float">
            <text:p>68.974540710449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3.882370948792" calcext:value-type="float">
            <text:p>143.88237094879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0.4030947685242" calcext:value-type="float">
            <text:p>70.403094768524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4.3715136051178" calcext:value-type="float">
            <text:p>44.371513605117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6.0555531978607" calcext:value-type="float">
            <text:p>36.055553197860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97.4472460746765" calcext:value-type="float">
            <text:p>97.447246074676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21.020774841309" calcext:value-type="float">
            <text:p>121.02077484130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61.16304898262" calcext:value-type="float">
            <text:p>161.1630489826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87.1756494045258" calcext:value-type="float">
            <text:p>87.175649404525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5.9036359786987" calcext:value-type="float">
            <text:p>35.903635978698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2.716360092163" calcext:value-type="float">
            <text:p>142.71636009216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6.2966313362122" calcext:value-type="float">
            <text:p>36.296631336212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4.1053800582886" calcext:value-type="float">
            <text:p>44.105380058288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99.195564985275" calcext:value-type="float">
            <text:p>599.19556498527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1.7284119129181" calcext:value-type="float">
            <text:p>71.728411912918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73.000244140625" calcext:value-type="float">
            <text:p>273.00024414062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5.4098970890045" calcext:value-type="float">
            <text:p>45.409897089004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17.446757793427" calcext:value-type="float">
            <text:p>417.44675779342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17.968477725983" calcext:value-type="float">
            <text:p>117.96847772598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26.328170061111" calcext:value-type="float">
            <text:p>326.32817006111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4.3453288078308" calcext:value-type="float">
            <text:p>44.345328807830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10.843413591385" calcext:value-type="float">
            <text:p>110.84341359138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3.1591770648956" calcext:value-type="float">
            <text:p>73.159177064895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81.509108781815" calcext:value-type="float">
            <text:p>481.50910878181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01.462745189667" calcext:value-type="float">
            <text:p>101.46274518966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68.738062858582" calcext:value-type="float">
            <text:p>268.73806285858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47.644568443298" calcext:value-type="float">
            <text:p>247.64456844329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6.2848773002625" calcext:value-type="float">
            <text:p>36.284877300262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32.40139579773" calcext:value-type="float">
            <text:p>232.4013957977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5.6243212223053" calcext:value-type="float">
            <text:p>35.624321222305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91.405833005905" calcext:value-type="float">
            <text:p>591.40583300590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10.718584775925" calcext:value-type="float">
            <text:p>110.71858477592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55.8399913311" calcext:value-type="float">
            <text:p>255.839991331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89.6765983104706" calcext:value-type="float">
            <text:p>89.676598310470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4.1506280899048" calcext:value-type="float">
            <text:p>74.150628089904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5.4783816337585" calcext:value-type="float">
            <text:p>55.478381633758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5.6065459251404" calcext:value-type="float">
            <text:p>55.606545925140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30.838051557541" calcext:value-type="float">
            <text:p>230.83805155754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94.542515993118" calcext:value-type="float">
            <text:p>194.54251599311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6.0062441825867" calcext:value-type="float">
            <text:p>36.006244182586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8.7202100753784" calcext:value-type="float">
            <text:p>78.720210075378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22.08274769783" calcext:value-type="float">
            <text:p>122.0827476978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3.7223570346832" calcext:value-type="float">
            <text:p>53.722357034683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.6725001335144" calcext:value-type="float">
            <text:p>44.672500133514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45.159321308136" calcext:value-type="float">
            <text:p>345.15932130813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2.235200881958" calcext:value-type="float">
            <text:p>62.23520088195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76.371926784515" calcext:value-type="float">
            <text:p>276.37192678451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85.8106181621552" calcext:value-type="float">
            <text:p>85.810618162155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0.7814650535584" calcext:value-type="float">
            <text:p>70.781465053558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5.757495641708" calcext:value-type="float">
            <text:p>145.75749564170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5.7358660697937" calcext:value-type="float">
            <text:p>35.735866069793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6.4906497001648" calcext:value-type="float">
            <text:p>36.490649700164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5.6995120048523" calcext:value-type="float">
            <text:p>35.699512004852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7.5289237499237" calcext:value-type="float">
            <text:p>87.528923749923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69.95561003685" calcext:value-type="float">
            <text:p>469.9556100368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86.823879241943" calcext:value-type="float">
            <text:p>486.82387924194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4.12477350235" calcext:value-type="float">
            <text:p>104.1247735023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5.45467543602" calcext:value-type="float">
            <text:p>135.4546754360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66.141050338745" calcext:value-type="float">
            <text:p>166.14105033874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14.860557079315" calcext:value-type="float">
            <text:p>214.86055707931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30.828493118286" calcext:value-type="float">
            <text:p>230.82849311828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4.0286226272583" calcext:value-type="float">
            <text:p>84.028622627258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2.8499910831451" calcext:value-type="float">
            <text:p>72.849991083145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8.3781006336212" calcext:value-type="float">
            <text:p>68.378100633621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6.0399866104126" calcext:value-type="float">
            <text:p>36.039986610412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8.3778095245361" calcext:value-type="float">
            <text:p>78.377809524536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6.4767665863037" calcext:value-type="float">
            <text:p>86.476766586303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5.6480712890625" calcext:value-type="float">
            <text:p>35.648071289062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66.683615446091" calcext:value-type="float">
            <text:p>166.68361544609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61.914477586746" calcext:value-type="float">
            <text:p>361.91447758674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74.48731637001" calcext:value-type="float">
            <text:p>174.4873163700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18.456568241119" calcext:value-type="float">
            <text:p>518.45656824111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4.5027322769165" calcext:value-type="float">
            <text:p>84.502732276916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74.032818555832" calcext:value-type="float">
            <text:p>174.0328185558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4.8190655708313" calcext:value-type="float">
            <text:p>44.819065570831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29.903155326843" calcext:value-type="float">
            <text:p>329.90315532684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4.5896952152252" calcext:value-type="float">
            <text:p>44.589695215225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82.052163600922" calcext:value-type="float">
            <text:p>382.05216360092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00.023210048676" calcext:value-type="float">
            <text:p>200.02321004867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56.694461107254" calcext:value-type="float">
            <text:p>156.69446110725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3.3289213180542" calcext:value-type="float">
            <text:p>53.328921318054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75.684052467346" calcext:value-type="float">
            <text:p>475.68405246734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40.067939519882" calcext:value-type="float">
            <text:p>440.06793951988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92.2688701152802" calcext:value-type="float">
            <text:p>92.268870115280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03.756116628647" calcext:value-type="float">
            <text:p>103.75611662864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39.92580986023" calcext:value-type="float">
            <text:p>139.9258098602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4.639570951462" calcext:value-type="float">
            <text:p>144.63957095146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9.1749737262726" calcext:value-type="float">
            <text:p>69.174973726272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08.01939868927" calcext:value-type="float">
            <text:p>108.0193986892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96.972193479538" calcext:value-type="float">
            <text:p>296.97219347953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67.163356542587" calcext:value-type="float">
            <text:p>267.16335654258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4.8761739730835" calcext:value-type="float">
            <text:p>84.876173973083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00.714298725128" calcext:value-type="float">
            <text:p>300.71429872512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46.821333408356" calcext:value-type="float">
            <text:p>346.82133340835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65.466282367706" calcext:value-type="float">
            <text:p>265.46628236770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60.327541589737" calcext:value-type="float">
            <text:p>560.32754158973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20.328322649002" calcext:value-type="float">
            <text:p>220.32832264900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3.8236570358276" calcext:value-type="float">
            <text:p>53.823657035827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16.350101232529" calcext:value-type="float">
            <text:p>216.35010123252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50.012734174728" calcext:value-type="float">
            <text:p>250.01273417472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4.368928432465" calcext:value-type="float">
            <text:p>144.36892843246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31.53732919693" calcext:value-type="float">
            <text:p>131.5373291969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94.881586551666" calcext:value-type="float">
            <text:p>294.88158655166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3.474171638489" calcext:value-type="float">
            <text:p>143.47417163848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4.2732033729553" calcext:value-type="float">
            <text:p>54.273203372955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62.086510896683" calcext:value-type="float">
            <text:p>262.08651089668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2.1750435829163" calcext:value-type="float">
            <text:p>82.175043582916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8.670304059982" calcext:value-type="float">
            <text:p>158.67030405998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17.077727079392" calcext:value-type="float">
            <text:p>517.07772707939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5.5288593769074" calcext:value-type="float">
            <text:p>35.528859376907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62.54642033577" calcext:value-type="float">
            <text:p>362.5464203357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5.6496953964233" calcext:value-type="float">
            <text:p>35.649695396423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9.1203150749207" calcext:value-type="float">
            <text:p>69.120315074920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09.904016017914" calcext:value-type="float">
            <text:p>109.90401601791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27.727980613709" calcext:value-type="float">
            <text:p>127.72798061370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53.1888108253479" calcext:value-type="float">
            <text:p>53.1888108253479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3.8961644172668" calcext:value-type="float">
            <text:p>53.896164417266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92.9269540309906" calcext:value-type="float">
            <text:p>92.926954030990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06.812544584274" calcext:value-type="float">
            <text:p>406.81254458427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82.944499492645" calcext:value-type="float">
            <text:p>182.94449949264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58.91771030426" calcext:value-type="float">
            <text:p>358.9177103042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5.5373136997223" calcext:value-type="float">
            <text:p>35.537313699722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11.771654605865" calcext:value-type="float">
            <text:p>211.77165460586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90.347626209259" calcext:value-type="float">
            <text:p>90.347626209259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13.365244150162" calcext:value-type="float">
            <text:p>113.36524415016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57.409368038178" calcext:value-type="float">
            <text:p>257.40936803817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28.359837055206" calcext:value-type="float">
            <text:p>228.35983705520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1.904025554657" calcext:value-type="float">
            <text:p>71.90402555465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51.440459251404" calcext:value-type="float">
            <text:p>151.44045925140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7.0735251903534" calcext:value-type="float">
            <text:p>77.073525190353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06.242292642593" calcext:value-type="float">
            <text:p>206.24229264259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23.727293729782" calcext:value-type="float">
            <text:p>123.72729372978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59.951241254807" calcext:value-type="float">
            <text:p>159.95124125480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3.8387839794159" calcext:value-type="float">
            <text:p>73.8387839794159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02.910551548004" calcext:value-type="float">
            <text:p>402.91055154800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78.063225984573" calcext:value-type="float">
            <text:p>478.06322598457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4.6089217662811" calcext:value-type="float">
            <text:p>44.608921766281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05.591704130173" calcext:value-type="float">
            <text:p>105.59170413017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40.121690511704" calcext:value-type="float">
            <text:p>240.12169051170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71.282622814178" calcext:value-type="float">
            <text:p>371.28262281417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8.158223152161" calcext:value-type="float">
            <text:p>148.15822315216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97.5413820743561" calcext:value-type="float">
            <text:p>97.541382074356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09.982138156891" calcext:value-type="float">
            <text:p>309.98213815689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56.2621655464172" calcext:value-type="float">
            <text:p>56.262165546417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13.346464395523" calcext:value-type="float">
            <text:p>413.34646439552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3.1371042728424" calcext:value-type="float">
            <text:p>63.137104272842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5.7915861606598" calcext:value-type="float">
            <text:p>35.791586160659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2.172474861145" calcext:value-type="float">
            <text:p>82.17247486114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569.588744401932" calcext:value-type="float">
            <text:p>569.58874440193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21.855090141296" calcext:value-type="float">
            <text:p>321.85509014129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9.49699306488" calcext:value-type="float">
            <text:p>149.4969930648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0.327811479568" calcext:value-type="float">
            <text:p>140.32781147956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10.622488498688" calcext:value-type="float">
            <text:p>310.62248849868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37.704869031906" calcext:value-type="float">
            <text:p>337.70486903190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8.5227589607239" calcext:value-type="float">
            <text:p>68.522758960723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19.333320617676" calcext:value-type="float">
            <text:p>219.33332061767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5.9147975444794" calcext:value-type="float">
            <text:p>35.914797544479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13.661466360092" calcext:value-type="float">
            <text:p>113.66146636009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83.821035385132" calcext:value-type="float">
            <text:p>183.82103538513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30.691223621368" calcext:value-type="float">
            <text:p>130.69122362136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05.044255018234" calcext:value-type="float">
            <text:p>205.04425501823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53.704718351364" calcext:value-type="float">
            <text:p>153.70471835136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547.873731374741" calcext:value-type="float">
            <text:p>547.87373137474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67.602190256119" calcext:value-type="float">
            <text:p>167.60219025611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534.756636857987" calcext:value-type="float">
            <text:p>534.75663685798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52.9067964553833" calcext:value-type="float">
            <text:p>52.906796455383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60.673331260681" calcext:value-type="float">
            <text:p>360.67333126068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2.6677305698395" calcext:value-type="float">
            <text:p>62.667730569839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5.9726448059082" calcext:value-type="float">
            <text:p>35.972644805908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14.583607435226" calcext:value-type="float">
            <text:p>114.58360743522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5.648909330368" calcext:value-type="float">
            <text:p>35.64890933036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4.1165637969971" calcext:value-type="float">
            <text:p>84.116563796997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19.816140890121" calcext:value-type="float">
            <text:p>119.81614089012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4.1565337181091" calcext:value-type="float">
            <text:p>54.156533718109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92.451767444611" calcext:value-type="float">
            <text:p>392.45176744461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32.624530553818" calcext:value-type="float">
            <text:p>432.62453055381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02.520868062973" calcext:value-type="float">
            <text:p>102.52086806297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31.081746339798" calcext:value-type="float">
            <text:p>431.08174633979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10.173443078995" calcext:value-type="float">
            <text:p>410.17344307899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4.3551037311554" calcext:value-type="float">
            <text:p>44.355103731155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6.662397146225" calcext:value-type="float">
            <text:p>86.66239714622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31.092301368713" calcext:value-type="float">
            <text:p>131.09230136871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9.752031326294" calcext:value-type="float">
            <text:p>69.75203132629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08.839318752289" calcext:value-type="float">
            <text:p>108.83931875228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6.2284755706787" calcext:value-type="float">
            <text:p>36.228475570678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3.9680244922638" calcext:value-type="float">
            <text:p>43.968024492263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76.622356176376" calcext:value-type="float">
            <text:p>176.62235617637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36.199646949768" calcext:value-type="float">
            <text:p>336.19964694976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41.209321022034" calcext:value-type="float">
            <text:p>341.20932102203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74.197537183762" calcext:value-type="float">
            <text:p>174.19753718376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02.820326328278" calcext:value-type="float">
            <text:p>202.82032632827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70.596759080887" calcext:value-type="float">
            <text:p>170.59675908088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4.666113615036" calcext:value-type="float">
            <text:p>44.66611361503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85.3816406726837" calcext:value-type="float">
            <text:p>85.381640672683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7.1742663383484" calcext:value-type="float">
            <text:p>77.174266338348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5.7431976795197" calcext:value-type="float">
            <text:p>35.743197679519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4.0373818874359" calcext:value-type="float">
            <text:p>74.0373818874359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90.028052330017" calcext:value-type="float">
            <text:p>290.02805233001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19.631778717041" calcext:value-type="float">
            <text:p>419.63177871704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8.6336781978607" calcext:value-type="float">
            <text:p>78.633678197860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00.434864759445" calcext:value-type="float">
            <text:p>100.43486475944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36.411198139191" calcext:value-type="float">
            <text:p>136.41119813919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4.406342506409" calcext:value-type="float">
            <text:p>104.406342506409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6.1906049251556" calcext:value-type="float">
            <text:p>36.190604925155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21.731940984726" calcext:value-type="float">
            <text:p>121.73194098472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11.725504875183" calcext:value-type="float">
            <text:p>111.72550487518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33.843762159348" calcext:value-type="float">
            <text:p>133.84376215934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83.480602025986" calcext:value-type="float">
            <text:p>183.48060202598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08.433460474014" calcext:value-type="float">
            <text:p>408.43346047401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53.171035289764" calcext:value-type="float">
            <text:p>353.17103528976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3.2709538936615" calcext:value-type="float">
            <text:p>93.270953893661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53.5841841697693" calcext:value-type="float">
            <text:p>53.584184169769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7.6737592220306" calcext:value-type="float">
            <text:p>77.673759222030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9.566419124603" calcext:value-type="float">
            <text:p>149.56641912460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3.3282918930054" calcext:value-type="float">
            <text:p>63.328291893005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53.07962679863" calcext:value-type="float">
            <text:p>153.0796267986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4.5662441253662" calcext:value-type="float">
            <text:p>44.566244125366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3.8459737300873" calcext:value-type="float">
            <text:p>43.845973730087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6.0054409503937" calcext:value-type="float">
            <text:p>36.005440950393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12.980736494064" calcext:value-type="float">
            <text:p>112.98073649406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17.962334632874" calcext:value-type="float">
            <text:p>417.96233463287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5.9810607433319" calcext:value-type="float">
            <text:p>35.9810607433319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00.262645959854" calcext:value-type="float">
            <text:p>500.26264595985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63.797582626343" calcext:value-type="float">
            <text:p>163.79758262634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18.772599458694" calcext:value-type="float">
            <text:p>318.77259945869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85.8098776340485" calcext:value-type="float">
            <text:p>85.809877634048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23.742624282837" calcext:value-type="float">
            <text:p>423.74262428283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9.9636578559876" calcext:value-type="float">
            <text:p>69.963657855987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34.257418870926" calcext:value-type="float">
            <text:p>534.25741887092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6.6614356040955" calcext:value-type="float">
            <text:p>36.661435604095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10.234525203705" calcext:value-type="float">
            <text:p>210.23452520370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6.1573963165283" calcext:value-type="float">
            <text:p>36.157396316528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89.6677839756012" calcext:value-type="float">
            <text:p>89.667783975601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78.382222175598" calcext:value-type="float">
            <text:p>278.38222217559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582.181078672409" calcext:value-type="float">
            <text:p>582.18107867240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13.728075265884" calcext:value-type="float">
            <text:p>113.72807526588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27.997295379639" calcext:value-type="float">
            <text:p>327.997295379639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41.270642280579" calcext:value-type="float">
            <text:p>541.270642280579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25.173508644104" calcext:value-type="float">
            <text:p>325.17350864410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85.0045130252838" calcext:value-type="float">
            <text:p>85.004513025283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66.574792146683" calcext:value-type="float">
            <text:p>166.57479214668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3.153267860413" calcext:value-type="float">
            <text:p>143.15326786041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99.261084794998" calcext:value-type="float">
            <text:p>199.26108479499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32.925642251968" calcext:value-type="float">
            <text:p>132.92564225196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50.835290431976" calcext:value-type="float">
            <text:p>150.83529043197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28.067209482193" calcext:value-type="float">
            <text:p>428.06720948219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5.7722425460815" calcext:value-type="float">
            <text:p>35.772242546081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34.855046987534" calcext:value-type="float">
            <text:p>234.85504698753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27.620706796646" calcext:value-type="float">
            <text:p>427.62070679664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96.615351200104" calcext:value-type="float">
            <text:p>296.61535120010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26.920773506165" calcext:value-type="float">
            <text:p>126.92077350616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4.132319688797" calcext:value-type="float">
            <text:p>54.13231968879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02.174070358276" calcext:value-type="float">
            <text:p>202.17407035827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6.3099761009216" calcext:value-type="float">
            <text:p>36.309976100921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6.2197024822235" calcext:value-type="float">
            <text:p>36.219702482223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4.6553304195404" calcext:value-type="float">
            <text:p>44.655330419540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92.663354158402" calcext:value-type="float">
            <text:p>192.66335415840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35.660844326019" calcext:value-type="float">
            <text:p>135.66084432601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3.1943066120148" calcext:value-type="float">
            <text:p>63.194306612014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04.492146015167" calcext:value-type="float">
            <text:p>204.49214601516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80.1182196140289" calcext:value-type="float">
            <text:p>80.1182196140289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13.217678546906" calcext:value-type="float">
            <text:p>513.21767854690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36.757737636566" calcext:value-type="float">
            <text:p>136.75773763656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0.8704767227173" calcext:value-type="float">
            <text:p>80.870476722717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91.957348823547" calcext:value-type="float">
            <text:p>491.95734882354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578.810237169266" calcext:value-type="float">
            <text:p>578.81023716926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6.2661254405975" calcext:value-type="float">
            <text:p>36.266125440597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559.988622903824" calcext:value-type="float">
            <text:p>559.98862290382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63.131882429123" calcext:value-type="float">
            <text:p>463.13188242912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586.630976438522" calcext:value-type="float">
            <text:p>586.63097643852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49.787404060364" calcext:value-type="float">
            <text:p>249.78740406036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02.738844156265" calcext:value-type="float">
            <text:p>202.73884415626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68.06245803833" calcext:value-type="float">
            <text:p>368.0624580383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2.3854920864105" calcext:value-type="float">
            <text:p>72.385492086410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88.348074913025" calcext:value-type="float">
            <text:p>288.34807491302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03.818122148514" calcext:value-type="float">
            <text:p>103.818122148514</text:p>
          </table:table-cell>
        </table:table-row>
      </table:table>
      <table:table table:name="mex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ignature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Size of sentiment modu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6473388671875" calcext:value-type="float">
            <text:p>0.666473388671875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6434268951416" calcext:value-type="float">
            <text:p>0.686434268951416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1675453186035" calcext:value-type="float">
            <text:p>0.6616754531860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1568174362183" calcext:value-type="float">
            <text:p>0.651568174362183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64729356765747" calcext:value-type="float">
            <text:p>0.664729356765747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45086050033569" calcext:value-type="float">
            <text:p>0.645086050033569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70953512191773" calcext:value-type="float">
            <text:p>0.67095351219177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3476715087891" calcext:value-type="float">
            <text:p>0.653476715087891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8199634552002" calcext:value-type="float">
            <text:p>0.68199634552002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89664840698242" calcext:value-type="float">
            <text:p>0.689664840698242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80649995803833" calcext:value-type="float">
            <text:p>0.680649995803833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80865049362183" calcext:value-type="float">
            <text:p>0.680865049362183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02443361282349" calcext:value-type="float">
            <text:p>0.702443361282349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68999195098877" calcext:value-type="float">
            <text:p>0.668999195098877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76741361618042" calcext:value-type="float">
            <text:p>0.676741361618042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6498064994812" calcext:value-type="float">
            <text:p>0.66498064994812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62993431091309" calcext:value-type="float">
            <text:p>0.66299343109130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74844741821289" calcext:value-type="float">
            <text:p>0.674844741821289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3089337348938" calcext:value-type="float">
            <text:p>0.73089337348938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87788724899292" calcext:value-type="float">
            <text:p>0.687788724899292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93591833114624" calcext:value-type="float">
            <text:p>0.693591833114624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54649257659912" calcext:value-type="float">
            <text:p>0.654649257659912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90034151077271" calcext:value-type="float">
            <text:p>0.690034151077271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1811842918396" calcext:value-type="float">
            <text:p>0.71811842918396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18766212463379" calcext:value-type="float">
            <text:p>0.718766212463379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23784446716309" calcext:value-type="float">
            <text:p>0.723784446716309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37086534500122" calcext:value-type="float">
            <text:p>0.737086534500122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92326068878174" calcext:value-type="float">
            <text:p>0.692326068878174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0413684844971" calcext:value-type="float">
            <text:p>0.720413684844971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79437875747681" calcext:value-type="float">
            <text:p>0.679437875747681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82259559631348" calcext:value-type="float">
            <text:p>0.682259559631348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00644254684448" calcext:value-type="float">
            <text:p>0.700644254684448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17715263366699" calcext:value-type="float">
            <text:p>0.717715263366699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13501214981079" calcext:value-type="float">
            <text:p>0.713501214981079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96839094161987" calcext:value-type="float">
            <text:p>0.696839094161987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84684038162231" calcext:value-type="float">
            <text:p>0.684684038162231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63850545883179" calcext:value-type="float">
            <text:p>0.663850545883179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71090126037598" calcext:value-type="float">
            <text:p>0.671090126037598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744544506073" calcext:value-type="float">
            <text:p>0.6744544506073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49567842483521" calcext:value-type="float">
            <text:p>0.649567842483521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60220861434937" calcext:value-type="float">
            <text:p>0.660220861434937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73868894577026" calcext:value-type="float">
            <text:p>0.673868894577026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67553901672363" calcext:value-type="float">
            <text:p>0.667553901672363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69459819793701" calcext:value-type="float">
            <text:p>0.669459819793701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5112042427063" calcext:value-type="float">
            <text:p>0.65112042427063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52595043182373" calcext:value-type="float">
            <text:p>0.65259504318237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58947467803955" calcext:value-type="float">
            <text:p>0.65894746780395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49695158004761" calcext:value-type="float">
            <text:p>0.649695158004761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48588418960571" calcext:value-type="float">
            <text:p>0.648588418960571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49138689041138" calcext:value-type="float">
            <text:p>0.649138689041138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67097806930542" calcext:value-type="float">
            <text:p>0.667097806930542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57191276550293" calcext:value-type="float">
            <text:p>0.657191276550293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90057277679443" calcext:value-type="float">
            <text:p>0.69005727767944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4983868598938" calcext:value-type="float">
            <text:p>0.64983868598938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72672510147095" calcext:value-type="float">
            <text:p>0.672672510147095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61874532699585" calcext:value-type="float">
            <text:p>0.661874532699585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56797885894775" calcext:value-type="float">
            <text:p>0.656797885894775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54406547546387" calcext:value-type="float">
            <text:p>0.654406547546387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60204648971558" calcext:value-type="float">
            <text:p>0.660204648971558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64483785629273" calcext:value-type="float">
            <text:p>0.664483785629273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81105136871338" calcext:value-type="float">
            <text:p>0.681105136871338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44649267196655" calcext:value-type="float">
            <text:p>0.644649267196655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50263786315918" calcext:value-type="float">
            <text:p>0.650263786315918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58721446990967" calcext:value-type="float">
            <text:p>0.658721446990967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54828548431397" calcext:value-type="float">
            <text:p>0.654828548431397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82360887527466" calcext:value-type="float">
            <text:p>0.682360887527466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7368659973145" calcext:value-type="float">
            <text:p>0.657368659973145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59196853637695" calcext:value-type="float">
            <text:p>0.659196853637695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51952028274536" calcext:value-type="float">
            <text:p>0.65195202827453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49031162261963" calcext:value-type="float">
            <text:p>0.649031162261963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60894632339478" calcext:value-type="float">
            <text:p>0.660894632339478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56166553497315" calcext:value-type="float">
            <text:p>0.656166553497315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60972595214844" calcext:value-type="float">
            <text:p>0.66097259521484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64143800735474" calcext:value-type="float">
            <text:p>0.664143800735474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68982028961182" calcext:value-type="float">
            <text:p>0.668982028961182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6126012802124" calcext:value-type="float">
            <text:p>0.6612601280212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69455051422119" calcext:value-type="float">
            <text:p>0.669455051422119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8299674987793" calcext:value-type="float">
            <text:p>0.68299674987793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58921241760254" calcext:value-type="float">
            <text:p>0.658921241760254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59419775009155" calcext:value-type="float">
            <text:p>0.659419775009155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89507722854614" calcext:value-type="float">
            <text:p>0.68950772285461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58068656921387" calcext:value-type="float">
            <text:p>0.658068656921387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81880950927734" calcext:value-type="float">
            <text:p>0.681880950927734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69912815093994" calcext:value-type="float">
            <text:p>0.669912815093994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53302907943726" calcext:value-type="float">
            <text:p>0.65330290794372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69253826141357" calcext:value-type="float">
            <text:p>0.669253826141357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56362056732178" calcext:value-type="float">
            <text:p>0.656362056732178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70292377471924" calcext:value-type="float">
            <text:p>0.670292377471924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52904033660889" calcext:value-type="float">
            <text:p>0.652904033660889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56983137130737" calcext:value-type="float">
            <text:p>0.656983137130737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67762994766235" calcext:value-type="float">
            <text:p>0.667762994766235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59419059753418" calcext:value-type="float">
            <text:p>0.659419059753418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53401374816895" calcext:value-type="float">
            <text:p>0.653401374816895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6156005859375" calcext:value-type="float">
            <text:p>0.66156005859375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51267051696777" calcext:value-type="float">
            <text:p>0.651267051696777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82116508483887" calcext:value-type="float">
            <text:p>0.682116508483887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70490026473999" calcext:value-type="float">
            <text:p>0.670490026473999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41158580780029" calcext:value-type="float">
            <text:p>0.641158580780029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44244432449341" calcext:value-type="float">
            <text:p>0.644244432449341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68230533599854" calcext:value-type="float">
            <text:p>0.66823053359985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56372785568237" calcext:value-type="float">
            <text:p>0.65637278556823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52053356170654" calcext:value-type="float">
            <text:p>0.65205335617065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62542104721069" calcext:value-type="float">
            <text:p>0.66254210472106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650247097015381" calcext:value-type="float">
            <text:p>0.65024709701538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51831150054932" calcext:value-type="float">
            <text:p>0.65183115005493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43481492996216" calcext:value-type="float">
            <text:p>0.64348149299621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4975118637085" calcext:value-type="float">
            <text:p>0.6497511863708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650506019592285" calcext:value-type="float">
            <text:p>0.65050601959228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54110908508301" calcext:value-type="float">
            <text:p>0.65411090850830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74136638641357" calcext:value-type="float">
            <text:p>0.67413663864135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72089099884033" calcext:value-type="float">
            <text:p>0.67208909988403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70757055282593" calcext:value-type="float">
            <text:p>0.67075705528259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666910409927368" calcext:value-type="float">
            <text:p>0.66691040992736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647449254989624" calcext:value-type="float">
            <text:p>0.64744925498962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69638156890869" calcext:value-type="float">
            <text:p>0.66963815689086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59356355667114" calcext:value-type="float">
            <text:p>0.65935635566711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48154020309448" calcext:value-type="float">
            <text:p>0.64815402030944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660985231399536" calcext:value-type="float">
            <text:p>0.66098523139953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76732301712036" calcext:value-type="float">
            <text:p>0.67673230171203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668748378753662" calcext:value-type="float">
            <text:p>0.66874837875366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71560525894165" calcext:value-type="float">
            <text:p>0.67156052589416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654170274734497" calcext:value-type="float">
            <text:p>0.654170274734497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689359188079834" calcext:value-type="float">
            <text:p>0.68935918807983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666837453842163" calcext:value-type="float">
            <text:p>0.66683745384216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667205572128296" calcext:value-type="float">
            <text:p>0.66720557212829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67901515960693" calcext:value-type="float">
            <text:p>0.66790151596069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46068572998047" calcext:value-type="float">
            <text:p>0.64606857299804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45791530609131" calcext:value-type="float">
            <text:p>0.64579153060913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666032552719116" calcext:value-type="float">
            <text:p>0.66603255271911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682113647460938" calcext:value-type="float">
            <text:p>0.68211364746093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59757852554321" calcext:value-type="float">
            <text:p>0.65975785255432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654207468032837" calcext:value-type="float">
            <text:p>0.65420746803283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658977746963501" calcext:value-type="float">
            <text:p>0.65897774696350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65161919593811" calcext:value-type="float">
            <text:p>0.6516191959381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57737016677856" calcext:value-type="float">
            <text:p>0.65773701667785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53508424758911" calcext:value-type="float">
            <text:p>0.65350842475891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73015356063843" calcext:value-type="float">
            <text:p>0.67301535606384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62628889083862" calcext:value-type="float">
            <text:p>0.66262888908386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70355796813965" calcext:value-type="float">
            <text:p>0.67035579681396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665179014205933" calcext:value-type="float">
            <text:p>0.66517901420593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49060726165772" calcext:value-type="float">
            <text:p>0.64906072616577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661444902420044" calcext:value-type="float">
            <text:p>0.66144490242004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660893678665161" calcext:value-type="float">
            <text:p>0.66089367866516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67112827301025" calcext:value-type="float">
            <text:p>0.66711282730102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657725334167481" calcext:value-type="float">
            <text:p>0.65772533416748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70835733413696" calcext:value-type="float">
            <text:p>0.67083573341369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665876150131226" calcext:value-type="float">
            <text:p>0.66587615013122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664101600646973" calcext:value-type="float">
            <text:p>0.66410160064697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665616273880005" calcext:value-type="float">
            <text:p>0.66561627388000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658406019210815" calcext:value-type="float">
            <text:p>0.65840601921081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48205995559692" calcext:value-type="float">
            <text:p>0.64820599555969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58642530441284" calcext:value-type="float">
            <text:p>0.65864253044128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55548334121704" calcext:value-type="float">
            <text:p>0.65554833412170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655569791793823" calcext:value-type="float">
            <text:p>0.65556979179382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66146516799927" calcext:value-type="float">
            <text:p>0.666146516799927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649173974990845" calcext:value-type="float">
            <text:p>0.64917397499084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70870304107666" calcext:value-type="float">
            <text:p>0.67087030410766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664789199829102" calcext:value-type="float">
            <text:p>0.664789199829102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6133975982666" calcext:value-type="float">
            <text:p>0.6613397598266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65446662902832" calcext:value-type="float">
            <text:p>0.6544666290283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67282342910767" calcext:value-type="float">
            <text:p>0.66728234291076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60719871520996" calcext:value-type="float">
            <text:p>0.66071987152099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68241286277771" calcext:value-type="float">
            <text:p>0.6824128627777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54344797134399" calcext:value-type="float">
            <text:p>0.65434479713439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674180746078491" calcext:value-type="float">
            <text:p>0.67418074607849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6388025283814" calcext:value-type="float">
            <text:p>0.67638802528381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54405355453491" calcext:value-type="float">
            <text:p>0.65440535545349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78111791610718" calcext:value-type="float">
            <text:p>0.678111791610718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60027503967285" calcext:value-type="float">
            <text:p>0.66002750396728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654814004898071" calcext:value-type="float">
            <text:p>0.65481400489807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678508520126343" calcext:value-type="float">
            <text:p>0.67850852012634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654802799224854" calcext:value-type="float">
            <text:p>0.654802799224854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51278972625732" calcext:value-type="float">
            <text:p>0.651278972625732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77557945251465" calcext:value-type="float">
            <text:p>0.677557945251465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651776790618897" calcext:value-type="float">
            <text:p>0.65177679061889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60367488861084" calcext:value-type="float">
            <text:p>0.660367488861084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667677402496338" calcext:value-type="float">
            <text:p>0.667677402496338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73294544219971" calcext:value-type="float">
            <text:p>0.67329454421997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664292573928833" calcext:value-type="float">
            <text:p>0.66429257392883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664987087249756" calcext:value-type="float">
            <text:p>0.66498708724975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5469765663147" calcext:value-type="float">
            <text:p>0.6546976566314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94205284118652" calcext:value-type="float">
            <text:p>0.69420528411865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649932146072388" calcext:value-type="float">
            <text:p>0.649932146072388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68424606323242" calcext:value-type="float">
            <text:p>0.66842460632324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656375646591187" calcext:value-type="float">
            <text:p>0.656375646591187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717209815979" calcext:value-type="float">
            <text:p>0.671720981597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656901359558106" calcext:value-type="float">
            <text:p>0.65690135955810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667299509048462" calcext:value-type="float">
            <text:p>0.667299509048462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669457197189331" calcext:value-type="float">
            <text:p>0.66945719718933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650023698806763" calcext:value-type="float">
            <text:p>0.65002369880676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54643774032593" calcext:value-type="float">
            <text:p>0.654643774032593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672861099243164" calcext:value-type="float">
            <text:p>0.67286109924316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669623136520386" calcext:value-type="float">
            <text:p>0.669623136520386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4521074295044" calcext:value-type="float">
            <text:p>0.64521074295044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59313201904297" calcext:value-type="float">
            <text:p>0.659313201904297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59730195999146" calcext:value-type="float">
            <text:p>0.659730195999146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55717372894287" calcext:value-type="float">
            <text:p>0.655717372894287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677664041519165" calcext:value-type="float">
            <text:p>0.677664041519165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50252103805542" calcext:value-type="float">
            <text:p>0.65025210380554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57033205032349" calcext:value-type="float">
            <text:p>0.65703320503234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58022403717041" calcext:value-type="float">
            <text:p>0.658022403717041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670597076416016" calcext:value-type="float">
            <text:p>0.670597076416016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648838043212891" calcext:value-type="float">
            <text:p>0.64883804321289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669411897659302" calcext:value-type="float">
            <text:p>0.66941189765930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6274881362915" calcext:value-type="float">
            <text:p>0.6627488136291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9600019454956" calcext:value-type="float">
            <text:p>0.65960001945495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656312227249146" calcext:value-type="float">
            <text:p>0.65631222724914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663663387298584" calcext:value-type="float">
            <text:p>0.66366338729858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679629802703857" calcext:value-type="float">
            <text:p>0.679629802703857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657259225845337" calcext:value-type="float">
            <text:p>0.65725922584533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65298938751221" calcext:value-type="float">
            <text:p>0.66529893875122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684016466140747" calcext:value-type="float">
            <text:p>0.68401646614074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690819263458252" calcext:value-type="float">
            <text:p>0.69081926345825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645009279251099" calcext:value-type="float">
            <text:p>0.645009279251099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651071548461914" calcext:value-type="float">
            <text:p>0.651071548461914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663371801376343" calcext:value-type="float">
            <text:p>0.663371801376343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654537916183472" calcext:value-type="float">
            <text:p>0.654537916183472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670769214630127" calcext:value-type="float">
            <text:p>0.670769214630127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650051593780518" calcext:value-type="float">
            <text:p>0.650051593780518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666796207427979" calcext:value-type="float">
            <text:p>0.66679620742797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654096126556397" calcext:value-type="float">
            <text:p>0.654096126556397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68086576461792" calcext:value-type="float">
            <text:p>0.6808657646179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688089609146118" calcext:value-type="float">
            <text:p>0.68808960914611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64545059204102" calcext:value-type="float">
            <text:p>0.66454505920410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59631013870239" calcext:value-type="float">
            <text:p>0.65963101387023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5174713134766" calcext:value-type="float">
            <text:p>0.67517471313476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644508600234985" calcext:value-type="float">
            <text:p>0.64450860023498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587226629257202" calcext:value-type="float">
            <text:p>0.58722662925720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70109272003174" calcext:value-type="float">
            <text:p>0.67010927200317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651523113250732" calcext:value-type="float">
            <text:p>0.65152311325073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51821851730347" calcext:value-type="float">
            <text:p>0.65182185173034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61446213722229" calcext:value-type="float">
            <text:p>0.6144621372222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659977197647095" calcext:value-type="float">
            <text:p>0.65997719764709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658146858215332" calcext:value-type="float">
            <text:p>0.65814685821533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687549352645874" calcext:value-type="float">
            <text:p>0.68754935264587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76820278167725" calcext:value-type="float">
            <text:p>0.67682027816772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664512634277344" calcext:value-type="float">
            <text:p>0.66451263427734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668805599212647" calcext:value-type="float">
            <text:p>0.66880559921264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673241376876831" calcext:value-type="float">
            <text:p>0.67324137687683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669817686080933" calcext:value-type="float">
            <text:p>0.66981768608093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711742639541626" calcext:value-type="float">
            <text:p>0.71174263954162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663876056671143" calcext:value-type="float">
            <text:p>0.66387605667114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674774169921875" calcext:value-type="float">
            <text:p>0.67477416992187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651423215866089" calcext:value-type="float">
            <text:p>0.65142321586608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57264232635498" calcext:value-type="float">
            <text:p>0.65726423263549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675453901290894" calcext:value-type="float">
            <text:p>0.67545390129089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62246465682983" calcext:value-type="float">
            <text:p>0.66224646568298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678852558135986" calcext:value-type="float">
            <text:p>0.67885255813598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663293838500977" calcext:value-type="float">
            <text:p>0.66329383850097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663877964019775" calcext:value-type="float">
            <text:p>0.66387796401977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51166677474976" calcext:value-type="float">
            <text:p>0.65116667747497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659680843353272" calcext:value-type="float">
            <text:p>0.65968084335327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661198377609253" calcext:value-type="float">
            <text:p>0.661198377609253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81248426437378" calcext:value-type="float">
            <text:p>0.68124842643737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660682678222656" calcext:value-type="float">
            <text:p>0.66068267822265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656246423721314" calcext:value-type="float">
            <text:p>0.65624642372131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4481782913208" calcext:value-type="float">
            <text:p>0.6448178291320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660308361053467" calcext:value-type="float">
            <text:p>0.66030836105346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653091430664063" calcext:value-type="float">
            <text:p>0.65309143066406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67838573455811" calcext:value-type="float">
            <text:p>0.66783857345581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677293539047241" calcext:value-type="float">
            <text:p>0.67729353904724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752507448196411" calcext:value-type="float">
            <text:p>0.75250744819641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58389806747437" calcext:value-type="float">
            <text:p>0.65838980674743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47222757339478" calcext:value-type="float">
            <text:p>0.64722275733947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679676532745361" calcext:value-type="float">
            <text:p>0.67967653274536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662255525588989" calcext:value-type="float">
            <text:p>0.66225552558898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66437149047852" calcext:value-type="float">
            <text:p>0.66643714904785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68350100517273" calcext:value-type="float">
            <text:p>0.6835010051727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77096843719482" calcext:value-type="float">
            <text:p>0.677096843719482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663723468780518" calcext:value-type="float">
            <text:p>0.66372346878051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656195878982544" calcext:value-type="float">
            <text:p>0.656195878982544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672326803207398" calcext:value-type="float">
            <text:p>0.67232680320739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668530225753784" calcext:value-type="float">
            <text:p>0.66853022575378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653625011444092" calcext:value-type="float">
            <text:p>0.65362501144409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655901193618774" calcext:value-type="float">
            <text:p>0.655901193618774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661832809448242" calcext:value-type="float">
            <text:p>0.66183280944824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671451330184937" calcext:value-type="float">
            <text:p>0.67145133018493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673577308654785" calcext:value-type="float">
            <text:p>0.67357730865478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65333890914917" calcext:value-type="float">
            <text:p>0.6533389091491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645758152008057" calcext:value-type="float">
            <text:p>0.645758152008057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654740571975708" calcext:value-type="float">
            <text:p>0.654740571975708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664062738418579" calcext:value-type="float">
            <text:p>0.664062738418579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657487392425537" calcext:value-type="float">
            <text:p>0.657487392425537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654374122619629" calcext:value-type="float">
            <text:p>0.654374122619629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663390874862671" calcext:value-type="float">
            <text:p>0.66339087486267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6739821434021" calcext:value-type="float">
            <text:p>0.673982143402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663269519805908" calcext:value-type="float">
            <text:p>0.663269519805908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673113107681274" calcext:value-type="float">
            <text:p>0.67311310768127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57480955123901" calcext:value-type="float">
            <text:p>0.65748095512390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671740531921387" calcext:value-type="float">
            <text:p>0.671740531921387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650853633880615" calcext:value-type="float">
            <text:p>0.650853633880615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68481826782227" calcext:value-type="float">
            <text:p>0.668481826782227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660820484161377" calcext:value-type="float">
            <text:p>0.660820484161377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672087907791138" calcext:value-type="float">
            <text:p>0.672087907791138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66733193397522" calcext:value-type="float">
            <text:p>0.66733193397522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667492389678955" calcext:value-type="float">
            <text:p>0.667492389678955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667370557785034" calcext:value-type="float">
            <text:p>0.667370557785034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669860124588013" calcext:value-type="float">
            <text:p>0.66986012458801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674631834030151" calcext:value-type="float">
            <text:p>0.67463183403015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664313554763794" calcext:value-type="float">
            <text:p>0.66431355476379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43258571624756" calcext:value-type="float">
            <text:p>0.643258571624756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68049812316895" calcext:value-type="float">
            <text:p>0.668049812316895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659719705581665" calcext:value-type="float">
            <text:p>0.659719705581665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663526773452759" calcext:value-type="float">
            <text:p>0.66352677345275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661142349243164" calcext:value-type="float">
            <text:p>0.661142349243164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657091856002808" calcext:value-type="float">
            <text:p>0.657091856002808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652478456497192" calcext:value-type="float">
            <text:p>0.652478456497192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651021480560303" calcext:value-type="float">
            <text:p>0.651021480560303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664243459701538" calcext:value-type="float">
            <text:p>0.664243459701538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648623466491699" calcext:value-type="float">
            <text:p>0.648623466491699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653597354888916" calcext:value-type="float">
            <text:p>0.653597354888916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674559116363525" calcext:value-type="float">
            <text:p>0.674559116363525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649564981460571" calcext:value-type="float">
            <text:p>0.64956498146057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683297634124756" calcext:value-type="float">
            <text:p>0.683297634124756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647625684738159" calcext:value-type="float">
            <text:p>0.647625684738159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667636394500732" calcext:value-type="float">
            <text:p>0.667636394500732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652272939682007" calcext:value-type="float">
            <text:p>0.652272939682007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660682201385498" calcext:value-type="float">
            <text:p>0.660682201385498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662497997283936" calcext:value-type="float">
            <text:p>0.662497997283936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675347328186035" calcext:value-type="float">
            <text:p>0.675347328186035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651130199432373" calcext:value-type="float">
            <text:p>0.651130199432373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676819324493408" calcext:value-type="float">
            <text:p>0.676819324493408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683120727539063" calcext:value-type="float">
            <text:p>0.683120727539063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655897617340088" calcext:value-type="float">
            <text:p>0.655897617340088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667040348052979" calcext:value-type="float">
            <text:p>0.667040348052979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656218528747559" calcext:value-type="float">
            <text:p>0.656218528747559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675698280334473" calcext:value-type="float">
            <text:p>0.675698280334473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681405067443848" calcext:value-type="float">
            <text:p>0.681405067443848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69136905670166" calcext:value-type="float">
            <text:p>0.69136905670166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649049758911133" calcext:value-type="float">
            <text:p>0.649049758911133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66110110282898" calcext:value-type="float">
            <text:p>0.66110110282898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671226024627686" calcext:value-type="float">
            <text:p>0.671226024627686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653398275375366" calcext:value-type="float">
            <text:p>0.653398275375366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655357837677002" calcext:value-type="float">
            <text:p>0.655357837677002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67711329460144" calcext:value-type="float">
            <text:p>0.6771132946014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670232057571411" calcext:value-type="float">
            <text:p>0.67023205757141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650610446929932" calcext:value-type="float">
            <text:p>0.650610446929932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675907135009766" calcext:value-type="float">
            <text:p>0.675907135009766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655090093612671" calcext:value-type="float">
            <text:p>0.65509009361267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672657489776611" calcext:value-type="float">
            <text:p>0.67265748977661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663840532302856" calcext:value-type="float">
            <text:p>0.663840532302856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668720245361328" calcext:value-type="float">
            <text:p>0.668720245361328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683343887329102" calcext:value-type="float">
            <text:p>0.683343887329102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665671586990356" calcext:value-type="float">
            <text:p>0.665671586990356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683266162872315" calcext:value-type="float">
            <text:p>0.683266162872315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648197889328003" calcext:value-type="float">
            <text:p>0.648197889328003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646759986877441" calcext:value-type="float">
            <text:p>0.64675998687744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64725399017334" calcext:value-type="float">
            <text:p>0.6472539901733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653351068496704" calcext:value-type="float">
            <text:p>0.653351068496704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671966791152954" calcext:value-type="float">
            <text:p>0.671966791152954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656745672225952" calcext:value-type="float">
            <text:p>0.656745672225952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672634124755859" calcext:value-type="float">
            <text:p>0.672634124755859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662591218948364" calcext:value-type="float">
            <text:p>0.662591218948364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656219959259033" calcext:value-type="float">
            <text:p>0.656219959259033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650535583496094" calcext:value-type="float">
            <text:p>0.650535583496094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664094686508179" calcext:value-type="float">
            <text:p>0.664094686508179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654477834701538" calcext:value-type="float">
            <text:p>0.654477834701538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682694911956787" calcext:value-type="float">
            <text:p>0.682694911956787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660438776016235" calcext:value-type="float">
            <text:p>0.660438776016235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669433832168579" calcext:value-type="float">
            <text:p>0.669433832168579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674381732940674" calcext:value-type="float">
            <text:p>0.674381732940674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659164667129517" calcext:value-type="float">
            <text:p>0.659164667129517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66581130027771" calcext:value-type="float">
            <text:p>0.6658113002777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654240608215332" calcext:value-type="float">
            <text:p>0.654240608215332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680647373199463" calcext:value-type="float">
            <text:p>0.680647373199463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650171041488648" calcext:value-type="float">
            <text:p>0.650171041488648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644260168075562" calcext:value-type="float">
            <text:p>0.644260168075562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681618928909302" calcext:value-type="float">
            <text:p>0.681618928909302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665113687515259" calcext:value-type="float">
            <text:p>0.665113687515259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655620336532593" calcext:value-type="float">
            <text:p>0.655620336532593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664428472518921" calcext:value-type="float">
            <text:p>0.66442847251892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678213834762573" calcext:value-type="float">
            <text:p>0.678213834762573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665581464767456" calcext:value-type="float">
            <text:p>0.665581464767456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670993566513062" calcext:value-type="float">
            <text:p>0.670993566513062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670243501663208" calcext:value-type="float">
            <text:p>0.670243501663208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679320812225342" calcext:value-type="float">
            <text:p>0.679320812225342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673537969589233" calcext:value-type="float">
            <text:p>0.673537969589233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659085750579834" calcext:value-type="float">
            <text:p>0.659085750579834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66381049156189" calcext:value-type="float">
            <text:p>0.66381049156189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664064168930054" calcext:value-type="float">
            <text:p>0.664064168930054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684382438659668" calcext:value-type="float">
            <text:p>0.684382438659668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668363332748413" calcext:value-type="float">
            <text:p>0.668363332748413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649525165557861" calcext:value-type="float">
            <text:p>0.64952516555786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66914701461792" calcext:value-type="float">
            <text:p>0.66914701461792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654967069625855" calcext:value-type="float">
            <text:p>0.654967069625855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650173187255859" calcext:value-type="float">
            <text:p>0.650173187255859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686114072799683" calcext:value-type="float">
            <text:p>0.686114072799683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672931432723999" calcext:value-type="float">
            <text:p>0.672931432723999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666551351547241" calcext:value-type="float">
            <text:p>0.66655135154724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656321287155151" calcext:value-type="float">
            <text:p>0.65632128715515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652604103088379" calcext:value-type="float">
            <text:p>0.652604103088379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676047563552856" calcext:value-type="float">
            <text:p>0.676047563552856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670702219009399" calcext:value-type="float">
            <text:p>0.670702219009399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672537565231323" calcext:value-type="float">
            <text:p>0.672537565231323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661112785339356" calcext:value-type="float">
            <text:p>0.661112785339356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688010454177856" calcext:value-type="float">
            <text:p>0.688010454177856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661238670349121" calcext:value-type="float">
            <text:p>0.661238670349121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669259786605835" calcext:value-type="float">
            <text:p>0.669259786605835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653372287750244" calcext:value-type="float">
            <text:p>0.653372287750244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662754535675049" calcext:value-type="float">
            <text:p>0.66275453567504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85723781585693" calcext:value-type="float">
            <text:p>0.685723781585693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74553871154785" calcext:value-type="float">
            <text:p>0.674553871154785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670078277587891" calcext:value-type="float">
            <text:p>0.670078277587891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663691997528076" calcext:value-type="float">
            <text:p>0.663691997528076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655040979385376" calcext:value-type="float">
            <text:p>0.655040979385376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664054393768311" calcext:value-type="float">
            <text:p>0.664054393768311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676809549331665" calcext:value-type="float">
            <text:p>0.676809549331665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65837550163269" calcext:value-type="float">
            <text:p>0.65837550163269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66349983215332" calcext:value-type="float">
            <text:p>0.66349983215332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670105457305908" calcext:value-type="float">
            <text:p>0.670105457305908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647555828094482" calcext:value-type="float">
            <text:p>0.647555828094482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656399011611939" calcext:value-type="float">
            <text:p>0.656399011611939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650178909301758" calcext:value-type="float">
            <text:p>0.650178909301758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651325941085815" calcext:value-type="float">
            <text:p>0.651325941085815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654230356216431" calcext:value-type="float">
            <text:p>0.654230356216431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655573129653931" calcext:value-type="float">
            <text:p>0.655573129653931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641753196716309" calcext:value-type="float">
            <text:p>0.641753196716309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651994228363037" calcext:value-type="float">
            <text:p>0.651994228363037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691604375839233" calcext:value-type="float">
            <text:p>0.691604375839233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654822111129761" calcext:value-type="float">
            <text:p>0.654822111129761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668963432312012" calcext:value-type="float">
            <text:p>0.668963432312012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683412551879883" calcext:value-type="float">
            <text:p>0.683412551879883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674217224121094" calcext:value-type="float">
            <text:p>0.674217224121094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651033163070679" calcext:value-type="float">
            <text:p>0.651033163070679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667218923568726" calcext:value-type="float">
            <text:p>0.667218923568726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657232284545898" calcext:value-type="float">
            <text:p>0.657232284545898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657305479049683" calcext:value-type="float">
            <text:p>0.657305479049683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662341833114624" calcext:value-type="float">
            <text:p>0.66234183311462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657850503921509" calcext:value-type="float">
            <text:p>0.657850503921509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662014245986939" calcext:value-type="float">
            <text:p>0.662014245986939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66138219833374" calcext:value-type="float">
            <text:p>0.66138219833374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673188924789429" calcext:value-type="float">
            <text:p>0.673188924789429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650699138641357" calcext:value-type="float">
            <text:p>0.650699138641357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660949230194092" calcext:value-type="float">
            <text:p>0.660949230194092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655848741531372" calcext:value-type="float">
            <text:p>0.655848741531372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650188684463501" calcext:value-type="float">
            <text:p>0.650188684463501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656272172927856" calcext:value-type="float">
            <text:p>0.65627217292785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67438530921936" calcext:value-type="float">
            <text:p>0.67438530921936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664507865905762" calcext:value-type="float">
            <text:p>0.664507865905762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653424501419067" calcext:value-type="float">
            <text:p>0.653424501419067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658125638961792" calcext:value-type="float">
            <text:p>0.658125638961792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666187524795532" calcext:value-type="float">
            <text:p>0.666187524795532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66411304473877" calcext:value-type="float">
            <text:p>0.66411304473877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677189111709595" calcext:value-type="float">
            <text:p>0.677189111709595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649694442749023" calcext:value-type="float">
            <text:p>0.649694442749023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667831897735596" calcext:value-type="float">
            <text:p>0.667831897735596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677401304244995" calcext:value-type="float">
            <text:p>0.677401304244995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682701110839844" calcext:value-type="float">
            <text:p>0.682701110839844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652318954467773" calcext:value-type="float">
            <text:p>0.652318954467773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679031610488892" calcext:value-type="float">
            <text:p>0.679031610488892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675673961639404" calcext:value-type="float">
            <text:p>0.675673961639404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655579805374146" calcext:value-type="float">
            <text:p>0.655579805374146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665189266204834" calcext:value-type="float">
            <text:p>0.665189266204834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651238441467285" calcext:value-type="float">
            <text:p>0.651238441467285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659965753555298" calcext:value-type="float">
            <text:p>0.659965753555298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6609787940979" calcext:value-type="float">
            <text:p>0.6609787940979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661770582199097" calcext:value-type="float">
            <text:p>0.661770582199097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65842604637146" calcext:value-type="float">
            <text:p>0.65842604637146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649546623229981" calcext:value-type="float">
            <text:p>0.649546623229981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649749040603638" calcext:value-type="float">
            <text:p>0.649749040603638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657927513122559" calcext:value-type="float">
            <text:p>0.657927513122559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650741815567017" calcext:value-type="float">
            <text:p>0.650741815567017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680285215377808" calcext:value-type="float">
            <text:p>0.680285215377808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679798126220703" calcext:value-type="float">
            <text:p>0.679798126220703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667641162872315" calcext:value-type="float">
            <text:p>0.667641162872315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65433406829834" calcext:value-type="float">
            <text:p>0.65433406829834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676065921783447" calcext:value-type="float">
            <text:p>0.676065921783447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670692682266235" calcext:value-type="float">
            <text:p>0.670692682266235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681289911270142" calcext:value-type="float">
            <text:p>0.681289911270142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655007123947144" calcext:value-type="float">
            <text:p>0.655007123947144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684448957443237" calcext:value-type="float">
            <text:p>0.684448957443237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71266317367554" calcext:value-type="float">
            <text:p>0.671266317367554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652002811431885" calcext:value-type="float">
            <text:p>0.652002811431885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655658721923828" calcext:value-type="float">
            <text:p>0.655658721923828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660254716873169" calcext:value-type="float">
            <text:p>0.660254716873169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651956558227539" calcext:value-type="float">
            <text:p>0.651956558227539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671469211578369" calcext:value-type="float">
            <text:p>0.671469211578369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682762145996094" calcext:value-type="float">
            <text:p>0.682762145996094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672067880630493" calcext:value-type="float">
            <text:p>0.672067880630493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676387310028076" calcext:value-type="float">
            <text:p>0.676387310028076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96938514709473" calcext:value-type="float">
            <text:p>0.696938514709473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669615268707275" calcext:value-type="float">
            <text:p>0.669615268707275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668470859527588" calcext:value-type="float">
            <text:p>0.668470859527588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674000024795532" calcext:value-type="float">
            <text:p>0.674000024795532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675196647644043" calcext:value-type="float">
            <text:p>0.675196647644043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653262376785278" calcext:value-type="float">
            <text:p>0.653262376785278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665278196334839" calcext:value-type="float">
            <text:p>0.665278196334839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663136720657349" calcext:value-type="float">
            <text:p>0.663136720657349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665447473526001" calcext:value-type="float">
            <text:p>0.66544747352600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651523590087891" calcext:value-type="float">
            <text:p>0.651523590087891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65278697013855" calcext:value-type="float">
            <text:p>0.65278697013855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657871961593628" calcext:value-type="float">
            <text:p>0.657871961593628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672016620635986" calcext:value-type="float">
            <text:p>0.672016620635986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655681133270264" calcext:value-type="float">
            <text:p>0.655681133270264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650899410247803" calcext:value-type="float">
            <text:p>0.650899410247803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65924334526062" calcext:value-type="float">
            <text:p>0.65924334526062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647668838500977" calcext:value-type="float">
            <text:p>0.647668838500977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652478456497192" calcext:value-type="float">
            <text:p>0.652478456497192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671868324279785" calcext:value-type="float">
            <text:p>0.671868324279785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645684242248535" calcext:value-type="float">
            <text:p>0.645684242248535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60271167755127" calcext:value-type="float">
            <text:p>0.660271167755127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667517185211182" calcext:value-type="float">
            <text:p>0.667517185211182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663991928100586" calcext:value-type="float">
            <text:p>0.663991928100586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701017141342163" calcext:value-type="float">
            <text:p>0.701017141342163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655978202819824" calcext:value-type="float">
            <text:p>0.655978202819824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658541917800903" calcext:value-type="float">
            <text:p>0.658541917800903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664163112640381" calcext:value-type="float">
            <text:p>0.664163112640381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646253824234009" calcext:value-type="float">
            <text:p>0.646253824234009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689831733703613" calcext:value-type="float">
            <text:p>0.689831733703613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653784275054932" calcext:value-type="float">
            <text:p>0.653784275054932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663860321044922" calcext:value-type="float">
            <text:p>0.663860321044922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67729115486145" calcext:value-type="float">
            <text:p>0.6772911548614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79350852966309" calcext:value-type="float">
            <text:p>0.679350852966309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660995960235596" calcext:value-type="float">
            <text:p>0.660995960235596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661857843399048" calcext:value-type="float">
            <text:p>0.661857843399048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659952402114868" calcext:value-type="float">
            <text:p>0.659952402114868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662918090820313" calcext:value-type="float">
            <text:p>0.662918090820313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655412912368774" calcext:value-type="float">
            <text:p>0.655412912368774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660444021224976" calcext:value-type="float">
            <text:p>0.660444021224976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644250869750977" calcext:value-type="float">
            <text:p>0.644250869750977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653011322021484" calcext:value-type="float">
            <text:p>0.653011322021484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644037961959839" calcext:value-type="float">
            <text:p>0.644037961959839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657879114151001" calcext:value-type="float">
            <text:p>0.65787911415100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678217887878418" calcext:value-type="float">
            <text:p>0.678217887878418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67585039138794" calcext:value-type="float">
            <text:p>0.67585039138794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664791107177734" calcext:value-type="float">
            <text:p>0.664791107177734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66832971572876" calcext:value-type="float">
            <text:p>0.66832971572876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659987449645996" calcext:value-type="float">
            <text:p>0.659987449645996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654401302337647" calcext:value-type="float">
            <text:p>0.654401302337647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670246362686157" calcext:value-type="float">
            <text:p>0.670246362686157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654752254486084" calcext:value-type="float">
            <text:p>0.654752254486084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660866260528565" calcext:value-type="float">
            <text:p>0.660866260528565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684605360031128" calcext:value-type="float">
            <text:p>0.684605360031128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662395477294922" calcext:value-type="float">
            <text:p>0.662395477294922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657779932022095" calcext:value-type="float">
            <text:p>0.657779932022095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642199277877808" calcext:value-type="float">
            <text:p>0.642199277877808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653575420379639" calcext:value-type="float">
            <text:p>0.653575420379639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676141023635864" calcext:value-type="float">
            <text:p>0.676141023635864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654045343399048" calcext:value-type="float">
            <text:p>0.654045343399048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662936925888062" calcext:value-type="float">
            <text:p>0.662936925888062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644737720489502" calcext:value-type="float">
            <text:p>0.644737720489502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660285472869873" calcext:value-type="float">
            <text:p>0.660285472869873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690670251846314" calcext:value-type="float">
            <text:p>0.690670251846314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673652172088623" calcext:value-type="float">
            <text:p>0.673652172088623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655635118484497" calcext:value-type="float">
            <text:p>0.655635118484497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656136512756348" calcext:value-type="float">
            <text:p>0.656136512756348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668462991714478" calcext:value-type="float">
            <text:p>0.668462991714478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683667659759522" calcext:value-type="float">
            <text:p>0.683667659759522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656553506851196" calcext:value-type="float">
            <text:p>0.656553506851196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659198999404907" calcext:value-type="float">
            <text:p>0.659198999404907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667623996734619" calcext:value-type="float">
            <text:p>0.667623996734619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669952392578125" calcext:value-type="float">
            <text:p>0.669952392578125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654520273208618" calcext:value-type="float">
            <text:p>0.654520273208618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654035568237305" calcext:value-type="float">
            <text:p>0.654035568237305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653149127960205" calcext:value-type="float">
            <text:p>0.653149127960205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668879985809326" calcext:value-type="float">
            <text:p>0.668879985809326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687376976013184" calcext:value-type="float">
            <text:p>0.687376976013184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652762651443481" calcext:value-type="float">
            <text:p>0.65276265144348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672816038131714" calcext:value-type="float">
            <text:p>0.672816038131714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667849063873291" calcext:value-type="float">
            <text:p>0.66784906387329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678348779678345" calcext:value-type="float">
            <text:p>0.678348779678345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647302865982056" calcext:value-type="float">
            <text:p>0.647302865982056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654933452606201" calcext:value-type="float">
            <text:p>0.654933452606201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655928134918213" calcext:value-type="float">
            <text:p>0.655928134918213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658532857894898" calcext:value-type="float">
            <text:p>0.658532857894898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661471605300903" calcext:value-type="float">
            <text:p>0.661471605300903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656499862670898" calcext:value-type="float">
            <text:p>0.656499862670898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678331851959229" calcext:value-type="float">
            <text:p>0.678331851959229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651642560958862" calcext:value-type="float">
            <text:p>0.651642560958862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650001525878906" calcext:value-type="float">
            <text:p>0.650001525878906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665199756622315" calcext:value-type="float">
            <text:p>0.665199756622315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6773681640625" calcext:value-type="float">
            <text:p>0.6773681640625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675941944122315" calcext:value-type="float">
            <text:p>0.675941944122315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675379276275635" calcext:value-type="float">
            <text:p>0.675379276275635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678492784500122" calcext:value-type="float">
            <text:p>0.678492784500122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667325258255005" calcext:value-type="float">
            <text:p>0.667325258255005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67177677154541" calcext:value-type="float">
            <text:p>0.67177677154541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668601512908936" calcext:value-type="float">
            <text:p>0.668601512908936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663034439086914" calcext:value-type="float">
            <text:p>0.663034439086914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671561717987061" calcext:value-type="float">
            <text:p>0.671561717987061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654239654541016" calcext:value-type="float">
            <text:p>0.654239654541016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655582189559937" calcext:value-type="float">
            <text:p>0.655582189559937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683889865875244" calcext:value-type="float">
            <text:p>0.683889865875244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65177583694458" calcext:value-type="float">
            <text:p>0.65177583694458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667131900787354" calcext:value-type="float">
            <text:p>0.667131900787354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664769887924194" calcext:value-type="float">
            <text:p>0.664769887924194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672546863555908" calcext:value-type="float">
            <text:p>0.672546863555908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665957450866699" calcext:value-type="float">
            <text:p>0.665957450866699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654519319534302" calcext:value-type="float">
            <text:p>0.654519319534302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677632808685303" calcext:value-type="float">
            <text:p>0.677632808685303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662713289260864" calcext:value-type="float">
            <text:p>0.662713289260864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65813136100769" calcext:value-type="float">
            <text:p>0.65813136100769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651151418685913" calcext:value-type="float">
            <text:p>0.651151418685913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660011053085327" calcext:value-type="float">
            <text:p>0.660011053085327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677802562713623" calcext:value-type="float">
            <text:p>0.677802562713623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673079252243042" calcext:value-type="float">
            <text:p>0.673079252243042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662943601608276" calcext:value-type="float">
            <text:p>0.662943601608276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667582750320435" calcext:value-type="float">
            <text:p>0.667582750320435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681899070739746" calcext:value-type="float">
            <text:p>0.681899070739746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663739919662476" calcext:value-type="float">
            <text:p>0.663739919662476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92646026611328" calcext:value-type="float">
            <text:p>0.692646026611328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669151067733765" calcext:value-type="float">
            <text:p>0.669151067733765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654175996780396" calcext:value-type="float">
            <text:p>0.654175996780396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660638093948364" calcext:value-type="float">
            <text:p>0.660638093948364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64949631690979" calcext:value-type="float">
            <text:p>0.64949631690979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685168027877808" calcext:value-type="float">
            <text:p>0.685168027877808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652394533157349" calcext:value-type="float">
            <text:p>0.652394533157349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659631729125977" calcext:value-type="float">
            <text:p>0.659631729125977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659644365310669" calcext:value-type="float">
            <text:p>0.659644365310669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655313968658447" calcext:value-type="float">
            <text:p>0.655313968658447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650731563568115" calcext:value-type="float">
            <text:p>0.650731563568115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661441802978516" calcext:value-type="float">
            <text:p>0.661441802978516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662835121154785" calcext:value-type="float">
            <text:p>0.662835121154785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657642364501953" calcext:value-type="float">
            <text:p>0.657642364501953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694585800170898" calcext:value-type="float">
            <text:p>0.694585800170898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659756660461426" calcext:value-type="float">
            <text:p>0.659756660461426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676103353500366" calcext:value-type="float">
            <text:p>0.676103353500366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644814491271973" calcext:value-type="float">
            <text:p>0.644814491271973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66776442527771" calcext:value-type="float">
            <text:p>0.66776442527771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671316146850586" calcext:value-type="float">
            <text:p>0.671316146850586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670027732849121" calcext:value-type="float">
            <text:p>0.67002773284912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655793190002441" calcext:value-type="float">
            <text:p>0.655793190002441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656217575073242" calcext:value-type="float">
            <text:p>0.656217575073242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685623168945313" calcext:value-type="float">
            <text:p>0.685623168945313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674468517303467" calcext:value-type="float">
            <text:p>0.674468517303467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659269571304321" calcext:value-type="float">
            <text:p>0.659269571304321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678873300552368" calcext:value-type="float">
            <text:p>0.678873300552368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668103456497192" calcext:value-type="float">
            <text:p>0.668103456497192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672910213470459" calcext:value-type="float">
            <text:p>0.672910213470459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676281929016113" calcext:value-type="float">
            <text:p>0.676281929016113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663080453872681" calcext:value-type="float">
            <text:p>0.663080453872681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658853530883789" calcext:value-type="float">
            <text:p>0.658853530883789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668304920196533" calcext:value-type="float">
            <text:p>0.668304920196533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662523031234741" calcext:value-type="float">
            <text:p>0.662523031234741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670610666275024" calcext:value-type="float">
            <text:p>0.670610666275024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668984889984131" calcext:value-type="float">
            <text:p>0.668984889984131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676768064498901" calcext:value-type="float">
            <text:p>0.676768064498901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644196510314941" calcext:value-type="float">
            <text:p>0.644196510314941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672053813934326" calcext:value-type="float">
            <text:p>0.672053813934326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658126354217529" calcext:value-type="float">
            <text:p>0.658126354217529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663328170776367" calcext:value-type="float">
            <text:p>0.663328170776367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670891046524048" calcext:value-type="float">
            <text:p>0.670891046524048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653064489364624" calcext:value-type="float">
            <text:p>0.653064489364624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670671939849854" calcext:value-type="float">
            <text:p>0.670671939849854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687193155288696" calcext:value-type="float">
            <text:p>0.687193155288696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658944129943848" calcext:value-type="float">
            <text:p>0.658944129943848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682868003845215" calcext:value-type="float">
            <text:p>0.682868003845215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658544301986694" calcext:value-type="float">
            <text:p>0.658544301986694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669944524765015" calcext:value-type="float">
            <text:p>0.669944524765015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64776873588562" calcext:value-type="float">
            <text:p>0.64776873588562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680576086044312" calcext:value-type="float">
            <text:p>0.680576086044312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667697429656982" calcext:value-type="float">
            <text:p>0.667697429656982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668371200561523" calcext:value-type="float">
            <text:p>0.668371200561523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667788505554199" calcext:value-type="float">
            <text:p>0.667788505554199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666229009628296" calcext:value-type="float">
            <text:p>0.666229009628296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674258708953857" calcext:value-type="float">
            <text:p>0.674258708953857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671669721603394" calcext:value-type="float">
            <text:p>0.671669721603394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682945489883423" calcext:value-type="float">
            <text:p>0.682945489883423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653334856033325" calcext:value-type="float">
            <text:p>0.653334856033325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671362161636353" calcext:value-type="float">
            <text:p>0.671362161636353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661356210708618" calcext:value-type="float">
            <text:p>0.661356210708618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654141426086426" calcext:value-type="float">
            <text:p>0.654141426086426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682490348815918" calcext:value-type="float">
            <text:p>0.682490348815918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652335166931152" calcext:value-type="float">
            <text:p>0.652335166931152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671317100524902" calcext:value-type="float">
            <text:p>0.671317100524902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663295030593872" calcext:value-type="float">
            <text:p>0.663295030593872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66137957572937" calcext:value-type="float">
            <text:p>0.66137957572937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661882162094116" calcext:value-type="float">
            <text:p>0.661882162094116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673978567123413" calcext:value-type="float">
            <text:p>0.673978567123413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656242847442627" calcext:value-type="float">
            <text:p>0.656242847442627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674843072891235" calcext:value-type="float">
            <text:p>0.674843072891235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685578107833862" calcext:value-type="float">
            <text:p>0.685578107833862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662763833999634" calcext:value-type="float">
            <text:p>0.662763833999634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653194189071655" calcext:value-type="float">
            <text:p>0.653194189071655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678076267242432" calcext:value-type="float">
            <text:p>0.678076267242432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64407205581665" calcext:value-type="float">
            <text:p>0.64407205581665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65384578704834" calcext:value-type="float">
            <text:p>0.65384578704834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649135828018189" calcext:value-type="float">
            <text:p>0.649135828018189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678817510604858" calcext:value-type="float">
            <text:p>0.678817510604858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673761367797852" calcext:value-type="float">
            <text:p>0.673761367797852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676587343215942" calcext:value-type="float">
            <text:p>0.676587343215942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60624027252197" calcext:value-type="float">
            <text:p>0.660624027252197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6656174659729" calcext:value-type="float">
            <text:p>0.6656174659729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660236597061157" calcext:value-type="float">
            <text:p>0.660236597061157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675717830657959" calcext:value-type="float">
            <text:p>0.675717830657959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651018857955933" calcext:value-type="float">
            <text:p>0.651018857955933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670174598693848" calcext:value-type="float">
            <text:p>0.670174598693848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66518759727478" calcext:value-type="float">
            <text:p>0.66518759727478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66775918006897" calcext:value-type="float">
            <text:p>0.66775918006897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660330533981323" calcext:value-type="float">
            <text:p>0.660330533981323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655670404434204" calcext:value-type="float">
            <text:p>0.655670404434204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657344818115234" calcext:value-type="float">
            <text:p>0.657344818115234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657764196395874" calcext:value-type="float">
            <text:p>0.657764196395874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661309003829956" calcext:value-type="float">
            <text:p>0.661309003829956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670335292816162" calcext:value-type="float">
            <text:p>0.670335292816162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668980360031128" calcext:value-type="float">
            <text:p>0.668980360031128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667063713073731" calcext:value-type="float">
            <text:p>0.667063713073731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652607202529907" calcext:value-type="float">
            <text:p>0.652607202529907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685104846954346" calcext:value-type="float">
            <text:p>0.685104846954346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662392616271973" calcext:value-type="float">
            <text:p>0.662392616271973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665965080261231" calcext:value-type="float">
            <text:p>0.665965080261231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677995443344116" calcext:value-type="float">
            <text:p>0.677995443344116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646780490875244" calcext:value-type="float">
            <text:p>0.646780490875244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67828106880188" calcext:value-type="float">
            <text:p>0.67828106880188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665252685546875" calcext:value-type="float">
            <text:p>0.665252685546875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68023419380188" calcext:value-type="float">
            <text:p>0.68023419380188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662162303924561" calcext:value-type="float">
            <text:p>0.662162303924561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673453807830811" calcext:value-type="float">
            <text:p>0.673453807830811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656912088394165" calcext:value-type="float">
            <text:p>0.656912088394165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67248797416687" calcext:value-type="float">
            <text:p>0.67248797416687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663755178451538" calcext:value-type="float">
            <text:p>0.663755178451538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646041393280029" calcext:value-type="float">
            <text:p>0.646041393280029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657748222351074" calcext:value-type="float">
            <text:p>0.657748222351074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659083604812622" calcext:value-type="float">
            <text:p>0.659083604812622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678795576095581" calcext:value-type="float">
            <text:p>0.678795576095581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581683158874512" calcext:value-type="float">
            <text:p>0.581683158874512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663757562637329" calcext:value-type="float">
            <text:p>0.663757562637329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68113374710083" calcext:value-type="float">
            <text:p>0.68113374710083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681815385818481" calcext:value-type="float">
            <text:p>0.681815385818481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660543203353882" calcext:value-type="float">
            <text:p>0.660543203353882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66956090927124" calcext:value-type="float">
            <text:p>0.66956090927124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662227869033814" calcext:value-type="float">
            <text:p>0.662227869033814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667272567749023" calcext:value-type="float">
            <text:p>0.667272567749023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672383785247803" calcext:value-type="float">
            <text:p>0.672383785247803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653653144836426" calcext:value-type="float">
            <text:p>0.653653144836426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685555696487427" calcext:value-type="float">
            <text:p>0.685555696487427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649657011032105" calcext:value-type="float">
            <text:p>0.649657011032105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695468902587891" calcext:value-type="float">
            <text:p>0.695468902587891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68052864074707" calcext:value-type="float">
            <text:p>0.68052864074707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650974035263062" calcext:value-type="float">
            <text:p>0.650974035263062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657768487930298" calcext:value-type="float">
            <text:p>0.657768487930298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663706302642822" calcext:value-type="float">
            <text:p>0.663706302642822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665032625198364" calcext:value-type="float">
            <text:p>0.665032625198364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665587902069092" calcext:value-type="float">
            <text:p>0.665587902069092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665627479553223" calcext:value-type="float">
            <text:p>0.665627479553223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663109302520752" calcext:value-type="float">
            <text:p>0.663109302520752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656653642654419" calcext:value-type="float">
            <text:p>0.656653642654419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657797336578369" calcext:value-type="float">
            <text:p>0.657797336578369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691008806228638" calcext:value-type="float">
            <text:p>0.691008806228638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667446374893189" calcext:value-type="float">
            <text:p>0.667446374893189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667362928390503" calcext:value-type="float">
            <text:p>0.667362928390503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652391910552979" calcext:value-type="float">
            <text:p>0.652391910552979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654929876327515" calcext:value-type="float">
            <text:p>0.654929876327515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673682689666748" calcext:value-type="float">
            <text:p>0.673682689666748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661232709884644" calcext:value-type="float">
            <text:p>0.661232709884644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672939538955689" calcext:value-type="float">
            <text:p>0.672939538955689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653286933898926" calcext:value-type="float">
            <text:p>0.653286933898926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69157075881958" calcext:value-type="float">
            <text:p>0.69157075881958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662290096282959" calcext:value-type="float">
            <text:p>0.662290096282959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661939144134522" calcext:value-type="float">
            <text:p>0.661939144134522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667953014373779" calcext:value-type="float">
            <text:p>0.667953014373779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649898052215576" calcext:value-type="float">
            <text:p>0.649898052215576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66079306602478" calcext:value-type="float">
            <text:p>0.66079306602478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671547174453735" calcext:value-type="float">
            <text:p>0.671547174453735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686173915863037" calcext:value-type="float">
            <text:p>0.686173915863037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672487735748291" calcext:value-type="float">
            <text:p>0.672487735748291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662048101425171" calcext:value-type="float">
            <text:p>0.662048101425171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670907258987427" calcext:value-type="float">
            <text:p>0.670907258987427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656152963638306" calcext:value-type="float">
            <text:p>0.656152963638306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682656526565552" calcext:value-type="float">
            <text:p>0.682656526565552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662416219711304" calcext:value-type="float">
            <text:p>0.662416219711304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675918579101563" calcext:value-type="float">
            <text:p>0.675918579101563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671007871627808" calcext:value-type="float">
            <text:p>0.671007871627808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661692142486572" calcext:value-type="float">
            <text:p>0.661692142486572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672439575195313" calcext:value-type="float">
            <text:p>0.672439575195313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667339563369751" calcext:value-type="float">
            <text:p>0.667339563369751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670355796813965" calcext:value-type="float">
            <text:p>0.670355796813965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658199787139893" calcext:value-type="float">
            <text:p>0.658199787139893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656863927841187" calcext:value-type="float">
            <text:p>0.656863927841187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6506028175354" calcext:value-type="float">
            <text:p>0.6506028175354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672613620758057" calcext:value-type="float">
            <text:p>0.672613620758057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652389049530029" calcext:value-type="float">
            <text:p>0.652389049530029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675960063934326" calcext:value-type="float">
            <text:p>0.675960063934326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67293119430542" calcext:value-type="float">
            <text:p>0.67293119430542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674798011779785" calcext:value-type="float">
            <text:p>0.674798011779785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66292405128479" calcext:value-type="float">
            <text:p>0.66292405128479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64394998550415" calcext:value-type="float">
            <text:p>0.64394998550415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679822683334351" calcext:value-type="float">
            <text:p>0.679822683334351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671684503555298" calcext:value-type="float">
            <text:p>0.671684503555298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659608840942383" calcext:value-type="float">
            <text:p>0.659608840942383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662537813186646" calcext:value-type="float">
            <text:p>0.662537813186646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665175676345825" calcext:value-type="float">
            <text:p>0.665175676345825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666979074478149" calcext:value-type="float">
            <text:p>0.666979074478149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668824434280396" calcext:value-type="float">
            <text:p>0.668824434280396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649207592010498" calcext:value-type="float">
            <text:p>0.649207592010498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678973197937012" calcext:value-type="float">
            <text:p>0.678973197937012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659540414810181" calcext:value-type="float">
            <text:p>0.659540414810181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674355268478394" calcext:value-type="float">
            <text:p>0.674355268478394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663746356964111" calcext:value-type="float">
            <text:p>0.663746356964111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670386791229248" calcext:value-type="float">
            <text:p>0.670386791229248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656018257141113" calcext:value-type="float">
            <text:p>0.656018257141113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660868406295776" calcext:value-type="float">
            <text:p>0.660868406295776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677967548370361" calcext:value-type="float">
            <text:p>0.677967548370361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655632257461548" calcext:value-type="float">
            <text:p>0.655632257461548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6600022315979" calcext:value-type="float">
            <text:p>0.6600022315979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688373565673828" calcext:value-type="float">
            <text:p>0.688373565673828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658634424209595" calcext:value-type="float">
            <text:p>0.658634424209595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662446022033691" calcext:value-type="float">
            <text:p>0.662446022033691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677431106567383" calcext:value-type="float">
            <text:p>0.677431106567383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648707389831543" calcext:value-type="float">
            <text:p>0.648707389831543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657872438430786" calcext:value-type="float">
            <text:p>0.657872438430786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698301553726196" calcext:value-type="float">
            <text:p>0.698301553726196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66493558883667" calcext:value-type="float">
            <text:p>0.66493558883667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666932821273804" calcext:value-type="float">
            <text:p>0.666932821273804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668514490127564" calcext:value-type="float">
            <text:p>0.668514490127564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646878957748413" calcext:value-type="float">
            <text:p>0.646878957748413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66674542427063" calcext:value-type="float">
            <text:p>0.66674542427063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668771743774414" calcext:value-type="float">
            <text:p>0.668771743774414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664142370223999" calcext:value-type="float">
            <text:p>0.664142370223999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662422895431519" calcext:value-type="float">
            <text:p>0.662422895431519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691457509994507" calcext:value-type="float">
            <text:p>0.691457509994507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666084051132202" calcext:value-type="float">
            <text:p>0.666084051132202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657129764556885" calcext:value-type="float">
            <text:p>0.657129764556885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68802285194397" calcext:value-type="float">
            <text:p>0.68802285194397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645128726959229" calcext:value-type="float">
            <text:p>0.645128726959229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659302949905396" calcext:value-type="float">
            <text:p>0.659302949905396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672721385955811" calcext:value-type="float">
            <text:p>0.672721385955811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661852598190308" calcext:value-type="float">
            <text:p>0.661852598190308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66168212890625" calcext:value-type="float">
            <text:p>0.66168212890625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693422317504883" calcext:value-type="float">
            <text:p>0.693422317504883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652591228485107" calcext:value-type="float">
            <text:p>0.652591228485107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682159423828125" calcext:value-type="float">
            <text:p>0.682159423828125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644580364227295" calcext:value-type="float">
            <text:p>0.644580364227295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671722650527954" calcext:value-type="float">
            <text:p>0.671722650527954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687241077423096" calcext:value-type="float">
            <text:p>0.687241077423096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670851945877075" calcext:value-type="float">
            <text:p>0.670851945877075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650203466415405" calcext:value-type="float">
            <text:p>0.650203466415405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68635630607605" calcext:value-type="float">
            <text:p>0.68635630607605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659427881240845" calcext:value-type="float">
            <text:p>0.659427881240845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644985437393189" calcext:value-type="float">
            <text:p>0.644985437393189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66889762878418" calcext:value-type="float">
            <text:p>0.66889762878418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680328369140625" calcext:value-type="float">
            <text:p>0.680328369140625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670084953308106" calcext:value-type="float">
            <text:p>0.670084953308106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669559240341187" calcext:value-type="float">
            <text:p>0.669559240341187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645393133163452" calcext:value-type="float">
            <text:p>0.645393133163452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669471740722656" calcext:value-type="float">
            <text:p>0.669471740722656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663947343826294" calcext:value-type="float">
            <text:p>0.663947343826294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687076807022095" calcext:value-type="float">
            <text:p>0.687076807022095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663729429244995" calcext:value-type="float">
            <text:p>0.663729429244995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674534797668457" calcext:value-type="float">
            <text:p>0.674534797668457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671227216720581" calcext:value-type="float">
            <text:p>0.671227216720581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666230201721191" calcext:value-type="float">
            <text:p>0.666230201721191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66184401512146" calcext:value-type="float">
            <text:p>0.66184401512146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664447546005249" calcext:value-type="float">
            <text:p>0.664447546005249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653435707092285" calcext:value-type="float">
            <text:p>0.653435707092285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65984320640564" calcext:value-type="float">
            <text:p>0.65984320640564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682988166809082" calcext:value-type="float">
            <text:p>0.682988166809082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680157661437988" calcext:value-type="float">
            <text:p>0.680157661437988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679827451705933" calcext:value-type="float">
            <text:p>0.679827451705933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660592794418335" calcext:value-type="float">
            <text:p>0.660592794418335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662489175796509" calcext:value-type="float">
            <text:p>0.662489175796509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652643442153931" calcext:value-type="float">
            <text:p>0.652643442153931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654922723770142" calcext:value-type="float">
            <text:p>0.654922723770142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668381452560425" calcext:value-type="float">
            <text:p>0.668381452560425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670431137084961" calcext:value-type="float">
            <text:p>0.6704311370849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663281440734863" calcext:value-type="float">
            <text:p>0.663281440734863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668216466903687" calcext:value-type="float">
            <text:p>0.668216466903687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680385828018189" calcext:value-type="float">
            <text:p>0.680385828018189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670051336288452" calcext:value-type="float">
            <text:p>0.670051336288452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685410976409912" calcext:value-type="float">
            <text:p>0.685410976409912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683595418930054" calcext:value-type="float">
            <text:p>0.68359541893005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655998229980469" calcext:value-type="float">
            <text:p>0.655998229980469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662291049957275" calcext:value-type="float">
            <text:p>0.662291049957275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661357641220093" calcext:value-type="float">
            <text:p>0.661357641220093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665309429168701" calcext:value-type="float">
            <text:p>0.665309429168701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653025388717651" calcext:value-type="float">
            <text:p>0.653025388717651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662298440933228" calcext:value-type="float">
            <text:p>0.66229844093322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668209314346314" calcext:value-type="float">
            <text:p>0.668209314346314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660438060760498" calcext:value-type="float">
            <text:p>0.660438060760498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659502506256104" calcext:value-type="float">
            <text:p>0.65950250625610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67097020149231" calcext:value-type="float">
            <text:p>0.67097020149231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664792060852051" calcext:value-type="float">
            <text:p>0.664792060852051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665538787841797" calcext:value-type="float">
            <text:p>0.66553878784179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667729377746582" calcext:value-type="float">
            <text:p>0.667729377746582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652367830276489" calcext:value-type="float">
            <text:p>0.652367830276489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658768177032471" calcext:value-type="float">
            <text:p>0.658768177032471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670774936676025" calcext:value-type="float">
            <text:p>0.670774936676025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671786069869995" calcext:value-type="float">
            <text:p>0.671786069869995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685649394989014" calcext:value-type="float">
            <text:p>0.685649394989014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651843309402466" calcext:value-type="float">
            <text:p>0.651843309402466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678181886672974" calcext:value-type="float">
            <text:p>0.678181886672974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76326513290405" calcext:value-type="float">
            <text:p>0.676326513290405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646535634994507" calcext:value-type="float">
            <text:p>0.646535634994507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66544508934021" calcext:value-type="float">
            <text:p>0.66544508934021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659938097000122" calcext:value-type="float">
            <text:p>0.659938097000122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658265113830566" calcext:value-type="float">
            <text:p>0.658265113830566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657983064651489" calcext:value-type="float">
            <text:p>0.657983064651489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660432100296021" calcext:value-type="float">
            <text:p>0.660432100296021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666411399841309" calcext:value-type="float">
            <text:p>0.666411399841309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658952474594116" calcext:value-type="float">
            <text:p>0.658952474594116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673797369003296" calcext:value-type="float">
            <text:p>0.673797369003296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680554389953613" calcext:value-type="float">
            <text:p>0.680554389953613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654507637023926" calcext:value-type="float">
            <text:p>0.654507637023926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679061651229858" calcext:value-type="float">
            <text:p>0.679061651229858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667426109313965" calcext:value-type="float">
            <text:p>0.667426109313965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6727454662323" calcext:value-type="float">
            <text:p>0.6727454662323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680843353271484" calcext:value-type="float">
            <text:p>0.680843353271484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658431768417358" calcext:value-type="float">
            <text:p>0.658431768417358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688674688339233" calcext:value-type="float">
            <text:p>0.688674688339233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651032686233521" calcext:value-type="float">
            <text:p>0.651032686233521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657388925552368" calcext:value-type="float">
            <text:p>0.657388925552368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670709371566773" calcext:value-type="float">
            <text:p>0.670709371566773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659713268280029" calcext:value-type="float">
            <text:p>0.659713268280029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638375997543335" calcext:value-type="float">
            <text:p>0.638375997543335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647374629974365" calcext:value-type="float">
            <text:p>0.647374629974365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678243637084961" calcext:value-type="float">
            <text:p>0.678243637084961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667679071426392" calcext:value-type="float">
            <text:p>0.667679071426392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647834539413452" calcext:value-type="float">
            <text:p>0.647834539413452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664327621459961" calcext:value-type="float">
            <text:p>0.664327621459961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665359735488892" calcext:value-type="float">
            <text:p>0.665359735488892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667639970779419" calcext:value-type="float">
            <text:p>0.667639970779419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680959701538086" calcext:value-type="float">
            <text:p>0.680959701538086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667858839035034" calcext:value-type="float">
            <text:p>0.667858839035034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661096096038818" calcext:value-type="float">
            <text:p>0.661096096038818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658288478851318" calcext:value-type="float">
            <text:p>0.658288478851318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687199831008911" calcext:value-type="float">
            <text:p>0.687199831008911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681397438049316" calcext:value-type="float">
            <text:p>0.681397438049316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669681549072266" calcext:value-type="float">
            <text:p>0.669681549072266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673226118087769" calcext:value-type="float">
            <text:p>0.673226118087769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655043363571167" calcext:value-type="float">
            <text:p>0.655043363571167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661733627319336" calcext:value-type="float">
            <text:p>0.661733627319336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662195444107056" calcext:value-type="float">
            <text:p>0.662195444107056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650948762893677" calcext:value-type="float">
            <text:p>0.650948762893677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690647125244141" calcext:value-type="float">
            <text:p>0.690647125244141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672583818435669" calcext:value-type="float">
            <text:p>0.672583818435669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665762424468994" calcext:value-type="float">
            <text:p>0.665762424468994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681519508361816" calcext:value-type="float">
            <text:p>0.681519508361816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66510272026062" calcext:value-type="float">
            <text:p>0.66510272026062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662841558456421" calcext:value-type="float">
            <text:p>0.662841558456421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664984703063965" calcext:value-type="float">
            <text:p>0.664984703063965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665445327758789" calcext:value-type="float">
            <text:p>0.665445327758789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668791055679321" calcext:value-type="float">
            <text:p>0.668791055679321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654531002044678" calcext:value-type="float">
            <text:p>0.654531002044678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67838454246521" calcext:value-type="float">
            <text:p>0.67838454246521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670417308807373" calcext:value-type="float">
            <text:p>0.670417308807373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662972927093506" calcext:value-type="float">
            <text:p>0.662972927093506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653981924057007" calcext:value-type="float">
            <text:p>0.653981924057007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68298864364624" calcext:value-type="float">
            <text:p>0.68298864364624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661650657653809" calcext:value-type="float">
            <text:p>0.661650657653809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673812866210938" calcext:value-type="float">
            <text:p>0.673812866210938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664132833480835" calcext:value-type="float">
            <text:p>0.664132833480835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67414665222168" calcext:value-type="float">
            <text:p>0.67414665222168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658942699432373" calcext:value-type="float">
            <text:p>0.658942699432373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656076431274414" calcext:value-type="float">
            <text:p>0.656076431274414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654603481292725" calcext:value-type="float">
            <text:p>0.654603481292725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6667160987854" calcext:value-type="float">
            <text:p>0.6667160987854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659315347671509" calcext:value-type="float">
            <text:p>0.659315347671509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661896467208862" calcext:value-type="float">
            <text:p>0.661896467208862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680462837219238" calcext:value-type="float">
            <text:p>0.680462837219238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678570032119751" calcext:value-type="float">
            <text:p>0.678570032119751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668445825576782" calcext:value-type="float">
            <text:p>0.668445825576782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671348333358765" calcext:value-type="float">
            <text:p>0.671348333358765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653971910476685" calcext:value-type="float">
            <text:p>0.653971910476685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675755262374878" calcext:value-type="float">
            <text:p>0.675755262374878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689921379089356" calcext:value-type="float">
            <text:p>0.689921379089356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646560430526733" calcext:value-type="float">
            <text:p>0.646560430526733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666136741638184" calcext:value-type="float">
            <text:p>0.666136741638184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659243583679199" calcext:value-type="float">
            <text:p>0.659243583679199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651124238967896" calcext:value-type="float">
            <text:p>0.651124238967896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66601300239563" calcext:value-type="float">
            <text:p>0.66601300239563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657062292098999" calcext:value-type="float">
            <text:p>0.657062292098999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67074728012085" calcext:value-type="float">
            <text:p>0.67074728012085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665950775146484" calcext:value-type="float">
            <text:p>0.665950775146484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661164283752441" calcext:value-type="float">
            <text:p>0.661164283752441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656528472900391" calcext:value-type="float">
            <text:p>0.656528472900391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668618440628052" calcext:value-type="float">
            <text:p>0.668618440628052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661216259002686" calcext:value-type="float">
            <text:p>0.661216259002686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689301013946533" calcext:value-type="float">
            <text:p>0.689301013946533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666229724884033" calcext:value-type="float">
            <text:p>0.666229724884033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660495042800903" calcext:value-type="float">
            <text:p>0.660495042800903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663885831832886" calcext:value-type="float">
            <text:p>0.663885831832886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677056550979614" calcext:value-type="float">
            <text:p>0.677056550979614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653885126113892" calcext:value-type="float">
            <text:p>0.653885126113892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65217399597168" calcext:value-type="float">
            <text:p>0.65217399597168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65324878692627" calcext:value-type="float">
            <text:p>0.65324878692627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671061515808106" calcext:value-type="float">
            <text:p>0.671061515808106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676719903945923" calcext:value-type="float">
            <text:p>0.676719903945923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670598030090332" calcext:value-type="float">
            <text:p>0.670598030090332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668615579605103" calcext:value-type="float">
            <text:p>0.668615579605103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666943550109863" calcext:value-type="float">
            <text:p>0.666943550109863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664114952087402" calcext:value-type="float">
            <text:p>0.664114952087402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670115947723389" calcext:value-type="float">
            <text:p>0.670115947723389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647355794906616" calcext:value-type="float">
            <text:p>0.647355794906616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690202951431274" calcext:value-type="float">
            <text:p>0.690202951431274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668463468551636" calcext:value-type="float">
            <text:p>0.668463468551636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669029951095581" calcext:value-type="float">
            <text:p>0.669029951095581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667322635650635" calcext:value-type="float">
            <text:p>0.667322635650635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674402236938477" calcext:value-type="float">
            <text:p>0.674402236938477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677284002304077" calcext:value-type="float">
            <text:p>0.677284002304077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666777849197388" calcext:value-type="float">
            <text:p>0.666777849197388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657921314239502" calcext:value-type="float">
            <text:p>0.657921314239502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660193204879761" calcext:value-type="float">
            <text:p>0.660193204879761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676340341567993" calcext:value-type="float">
            <text:p>0.676340341567993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673987865447998" calcext:value-type="float">
            <text:p>0.673987865447998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669404745101929" calcext:value-type="float">
            <text:p>0.669404745101929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655381441116333" calcext:value-type="float">
            <text:p>0.655381441116333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679003953933716" calcext:value-type="float">
            <text:p>0.679003953933716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654410123825073" calcext:value-type="float">
            <text:p>0.654410123825073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658871412277222" calcext:value-type="float">
            <text:p>0.658871412277222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678985595703125" calcext:value-type="float">
            <text:p>0.678985595703125</text:p>
          </table:table-cell>
          <table:table-cell/>
        </table:table-row>
      </table:table>
      <table:table table:name="formod" table:style-name="ta1"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M load_time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sig_time</text:p>
          </table:table-cell>
          <table:table-cell office:value-type="string" calcext:value-type="string">
            <text:p>Complete module time</text:p>
          </table:table-cell>
          <table:table-cell office:value-type="string" calcext:value-type="string">
            <text:p>Zoom Time Spent</text:p>
          </table:table-cell>
          <table:table-cell office:value-type="string" calcext:value-type="string">
            <text:p>size of complete module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0" calcext:value-type="float">
            <text:p>0</text:p>
          </table:table-cell>
          <table:table-cell office:value-type="float" office:value="0.355746984481812" calcext:value-type="float">
            <text:p>0.355746984481812</text:p>
          </table:table-cell>
          <table:table-cell table:formula="of:=[.C2]+[.A2]" office:value-type="float" office:value="71.9034717082977" calcext:value-type="float">
            <text:p>71.9034717082977</text:p>
          </table:table-cell>
          <table:table-cell office:value-type="float" office:value="0.698778867721558" calcext:value-type="float">
            <text:p>0.6987788677215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" calcext:value-type="float">
            <text:p>1</text:p>
          </table:table-cell>
          <table:table-cell office:value-type="float" office:value="0.429635047912598" calcext:value-type="float">
            <text:p>0.429635047912598</text:p>
          </table:table-cell>
          <table:table-cell table:formula="of:=[.C3]+[.A3]" office:value-type="float" office:value="71.9773597717285" calcext:value-type="float">
            <text:p>71.9773597717285</text:p>
          </table:table-cell>
          <table:table-cell office:value-type="float" office:value="1.14602875709534" calcext:value-type="float">
            <text:p>1.1460287570953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" calcext:value-type="float">
            <text:p>2</text:p>
          </table:table-cell>
          <table:table-cell office:value-type="float" office:value="0.365177392959595" calcext:value-type="float">
            <text:p>0.365177392959595</text:p>
          </table:table-cell>
          <table:table-cell table:formula="of:=[.C4]+[.A4]" office:value-type="float" office:value="71.9129021167755" calcext:value-type="float">
            <text:p>71.9129021167755</text:p>
          </table:table-cell>
          <table:table-cell office:value-type="float" office:value="0.628162384033203" calcext:value-type="float">
            <text:p>0.62816238403320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" calcext:value-type="float">
            <text:p>3</text:p>
          </table:table-cell>
          <table:table-cell office:value-type="float" office:value="0.428672552108765" calcext:value-type="float">
            <text:p>0.428672552108765</text:p>
          </table:table-cell>
          <table:table-cell table:formula="of:=[.C5]+[.A5]" office:value-type="float" office:value="71.9763972759247" calcext:value-type="float">
            <text:p>71.9763972759247</text:p>
          </table:table-cell>
          <table:table-cell office:value-type="float" office:value="1.41850399971008" calcext:value-type="float">
            <text:p>1.4185039997100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" calcext:value-type="float">
            <text:p>4</text:p>
          </table:table-cell>
          <table:table-cell office:value-type="float" office:value="0.348146200180054" calcext:value-type="float">
            <text:p>0.348146200180054</text:p>
          </table:table-cell>
          <table:table-cell table:formula="of:=[.C6]+[.A6]" office:value-type="float" office:value="71.895870923996" calcext:value-type="float">
            <text:p>71.895870923996</text:p>
          </table:table-cell>
          <table:table-cell office:value-type="float" office:value="0.619448661804199" calcext:value-type="float">
            <text:p>0.6194486618041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" calcext:value-type="float">
            <text:p>5</text:p>
          </table:table-cell>
          <table:table-cell office:value-type="float" office:value="0.256730794906616" calcext:value-type="float">
            <text:p>0.256730794906616</text:p>
          </table:table-cell>
          <table:table-cell table:formula="of:=[.C7]+[.A7]" office:value-type="float" office:value="71.8044555187225" calcext:value-type="float">
            <text:p>71.8044555187225</text:p>
          </table:table-cell>
          <table:table-cell office:value-type="float" office:value="0.443513631820679" calcext:value-type="float">
            <text:p>0.443513631820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" calcext:value-type="float">
            <text:p>6</text:p>
          </table:table-cell>
          <table:table-cell office:value-type="float" office:value="0.387508630752564" calcext:value-type="float">
            <text:p>0.387508630752564</text:p>
          </table:table-cell>
          <table:table-cell table:formula="of:=[.C8]+[.A8]" office:value-type="float" office:value="71.9352333545685" calcext:value-type="float">
            <text:p>71.9352333545685</text:p>
          </table:table-cell>
          <table:table-cell office:value-type="float" office:value="0.703854560852051" calcext:value-type="float">
            <text:p>0.70385456085205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" calcext:value-type="float">
            <text:p>7</text:p>
          </table:table-cell>
          <table:table-cell office:value-type="float" office:value="0.432657241821289" calcext:value-type="float">
            <text:p>0.432657241821289</text:p>
          </table:table-cell>
          <table:table-cell table:formula="of:=[.C9]+[.A9]" office:value-type="float" office:value="71.9803819656372" calcext:value-type="float">
            <text:p>71.9803819656372</text:p>
          </table:table-cell>
          <table:table-cell office:value-type="float" office:value="1.34004068374634" calcext:value-type="float">
            <text:p>1.3400406837463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" calcext:value-type="float">
            <text:p>8</text:p>
          </table:table-cell>
          <table:table-cell office:value-type="float" office:value="0.382545232772827" calcext:value-type="float">
            <text:p>0.382545232772827</text:p>
          </table:table-cell>
          <table:table-cell table:formula="of:=[.C10]+[.A10]" office:value-type="float" office:value="71.9302699565887" calcext:value-type="float">
            <text:p>71.9302699565887</text:p>
          </table:table-cell>
          <table:table-cell office:value-type="float" office:value="1.06313562393188" calcext:value-type="float">
            <text:p>1.0631356239318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" calcext:value-type="float">
            <text:p>9</text:p>
          </table:table-cell>
          <table:table-cell office:value-type="float" office:value="0.368331909179688" calcext:value-type="float">
            <text:p>0.368331909179688</text:p>
          </table:table-cell>
          <table:table-cell table:formula="of:=[.C11]+[.A11]" office:value-type="float" office:value="71.9160566329956" calcext:value-type="float">
            <text:p>71.9160566329956</text:p>
          </table:table-cell>
          <table:table-cell office:value-type="float" office:value="0.770415544509888" calcext:value-type="float">
            <text:p>0.77041554450988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" calcext:value-type="float">
            <text:p>10</text:p>
          </table:table-cell>
          <table:table-cell office:value-type="float" office:value="0.244925975799561" calcext:value-type="float">
            <text:p>0.244925975799561</text:p>
          </table:table-cell>
          <table:table-cell table:formula="of:=[.C12]+[.A12]" office:value-type="float" office:value="71.7926506996155" calcext:value-type="float">
            <text:p>71.7926506996155</text:p>
          </table:table-cell>
          <table:table-cell office:value-type="float" office:value="0.440255165100098" calcext:value-type="float">
            <text:p>0.440255165100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" calcext:value-type="float">
            <text:p>11</text:p>
          </table:table-cell>
          <table:table-cell office:value-type="float" office:value="0.908354759216309" calcext:value-type="float">
            <text:p>0.908354759216309</text:p>
          </table:table-cell>
          <table:table-cell table:formula="of:=[.C13]+[.A13]" office:value-type="float" office:value="72.4560794830322" calcext:value-type="float">
            <text:p>72.4560794830322</text:p>
          </table:table-cell>
          <table:table-cell office:value-type="string" calcext:value-type="string">
            <text:p>NA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" calcext:value-type="float">
            <text:p>12</text:p>
          </table:table-cell>
          <table:table-cell office:value-type="float" office:value="0.348177194595337" calcext:value-type="float">
            <text:p>0.348177194595337</text:p>
          </table:table-cell>
          <table:table-cell table:formula="of:=[.C14]+[.A14]" office:value-type="float" office:value="71.8959019184112" calcext:value-type="float">
            <text:p>71.8959019184112</text:p>
          </table:table-cell>
          <table:table-cell office:value-type="float" office:value="0.653824329376221" calcext:value-type="float">
            <text:p>0.65382432937622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" calcext:value-type="float">
            <text:p>13</text:p>
          </table:table-cell>
          <table:table-cell office:value-type="float" office:value="0.349348306655884" calcext:value-type="float">
            <text:p>0.349348306655884</text:p>
          </table:table-cell>
          <table:table-cell table:formula="of:=[.C15]+[.A15]" office:value-type="float" office:value="71.8970730304718" calcext:value-type="float">
            <text:p>71.8970730304718</text:p>
          </table:table-cell>
          <table:table-cell office:value-type="float" office:value="0.728719711303711" calcext:value-type="float">
            <text:p>0.7287197113037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" calcext:value-type="float">
            <text:p>14</text:p>
          </table:table-cell>
          <table:table-cell office:value-type="float" office:value="0.393193483352661" calcext:value-type="float">
            <text:p>0.393193483352661</text:p>
          </table:table-cell>
          <table:table-cell table:formula="of:=[.C16]+[.A16]" office:value-type="float" office:value="71.9409182071686" calcext:value-type="float">
            <text:p>71.9409182071686</text:p>
          </table:table-cell>
          <table:table-cell office:value-type="float" office:value="0.839928150177002" calcext:value-type="float">
            <text:p>0.83992815017700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" calcext:value-type="float">
            <text:p>15</text:p>
          </table:table-cell>
          <table:table-cell office:value-type="float" office:value="0.390256404876709" calcext:value-type="float">
            <text:p>0.390256404876709</text:p>
          </table:table-cell>
          <table:table-cell table:formula="of:=[.C17]+[.A17]" office:value-type="float" office:value="71.9379811286926" calcext:value-type="float">
            <text:p>71.9379811286926</text:p>
          </table:table-cell>
          <table:table-cell office:value-type="float" office:value="0.689160108566284" calcext:value-type="float">
            <text:p>0.68916010856628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" calcext:value-type="float">
            <text:p>16</text:p>
          </table:table-cell>
          <table:table-cell office:value-type="float" office:value="0.489030361175537" calcext:value-type="float">
            <text:p>0.489030361175537</text:p>
          </table:table-cell>
          <table:table-cell table:formula="of:=[.C18]+[.A18]" office:value-type="float" office:value="72.0367550849914" calcext:value-type="float">
            <text:p>72.0367550849914</text:p>
          </table:table-cell>
          <table:table-cell office:value-type="float" office:value="2.10596895217896" calcext:value-type="float">
            <text:p>2.1059689521789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" calcext:value-type="float">
            <text:p>17</text:p>
          </table:table-cell>
          <table:table-cell office:value-type="float" office:value="0.390322923660278" calcext:value-type="float">
            <text:p>0.390322923660278</text:p>
          </table:table-cell>
          <table:table-cell table:formula="of:=[.C19]+[.A19]" office:value-type="float" office:value="71.9380476474762" calcext:value-type="float">
            <text:p>71.9380476474762</text:p>
          </table:table-cell>
          <table:table-cell office:value-type="float" office:value="0.903212308883667" calcext:value-type="float">
            <text:p>0.90321230888366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" calcext:value-type="float">
            <text:p>18</text:p>
          </table:table-cell>
          <table:table-cell office:value-type="float" office:value="0.380914211273193" calcext:value-type="float">
            <text:p>0.380914211273193</text:p>
          </table:table-cell>
          <table:table-cell table:formula="of:=[.C20]+[.A20]" office:value-type="float" office:value="71.9286389350891" calcext:value-type="float">
            <text:p>71.9286389350891</text:p>
          </table:table-cell>
          <table:table-cell office:value-type="float" office:value="0.917942047119141" calcext:value-type="float">
            <text:p>0.91794204711914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" calcext:value-type="float">
            <text:p>19</text:p>
          </table:table-cell>
          <table:table-cell office:value-type="float" office:value="0.391758441925049" calcext:value-type="float">
            <text:p>0.391758441925049</text:p>
          </table:table-cell>
          <table:table-cell table:formula="of:=[.C21]+[.A21]" office:value-type="float" office:value="71.939483165741" calcext:value-type="float">
            <text:p>71.939483165741</text:p>
          </table:table-cell>
          <table:table-cell office:value-type="float" office:value="0.755171060562134" calcext:value-type="float">
            <text:p>0.75517106056213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" calcext:value-type="float">
            <text:p>20</text:p>
          </table:table-cell>
          <table:table-cell office:value-type="float" office:value="0.406617879867554" calcext:value-type="float">
            <text:p>0.406617879867554</text:p>
          </table:table-cell>
          <table:table-cell table:formula="of:=[.C22]+[.A22]" office:value-type="float" office:value="71.9543426036835" calcext:value-type="float">
            <text:p>71.9543426036835</text:p>
          </table:table-cell>
          <table:table-cell office:value-type="float" office:value="0.746466636657715" calcext:value-type="float">
            <text:p>0.7464666366577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" calcext:value-type="float">
            <text:p>21</text:p>
          </table:table-cell>
          <table:table-cell office:value-type="float" office:value="0.410011768341064" calcext:value-type="float">
            <text:p>0.410011768341064</text:p>
          </table:table-cell>
          <table:table-cell table:formula="of:=[.C23]+[.A23]" office:value-type="float" office:value="71.957736492157" calcext:value-type="float">
            <text:p>71.957736492157</text:p>
          </table:table-cell>
          <table:table-cell office:value-type="float" office:value="0.850916147232056" calcext:value-type="float">
            <text:p>0.85091614723205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" calcext:value-type="float">
            <text:p>22</text:p>
          </table:table-cell>
          <table:table-cell office:value-type="float" office:value="0.426490783691406" calcext:value-type="float">
            <text:p>0.426490783691406</text:p>
          </table:table-cell>
          <table:table-cell table:formula="of:=[.C24]+[.A24]" office:value-type="float" office:value="71.9742155075073" calcext:value-type="float">
            <text:p>71.9742155075073</text:p>
          </table:table-cell>
          <table:table-cell office:value-type="float" office:value="0.987430810928345" calcext:value-type="float">
            <text:p>0.98743081092834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" calcext:value-type="float">
            <text:p>23</text:p>
          </table:table-cell>
          <table:table-cell office:value-type="float" office:value="0.347452878952026" calcext:value-type="float">
            <text:p>0.347452878952026</text:p>
          </table:table-cell>
          <table:table-cell table:formula="of:=[.C25]+[.A25]" office:value-type="float" office:value="71.8951776027679" calcext:value-type="float">
            <text:p>71.8951776027679</text:p>
          </table:table-cell>
          <table:table-cell office:value-type="float" office:value="0.616060018539429" calcext:value-type="float">
            <text:p>0.61606001853942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" calcext:value-type="float">
            <text:p>24</text:p>
          </table:table-cell>
          <table:table-cell office:value-type="float" office:value="0.375290632247925" calcext:value-type="float">
            <text:p>0.375290632247925</text:p>
          </table:table-cell>
          <table:table-cell table:formula="of:=[.C26]+[.A26]" office:value-type="float" office:value="71.9230153560638" calcext:value-type="float">
            <text:p>71.9230153560638</text:p>
          </table:table-cell>
          <table:table-cell office:value-type="float" office:value="0.666385173797607" calcext:value-type="float">
            <text:p>0.66638517379760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" calcext:value-type="float">
            <text:p>25</text:p>
          </table:table-cell>
          <table:table-cell office:value-type="float" office:value="0.946071147918701" calcext:value-type="float">
            <text:p>0.946071147918701</text:p>
          </table:table-cell>
          <table:table-cell table:formula="of:=[.C27]+[.A27]" office:value-type="float" office:value="72.4937958717346" calcext:value-type="float">
            <text:p>72.4937958717346</text:p>
          </table:table-cell>
          <table:table-cell office:value-type="float" office:value="37.8753409385681" calcext:value-type="float">
            <text:p>37.8753409385681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" calcext:value-type="float">
            <text:p>26</text:p>
          </table:table-cell>
          <table:table-cell office:value-type="float" office:value="0.394972562789917" calcext:value-type="float">
            <text:p>0.394972562789917</text:p>
          </table:table-cell>
          <table:table-cell table:formula="of:=[.C28]+[.A28]" office:value-type="float" office:value="71.9426972866058" calcext:value-type="float">
            <text:p>71.9426972866058</text:p>
          </table:table-cell>
          <table:table-cell office:value-type="float" office:value="0.800161600112915" calcext:value-type="float">
            <text:p>0.80016160011291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" calcext:value-type="float">
            <text:p>27</text:p>
          </table:table-cell>
          <table:table-cell office:value-type="float" office:value="0.367066383361816" calcext:value-type="float">
            <text:p>0.367066383361816</text:p>
          </table:table-cell>
          <table:table-cell table:formula="of:=[.C29]+[.A29]" office:value-type="float" office:value="71.9147911071777" calcext:value-type="float">
            <text:p>71.9147911071777</text:p>
          </table:table-cell>
          <table:table-cell office:value-type="float" office:value="0.788660764694214" calcext:value-type="float">
            <text:p>0.78866076469421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" calcext:value-type="float">
            <text:p>28</text:p>
          </table:table-cell>
          <table:table-cell office:value-type="float" office:value="0.378692388534546" calcext:value-type="float">
            <text:p>0.378692388534546</text:p>
          </table:table-cell>
          <table:table-cell table:formula="of:=[.C30]+[.A30]" office:value-type="float" office:value="71.9264171123505" calcext:value-type="float">
            <text:p>71.9264171123505</text:p>
          </table:table-cell>
          <table:table-cell office:value-type="float" office:value="0.807748556137085" calcext:value-type="float">
            <text:p>0.80774855613708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" calcext:value-type="float">
            <text:p>29</text:p>
          </table:table-cell>
          <table:table-cell office:value-type="float" office:value="3.87870573997498" calcext:value-type="float">
            <text:p>3.87870573997498</text:p>
          </table:table-cell>
          <table:table-cell table:formula="of:=[.C31]+[.A31]" office:value-type="float" office:value="75.4264304637909" calcext:value-type="float">
            <text:p>75.4264304637909</text:p>
          </table:table-cell>
          <table:table-cell office:value-type="string" calcext:value-type="string">
            <text:p>NA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" calcext:value-type="float">
            <text:p>30</text:p>
          </table:table-cell>
          <table:table-cell office:value-type="float" office:value="0.362501621246338" calcext:value-type="float">
            <text:p>0.362501621246338</text:p>
          </table:table-cell>
          <table:table-cell table:formula="of:=[.C32]+[.A32]" office:value-type="float" office:value="71.9102263450622" calcext:value-type="float">
            <text:p>71.9102263450622</text:p>
          </table:table-cell>
          <table:table-cell office:value-type="float" office:value="0.638948917388916" calcext:value-type="float">
            <text:p>0.63894891738891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" calcext:value-type="float">
            <text:p>31</text:p>
          </table:table-cell>
          <table:table-cell office:value-type="float" office:value="0.380686283111572" calcext:value-type="float">
            <text:p>0.380686283111572</text:p>
          </table:table-cell>
          <table:table-cell table:formula="of:=[.C33]+[.A33]" office:value-type="float" office:value="71.9284110069275" calcext:value-type="float">
            <text:p>71.9284110069275</text:p>
          </table:table-cell>
          <table:table-cell office:value-type="float" office:value="0.625718116760254" calcext:value-type="float">
            <text:p>0.62571811676025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" calcext:value-type="float">
            <text:p>32</text:p>
          </table:table-cell>
          <table:table-cell office:value-type="float" office:value="0.266002893447876" calcext:value-type="float">
            <text:p>0.266002893447876</text:p>
          </table:table-cell>
          <table:table-cell table:formula="of:=[.C34]+[.A34]" office:value-type="float" office:value="71.8137276172638" calcext:value-type="float">
            <text:p>71.8137276172638</text:p>
          </table:table-cell>
          <table:table-cell office:value-type="float" office:value="0.421684741973877" calcext:value-type="float">
            <text:p>0.421684741973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" calcext:value-type="float">
            <text:p>33</text:p>
          </table:table-cell>
          <table:table-cell office:value-type="float" office:value="0.327052116394043" calcext:value-type="float">
            <text:p>0.327052116394043</text:p>
          </table:table-cell>
          <table:table-cell table:formula="of:=[.C35]+[.A35]" office:value-type="float" office:value="71.87477684021" calcext:value-type="float">
            <text:p>71.87477684021</text:p>
          </table:table-cell>
          <table:table-cell office:value-type="float" office:value="0.531071901321411" calcext:value-type="float">
            <text:p>0.5310719013214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" calcext:value-type="float">
            <text:p>34</text:p>
          </table:table-cell>
          <table:table-cell office:value-type="float" office:value="0.372311353683472" calcext:value-type="float">
            <text:p>0.372311353683472</text:p>
          </table:table-cell>
          <table:table-cell table:formula="of:=[.C36]+[.A36]" office:value-type="float" office:value="71.9200360774994" calcext:value-type="float">
            <text:p>71.9200360774994</text:p>
          </table:table-cell>
          <table:table-cell office:value-type="float" office:value="0.679986715316773" calcext:value-type="float">
            <text:p>0.67998671531677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" calcext:value-type="float">
            <text:p>35</text:p>
          </table:table-cell>
          <table:table-cell office:value-type="float" office:value="0.258494138717651" calcext:value-type="float">
            <text:p>0.258494138717651</text:p>
          </table:table-cell>
          <table:table-cell table:formula="of:=[.C37]+[.A37]" office:value-type="float" office:value="71.8062188625336" calcext:value-type="float">
            <text:p>71.8062188625336</text:p>
          </table:table-cell>
          <table:table-cell office:value-type="float" office:value="0.443631172180176" calcext:value-type="float">
            <text:p>0.443631172180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" calcext:value-type="float">
            <text:p>36</text:p>
          </table:table-cell>
          <table:table-cell office:value-type="float" office:value="0.442324638366699" calcext:value-type="float">
            <text:p>0.442324638366699</text:p>
          </table:table-cell>
          <table:table-cell table:formula="of:=[.C38]+[.A38]" office:value-type="float" office:value="71.9900493621826" calcext:value-type="float">
            <text:p>71.9900493621826</text:p>
          </table:table-cell>
          <table:table-cell office:value-type="float" office:value="1.67190337181091" calcext:value-type="float">
            <text:p>1.6719033718109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" calcext:value-type="float">
            <text:p>37</text:p>
          </table:table-cell>
          <table:table-cell office:value-type="float" office:value="0.3857581615448" calcext:value-type="float">
            <text:p>0.3857581615448</text:p>
          </table:table-cell>
          <table:table-cell table:formula="of:=[.C39]+[.A39]" office:value-type="float" office:value="71.9334828853607" calcext:value-type="float">
            <text:p>71.9334828853607</text:p>
          </table:table-cell>
          <table:table-cell office:value-type="float" office:value="0.739637851715088" calcext:value-type="float">
            <text:p>0.73963785171508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" calcext:value-type="float">
            <text:p>38</text:p>
          </table:table-cell>
          <table:table-cell office:value-type="float" office:value="0.372957944869995" calcext:value-type="float">
            <text:p>0.372957944869995</text:p>
          </table:table-cell>
          <table:table-cell table:formula="of:=[.C40]+[.A40]" office:value-type="float" office:value="71.9206826686859" calcext:value-type="float">
            <text:p>71.9206826686859</text:p>
          </table:table-cell>
          <table:table-cell office:value-type="float" office:value="0.69969654083252" calcext:value-type="float">
            <text:p>0.6996965408325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" calcext:value-type="float">
            <text:p>39</text:p>
          </table:table-cell>
          <table:table-cell office:value-type="float" office:value="0.457208156585693" calcext:value-type="float">
            <text:p>0.457208156585693</text:p>
          </table:table-cell>
          <table:table-cell table:formula="of:=[.C41]+[.A41]" office:value-type="float" office:value="72.0049328804016" calcext:value-type="float">
            <text:p>72.0049328804016</text:p>
          </table:table-cell>
          <table:table-cell office:value-type="float" office:value="1.2752697467804" calcext:value-type="float">
            <text:p>1.275269746780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" calcext:value-type="float">
            <text:p>40</text:p>
          </table:table-cell>
          <table:table-cell office:value-type="float" office:value="0.374741792678833" calcext:value-type="float">
            <text:p>0.374741792678833</text:p>
          </table:table-cell>
          <table:table-cell table:formula="of:=[.C42]+[.A42]" office:value-type="float" office:value="71.9224665164947" calcext:value-type="float">
            <text:p>71.9224665164947</text:p>
          </table:table-cell>
          <table:table-cell office:value-type="float" office:value="0.756654500961304" calcext:value-type="float">
            <text:p>0.75665450096130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" calcext:value-type="float">
            <text:p>41</text:p>
          </table:table-cell>
          <table:table-cell office:value-type="float" office:value="0.371700286865234" calcext:value-type="float">
            <text:p>0.371700286865234</text:p>
          </table:table-cell>
          <table:table-cell table:formula="of:=[.C43]+[.A43]" office:value-type="float" office:value="71.9194250106811" calcext:value-type="float">
            <text:p>71.9194250106811</text:p>
          </table:table-cell>
          <table:table-cell office:value-type="float" office:value="0.700699806213379" calcext:value-type="float">
            <text:p>0.70069980621337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" calcext:value-type="float">
            <text:p>42</text:p>
          </table:table-cell>
          <table:table-cell office:value-type="float" office:value="0.406450986862183" calcext:value-type="float">
            <text:p>0.406450986862183</text:p>
          </table:table-cell>
          <table:table-cell table:formula="of:=[.C44]+[.A44]" office:value-type="float" office:value="71.9541757106781" calcext:value-type="float">
            <text:p>71.9541757106781</text:p>
          </table:table-cell>
          <table:table-cell office:value-type="float" office:value="1.40291690826416" calcext:value-type="float">
            <text:p>1.4029169082641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" calcext:value-type="float">
            <text:p>43</text:p>
          </table:table-cell>
          <table:table-cell office:value-type="float" office:value="0.33797287940979" calcext:value-type="float">
            <text:p>0.33797287940979</text:p>
          </table:table-cell>
          <table:table-cell table:formula="of:=[.C45]+[.A45]" office:value-type="float" office:value="71.8856976032257" calcext:value-type="float">
            <text:p>71.8856976032257</text:p>
          </table:table-cell>
          <table:table-cell office:value-type="float" office:value="0.593617677688599" calcext:value-type="float">
            <text:p>0.5936176776885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" calcext:value-type="float">
            <text:p>44</text:p>
          </table:table-cell>
          <table:table-cell office:value-type="float" office:value="0.318024873733521" calcext:value-type="float">
            <text:p>0.318024873733521</text:p>
          </table:table-cell>
          <table:table-cell table:formula="of:=[.C46]+[.A46]" office:value-type="float" office:value="71.8657495975494" calcext:value-type="float">
            <text:p>71.8657495975494</text:p>
          </table:table-cell>
          <table:table-cell office:value-type="float" office:value="0.555095672607422" calcext:value-type="float">
            <text:p>0.5550956726074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" calcext:value-type="float">
            <text:p>45</text:p>
          </table:table-cell>
          <table:table-cell office:value-type="float" office:value="0.385827541351318" calcext:value-type="float">
            <text:p>0.385827541351318</text:p>
          </table:table-cell>
          <table:table-cell table:formula="of:=[.C47]+[.A47]" office:value-type="float" office:value="71.9335522651672" calcext:value-type="float">
            <text:p>71.9335522651672</text:p>
          </table:table-cell>
          <table:table-cell office:value-type="float" office:value="0.820162057876587" calcext:value-type="float">
            <text:p>0.82016205787658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" calcext:value-type="float">
            <text:p>46</text:p>
          </table:table-cell>
          <table:table-cell office:value-type="float" office:value="1.1444993019104" calcext:value-type="float">
            <text:p>1.1444993019104</text:p>
          </table:table-cell>
          <table:table-cell table:formula="of:=[.C48]+[.A48]" office:value-type="float" office:value="72.6922240257263" calcext:value-type="float">
            <text:p>72.6922240257263</text:p>
          </table:table-cell>
          <table:table-cell office:value-type="string" calcext:value-type="string">
            <text:p>NA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" calcext:value-type="float">
            <text:p>47</text:p>
          </table:table-cell>
          <table:table-cell office:value-type="float" office:value="0.964505672454834" calcext:value-type="float">
            <text:p>0.964505672454834</text:p>
          </table:table-cell>
          <table:table-cell table:formula="of:=[.C49]+[.A49]" office:value-type="float" office:value="72.5122303962707" calcext:value-type="float">
            <text:p>72.5122303962707</text:p>
          </table:table-cell>
          <table:table-cell office:value-type="float" office:value="6.72506880760193" calcext:value-type="float">
            <text:p>6.72506880760193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" calcext:value-type="float">
            <text:p>48</text:p>
          </table:table-cell>
          <table:table-cell office:value-type="float" office:value="0.456619024276733" calcext:value-type="float">
            <text:p>0.456619024276733</text:p>
          </table:table-cell>
          <table:table-cell table:formula="of:=[.C50]+[.A50]" office:value-type="float" office:value="72.0043437480926" calcext:value-type="float">
            <text:p>72.0043437480926</text:p>
          </table:table-cell>
          <table:table-cell office:value-type="float" office:value="1.09555625915527" calcext:value-type="float">
            <text:p>1.0955562591552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" calcext:value-type="float">
            <text:p>49</text:p>
          </table:table-cell>
          <table:table-cell office:value-type="float" office:value="0.390344858169556" calcext:value-type="float">
            <text:p>0.390344858169556</text:p>
          </table:table-cell>
          <table:table-cell table:formula="of:=[.C51]+[.A51]" office:value-type="float" office:value="71.9380695819855" calcext:value-type="float">
            <text:p>71.9380695819855</text:p>
          </table:table-cell>
          <table:table-cell office:value-type="float" office:value="0.923421621322632" calcext:value-type="float">
            <text:p>0.9234216213226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" calcext:value-type="float">
            <text:p>50</text:p>
          </table:table-cell>
          <table:table-cell office:value-type="float" office:value="0.342004537582397" calcext:value-type="float">
            <text:p>0.342004537582397</text:p>
          </table:table-cell>
          <table:table-cell table:formula="of:=[.C52]+[.A52]" office:value-type="float" office:value="71.8897292613983" calcext:value-type="float">
            <text:p>71.8897292613983</text:p>
          </table:table-cell>
          <table:table-cell office:value-type="float" office:value="0.55009388923645" calcext:value-type="float">
            <text:p>0.550093889236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" calcext:value-type="float">
            <text:p>51</text:p>
          </table:table-cell>
          <table:table-cell office:value-type="float" office:value="0.475751161575317" calcext:value-type="float">
            <text:p>0.475751161575317</text:p>
          </table:table-cell>
          <table:table-cell table:formula="of:=[.C53]+[.A53]" office:value-type="float" office:value="72.0234758853912" calcext:value-type="float">
            <text:p>72.0234758853912</text:p>
          </table:table-cell>
          <table:table-cell office:value-type="float" office:value="0.912471055984497" calcext:value-type="float">
            <text:p>0.91247105598449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" calcext:value-type="float">
            <text:p>52</text:p>
          </table:table-cell>
          <table:table-cell office:value-type="float" office:value="0.344549179077148" calcext:value-type="float">
            <text:p>0.344549179077148</text:p>
          </table:table-cell>
          <table:table-cell table:formula="of:=[.C54]+[.A54]" office:value-type="float" office:value="71.8922739028931" calcext:value-type="float">
            <text:p>71.8922739028931</text:p>
          </table:table-cell>
          <table:table-cell office:value-type="float" office:value="0.541593313217163" calcext:value-type="float">
            <text:p>0.5415933132171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" calcext:value-type="float">
            <text:p>53</text:p>
          </table:table-cell>
          <table:table-cell office:value-type="float" office:value="0.375447988510132" calcext:value-type="float">
            <text:p>0.375447988510132</text:p>
          </table:table-cell>
          <table:table-cell table:formula="of:=[.C55]+[.A55]" office:value-type="float" office:value="71.923172712326" calcext:value-type="float">
            <text:p>71.923172712326</text:p>
          </table:table-cell>
          <table:table-cell office:value-type="float" office:value="0.836702346801758" calcext:value-type="float">
            <text:p>0.83670234680175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" calcext:value-type="float">
            <text:p>54</text:p>
          </table:table-cell>
          <table:table-cell office:value-type="float" office:value="0.464088678359985" calcext:value-type="float">
            <text:p>0.464088678359985</text:p>
          </table:table-cell>
          <table:table-cell table:formula="of:=[.C56]+[.A56]" office:value-type="float" office:value="72.0118134021759" calcext:value-type="float">
            <text:p>72.0118134021759</text:p>
          </table:table-cell>
          <table:table-cell office:value-type="float" office:value="4.34995055198669" calcext:value-type="float">
            <text:p>4.3499505519866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" calcext:value-type="float">
            <text:p>55</text:p>
          </table:table-cell>
          <table:table-cell office:value-type="float" office:value="0.381420135498047" calcext:value-type="float">
            <text:p>0.381420135498047</text:p>
          </table:table-cell>
          <table:table-cell table:formula="of:=[.C57]+[.A57]" office:value-type="float" office:value="71.929144859314" calcext:value-type="float">
            <text:p>71.929144859314</text:p>
          </table:table-cell>
          <table:table-cell office:value-type="float" office:value="0.846044778823853" calcext:value-type="float">
            <text:p>0.8460447788238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" calcext:value-type="float">
            <text:p>56</text:p>
          </table:table-cell>
          <table:table-cell office:value-type="float" office:value="0.249228954315186" calcext:value-type="float">
            <text:p>0.249228954315186</text:p>
          </table:table-cell>
          <table:table-cell table:formula="of:=[.C58]+[.A58]" office:value-type="float" office:value="71.7969536781311" calcext:value-type="float">
            <text:p>71.7969536781311</text:p>
          </table:table-cell>
          <table:table-cell office:value-type="float" office:value="0.438088893890381" calcext:value-type="float">
            <text:p>0.438088893890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" calcext:value-type="float">
            <text:p>57</text:p>
          </table:table-cell>
          <table:table-cell office:value-type="float" office:value="0.383775472640991" calcext:value-type="float">
            <text:p>0.383775472640991</text:p>
          </table:table-cell>
          <table:table-cell table:formula="of:=[.C59]+[.A59]" office:value-type="float" office:value="71.9315001964569" calcext:value-type="float">
            <text:p>71.9315001964569</text:p>
          </table:table-cell>
          <table:table-cell office:value-type="float" office:value="0.877796411514282" calcext:value-type="float">
            <text:p>0.87779641151428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" calcext:value-type="float">
            <text:p>58</text:p>
          </table:table-cell>
          <table:table-cell office:value-type="float" office:value="0.276497602462769" calcext:value-type="float">
            <text:p>0.276497602462769</text:p>
          </table:table-cell>
          <table:table-cell table:formula="of:=[.C60]+[.A60]" office:value-type="float" office:value="71.8242223262787" calcext:value-type="float">
            <text:p>71.8242223262787</text:p>
          </table:table-cell>
          <table:table-cell office:value-type="float" office:value="0.437201738357544" calcext:value-type="float">
            <text:p>0.437201738357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" calcext:value-type="float">
            <text:p>59</text:p>
          </table:table-cell>
          <table:table-cell office:value-type="float" office:value="0.262258529663086" calcext:value-type="float">
            <text:p>0.262258529663086</text:p>
          </table:table-cell>
          <table:table-cell table:formula="of:=[.C61]+[.A61]" office:value-type="float" office:value="71.809983253479" calcext:value-type="float">
            <text:p>71.809983253479</text:p>
          </table:table-cell>
          <table:table-cell office:value-type="float" office:value="0.428980350494385" calcext:value-type="float">
            <text:p>0.428980350494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" calcext:value-type="float">
            <text:p>60</text:p>
          </table:table-cell>
          <table:table-cell office:value-type="float" office:value="0.399611473083496" calcext:value-type="float">
            <text:p>0.399611473083496</text:p>
          </table:table-cell>
          <table:table-cell table:formula="of:=[.C62]+[.A62]" office:value-type="float" office:value="71.9473361968994" calcext:value-type="float">
            <text:p>71.9473361968994</text:p>
          </table:table-cell>
          <table:table-cell office:value-type="float" office:value="0.710135936737061" calcext:value-type="float">
            <text:p>0.71013593673706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" calcext:value-type="float">
            <text:p>61</text:p>
          </table:table-cell>
          <table:table-cell office:value-type="float" office:value="0.335972547531128" calcext:value-type="float">
            <text:p>0.335972547531128</text:p>
          </table:table-cell>
          <table:table-cell table:formula="of:=[.C63]+[.A63]" office:value-type="float" office:value="71.883697271347" calcext:value-type="float">
            <text:p>71.883697271347</text:p>
          </table:table-cell>
          <table:table-cell office:value-type="float" office:value="0.503637790679932" calcext:value-type="float">
            <text:p>0.5036377906799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" calcext:value-type="float">
            <text:p>62</text:p>
          </table:table-cell>
          <table:table-cell office:value-type="float" office:value="0.262665748596191" calcext:value-type="float">
            <text:p>0.262665748596191</text:p>
          </table:table-cell>
          <table:table-cell table:formula="of:=[.C64]+[.A64]" office:value-type="float" office:value="71.8103904724121" calcext:value-type="float">
            <text:p>71.8103904724121</text:p>
          </table:table-cell>
          <table:table-cell office:value-type="float" office:value="0.443963527679443" calcext:value-type="float">
            <text:p>0.443963527679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" calcext:value-type="float">
            <text:p>63</text:p>
          </table:table-cell>
          <table:table-cell office:value-type="float" office:value="0.381518840789795" calcext:value-type="float">
            <text:p>0.381518840789795</text:p>
          </table:table-cell>
          <table:table-cell table:formula="of:=[.C65]+[.A65]" office:value-type="float" office:value="71.9292435646057" calcext:value-type="float">
            <text:p>71.9292435646057</text:p>
          </table:table-cell>
          <table:table-cell office:value-type="float" office:value="0.864872455596924" calcext:value-type="float">
            <text:p>0.86487245559692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" calcext:value-type="float">
            <text:p>64</text:p>
          </table:table-cell>
          <table:table-cell office:value-type="float" office:value="0.543004035949707" calcext:value-type="float">
            <text:p>0.543004035949707</text:p>
          </table:table-cell>
          <table:table-cell table:formula="of:=[.C66]+[.A66]" office:value-type="float" office:value="72.0907287597656" calcext:value-type="float">
            <text:p>72.0907287597656</text:p>
          </table:table-cell>
          <table:table-cell office:value-type="float" office:value="1.7783682346344" calcext:value-type="float">
            <text:p>1.778368234634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" calcext:value-type="float">
            <text:p>65</text:p>
          </table:table-cell>
          <table:table-cell office:value-type="float" office:value="0.488959074020386" calcext:value-type="float">
            <text:p>0.488959074020386</text:p>
          </table:table-cell>
          <table:table-cell table:formula="of:=[.C67]+[.A67]" office:value-type="float" office:value="72.0366837978363" calcext:value-type="float">
            <text:p>72.0366837978363</text:p>
          </table:table-cell>
          <table:table-cell office:value-type="float" office:value="1.80485820770264" calcext:value-type="float">
            <text:p>1.8048582077026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" calcext:value-type="float">
            <text:p>66</text:p>
          </table:table-cell>
          <table:table-cell office:value-type="float" office:value="0.441794633865356" calcext:value-type="float">
            <text:p>0.441794633865356</text:p>
          </table:table-cell>
          <table:table-cell table:formula="of:=[.C68]+[.A68]" office:value-type="float" office:value="71.9895193576813" calcext:value-type="float">
            <text:p>71.9895193576813</text:p>
          </table:table-cell>
          <table:table-cell office:value-type="float" office:value="1.36375784873962" calcext:value-type="float">
            <text:p>1.3637578487396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" calcext:value-type="float">
            <text:p>67</text:p>
          </table:table-cell>
          <table:table-cell office:value-type="float" office:value="0.282005786895752" calcext:value-type="float">
            <text:p>0.282005786895752</text:p>
          </table:table-cell>
          <table:table-cell table:formula="of:=[.C69]+[.A69]" office:value-type="float" office:value="71.8297305107117" calcext:value-type="float">
            <text:p>71.8297305107117</text:p>
          </table:table-cell>
          <table:table-cell office:value-type="float" office:value="0.437471389770508" calcext:value-type="float">
            <text:p>0.437471389770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" calcext:value-type="float">
            <text:p>68</text:p>
          </table:table-cell>
          <table:table-cell office:value-type="float" office:value="0.588135957717896" calcext:value-type="float">
            <text:p>0.588135957717896</text:p>
          </table:table-cell>
          <table:table-cell table:formula="of:=[.C70]+[.A70]" office:value-type="float" office:value="72.1358606815338" calcext:value-type="float">
            <text:p>72.1358606815338</text:p>
          </table:table-cell>
          <table:table-cell office:value-type="float" office:value="1.99897503852844" calcext:value-type="float">
            <text:p>1.9989750385284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" calcext:value-type="float">
            <text:p>69</text:p>
          </table:table-cell>
          <table:table-cell office:value-type="float" office:value="0.405422925949097" calcext:value-type="float">
            <text:p>0.405422925949097</text:p>
          </table:table-cell>
          <table:table-cell table:formula="of:=[.C71]+[.A71]" office:value-type="float" office:value="71.953147649765" calcext:value-type="float">
            <text:p>71.953147649765</text:p>
          </table:table-cell>
          <table:table-cell office:value-type="float" office:value="1.11438703536987" calcext:value-type="float">
            <text:p>1.1143870353698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" calcext:value-type="float">
            <text:p>70</text:p>
          </table:table-cell>
          <table:table-cell office:value-type="float" office:value="0.278738260269165" calcext:value-type="float">
            <text:p>0.278738260269165</text:p>
          </table:table-cell>
          <table:table-cell table:formula="of:=[.C72]+[.A72]" office:value-type="float" office:value="71.8264629840851" calcext:value-type="float">
            <text:p>71.8264629840851</text:p>
          </table:table-cell>
          <table:table-cell office:value-type="float" office:value="0.443088054656982" calcext:value-type="float">
            <text:p>0.443088054656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" calcext:value-type="float">
            <text:p>71</text:p>
          </table:table-cell>
          <table:table-cell office:value-type="float" office:value="0.378853321075439" calcext:value-type="float">
            <text:p>0.378853321075439</text:p>
          </table:table-cell>
          <table:table-cell table:formula="of:=[.C73]+[.A73]" office:value-type="float" office:value="71.9265780448913" calcext:value-type="float">
            <text:p>71.9265780448913</text:p>
          </table:table-cell>
          <table:table-cell office:value-type="float" office:value="0.795626401901245" calcext:value-type="float">
            <text:p>0.79562640190124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" calcext:value-type="float">
            <text:p>72</text:p>
          </table:table-cell>
          <table:table-cell office:value-type="float" office:value="0.357701778411865" calcext:value-type="float">
            <text:p>0.357701778411865</text:p>
          </table:table-cell>
          <table:table-cell table:formula="of:=[.C74]+[.A74]" office:value-type="float" office:value="71.9054265022278" calcext:value-type="float">
            <text:p>71.9054265022278</text:p>
          </table:table-cell>
          <table:table-cell office:value-type="float" office:value="0.584804058074951" calcext:value-type="float">
            <text:p>0.5848040580749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" calcext:value-type="float">
            <text:p>73</text:p>
          </table:table-cell>
          <table:table-cell office:value-type="float" office:value="0.362598657608032" calcext:value-type="float">
            <text:p>0.362598657608032</text:p>
          </table:table-cell>
          <table:table-cell table:formula="of:=[.C75]+[.A75]" office:value-type="float" office:value="71.9103233814239" calcext:value-type="float">
            <text:p>71.9103233814239</text:p>
          </table:table-cell>
          <table:table-cell office:value-type="float" office:value="0.634432792663574" calcext:value-type="float">
            <text:p>0.6344327926635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" calcext:value-type="float">
            <text:p>74</text:p>
          </table:table-cell>
          <table:table-cell office:value-type="float" office:value="0.349882125854492" calcext:value-type="float">
            <text:p>0.349882125854492</text:p>
          </table:table-cell>
          <table:table-cell table:formula="of:=[.C76]+[.A76]" office:value-type="float" office:value="71.8976068496704" calcext:value-type="float">
            <text:p>71.8976068496704</text:p>
          </table:table-cell>
          <table:table-cell office:value-type="float" office:value="0.581638813018799" calcext:value-type="float">
            <text:p>0.5816388130187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" calcext:value-type="float">
            <text:p>75</text:p>
          </table:table-cell>
          <table:table-cell office:value-type="float" office:value="0.358424425125122" calcext:value-type="float">
            <text:p>0.358424425125122</text:p>
          </table:table-cell>
          <table:table-cell table:formula="of:=[.C77]+[.A77]" office:value-type="float" office:value="71.906149148941" calcext:value-type="float">
            <text:p>71.906149148941</text:p>
          </table:table-cell>
          <table:table-cell office:value-type="float" office:value="0.54798150062561" calcext:value-type="float">
            <text:p>0.547981500625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" calcext:value-type="float">
            <text:p>76</text:p>
          </table:table-cell>
          <table:table-cell office:value-type="float" office:value="1.00057649612427" calcext:value-type="float">
            <text:p>1.00057649612427</text:p>
          </table:table-cell>
          <table:table-cell table:formula="of:=[.C78]+[.A78]" office:value-type="float" office:value="72.5483012199402" calcext:value-type="float">
            <text:p>72.5483012199402</text:p>
          </table:table-cell>
          <table:table-cell office:value-type="string" calcext:value-type="string">
            <text:p>NA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" calcext:value-type="float">
            <text:p>77</text:p>
          </table:table-cell>
          <table:table-cell office:value-type="float" office:value="0.339236497879028" calcext:value-type="float">
            <text:p>0.339236497879028</text:p>
          </table:table-cell>
          <table:table-cell table:formula="of:=[.C79]+[.A79]" office:value-type="float" office:value="71.8869612216949" calcext:value-type="float">
            <text:p>71.8869612216949</text:p>
          </table:table-cell>
          <table:table-cell office:value-type="float" office:value="0.538213014602661" calcext:value-type="float">
            <text:p>0.5382130146026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" calcext:value-type="float">
            <text:p>78</text:p>
          </table:table-cell>
          <table:table-cell office:value-type="float" office:value="1.21942567825317" calcext:value-type="float">
            <text:p>1.21942567825317</text:p>
          </table:table-cell>
          <table:table-cell table:formula="of:=[.C80]+[.A80]" office:value-type="float" office:value="72.7671504020691" calcext:value-type="float">
            <text:p>72.7671504020691</text:p>
          </table:table-cell>
          <table:table-cell office:value-type="string" calcext:value-type="string">
            <text:p>NA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" calcext:value-type="float">
            <text:p>79</text:p>
          </table:table-cell>
          <table:table-cell office:value-type="float" office:value="0.284020900726318" calcext:value-type="float">
            <text:p>0.284020900726318</text:p>
          </table:table-cell>
          <table:table-cell table:formula="of:=[.C81]+[.A81]" office:value-type="float" office:value="71.8317456245422" calcext:value-type="float">
            <text:p>71.8317456245422</text:p>
          </table:table-cell>
          <table:table-cell office:value-type="float" office:value="0.438119411468506" calcext:value-type="float">
            <text:p>0.438119411468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" calcext:value-type="float">
            <text:p>80</text:p>
          </table:table-cell>
          <table:table-cell office:value-type="float" office:value="0.362055540084839" calcext:value-type="float">
            <text:p>0.362055540084839</text:p>
          </table:table-cell>
          <table:table-cell table:formula="of:=[.C82]+[.A82]" office:value-type="float" office:value="71.9097802639007" calcext:value-type="float">
            <text:p>71.9097802639007</text:p>
          </table:table-cell>
          <table:table-cell office:value-type="float" office:value="0.554596424102783" calcext:value-type="float">
            <text:p>0.55459642410278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" calcext:value-type="float">
            <text:p>81</text:p>
          </table:table-cell>
          <table:table-cell office:value-type="float" office:value="0.798459529876709" calcext:value-type="float">
            <text:p>0.798459529876709</text:p>
          </table:table-cell>
          <table:table-cell table:formula="of:=[.C83]+[.A83]" office:value-type="float" office:value="72.3461842536926" calcext:value-type="float">
            <text:p>72.3461842536926</text:p>
          </table:table-cell>
          <table:table-cell office:value-type="string" calcext:value-type="string">
            <text:p>NA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" calcext:value-type="float">
            <text:p>82</text:p>
          </table:table-cell>
          <table:table-cell office:value-type="float" office:value="0.425951719284058" calcext:value-type="float">
            <text:p>0.425951719284058</text:p>
          </table:table-cell>
          <table:table-cell table:formula="of:=[.C84]+[.A84]" office:value-type="float" office:value="71.9736764431" calcext:value-type="float">
            <text:p>71.9736764431</text:p>
          </table:table-cell>
          <table:table-cell office:value-type="float" office:value="0.801355361938477" calcext:value-type="float">
            <text:p>0.80135536193847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" calcext:value-type="float">
            <text:p>83</text:p>
          </table:table-cell>
          <table:table-cell office:value-type="float" office:value="0.48458456993103" calcext:value-type="float">
            <text:p>0.48458456993103</text:p>
          </table:table-cell>
          <table:table-cell table:formula="of:=[.C85]+[.A85]" office:value-type="float" office:value="72.0323092937469" calcext:value-type="float">
            <text:p>72.0323092937469</text:p>
          </table:table-cell>
          <table:table-cell office:value-type="float" office:value="1.85230731964111" calcext:value-type="float">
            <text:p>1.8523073196411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" calcext:value-type="float">
            <text:p>84</text:p>
          </table:table-cell>
          <table:table-cell office:value-type="float" office:value="0.498771190643311" calcext:value-type="float">
            <text:p>0.498771190643311</text:p>
          </table:table-cell>
          <table:table-cell table:formula="of:=[.C86]+[.A86]" office:value-type="float" office:value="72.0464959144592" calcext:value-type="float">
            <text:p>72.0464959144592</text:p>
          </table:table-cell>
          <table:table-cell office:value-type="float" office:value="1.86872291564941" calcext:value-type="float">
            <text:p>1.8687229156494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" calcext:value-type="float">
            <text:p>85</text:p>
          </table:table-cell>
          <table:table-cell office:value-type="float" office:value="0.422198534011841" calcext:value-type="float">
            <text:p>0.422198534011841</text:p>
          </table:table-cell>
          <table:table-cell table:formula="of:=[.C87]+[.A87]" office:value-type="float" office:value="71.9699232578277" calcext:value-type="float">
            <text:p>71.9699232578277</text:p>
          </table:table-cell>
          <table:table-cell office:value-type="float" office:value="1.13563370704651" calcext:value-type="float">
            <text:p>1.1356337070465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" calcext:value-type="float">
            <text:p>86</text:p>
          </table:table-cell>
          <table:table-cell office:value-type="float" office:value="0.351396083831787" calcext:value-type="float">
            <text:p>0.351396083831787</text:p>
          </table:table-cell>
          <table:table-cell table:formula="of:=[.C88]+[.A88]" office:value-type="float" office:value="71.8991208076477" calcext:value-type="float">
            <text:p>71.8991208076477</text:p>
          </table:table-cell>
          <table:table-cell office:value-type="float" office:value="0.600502252578735" calcext:value-type="float">
            <text:p>0.6005022525787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" calcext:value-type="float">
            <text:p>87</text:p>
          </table:table-cell>
          <table:table-cell office:value-type="float" office:value="0.402801752090454" calcext:value-type="float">
            <text:p>0.402801752090454</text:p>
          </table:table-cell>
          <table:table-cell table:formula="of:=[.C89]+[.A89]" office:value-type="float" office:value="71.9505264759064" calcext:value-type="float">
            <text:p>71.9505264759064</text:p>
          </table:table-cell>
          <table:table-cell office:value-type="float" office:value="1.03662109375" calcext:value-type="float">
            <text:p>1.0366210937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" calcext:value-type="float">
            <text:p>88</text:p>
          </table:table-cell>
          <table:table-cell office:value-type="float" office:value="0.350382089614868" calcext:value-type="float">
            <text:p>0.350382089614868</text:p>
          </table:table-cell>
          <table:table-cell table:formula="of:=[.C90]+[.A90]" office:value-type="float" office:value="71.8981068134308" calcext:value-type="float">
            <text:p>71.8981068134308</text:p>
          </table:table-cell>
          <table:table-cell office:value-type="float" office:value="0.556761026382446" calcext:value-type="float">
            <text:p>0.5567610263824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" calcext:value-type="float">
            <text:p>89</text:p>
          </table:table-cell>
          <table:table-cell office:value-type="float" office:value="0.565920829772949" calcext:value-type="float">
            <text:p>0.565920829772949</text:p>
          </table:table-cell>
          <table:table-cell table:formula="of:=[.C91]+[.A91]" office:value-type="float" office:value="72.1136455535889" calcext:value-type="float">
            <text:p>72.1136455535889</text:p>
          </table:table-cell>
          <table:table-cell office:value-type="float" office:value="1.99350690841675" calcext:value-type="float">
            <text:p>1.9935069084167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" calcext:value-type="float">
            <text:p>90</text:p>
          </table:table-cell>
          <table:table-cell office:value-type="float" office:value="0.587910652160645" calcext:value-type="float">
            <text:p>0.587910652160645</text:p>
          </table:table-cell>
          <table:table-cell table:formula="of:=[.C92]+[.A92]" office:value-type="float" office:value="72.1356353759766" calcext:value-type="float">
            <text:p>72.1356353759766</text:p>
          </table:table-cell>
          <table:table-cell office:value-type="float" office:value="1.95484113693237" calcext:value-type="float">
            <text:p>1.9548411369323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" calcext:value-type="float">
            <text:p>91</text:p>
          </table:table-cell>
          <table:table-cell office:value-type="float" office:value="0.728099346160889" calcext:value-type="float">
            <text:p>0.728099346160889</text:p>
          </table:table-cell>
          <table:table-cell table:formula="of:=[.C93]+[.A93]" office:value-type="float" office:value="72.2758240699768" calcext:value-type="float">
            <text:p>72.2758240699768</text:p>
          </table:table-cell>
          <table:table-cell office:value-type="float" office:value="3.50717663764954" calcext:value-type="float">
            <text:p>3.5071766376495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" calcext:value-type="float">
            <text:p>92</text:p>
          </table:table-cell>
          <table:table-cell office:value-type="float" office:value="0.416465282440186" calcext:value-type="float">
            <text:p>0.416465282440186</text:p>
          </table:table-cell>
          <table:table-cell table:formula="of:=[.C94]+[.A94]" office:value-type="float" office:value="71.9641900062561" calcext:value-type="float">
            <text:p>71.9641900062561</text:p>
          </table:table-cell>
          <table:table-cell office:value-type="float" office:value="1.13547658920288" calcext:value-type="float">
            <text:p>1.1354765892028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" calcext:value-type="float">
            <text:p>93</text:p>
          </table:table-cell>
          <table:table-cell office:value-type="float" office:value="0.322216987609863" calcext:value-type="float">
            <text:p>0.322216987609863</text:p>
          </table:table-cell>
          <table:table-cell table:formula="of:=[.C95]+[.A95]" office:value-type="float" office:value="71.8699417114258" calcext:value-type="float">
            <text:p>71.8699417114258</text:p>
          </table:table-cell>
          <table:table-cell office:value-type="float" office:value="0.549002885818481" calcext:value-type="float">
            <text:p>0.5490028858184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" calcext:value-type="float">
            <text:p>94</text:p>
          </table:table-cell>
          <table:table-cell office:value-type="float" office:value="0.379246711730957" calcext:value-type="float">
            <text:p>0.379246711730957</text:p>
          </table:table-cell>
          <table:table-cell table:formula="of:=[.C96]+[.A96]" office:value-type="float" office:value="71.9269714355469" calcext:value-type="float">
            <text:p>71.9269714355469</text:p>
          </table:table-cell>
          <table:table-cell office:value-type="float" office:value="1.08184242248535" calcext:value-type="float">
            <text:p>1.0818424224853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" calcext:value-type="float">
            <text:p>95</text:p>
          </table:table-cell>
          <table:table-cell office:value-type="float" office:value="0.303748369216919" calcext:value-type="float">
            <text:p>0.303748369216919</text:p>
          </table:table-cell>
          <table:table-cell table:formula="of:=[.C97]+[.A97]" office:value-type="float" office:value="71.8514730930328" calcext:value-type="float">
            <text:p>71.8514730930328</text:p>
          </table:table-cell>
          <table:table-cell office:value-type="float" office:value="0.441272974014282" calcext:value-type="float">
            <text:p>0.441272974014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" calcext:value-type="float">
            <text:p>96</text:p>
          </table:table-cell>
          <table:table-cell office:value-type="float" office:value="0.348355293273926" calcext:value-type="float">
            <text:p>0.348355293273926</text:p>
          </table:table-cell>
          <table:table-cell table:formula="of:=[.C98]+[.A98]" office:value-type="float" office:value="71.8960800170898" calcext:value-type="float">
            <text:p>71.8960800170898</text:p>
          </table:table-cell>
          <table:table-cell office:value-type="float" office:value="0.609416723251343" calcext:value-type="float">
            <text:p>0.6094167232513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" calcext:value-type="float">
            <text:p>97</text:p>
          </table:table-cell>
          <table:table-cell office:value-type="float" office:value="0.346082925796509" calcext:value-type="float">
            <text:p>0.346082925796509</text:p>
          </table:table-cell>
          <table:table-cell table:formula="of:=[.C99]+[.A99]" office:value-type="float" office:value="71.8938076496124" calcext:value-type="float">
            <text:p>71.8938076496124</text:p>
          </table:table-cell>
          <table:table-cell office:value-type="float" office:value="0.599014759063721" calcext:value-type="float">
            <text:p>0.5990147590637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" calcext:value-type="float">
            <text:p>98</text:p>
          </table:table-cell>
          <table:table-cell office:value-type="float" office:value="0.35801887512207" calcext:value-type="float">
            <text:p>0.35801887512207</text:p>
          </table:table-cell>
          <table:table-cell table:formula="of:=[.C100]+[.A100]" office:value-type="float" office:value="71.905743598938" calcext:value-type="float">
            <text:p>71.905743598938</text:p>
          </table:table-cell>
          <table:table-cell office:value-type="float" office:value="0.649028301239014" calcext:value-type="float">
            <text:p>0.64902830123901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" calcext:value-type="float">
            <text:p>99</text:p>
          </table:table-cell>
          <table:table-cell office:value-type="float" office:value="0.323964595794678" calcext:value-type="float">
            <text:p>0.323964595794678</text:p>
          </table:table-cell>
          <table:table-cell table:formula="of:=[.C101]+[.A101]" office:value-type="float" office:value="71.8716893196106" calcext:value-type="float">
            <text:p>71.8716893196106</text:p>
          </table:table-cell>
          <table:table-cell office:value-type="float" office:value="0.551853656768799" calcext:value-type="float">
            <text:p>0.5518536567687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0" calcext:value-type="float">
            <text:p>100</text:p>
          </table:table-cell>
          <table:table-cell office:value-type="float" office:value="0.522902727127075" calcext:value-type="float">
            <text:p>0.522902727127075</text:p>
          </table:table-cell>
          <table:table-cell table:formula="of:=[.C102]+[.A102]" office:value-type="float" office:value="72.070627450943" calcext:value-type="float">
            <text:p>72.070627450943</text:p>
          </table:table-cell>
          <table:table-cell office:value-type="float" office:value="1.52128672599792" calcext:value-type="float">
            <text:p>1.5212867259979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1" calcext:value-type="float">
            <text:p>101</text:p>
          </table:table-cell>
          <table:table-cell office:value-type="float" office:value="0.358276844024658" calcext:value-type="float">
            <text:p>0.358276844024658</text:p>
          </table:table-cell>
          <table:table-cell table:formula="of:=[.C103]+[.A103]" office:value-type="float" office:value="71.9060015678406" calcext:value-type="float">
            <text:p>71.9060015678406</text:p>
          </table:table-cell>
          <table:table-cell office:value-type="float" office:value="0.669659614562988" calcext:value-type="float">
            <text:p>0.66965961456298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2" calcext:value-type="float">
            <text:p>102</text:p>
          </table:table-cell>
          <table:table-cell office:value-type="float" office:value="0.369201898574829" calcext:value-type="float">
            <text:p>0.369201898574829</text:p>
          </table:table-cell>
          <table:table-cell table:formula="of:=[.C104]+[.A104]" office:value-type="float" office:value="71.9169266223907" calcext:value-type="float">
            <text:p>71.9169266223907</text:p>
          </table:table-cell>
          <table:table-cell office:value-type="float" office:value="0.589554309844971" calcext:value-type="float">
            <text:p>0.5895543098449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3" calcext:value-type="float">
            <text:p>103</text:p>
          </table:table-cell>
          <table:table-cell office:value-type="float" office:value="0.599319696426392" calcext:value-type="float">
            <text:p>0.599319696426392</text:p>
          </table:table-cell>
          <table:table-cell table:formula="of:=[.C105]+[.A105]" office:value-type="float" office:value="72.1470444202423" calcext:value-type="float">
            <text:p>72.1470444202423</text:p>
          </table:table-cell>
          <table:table-cell office:value-type="float" office:value="2.52575635910034" calcext:value-type="float">
            <text:p>2.5257563591003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4" calcext:value-type="float">
            <text:p>104</text:p>
          </table:table-cell>
          <table:table-cell office:value-type="float" office:value="0.391439437866211" calcext:value-type="float">
            <text:p>0.391439437866211</text:p>
          </table:table-cell>
          <table:table-cell table:formula="of:=[.C106]+[.A106]" office:value-type="float" office:value="71.9391641616821" calcext:value-type="float">
            <text:p>71.9391641616821</text:p>
          </table:table-cell>
          <table:table-cell office:value-type="float" office:value="0.682229280471802" calcext:value-type="float">
            <text:p>0.68222928047180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5" calcext:value-type="float">
            <text:p>105</text:p>
          </table:table-cell>
          <table:table-cell office:value-type="float" office:value="0.589837312698364" calcext:value-type="float">
            <text:p>0.589837312698364</text:p>
          </table:table-cell>
          <table:table-cell table:formula="of:=[.C107]+[.A107]" office:value-type="float" office:value="72.1375620365143" calcext:value-type="float">
            <text:p>72.1375620365143</text:p>
          </table:table-cell>
          <table:table-cell office:value-type="float" office:value="2.83402323722839" calcext:value-type="float">
            <text:p>2.83402323722839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6" calcext:value-type="float">
            <text:p>106</text:p>
          </table:table-cell>
          <table:table-cell office:value-type="float" office:value="0.535860300064087" calcext:value-type="float">
            <text:p>0.535860300064087</text:p>
          </table:table-cell>
          <table:table-cell table:formula="of:=[.C108]+[.A108]" office:value-type="float" office:value="72.08358502388" calcext:value-type="float">
            <text:p>72.08358502388</text:p>
          </table:table-cell>
          <table:table-cell office:value-type="float" office:value="2.10076332092285" calcext:value-type="float">
            <text:p>2.1007633209228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7" calcext:value-type="float">
            <text:p>107</text:p>
          </table:table-cell>
          <table:table-cell office:value-type="float" office:value="0.401587963104248" calcext:value-type="float">
            <text:p>0.401587963104248</text:p>
          </table:table-cell>
          <table:table-cell table:formula="of:=[.C109]+[.A109]" office:value-type="float" office:value="71.9493126869202" calcext:value-type="float">
            <text:p>71.9493126869202</text:p>
          </table:table-cell>
          <table:table-cell office:value-type="float" office:value="0.861786127090454" calcext:value-type="float">
            <text:p>0.86178612709045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8" calcext:value-type="float">
            <text:p>108</text:p>
          </table:table-cell>
          <table:table-cell office:value-type="float" office:value="0.398748397827148" calcext:value-type="float">
            <text:p>0.398748397827148</text:p>
          </table:table-cell>
          <table:table-cell table:formula="of:=[.C110]+[.A110]" office:value-type="float" office:value="71.9464731216431" calcext:value-type="float">
            <text:p>71.9464731216431</text:p>
          </table:table-cell>
          <table:table-cell office:value-type="float" office:value="0.717522382736206" calcext:value-type="float">
            <text:p>0.71752238273620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9" calcext:value-type="float">
            <text:p>109</text:p>
          </table:table-cell>
          <table:table-cell office:value-type="float" office:value="0.321036815643311" calcext:value-type="float">
            <text:p>0.321036815643311</text:p>
          </table:table-cell>
          <table:table-cell table:formula="of:=[.C111]+[.A111]" office:value-type="float" office:value="71.8687615394592" calcext:value-type="float">
            <text:p>71.8687615394592</text:p>
          </table:table-cell>
          <table:table-cell office:value-type="float" office:value="0.530313491821289" calcext:value-type="float">
            <text:p>0.5303134918212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0" calcext:value-type="float">
            <text:p>110</text:p>
          </table:table-cell>
          <table:table-cell office:value-type="float" office:value="0.338829755783081" calcext:value-type="float">
            <text:p>0.338829755783081</text:p>
          </table:table-cell>
          <table:table-cell table:formula="of:=[.C112]+[.A112]" office:value-type="float" office:value="71.886554479599" calcext:value-type="float">
            <text:p>71.886554479599</text:p>
          </table:table-cell>
          <table:table-cell office:value-type="float" office:value="0.543243169784546" calcext:value-type="float">
            <text:p>0.5432431697845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1" calcext:value-type="float">
            <text:p>111</text:p>
          </table:table-cell>
          <table:table-cell office:value-type="float" office:value="1.00342130661011" calcext:value-type="float">
            <text:p>1.00342130661011</text:p>
          </table:table-cell>
          <table:table-cell table:formula="of:=[.C113]+[.A113]" office:value-type="float" office:value="72.551146030426" calcext:value-type="float">
            <text:p>72.551146030426</text:p>
          </table:table-cell>
          <table:table-cell office:value-type="string" calcext:value-type="string">
            <text:p>NA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2" calcext:value-type="float">
            <text:p>112</text:p>
          </table:table-cell>
          <table:table-cell office:value-type="float" office:value="1.36668133735657" calcext:value-type="float">
            <text:p>1.36668133735657</text:p>
          </table:table-cell>
          <table:table-cell table:formula="of:=[.C114]+[.A114]" office:value-type="float" office:value="72.9144060611725" calcext:value-type="float">
            <text:p>72.9144060611725</text:p>
          </table:table-cell>
          <table:table-cell office:value-type="string" calcext:value-type="string">
            <text:p>NA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3" calcext:value-type="float">
            <text:p>113</text:p>
          </table:table-cell>
          <table:table-cell office:value-type="float" office:value="1.13043689727783" calcext:value-type="float">
            <text:p>1.13043689727783</text:p>
          </table:table-cell>
          <table:table-cell table:formula="of:=[.C115]+[.A115]" office:value-type="float" office:value="72.6781616210937" calcext:value-type="float">
            <text:p>72.6781616210937</text:p>
          </table:table-cell>
          <table:table-cell office:value-type="string" calcext:value-type="string">
            <text:p>NA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4" calcext:value-type="float">
            <text:p>114</text:p>
          </table:table-cell>
          <table:table-cell office:value-type="float" office:value="0.523237466812134" calcext:value-type="float">
            <text:p>0.523237466812134</text:p>
          </table:table-cell>
          <table:table-cell table:formula="of:=[.C116]+[.A116]" office:value-type="float" office:value="72.070962190628" calcext:value-type="float">
            <text:p>72.070962190628</text:p>
          </table:table-cell>
          <table:table-cell office:value-type="float" office:value="3.40862345695496" calcext:value-type="float">
            <text:p>3.40862345695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5" calcext:value-type="float">
            <text:p>115</text:p>
          </table:table-cell>
          <table:table-cell office:value-type="float" office:value="0.352937698364258" calcext:value-type="float">
            <text:p>0.352937698364258</text:p>
          </table:table-cell>
          <table:table-cell table:formula="of:=[.C117]+[.A117]" office:value-type="float" office:value="71.9006624221802" calcext:value-type="float">
            <text:p>71.9006624221802</text:p>
          </table:table-cell>
          <table:table-cell office:value-type="float" office:value="0.764656782150269" calcext:value-type="float">
            <text:p>0.76465678215026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6" calcext:value-type="float">
            <text:p>116</text:p>
          </table:table-cell>
          <table:table-cell office:value-type="float" office:value="0.509591341018677" calcext:value-type="float">
            <text:p>0.509591341018677</text:p>
          </table:table-cell>
          <table:table-cell table:formula="of:=[.C118]+[.A118]" office:value-type="float" office:value="72.0573160648346" calcext:value-type="float">
            <text:p>72.0573160648346</text:p>
          </table:table-cell>
          <table:table-cell office:value-type="float" office:value="1.8766827583313" calcext:value-type="float">
            <text:p>1.876682758331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7" calcext:value-type="float">
            <text:p>117</text:p>
          </table:table-cell>
          <table:table-cell office:value-type="float" office:value="0.447878360748291" calcext:value-type="float">
            <text:p>0.447878360748291</text:p>
          </table:table-cell>
          <table:table-cell table:formula="of:=[.C119]+[.A119]" office:value-type="float" office:value="71.9956030845642" calcext:value-type="float">
            <text:p>71.9956030845642</text:p>
          </table:table-cell>
          <table:table-cell office:value-type="float" office:value="1.11721873283386" calcext:value-type="float">
            <text:p>1.1172187328338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8" calcext:value-type="float">
            <text:p>118</text:p>
          </table:table-cell>
          <table:table-cell office:value-type="float" office:value="1.39512753486633" calcext:value-type="float">
            <text:p>1.39512753486633</text:p>
          </table:table-cell>
          <table:table-cell table:formula="of:=[.C120]+[.A120]" office:value-type="float" office:value="72.9428522586822" calcext:value-type="float">
            <text:p>72.9428522586822</text:p>
          </table:table-cell>
          <table:table-cell office:value-type="string" calcext:value-type="string">
            <text:p>NA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9" calcext:value-type="float">
            <text:p>119</text:p>
          </table:table-cell>
          <table:table-cell office:value-type="float" office:value="0.360583305358887" calcext:value-type="float">
            <text:p>0.360583305358887</text:p>
          </table:table-cell>
          <table:table-cell table:formula="of:=[.C121]+[.A121]" office:value-type="float" office:value="71.9083080291748" calcext:value-type="float">
            <text:p>71.9083080291748</text:p>
          </table:table-cell>
          <table:table-cell office:value-type="float" office:value="0.675904989242554" calcext:value-type="float">
            <text:p>0.67590498924255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0" calcext:value-type="float">
            <text:p>120</text:p>
          </table:table-cell>
          <table:table-cell office:value-type="float" office:value="0.377373218536377" calcext:value-type="float">
            <text:p>0.377373218536377</text:p>
          </table:table-cell>
          <table:table-cell table:formula="of:=[.C122]+[.A122]" office:value-type="float" office:value="71.9250979423523" calcext:value-type="float">
            <text:p>71.9250979423523</text:p>
          </table:table-cell>
          <table:table-cell office:value-type="float" office:value="1.07158851623535" calcext:value-type="float">
            <text:p>1.0715885162353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1" calcext:value-type="float">
            <text:p>121</text:p>
          </table:table-cell>
          <table:table-cell office:value-type="float" office:value="0.428466558456421" calcext:value-type="float">
            <text:p>0.428466558456421</text:p>
          </table:table-cell>
          <table:table-cell table:formula="of:=[.C123]+[.A123]" office:value-type="float" office:value="71.9761912822723" calcext:value-type="float">
            <text:p>71.9761912822723</text:p>
          </table:table-cell>
          <table:table-cell office:value-type="float" office:value="1.25966644287109" calcext:value-type="float">
            <text:p>1.2596664428710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2" calcext:value-type="float">
            <text:p>122</text:p>
          </table:table-cell>
          <table:table-cell office:value-type="float" office:value="0.37797737121582" calcext:value-type="float">
            <text:p>0.37797737121582</text:p>
          </table:table-cell>
          <table:table-cell table:formula="of:=[.C124]+[.A124]" office:value-type="float" office:value="71.9257020950317" calcext:value-type="float">
            <text:p>71.9257020950317</text:p>
          </table:table-cell>
          <table:table-cell office:value-type="float" office:value="0.602221250534058" calcext:value-type="float">
            <text:p>0.6022212505340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3" calcext:value-type="float">
            <text:p>123</text:p>
          </table:table-cell>
          <table:table-cell office:value-type="float" office:value="0.498556852340698" calcext:value-type="float">
            <text:p>0.498556852340698</text:p>
          </table:table-cell>
          <table:table-cell table:formula="of:=[.C125]+[.A125]" office:value-type="float" office:value="72.0462815761566" calcext:value-type="float">
            <text:p>72.0462815761566</text:p>
          </table:table-cell>
          <table:table-cell office:value-type="float" office:value="3.20327162742615" calcext:value-type="float">
            <text:p>3.2032716274261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4" calcext:value-type="float">
            <text:p>124</text:p>
          </table:table-cell>
          <table:table-cell office:value-type="float" office:value="0.353055238723755" calcext:value-type="float">
            <text:p>0.353055238723755</text:p>
          </table:table-cell>
          <table:table-cell table:formula="of:=[.C126]+[.A126]" office:value-type="float" office:value="71.9007799625397" calcext:value-type="float">
            <text:p>71.9007799625397</text:p>
          </table:table-cell>
          <table:table-cell office:value-type="float" office:value="0.652641773223877" calcext:value-type="float">
            <text:p>0.6526417732238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5" calcext:value-type="float">
            <text:p>125</text:p>
          </table:table-cell>
          <table:table-cell office:value-type="float" office:value="0.385977745056152" calcext:value-type="float">
            <text:p>0.385977745056152</text:p>
          </table:table-cell>
          <table:table-cell table:formula="of:=[.C127]+[.A127]" office:value-type="float" office:value="71.9337024688721" calcext:value-type="float">
            <text:p>71.9337024688721</text:p>
          </table:table-cell>
          <table:table-cell office:value-type="float" office:value="0.76638126373291" calcext:value-type="float">
            <text:p>0.7663812637329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6" calcext:value-type="float">
            <text:p>126</text:p>
          </table:table-cell>
          <table:table-cell office:value-type="float" office:value="1.10609579086304" calcext:value-type="float">
            <text:p>1.10609579086304</text:p>
          </table:table-cell>
          <table:table-cell table:formula="of:=[.C128]+[.A128]" office:value-type="float" office:value="72.6538205146789" calcext:value-type="float">
            <text:p>72.6538205146789</text:p>
          </table:table-cell>
          <table:table-cell office:value-type="string" calcext:value-type="string">
            <text:p>NA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7" calcext:value-type="float">
            <text:p>127</text:p>
          </table:table-cell>
          <table:table-cell office:value-type="float" office:value="0.704154014587402" calcext:value-type="float">
            <text:p>0.704154014587402</text:p>
          </table:table-cell>
          <table:table-cell table:formula="of:=[.C129]+[.A129]" office:value-type="float" office:value="72.2518787384033" calcext:value-type="float">
            <text:p>72.2518787384033</text:p>
          </table:table-cell>
          <table:table-cell office:value-type="float" office:value="3.44182658195496" calcext:value-type="float">
            <text:p>3.4418265819549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8" calcext:value-type="float">
            <text:p>128</text:p>
          </table:table-cell>
          <table:table-cell office:value-type="float" office:value="0.351791858673096" calcext:value-type="float">
            <text:p>0.351791858673096</text:p>
          </table:table-cell>
          <table:table-cell table:formula="of:=[.C130]+[.A130]" office:value-type="float" office:value="71.899516582489" calcext:value-type="float">
            <text:p>71.899516582489</text:p>
          </table:table-cell>
          <table:table-cell office:value-type="float" office:value="0.489441394805908" calcext:value-type="float">
            <text:p>0.4894413948059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9" calcext:value-type="float">
            <text:p>129</text:p>
          </table:table-cell>
          <table:table-cell office:value-type="float" office:value="0.370911359786987" calcext:value-type="float">
            <text:p>0.370911359786987</text:p>
          </table:table-cell>
          <table:table-cell table:formula="of:=[.C131]+[.A131]" office:value-type="float" office:value="71.9186360836029" calcext:value-type="float">
            <text:p>71.9186360836029</text:p>
          </table:table-cell>
          <table:table-cell office:value-type="float" office:value="0.609917163848877" calcext:value-type="float">
            <text:p>0.6099171638488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0" calcext:value-type="float">
            <text:p>130</text:p>
          </table:table-cell>
          <table:table-cell office:value-type="float" office:value="0.403411388397217" calcext:value-type="float">
            <text:p>0.403411388397217</text:p>
          </table:table-cell>
          <table:table-cell table:formula="of:=[.C132]+[.A132]" office:value-type="float" office:value="71.9511361122131" calcext:value-type="float">
            <text:p>71.9511361122131</text:p>
          </table:table-cell>
          <table:table-cell office:value-type="float" office:value="1.08339238166809" calcext:value-type="float">
            <text:p>1.0833923816680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1" calcext:value-type="float">
            <text:p>131</text:p>
          </table:table-cell>
          <table:table-cell office:value-type="float" office:value="0.56731915473938" calcext:value-type="float">
            <text:p>0.56731915473938</text:p>
          </table:table-cell>
          <table:table-cell table:formula="of:=[.C133]+[.A133]" office:value-type="float" office:value="72.1150438785553" calcext:value-type="float">
            <text:p>72.1150438785553</text:p>
          </table:table-cell>
          <table:table-cell office:value-type="float" office:value="2.05971193313599" calcext:value-type="float">
            <text:p>2.05971193313599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2" calcext:value-type="float">
            <text:p>132</text:p>
          </table:table-cell>
          <table:table-cell office:value-type="float" office:value="0.378208160400391" calcext:value-type="float">
            <text:p>0.378208160400391</text:p>
          </table:table-cell>
          <table:table-cell table:formula="of:=[.C134]+[.A134]" office:value-type="float" office:value="71.9259328842163" calcext:value-type="float">
            <text:p>71.9259328842163</text:p>
          </table:table-cell>
          <table:table-cell office:value-type="float" office:value="0.678030729293823" calcext:value-type="float">
            <text:p>0.6780307292938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3" calcext:value-type="float">
            <text:p>133</text:p>
          </table:table-cell>
          <table:table-cell office:value-type="float" office:value="3.945063829422" calcext:value-type="float">
            <text:p>3.945063829422</text:p>
          </table:table-cell>
          <table:table-cell table:formula="of:=[.C135]+[.A135]" office:value-type="float" office:value="75.4927885532379" calcext:value-type="float">
            <text:p>75.4927885532379</text:p>
          </table:table-cell>
          <table:table-cell office:value-type="string" calcext:value-type="string">
            <text:p>NA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4" calcext:value-type="float">
            <text:p>134</text:p>
          </table:table-cell>
          <table:table-cell office:value-type="float" office:value="0.402512550354004" calcext:value-type="float">
            <text:p>0.402512550354004</text:p>
          </table:table-cell>
          <table:table-cell table:formula="of:=[.C136]+[.A136]" office:value-type="float" office:value="71.9502372741699" calcext:value-type="float">
            <text:p>71.9502372741699</text:p>
          </table:table-cell>
          <table:table-cell office:value-type="float" office:value="0.618781089782715" calcext:value-type="float">
            <text:p>0.6187810897827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5" calcext:value-type="float">
            <text:p>135</text:p>
          </table:table-cell>
          <table:table-cell office:value-type="float" office:value="0.337021112442017" calcext:value-type="float">
            <text:p>0.337021112442017</text:p>
          </table:table-cell>
          <table:table-cell table:formula="of:=[.C137]+[.A137]" office:value-type="float" office:value="71.8847458362579" calcext:value-type="float">
            <text:p>71.8847458362579</text:p>
          </table:table-cell>
          <table:table-cell office:value-type="float" office:value="0.602835893630981" calcext:value-type="float">
            <text:p>0.6028358936309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6" calcext:value-type="float">
            <text:p>136</text:p>
          </table:table-cell>
          <table:table-cell office:value-type="float" office:value="0.281145572662354" calcext:value-type="float">
            <text:p>0.281145572662354</text:p>
          </table:table-cell>
          <table:table-cell table:formula="of:=[.C138]+[.A138]" office:value-type="float" office:value="71.8288702964783" calcext:value-type="float">
            <text:p>71.8288702964783</text:p>
          </table:table-cell>
          <table:table-cell office:value-type="float" office:value="0.44020938873291" calcext:value-type="float">
            <text:p>0.44020938873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7" calcext:value-type="float">
            <text:p>137</text:p>
          </table:table-cell>
          <table:table-cell office:value-type="float" office:value="1.0692446231842" calcext:value-type="float">
            <text:p>1.0692446231842</text:p>
          </table:table-cell>
          <table:table-cell table:formula="of:=[.C139]+[.A139]" office:value-type="float" office:value="72.6169693470001" calcext:value-type="float">
            <text:p>72.6169693470001</text:p>
          </table:table-cell>
          <table:table-cell office:value-type="string" calcext:value-type="string">
            <text:p>NA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8" calcext:value-type="float">
            <text:p>138</text:p>
          </table:table-cell>
          <table:table-cell office:value-type="float" office:value="0.405730724334717" calcext:value-type="float">
            <text:p>0.405730724334717</text:p>
          </table:table-cell>
          <table:table-cell table:formula="of:=[.C140]+[.A140]" office:value-type="float" office:value="71.9534554481506" calcext:value-type="float">
            <text:p>71.9534554481506</text:p>
          </table:table-cell>
          <table:table-cell office:value-type="float" office:value="0.686310291290283" calcext:value-type="float">
            <text:p>0.6863102912902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9" calcext:value-type="float">
            <text:p>139</text:p>
          </table:table-cell>
          <table:table-cell office:value-type="float" office:value="0.380037546157837" calcext:value-type="float">
            <text:p>0.380037546157837</text:p>
          </table:table-cell>
          <table:table-cell table:formula="of:=[.C141]+[.A141]" office:value-type="float" office:value="71.9277622699737" calcext:value-type="float">
            <text:p>71.9277622699737</text:p>
          </table:table-cell>
          <table:table-cell office:value-type="float" office:value="0.802620649337769" calcext:value-type="float">
            <text:p>0.80262064933776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0" calcext:value-type="float">
            <text:p>140</text:p>
          </table:table-cell>
          <table:table-cell office:value-type="float" office:value="0.372745513916016" calcext:value-type="float">
            <text:p>0.372745513916016</text:p>
          </table:table-cell>
          <table:table-cell table:formula="of:=[.C142]+[.A142]" office:value-type="float" office:value="71.9204702377319" calcext:value-type="float">
            <text:p>71.9204702377319</text:p>
          </table:table-cell>
          <table:table-cell office:value-type="float" office:value="0.662836074829102" calcext:value-type="float">
            <text:p>0.66283607482910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1" calcext:value-type="float">
            <text:p>141</text:p>
          </table:table-cell>
          <table:table-cell office:value-type="float" office:value="0.356229543685913" calcext:value-type="float">
            <text:p>0.356229543685913</text:p>
          </table:table-cell>
          <table:table-cell table:formula="of:=[.C143]+[.A143]" office:value-type="float" office:value="71.9039542675018" calcext:value-type="float">
            <text:p>71.9039542675018</text:p>
          </table:table-cell>
          <table:table-cell office:value-type="float" office:value="0.604604005813599" calcext:value-type="float">
            <text:p>0.60460400581359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2" calcext:value-type="float">
            <text:p>142</text:p>
          </table:table-cell>
          <table:table-cell office:value-type="float" office:value="0.382551193237305" calcext:value-type="float">
            <text:p>0.382551193237305</text:p>
          </table:table-cell>
          <table:table-cell table:formula="of:=[.C144]+[.A144]" office:value-type="float" office:value="71.9302759170532" calcext:value-type="float">
            <text:p>71.9302759170532</text:p>
          </table:table-cell>
          <table:table-cell office:value-type="float" office:value="0.81182599067688" calcext:value-type="float">
            <text:p>0.8118259906768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3" calcext:value-type="float">
            <text:p>143</text:p>
          </table:table-cell>
          <table:table-cell office:value-type="float" office:value="1.39209794998169" calcext:value-type="float">
            <text:p>1.39209794998169</text:p>
          </table:table-cell>
          <table:table-cell table:formula="of:=[.C145]+[.A145]" office:value-type="float" office:value="72.9398226737976" calcext:value-type="float">
            <text:p>72.9398226737976</text:p>
          </table:table-cell>
          <table:table-cell office:value-type="string" calcext:value-type="string">
            <text:p>NA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4" calcext:value-type="float">
            <text:p>144</text:p>
          </table:table-cell>
          <table:table-cell office:value-type="float" office:value="0.450021982192993" calcext:value-type="float">
            <text:p>0.450021982192993</text:p>
          </table:table-cell>
          <table:table-cell table:formula="of:=[.C146]+[.A146]" office:value-type="float" office:value="71.9977467060089" calcext:value-type="float">
            <text:p>71.9977467060089</text:p>
          </table:table-cell>
          <table:table-cell office:value-type="float" office:value="0.903420209884644" calcext:value-type="float">
            <text:p>0.90342020988464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5" calcext:value-type="float">
            <text:p>145</text:p>
          </table:table-cell>
          <table:table-cell office:value-type="float" office:value="0.371202945709229" calcext:value-type="float">
            <text:p>0.371202945709229</text:p>
          </table:table-cell>
          <table:table-cell table:formula="of:=[.C147]+[.A147]" office:value-type="float" office:value="71.9189276695251" calcext:value-type="float">
            <text:p>71.9189276695251</text:p>
          </table:table-cell>
          <table:table-cell office:value-type="float" office:value="0.660093307495117" calcext:value-type="float">
            <text:p>0.6600933074951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6" calcext:value-type="float">
            <text:p>146</text:p>
          </table:table-cell>
          <table:table-cell office:value-type="float" office:value="0.363835334777832" calcext:value-type="float">
            <text:p>0.363835334777832</text:p>
          </table:table-cell>
          <table:table-cell table:formula="of:=[.C148]+[.A148]" office:value-type="float" office:value="71.9115600585937" calcext:value-type="float">
            <text:p>71.9115600585937</text:p>
          </table:table-cell>
          <table:table-cell office:value-type="float" office:value="0.661954402923584" calcext:value-type="float">
            <text:p>0.66195440292358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7" calcext:value-type="float">
            <text:p>147</text:p>
          </table:table-cell>
          <table:table-cell office:value-type="float" office:value="0.3501877784729" calcext:value-type="float">
            <text:p>0.3501877784729</text:p>
          </table:table-cell>
          <table:table-cell table:formula="of:=[.C149]+[.A149]" office:value-type="float" office:value="71.8979125022888" calcext:value-type="float">
            <text:p>71.8979125022888</text:p>
          </table:table-cell>
          <table:table-cell office:value-type="float" office:value="0.726278781890869" calcext:value-type="float">
            <text:p>0.72627878189086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8" calcext:value-type="float">
            <text:p>148</text:p>
          </table:table-cell>
          <table:table-cell office:value-type="float" office:value="0.43792724609375" calcext:value-type="float">
            <text:p>0.43792724609375</text:p>
          </table:table-cell>
          <table:table-cell table:formula="of:=[.C150]+[.A150]" office:value-type="float" office:value="71.9856519699097" calcext:value-type="float">
            <text:p>71.9856519699097</text:p>
          </table:table-cell>
          <table:table-cell office:value-type="float" office:value="1.81172728538513" calcext:value-type="float">
            <text:p>1.8117272853851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9" calcext:value-type="float">
            <text:p>149</text:p>
          </table:table-cell>
          <table:table-cell office:value-type="float" office:value="1.49139380455017" calcext:value-type="float">
            <text:p>1.49139380455017</text:p>
          </table:table-cell>
          <table:table-cell table:formula="of:=[.C151]+[.A151]" office:value-type="float" office:value="73.0391185283661" calcext:value-type="float">
            <text:p>73.0391185283661</text:p>
          </table:table-cell>
          <table:table-cell office:value-type="string" calcext:value-type="string">
            <text:p>NA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0" calcext:value-type="float">
            <text:p>150</text:p>
          </table:table-cell>
          <table:table-cell office:value-type="float" office:value="0.389660120010376" calcext:value-type="float">
            <text:p>0.389660120010376</text:p>
          </table:table-cell>
          <table:table-cell table:formula="of:=[.C152]+[.A152]" office:value-type="float" office:value="71.9373848438263" calcext:value-type="float">
            <text:p>71.9373848438263</text:p>
          </table:table-cell>
          <table:table-cell office:value-type="float" office:value="0.648407459259033" calcext:value-type="float">
            <text:p>0.6484074592590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1" calcext:value-type="float">
            <text:p>151</text:p>
          </table:table-cell>
          <table:table-cell office:value-type="float" office:value="1.55526089668274" calcext:value-type="float">
            <text:p>1.55526089668274</text:p>
          </table:table-cell>
          <table:table-cell table:formula="of:=[.C153]+[.A153]" office:value-type="float" office:value="73.1029856204986" calcext:value-type="float">
            <text:p>73.1029856204986</text:p>
          </table:table-cell>
          <table:table-cell office:value-type="string" calcext:value-type="string">
            <text:p>NA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2" calcext:value-type="float">
            <text:p>152</text:p>
          </table:table-cell>
          <table:table-cell office:value-type="float" office:value="0.48345947265625" calcext:value-type="float">
            <text:p>0.48345947265625</text:p>
          </table:table-cell>
          <table:table-cell table:formula="of:=[.C154]+[.A154]" office:value-type="float" office:value="72.0311841964722" calcext:value-type="float">
            <text:p>72.0311841964722</text:p>
          </table:table-cell>
          <table:table-cell office:value-type="float" office:value="1.69324922561646" calcext:value-type="float">
            <text:p>1.6932492256164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3" calcext:value-type="float">
            <text:p>153</text:p>
          </table:table-cell>
          <table:table-cell office:value-type="float" office:value="0.381753206253052" calcext:value-type="float">
            <text:p>0.381753206253052</text:p>
          </table:table-cell>
          <table:table-cell table:formula="of:=[.C155]+[.A155]" office:value-type="float" office:value="71.929477930069" calcext:value-type="float">
            <text:p>71.929477930069</text:p>
          </table:table-cell>
          <table:table-cell office:value-type="float" office:value="0.602553844451904" calcext:value-type="float">
            <text:p>0.6025538444519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4" calcext:value-type="float">
            <text:p>154</text:p>
          </table:table-cell>
          <table:table-cell office:value-type="float" office:value="1.10304427146912" calcext:value-type="float">
            <text:p>1.10304427146912</text:p>
          </table:table-cell>
          <table:table-cell table:formula="of:=[.C156]+[.A156]" office:value-type="float" office:value="72.650768995285" calcext:value-type="float">
            <text:p>72.650768995285</text:p>
          </table:table-cell>
          <table:table-cell office:value-type="string" calcext:value-type="string">
            <text:p>NA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5" calcext:value-type="float">
            <text:p>155</text:p>
          </table:table-cell>
          <table:table-cell office:value-type="float" office:value="2.22115778923035" calcext:value-type="float">
            <text:p>2.22115778923035</text:p>
          </table:table-cell>
          <table:table-cell table:formula="of:=[.C157]+[.A157]" office:value-type="float" office:value="73.7688825130463" calcext:value-type="float">
            <text:p>73.7688825130463</text:p>
          </table:table-cell>
          <table:table-cell office:value-type="string" calcext:value-type="string">
            <text:p>NA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6" calcext:value-type="float">
            <text:p>156</text:p>
          </table:table-cell>
          <table:table-cell office:value-type="float" office:value="0.934456586837769" calcext:value-type="float">
            <text:p>0.934456586837769</text:p>
          </table:table-cell>
          <table:table-cell table:formula="of:=[.C158]+[.A158]" office:value-type="float" office:value="72.4821813106537" calcext:value-type="float">
            <text:p>72.4821813106537</text:p>
          </table:table-cell>
          <table:table-cell office:value-type="string" calcext:value-type="string">
            <text:p>NA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7" calcext:value-type="float">
            <text:p>157</text:p>
          </table:table-cell>
          <table:table-cell office:value-type="float" office:value="0.38093638420105" calcext:value-type="float">
            <text:p>0.38093638420105</text:p>
          </table:table-cell>
          <table:table-cell table:formula="of:=[.C159]+[.A159]" office:value-type="float" office:value="71.928661108017" calcext:value-type="float">
            <text:p>71.928661108017</text:p>
          </table:table-cell>
          <table:table-cell office:value-type="float" office:value="0.636481761932373" calcext:value-type="float">
            <text:p>0.63648176193237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8" calcext:value-type="float">
            <text:p>158</text:p>
          </table:table-cell>
          <table:table-cell office:value-type="float" office:value="0.330137729644775" calcext:value-type="float">
            <text:p>0.330137729644775</text:p>
          </table:table-cell>
          <table:table-cell table:formula="of:=[.C160]+[.A160]" office:value-type="float" office:value="71.8778624534607" calcext:value-type="float">
            <text:p>71.8778624534607</text:p>
          </table:table-cell>
          <table:table-cell office:value-type="float" office:value="0.479078769683838" calcext:value-type="float">
            <text:p>0.4790787696838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9" calcext:value-type="float">
            <text:p>159</text:p>
          </table:table-cell>
          <table:table-cell office:value-type="float" office:value="0.407358407974243" calcext:value-type="float">
            <text:p>0.407358407974243</text:p>
          </table:table-cell>
          <table:table-cell table:formula="of:=[.C161]+[.A161]" office:value-type="float" office:value="71.9550831317902" calcext:value-type="float">
            <text:p>71.9550831317902</text:p>
          </table:table-cell>
          <table:table-cell office:value-type="float" office:value="0.784379720687866" calcext:value-type="float">
            <text:p>0.78437972068786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0" calcext:value-type="float">
            <text:p>160</text:p>
          </table:table-cell>
          <table:table-cell office:value-type="float" office:value="0.343003988265991" calcext:value-type="float">
            <text:p>0.343003988265991</text:p>
          </table:table-cell>
          <table:table-cell table:formula="of:=[.C162]+[.A162]" office:value-type="float" office:value="71.8907287120819" calcext:value-type="float">
            <text:p>71.8907287120819</text:p>
          </table:table-cell>
          <table:table-cell office:value-type="float" office:value="0.620772361755371" calcext:value-type="float">
            <text:p>0.6207723617553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1" calcext:value-type="float">
            <text:p>161</text:p>
          </table:table-cell>
          <table:table-cell office:value-type="float" office:value="0.377509117126465" calcext:value-type="float">
            <text:p>0.377509117126465</text:p>
          </table:table-cell>
          <table:table-cell table:formula="of:=[.C163]+[.A163]" office:value-type="float" office:value="71.9252338409424" calcext:value-type="float">
            <text:p>71.9252338409424</text:p>
          </table:table-cell>
          <table:table-cell office:value-type="float" office:value="0.762428283691406" calcext:value-type="float">
            <text:p>0.76242828369140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2" calcext:value-type="float">
            <text:p>162</text:p>
          </table:table-cell>
          <table:table-cell office:value-type="float" office:value="1.21336817741394" calcext:value-type="float">
            <text:p>1.21336817741394</text:p>
          </table:table-cell>
          <table:table-cell table:formula="of:=[.C164]+[.A164]" office:value-type="float" office:value="72.7610929012298" calcext:value-type="float">
            <text:p>72.7610929012298</text:p>
          </table:table-cell>
          <table:table-cell office:value-type="string" calcext:value-type="string">
            <text:p>NA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3" calcext:value-type="float">
            <text:p>163</text:p>
          </table:table-cell>
          <table:table-cell office:value-type="float" office:value="0.493092060089111" calcext:value-type="float">
            <text:p>0.493092060089111</text:p>
          </table:table-cell>
          <table:table-cell table:formula="of:=[.C165]+[.A165]" office:value-type="float" office:value="72.040816783905" calcext:value-type="float">
            <text:p>72.040816783905</text:p>
          </table:table-cell>
          <table:table-cell office:value-type="float" office:value="1.37875390052795" calcext:value-type="float">
            <text:p>1.3787539005279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4" calcext:value-type="float">
            <text:p>164</text:p>
          </table:table-cell>
          <table:table-cell office:value-type="float" office:value="0.255151033401489" calcext:value-type="float">
            <text:p>0.255151033401489</text:p>
          </table:table-cell>
          <table:table-cell table:formula="of:=[.C166]+[.A166]" office:value-type="float" office:value="71.8028757572174" calcext:value-type="float">
            <text:p>71.8028757572174</text:p>
          </table:table-cell>
          <table:table-cell office:value-type="float" office:value="0.434448719024658" calcext:value-type="float">
            <text:p>0.434448719024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5" calcext:value-type="float">
            <text:p>165</text:p>
          </table:table-cell>
          <table:table-cell office:value-type="float" office:value="0.40096116065979" calcext:value-type="float">
            <text:p>0.40096116065979</text:p>
          </table:table-cell>
          <table:table-cell table:formula="of:=[.C167]+[.A167]" office:value-type="float" office:value="71.9486858844757" calcext:value-type="float">
            <text:p>71.9486858844757</text:p>
          </table:table-cell>
          <table:table-cell office:value-type="float" office:value="0.961803674697876" calcext:value-type="float">
            <text:p>0.96180367469787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6" calcext:value-type="float">
            <text:p>166</text:p>
          </table:table-cell>
          <table:table-cell office:value-type="float" office:value="0.347608804702759" calcext:value-type="float">
            <text:p>0.347608804702759</text:p>
          </table:table-cell>
          <table:table-cell table:formula="of:=[.C168]+[.A168]" office:value-type="float" office:value="71.8953335285187" calcext:value-type="float">
            <text:p>71.8953335285187</text:p>
          </table:table-cell>
          <table:table-cell office:value-type="float" office:value="0.676118612289429" calcext:value-type="float">
            <text:p>0.67611861228942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7" calcext:value-type="float">
            <text:p>167</text:p>
          </table:table-cell>
          <table:table-cell office:value-type="float" office:value="0.329732656478882" calcext:value-type="float">
            <text:p>0.329732656478882</text:p>
          </table:table-cell>
          <table:table-cell table:formula="of:=[.C169]+[.A169]" office:value-type="float" office:value="71.8774573802948" calcext:value-type="float">
            <text:p>71.8774573802948</text:p>
          </table:table-cell>
          <table:table-cell office:value-type="float" office:value="0.609957695007324" calcext:value-type="float">
            <text:p>0.6099576950073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8" calcext:value-type="float">
            <text:p>168</text:p>
          </table:table-cell>
          <table:table-cell office:value-type="float" office:value="0.407639026641846" calcext:value-type="float">
            <text:p>0.407639026641846</text:p>
          </table:table-cell>
          <table:table-cell table:formula="of:=[.C170]+[.A170]" office:value-type="float" office:value="71.9553637504578" calcext:value-type="float">
            <text:p>71.9553637504578</text:p>
          </table:table-cell>
          <table:table-cell office:value-type="float" office:value="0.711719751358032" calcext:value-type="float">
            <text:p>0.7117197513580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9" calcext:value-type="float">
            <text:p>169</text:p>
          </table:table-cell>
          <table:table-cell office:value-type="float" office:value="0.383611917495728" calcext:value-type="float">
            <text:p>0.383611917495728</text:p>
          </table:table-cell>
          <table:table-cell table:formula="of:=[.C171]+[.A171]" office:value-type="float" office:value="71.9313366413116" calcext:value-type="float">
            <text:p>71.9313366413116</text:p>
          </table:table-cell>
          <table:table-cell office:value-type="float" office:value="0.701239585876465" calcext:value-type="float">
            <text:p>0.70123958587646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0" calcext:value-type="float">
            <text:p>170</text:p>
          </table:table-cell>
          <table:table-cell office:value-type="float" office:value="0.289574146270752" calcext:value-type="float">
            <text:p>0.289574146270752</text:p>
          </table:table-cell>
          <table:table-cell table:formula="of:=[.C172]+[.A172]" office:value-type="float" office:value="71.8372988700867" calcext:value-type="float">
            <text:p>71.8372988700867</text:p>
          </table:table-cell>
          <table:table-cell office:value-type="float" office:value="0.438667058944702" calcext:value-type="float">
            <text:p>0.438667058944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1" calcext:value-type="float">
            <text:p>171</text:p>
          </table:table-cell>
          <table:table-cell office:value-type="float" office:value="0.466924428939819" calcext:value-type="float">
            <text:p>0.466924428939819</text:p>
          </table:table-cell>
          <table:table-cell table:formula="of:=[.C173]+[.A173]" office:value-type="float" office:value="72.0146491527557" calcext:value-type="float">
            <text:p>72.0146491527557</text:p>
          </table:table-cell>
          <table:table-cell office:value-type="float" office:value="2.05981421470642" calcext:value-type="float">
            <text:p>2.0598142147064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2" calcext:value-type="float">
            <text:p>172</text:p>
          </table:table-cell>
          <table:table-cell office:value-type="float" office:value="1.63044786453247" calcext:value-type="float">
            <text:p>1.63044786453247</text:p>
          </table:table-cell>
          <table:table-cell table:formula="of:=[.C174]+[.A174]" office:value-type="float" office:value="73.1781725883484" calcext:value-type="float">
            <text:p>73.1781725883484</text:p>
          </table:table-cell>
          <table:table-cell office:value-type="string" calcext:value-type="string">
            <text:p>NA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3" calcext:value-type="float">
            <text:p>173</text:p>
          </table:table-cell>
          <table:table-cell office:value-type="float" office:value="0.527086734771729" calcext:value-type="float">
            <text:p>0.527086734771729</text:p>
          </table:table-cell>
          <table:table-cell table:formula="of:=[.C175]+[.A175]" office:value-type="float" office:value="72.0748114585876" calcext:value-type="float">
            <text:p>72.0748114585876</text:p>
          </table:table-cell>
          <table:table-cell office:value-type="float" office:value="1.47701120376587" calcext:value-type="float">
            <text:p>1.4770112037658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4" calcext:value-type="float">
            <text:p>174</text:p>
          </table:table-cell>
          <table:table-cell office:value-type="float" office:value="0.519761562347412" calcext:value-type="float">
            <text:p>0.519761562347412</text:p>
          </table:table-cell>
          <table:table-cell table:formula="of:=[.C176]+[.A176]" office:value-type="float" office:value="72.0674862861633" calcext:value-type="float">
            <text:p>72.0674862861633</text:p>
          </table:table-cell>
          <table:table-cell office:value-type="float" office:value="1.82008194923401" calcext:value-type="float">
            <text:p>1.8200819492340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5" calcext:value-type="float">
            <text:p>175</text:p>
          </table:table-cell>
          <table:table-cell office:value-type="float" office:value="1.30764651298523" calcext:value-type="float">
            <text:p>1.30764651298523</text:p>
          </table:table-cell>
          <table:table-cell table:formula="of:=[.C177]+[.A177]" office:value-type="float" office:value="72.8553712368011" calcext:value-type="float">
            <text:p>72.8553712368011</text:p>
          </table:table-cell>
          <table:table-cell office:value-type="string" calcext:value-type="string">
            <text:p>NA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6" calcext:value-type="float">
            <text:p>176</text:p>
          </table:table-cell>
          <table:table-cell office:value-type="float" office:value="0.496694564819336" calcext:value-type="float">
            <text:p>0.496694564819336</text:p>
          </table:table-cell>
          <table:table-cell table:formula="of:=[.C178]+[.A178]" office:value-type="float" office:value="72.0444192886352" calcext:value-type="float">
            <text:p>72.0444192886352</text:p>
          </table:table-cell>
          <table:table-cell office:value-type="float" office:value="2.64394187927246" calcext:value-type="float">
            <text:p>2.6439418792724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7" calcext:value-type="float">
            <text:p>177</text:p>
          </table:table-cell>
          <table:table-cell office:value-type="float" office:value="0.408603429794312" calcext:value-type="float">
            <text:p>0.408603429794312</text:p>
          </table:table-cell>
          <table:table-cell table:formula="of:=[.C179]+[.A179]" office:value-type="float" office:value="71.9563281536102" calcext:value-type="float">
            <text:p>71.9563281536102</text:p>
          </table:table-cell>
          <table:table-cell office:value-type="float" office:value="1.01191997528076" calcext:value-type="float">
            <text:p>1.0119199752807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8" calcext:value-type="float">
            <text:p>178</text:p>
          </table:table-cell>
          <table:table-cell office:value-type="float" office:value="0.325504541397095" calcext:value-type="float">
            <text:p>0.325504541397095</text:p>
          </table:table-cell>
          <table:table-cell table:formula="of:=[.C180]+[.A180]" office:value-type="float" office:value="71.873229265213" calcext:value-type="float">
            <text:p>71.873229265213</text:p>
          </table:table-cell>
          <table:table-cell office:value-type="float" office:value="0.531856298446655" calcext:value-type="float">
            <text:p>0.5318562984466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9" calcext:value-type="float">
            <text:p>179</text:p>
          </table:table-cell>
          <table:table-cell office:value-type="float" office:value="0.269016265869141" calcext:value-type="float">
            <text:p>0.269016265869141</text:p>
          </table:table-cell>
          <table:table-cell table:formula="of:=[.C181]+[.A181]" office:value-type="float" office:value="71.816740989685" calcext:value-type="float">
            <text:p>71.816740989685</text:p>
          </table:table-cell>
          <table:table-cell office:value-type="float" office:value="0.445629119873047" calcext:value-type="float">
            <text:p>0.445629119873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0" calcext:value-type="float">
            <text:p>180</text:p>
          </table:table-cell>
          <table:table-cell office:value-type="float" office:value="0.376830101013184" calcext:value-type="float">
            <text:p>0.376830101013184</text:p>
          </table:table-cell>
          <table:table-cell table:formula="of:=[.C182]+[.A182]" office:value-type="float" office:value="71.9245548248291" calcext:value-type="float">
            <text:p>71.9245548248291</text:p>
          </table:table-cell>
          <table:table-cell office:value-type="float" office:value="0.958696365356445" calcext:value-type="float">
            <text:p>0.9586963653564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1" calcext:value-type="float">
            <text:p>181</text:p>
          </table:table-cell>
          <table:table-cell office:value-type="float" office:value="0.350204706192017" calcext:value-type="float">
            <text:p>0.350204706192017</text:p>
          </table:table-cell>
          <table:table-cell table:formula="of:=[.C183]+[.A183]" office:value-type="float" office:value="71.8979294300079" calcext:value-type="float">
            <text:p>71.8979294300079</text:p>
          </table:table-cell>
          <table:table-cell office:value-type="float" office:value="0.659747362136841" calcext:value-type="float">
            <text:p>0.6597473621368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2" calcext:value-type="float">
            <text:p>182</text:p>
          </table:table-cell>
          <table:table-cell office:value-type="float" office:value="1.53407073020935" calcext:value-type="float">
            <text:p>1.53407073020935</text:p>
          </table:table-cell>
          <table:table-cell table:formula="of:=[.C184]+[.A184]" office:value-type="float" office:value="73.0817954540253" calcext:value-type="float">
            <text:p>73.0817954540253</text:p>
          </table:table-cell>
          <table:table-cell office:value-type="string" calcext:value-type="string">
            <text:p>NA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3" calcext:value-type="float">
            <text:p>183</text:p>
          </table:table-cell>
          <table:table-cell office:value-type="float" office:value="0.27488374710083" calcext:value-type="float">
            <text:p>0.27488374710083</text:p>
          </table:table-cell>
          <table:table-cell table:formula="of:=[.C185]+[.A185]" office:value-type="float" office:value="71.8226084709167" calcext:value-type="float">
            <text:p>71.8226084709167</text:p>
          </table:table-cell>
          <table:table-cell office:value-type="float" office:value="0.437762975692749" calcext:value-type="float">
            <text:p>0.437762975692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4" calcext:value-type="float">
            <text:p>184</text:p>
          </table:table-cell>
          <table:table-cell office:value-type="float" office:value="0.481914520263672" calcext:value-type="float">
            <text:p>0.481914520263672</text:p>
          </table:table-cell>
          <table:table-cell table:formula="of:=[.C186]+[.A186]" office:value-type="float" office:value="72.0296392440796" calcext:value-type="float">
            <text:p>72.0296392440796</text:p>
          </table:table-cell>
          <table:table-cell office:value-type="float" office:value="1.84997510910034" calcext:value-type="float">
            <text:p>1.8499751091003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5" calcext:value-type="float">
            <text:p>185</text:p>
          </table:table-cell>
          <table:table-cell office:value-type="float" office:value="0.393999099731445" calcext:value-type="float">
            <text:p>0.393999099731445</text:p>
          </table:table-cell>
          <table:table-cell table:formula="of:=[.C187]+[.A187]" office:value-type="float" office:value="71.9417238235474" calcext:value-type="float">
            <text:p>71.9417238235474</text:p>
          </table:table-cell>
          <table:table-cell office:value-type="float" office:value="0.753493785858154" calcext:value-type="float">
            <text:p>0.75349378585815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6" calcext:value-type="float">
            <text:p>186</text:p>
          </table:table-cell>
          <table:table-cell office:value-type="float" office:value="0.347293376922607" calcext:value-type="float">
            <text:p>0.347293376922607</text:p>
          </table:table-cell>
          <table:table-cell table:formula="of:=[.C188]+[.A188]" office:value-type="float" office:value="71.8950181007385" calcext:value-type="float">
            <text:p>71.8950181007385</text:p>
          </table:table-cell>
          <table:table-cell office:value-type="float" office:value="0.610795497894287" calcext:value-type="float">
            <text:p>0.6107954978942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7" calcext:value-type="float">
            <text:p>187</text:p>
          </table:table-cell>
          <table:table-cell office:value-type="float" office:value="0.392180442810059" calcext:value-type="float">
            <text:p>0.392180442810059</text:p>
          </table:table-cell>
          <table:table-cell table:formula="of:=[.C189]+[.A189]" office:value-type="float" office:value="71.939905166626" calcext:value-type="float">
            <text:p>71.939905166626</text:p>
          </table:table-cell>
          <table:table-cell office:value-type="float" office:value="0.960628509521484" calcext:value-type="float">
            <text:p>0.96062850952148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8" calcext:value-type="float">
            <text:p>188</text:p>
          </table:table-cell>
          <table:table-cell office:value-type="float" office:value="0.35174298286438" calcext:value-type="float">
            <text:p>0.35174298286438</text:p>
          </table:table-cell>
          <table:table-cell table:formula="of:=[.C190]+[.A190]" office:value-type="float" office:value="71.8994677066803" calcext:value-type="float">
            <text:p>71.8994677066803</text:p>
          </table:table-cell>
          <table:table-cell office:value-type="float" office:value="0.496798276901245" calcext:value-type="float">
            <text:p>0.4967982769012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9" calcext:value-type="float">
            <text:p>189</text:p>
          </table:table-cell>
          <table:table-cell office:value-type="float" office:value="0.333908081054688" calcext:value-type="float">
            <text:p>0.333908081054688</text:p>
          </table:table-cell>
          <table:table-cell table:formula="of:=[.C191]+[.A191]" office:value-type="float" office:value="71.8816328048706" calcext:value-type="float">
            <text:p>71.8816328048706</text:p>
          </table:table-cell>
          <table:table-cell office:value-type="float" office:value="0.594656705856323" calcext:value-type="float">
            <text:p>0.5946567058563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0" calcext:value-type="float">
            <text:p>190</text:p>
          </table:table-cell>
          <table:table-cell office:value-type="float" office:value="0.382348775863647" calcext:value-type="float">
            <text:p>0.382348775863647</text:p>
          </table:table-cell>
          <table:table-cell table:formula="of:=[.C192]+[.A192]" office:value-type="float" office:value="71.9300734996796" calcext:value-type="float">
            <text:p>71.9300734996796</text:p>
          </table:table-cell>
          <table:table-cell office:value-type="float" office:value="0.723877191543579" calcext:value-type="float">
            <text:p>0.72387719154357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1" calcext:value-type="float">
            <text:p>191</text:p>
          </table:table-cell>
          <table:table-cell office:value-type="float" office:value="0.384009838104248" calcext:value-type="float">
            <text:p>0.384009838104248</text:p>
          </table:table-cell>
          <table:table-cell table:formula="of:=[.C193]+[.A193]" office:value-type="float" office:value="71.9317345619202" calcext:value-type="float">
            <text:p>71.9317345619202</text:p>
          </table:table-cell>
          <table:table-cell office:value-type="float" office:value="0.678799390792847" calcext:value-type="float">
            <text:p>0.6787993907928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2" calcext:value-type="float">
            <text:p>192</text:p>
          </table:table-cell>
          <table:table-cell office:value-type="float" office:value="0.393347024917603" calcext:value-type="float">
            <text:p>0.393347024917603</text:p>
          </table:table-cell>
          <table:table-cell table:formula="of:=[.C194]+[.A194]" office:value-type="float" office:value="71.9410717487335" calcext:value-type="float">
            <text:p>71.9410717487335</text:p>
          </table:table-cell>
          <table:table-cell office:value-type="float" office:value="0.774538993835449" calcext:value-type="float">
            <text:p>0.77453899383544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3" calcext:value-type="float">
            <text:p>193</text:p>
          </table:table-cell>
          <table:table-cell office:value-type="float" office:value="0.386865854263306" calcext:value-type="float">
            <text:p>0.386865854263306</text:p>
          </table:table-cell>
          <table:table-cell table:formula="of:=[.C195]+[.A195]" office:value-type="float" office:value="71.9345905780792" calcext:value-type="float">
            <text:p>71.9345905780792</text:p>
          </table:table-cell>
          <table:table-cell office:value-type="float" office:value="1.08363223075867" calcext:value-type="float">
            <text:p>1.0836322307586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4" calcext:value-type="float">
            <text:p>194</text:p>
          </table:table-cell>
          <table:table-cell office:value-type="float" office:value="3.53312921524048" calcext:value-type="float">
            <text:p>3.53312921524048</text:p>
          </table:table-cell>
          <table:table-cell table:formula="of:=[.C196]+[.A196]" office:value-type="float" office:value="75.0808539390564" calcext:value-type="float">
            <text:p>75.0808539390564</text:p>
          </table:table-cell>
          <table:table-cell office:value-type="string" calcext:value-type="string">
            <text:p>NA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5" calcext:value-type="float">
            <text:p>195</text:p>
          </table:table-cell>
          <table:table-cell office:value-type="float" office:value="0.366096258163452" calcext:value-type="float">
            <text:p>0.366096258163452</text:p>
          </table:table-cell>
          <table:table-cell table:formula="of:=[.C197]+[.A197]" office:value-type="float" office:value="71.9138209819794" calcext:value-type="float">
            <text:p>71.9138209819794</text:p>
          </table:table-cell>
          <table:table-cell office:value-type="float" office:value="0.49064826965332" calcext:value-type="float">
            <text:p>0.490648269653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6" calcext:value-type="float">
            <text:p>196</text:p>
          </table:table-cell>
          <table:table-cell office:value-type="float" office:value="0.34887433052063" calcext:value-type="float">
            <text:p>0.34887433052063</text:p>
          </table:table-cell>
          <table:table-cell table:formula="of:=[.C198]+[.A198]" office:value-type="float" office:value="71.8965990543365" calcext:value-type="float">
            <text:p>71.8965990543365</text:p>
          </table:table-cell>
          <table:table-cell office:value-type="float" office:value="0.636160612106323" calcext:value-type="float">
            <text:p>0.6361606121063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7" calcext:value-type="float">
            <text:p>197</text:p>
          </table:table-cell>
          <table:table-cell office:value-type="float" office:value="0.382246255874634" calcext:value-type="float">
            <text:p>0.382246255874634</text:p>
          </table:table-cell>
          <table:table-cell table:formula="of:=[.C199]+[.A199]" office:value-type="float" office:value="71.9299709796905" calcext:value-type="float">
            <text:p>71.9299709796905</text:p>
          </table:table-cell>
          <table:table-cell office:value-type="float" office:value="0.65460729598999" calcext:value-type="float">
            <text:p>0.654607295989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8" calcext:value-type="float">
            <text:p>198</text:p>
          </table:table-cell>
          <table:table-cell office:value-type="float" office:value="0.358861923217773" calcext:value-type="float">
            <text:p>0.358861923217773</text:p>
          </table:table-cell>
          <table:table-cell table:formula="of:=[.C200]+[.A200]" office:value-type="float" office:value="71.9065866470337" calcext:value-type="float">
            <text:p>71.9065866470337</text:p>
          </table:table-cell>
          <table:table-cell office:value-type="float" office:value="0.63570237159729" calcext:value-type="float">
            <text:p>0.6357023715972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9" calcext:value-type="float">
            <text:p>199</text:p>
          </table:table-cell>
          <table:table-cell office:value-type="float" office:value="0.340598821640015" calcext:value-type="float">
            <text:p>0.340598821640015</text:p>
          </table:table-cell>
          <table:table-cell table:formula="of:=[.C201]+[.A201]" office:value-type="float" office:value="71.8883235454559" calcext:value-type="float">
            <text:p>71.8883235454559</text:p>
          </table:table-cell>
          <table:table-cell office:value-type="float" office:value="0.481032371520996" calcext:value-type="float">
            <text:p>0.4810323715209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0" calcext:value-type="float">
            <text:p>200</text:p>
          </table:table-cell>
          <table:table-cell office:value-type="float" office:value="0.381456613540649" calcext:value-type="float">
            <text:p>0.381456613540649</text:p>
          </table:table-cell>
          <table:table-cell table:formula="of:=[.C202]+[.A202]" office:value-type="float" office:value="71.9291813373566" calcext:value-type="float">
            <text:p>71.9291813373566</text:p>
          </table:table-cell>
          <table:table-cell office:value-type="float" office:value="0.648143529891968" calcext:value-type="float">
            <text:p>0.64814352989196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1" calcext:value-type="float">
            <text:p>201</text:p>
          </table:table-cell>
          <table:table-cell office:value-type="float" office:value="1.20753479003906" calcext:value-type="float">
            <text:p>1.20753479003906</text:p>
          </table:table-cell>
          <table:table-cell table:formula="of:=[.C203]+[.A203]" office:value-type="float" office:value="72.755259513855" calcext:value-type="float">
            <text:p>72.755259513855</text:p>
          </table:table-cell>
          <table:table-cell office:value-type="string" calcext:value-type="string">
            <text:p>NA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2" calcext:value-type="float">
            <text:p>202</text:p>
          </table:table-cell>
          <table:table-cell office:value-type="float" office:value="0.407442808151245" calcext:value-type="float">
            <text:p>0.407442808151245</text:p>
          </table:table-cell>
          <table:table-cell table:formula="of:=[.C204]+[.A204]" office:value-type="float" office:value="71.9551675319672" calcext:value-type="float">
            <text:p>71.9551675319672</text:p>
          </table:table-cell>
          <table:table-cell office:value-type="float" office:value="0.80501651763916" calcext:value-type="float">
            <text:p>0.8050165176391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3" calcext:value-type="float">
            <text:p>203</text:p>
          </table:table-cell>
          <table:table-cell office:value-type="float" office:value="0.356817007064819" calcext:value-type="float">
            <text:p>0.356817007064819</text:p>
          </table:table-cell>
          <table:table-cell table:formula="of:=[.C205]+[.A205]" office:value-type="float" office:value="71.9045417308807" calcext:value-type="float">
            <text:p>71.9045417308807</text:p>
          </table:table-cell>
          <table:table-cell office:value-type="float" office:value="0.569206714630127" calcext:value-type="float">
            <text:p>0.5692067146301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4" calcext:value-type="float">
            <text:p>204</text:p>
          </table:table-cell>
          <table:table-cell office:value-type="float" office:value="0.267952919006348" calcext:value-type="float">
            <text:p>0.267952919006348</text:p>
          </table:table-cell>
          <table:table-cell table:formula="of:=[.C206]+[.A206]" office:value-type="float" office:value="71.8156776428223" calcext:value-type="float">
            <text:p>71.8156776428223</text:p>
          </table:table-cell>
          <table:table-cell office:value-type="float" office:value="0.436756372451782" calcext:value-type="float">
            <text:p>0.436756372451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5" calcext:value-type="float">
            <text:p>205</text:p>
          </table:table-cell>
          <table:table-cell office:value-type="float" office:value="0.254621982574463" calcext:value-type="float">
            <text:p>0.254621982574463</text:p>
          </table:table-cell>
          <table:table-cell table:formula="of:=[.C207]+[.A207]" office:value-type="float" office:value="71.8023467063904" calcext:value-type="float">
            <text:p>71.8023467063904</text:p>
          </table:table-cell>
          <table:table-cell office:value-type="float" office:value="0.437556028366089" calcext:value-type="float">
            <text:p>0.437556028366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6" calcext:value-type="float">
            <text:p>206</text:p>
          </table:table-cell>
          <table:table-cell office:value-type="float" office:value="0.410018920898438" calcext:value-type="float">
            <text:p>0.410018920898438</text:p>
          </table:table-cell>
          <table:table-cell table:formula="of:=[.C208]+[.A208]" office:value-type="float" office:value="71.9577436447143" calcext:value-type="float">
            <text:p>71.9577436447143</text:p>
          </table:table-cell>
          <table:table-cell office:value-type="float" office:value="0.901020765304565" calcext:value-type="float">
            <text:p>0.90102076530456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7" calcext:value-type="float">
            <text:p>207</text:p>
          </table:table-cell>
          <table:table-cell office:value-type="float" office:value="0.569075345993042" calcext:value-type="float">
            <text:p>0.569075345993042</text:p>
          </table:table-cell>
          <table:table-cell table:formula="of:=[.C209]+[.A209]" office:value-type="float" office:value="72.116800069809" calcext:value-type="float">
            <text:p>72.116800069809</text:p>
          </table:table-cell>
          <table:table-cell office:value-type="float" office:value="2.30780386924744" calcext:value-type="float">
            <text:p>2.3078038692474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8" calcext:value-type="float">
            <text:p>208</text:p>
          </table:table-cell>
          <table:table-cell office:value-type="float" office:value="0.358380317687988" calcext:value-type="float">
            <text:p>0.358380317687988</text:p>
          </table:table-cell>
          <table:table-cell table:formula="of:=[.C210]+[.A210]" office:value-type="float" office:value="71.9061050415039" calcext:value-type="float">
            <text:p>71.9061050415039</text:p>
          </table:table-cell>
          <table:table-cell office:value-type="float" office:value="0.617488622665405" calcext:value-type="float">
            <text:p>0.6174886226654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9" calcext:value-type="float">
            <text:p>209</text:p>
          </table:table-cell>
          <table:table-cell office:value-type="float" office:value="0.360434293746948" calcext:value-type="float">
            <text:p>0.360434293746948</text:p>
          </table:table-cell>
          <table:table-cell table:formula="of:=[.C211]+[.A211]" office:value-type="float" office:value="71.9081590175629" calcext:value-type="float">
            <text:p>71.9081590175629</text:p>
          </table:table-cell>
          <table:table-cell office:value-type="float" office:value="0.559821367263794" calcext:value-type="float">
            <text:p>0.55982136726379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0" calcext:value-type="float">
            <text:p>210</text:p>
          </table:table-cell>
          <table:table-cell office:value-type="float" office:value="0.409020185470581" calcext:value-type="float">
            <text:p>0.409020185470581</text:p>
          </table:table-cell>
          <table:table-cell table:formula="of:=[.C212]+[.A212]" office:value-type="float" office:value="71.9567449092865" calcext:value-type="float">
            <text:p>71.9567449092865</text:p>
          </table:table-cell>
          <table:table-cell office:value-type="float" office:value="1.00633645057678" calcext:value-type="float">
            <text:p>1.0063364505767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1" calcext:value-type="float">
            <text:p>211</text:p>
          </table:table-cell>
          <table:table-cell office:value-type="float" office:value="0.394762516021729" calcext:value-type="float">
            <text:p>0.394762516021729</text:p>
          </table:table-cell>
          <table:table-cell table:formula="of:=[.C213]+[.A213]" office:value-type="float" office:value="71.9424872398376" calcext:value-type="float">
            <text:p>71.9424872398376</text:p>
          </table:table-cell>
          <table:table-cell office:value-type="float" office:value="0.69155216217041" calcext:value-type="float">
            <text:p>0.6915521621704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2" calcext:value-type="float">
            <text:p>212</text:p>
          </table:table-cell>
          <table:table-cell office:value-type="float" office:value="0.252634286880493" calcext:value-type="float">
            <text:p>0.252634286880493</text:p>
          </table:table-cell>
          <table:table-cell table:formula="of:=[.C214]+[.A214]" office:value-type="float" office:value="71.8003590106964" calcext:value-type="float">
            <text:p>71.8003590106964</text:p>
          </table:table-cell>
          <table:table-cell office:value-type="float" office:value="0.423191070556641" calcext:value-type="float">
            <text:p>0.423191070556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3" calcext:value-type="float">
            <text:p>213</text:p>
          </table:table-cell>
          <table:table-cell office:value-type="float" office:value="1.2625572681427" calcext:value-type="float">
            <text:p>1.2625572681427</text:p>
          </table:table-cell>
          <table:table-cell table:formula="of:=[.C215]+[.A215]" office:value-type="float" office:value="72.8102819919586" calcext:value-type="float">
            <text:p>72.8102819919586</text:p>
          </table:table-cell>
          <table:table-cell office:value-type="string" calcext:value-type="string">
            <text:p>NA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4" calcext:value-type="float">
            <text:p>214</text:p>
          </table:table-cell>
          <table:table-cell office:value-type="float" office:value="0.647378444671631" calcext:value-type="float">
            <text:p>0.647378444671631</text:p>
          </table:table-cell>
          <table:table-cell table:formula="of:=[.C216]+[.A216]" office:value-type="float" office:value="72.1951031684875" calcext:value-type="float">
            <text:p>72.1951031684875</text:p>
          </table:table-cell>
          <table:table-cell office:value-type="float" office:value="2.28989291191101" calcext:value-type="float">
            <text:p>2.2898929119110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5" calcext:value-type="float">
            <text:p>215</text:p>
          </table:table-cell>
          <table:table-cell office:value-type="float" office:value="1.14508581161499" calcext:value-type="float">
            <text:p>1.14508581161499</text:p>
          </table:table-cell>
          <table:table-cell table:formula="of:=[.C217]+[.A217]" office:value-type="float" office:value="72.6928105354309" calcext:value-type="float">
            <text:p>72.6928105354309</text:p>
          </table:table-cell>
          <table:table-cell office:value-type="string" calcext:value-type="string">
            <text:p>NA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6" calcext:value-type="float">
            <text:p>216</text:p>
          </table:table-cell>
          <table:table-cell office:value-type="float" office:value="0.454900503158569" calcext:value-type="float">
            <text:p>0.454900503158569</text:p>
          </table:table-cell>
          <table:table-cell table:formula="of:=[.C218]+[.A218]" office:value-type="float" office:value="72.0026252269745" calcext:value-type="float">
            <text:p>72.0026252269745</text:p>
          </table:table-cell>
          <table:table-cell office:value-type="float" office:value="0.822410821914673" calcext:value-type="float">
            <text:p>0.82241082191467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7" calcext:value-type="float">
            <text:p>217</text:p>
          </table:table-cell>
          <table:table-cell office:value-type="float" office:value="0.365241765975952" calcext:value-type="float">
            <text:p>0.365241765975952</text:p>
          </table:table-cell>
          <table:table-cell table:formula="of:=[.C219]+[.A219]" office:value-type="float" office:value="71.9129664897919" calcext:value-type="float">
            <text:p>71.9129664897919</text:p>
          </table:table-cell>
          <table:table-cell office:value-type="float" office:value="0.615618228912354" calcext:value-type="float">
            <text:p>0.6156182289123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8" calcext:value-type="float">
            <text:p>218</text:p>
          </table:table-cell>
          <table:table-cell office:value-type="float" office:value="0.425210475921631" calcext:value-type="float">
            <text:p>0.425210475921631</text:p>
          </table:table-cell>
          <table:table-cell table:formula="of:=[.C220]+[.A220]" office:value-type="float" office:value="71.9729351997375" calcext:value-type="float">
            <text:p>71.9729351997375</text:p>
          </table:table-cell>
          <table:table-cell office:value-type="float" office:value="0.820594072341919" calcext:value-type="float">
            <text:p>0.82059407234191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9" calcext:value-type="float">
            <text:p>219</text:p>
          </table:table-cell>
          <table:table-cell office:value-type="float" office:value="0.343714714050293" calcext:value-type="float">
            <text:p>0.343714714050293</text:p>
          </table:table-cell>
          <table:table-cell table:formula="of:=[.C221]+[.A221]" office:value-type="float" office:value="71.8914394378662" calcext:value-type="float">
            <text:p>71.8914394378662</text:p>
          </table:table-cell>
          <table:table-cell office:value-type="float" office:value="0.627311944961548" calcext:value-type="float">
            <text:p>0.62731194496154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0" calcext:value-type="float">
            <text:p>220</text:p>
          </table:table-cell>
          <table:table-cell office:value-type="float" office:value="0.357834100723267" calcext:value-type="float">
            <text:p>0.357834100723267</text:p>
          </table:table-cell>
          <table:table-cell table:formula="of:=[.C222]+[.A222]" office:value-type="float" office:value="71.9055588245392" calcext:value-type="float">
            <text:p>71.9055588245392</text:p>
          </table:table-cell>
          <table:table-cell office:value-type="float" office:value="0.658870935440064" calcext:value-type="float">
            <text:p>0.6588709354400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1" calcext:value-type="float">
            <text:p>221</text:p>
          </table:table-cell>
          <table:table-cell office:value-type="float" office:value="1.72513294219971" calcext:value-type="float">
            <text:p>1.72513294219971</text:p>
          </table:table-cell>
          <table:table-cell table:formula="of:=[.C223]+[.A223]" office:value-type="float" office:value="73.2728576660156" calcext:value-type="float">
            <text:p>73.2728576660156</text:p>
          </table:table-cell>
          <table:table-cell office:value-type="string" calcext:value-type="string">
            <text:p>NA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2" calcext:value-type="float">
            <text:p>222</text:p>
          </table:table-cell>
          <table:table-cell office:value-type="float" office:value="0.27777886390686" calcext:value-type="float">
            <text:p>0.27777886390686</text:p>
          </table:table-cell>
          <table:table-cell table:formula="of:=[.C224]+[.A224]" office:value-type="float" office:value="71.8255035877228" calcext:value-type="float">
            <text:p>71.8255035877228</text:p>
          </table:table-cell>
          <table:table-cell office:value-type="float" office:value="0.443354606628418" calcext:value-type="float">
            <text:p>0.44335460662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3" calcext:value-type="float">
            <text:p>223</text:p>
          </table:table-cell>
          <table:table-cell office:value-type="float" office:value="1.27317953109741" calcext:value-type="float">
            <text:p>1.27317953109741</text:p>
          </table:table-cell>
          <table:table-cell table:formula="of:=[.C225]+[.A225]" office:value-type="float" office:value="72.8209042549133" calcext:value-type="float">
            <text:p>72.8209042549133</text:p>
          </table:table-cell>
          <table:table-cell office:value-type="string" calcext:value-type="string">
            <text:p>NA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4" calcext:value-type="float">
            <text:p>224</text:p>
          </table:table-cell>
          <table:table-cell office:value-type="float" office:value="0.408603668212891" calcext:value-type="float">
            <text:p>0.408603668212891</text:p>
          </table:table-cell>
          <table:table-cell table:formula="of:=[.C226]+[.A226]" office:value-type="float" office:value="71.9563283920288" calcext:value-type="float">
            <text:p>71.9563283920288</text:p>
          </table:table-cell>
          <table:table-cell office:value-type="float" office:value="1.05493092536926" calcext:value-type="float">
            <text:p>1.0549309253692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5" calcext:value-type="float">
            <text:p>225</text:p>
          </table:table-cell>
          <table:table-cell office:value-type="float" office:value="0.431993246078491" calcext:value-type="float">
            <text:p>0.431993246078491</text:p>
          </table:table-cell>
          <table:table-cell table:formula="of:=[.C227]+[.A227]" office:value-type="float" office:value="71.9797179698944" calcext:value-type="float">
            <text:p>71.9797179698944</text:p>
          </table:table-cell>
          <table:table-cell office:value-type="float" office:value="0.797864437103272" calcext:value-type="float">
            <text:p>0.79786443710327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6" calcext:value-type="float">
            <text:p>226</text:p>
          </table:table-cell>
          <table:table-cell office:value-type="float" office:value="0.43389105796814" calcext:value-type="float">
            <text:p>0.43389105796814</text:p>
          </table:table-cell>
          <table:table-cell table:formula="of:=[.C228]+[.A228]" office:value-type="float" office:value="71.981615781784" calcext:value-type="float">
            <text:p>71.981615781784</text:p>
          </table:table-cell>
          <table:table-cell office:value-type="float" office:value="0.823984622955322" calcext:value-type="float">
            <text:p>0.82398462295532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7" calcext:value-type="float">
            <text:p>227</text:p>
          </table:table-cell>
          <table:table-cell office:value-type="float" office:value="0.397459745407105" calcext:value-type="float">
            <text:p>0.397459745407105</text:p>
          </table:table-cell>
          <table:table-cell table:formula="of:=[.C229]+[.A229]" office:value-type="float" office:value="71.945184469223" calcext:value-type="float">
            <text:p>71.945184469223</text:p>
          </table:table-cell>
          <table:table-cell office:value-type="float" office:value="0.668719530105591" calcext:value-type="float">
            <text:p>0.66871953010559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8" calcext:value-type="float">
            <text:p>228</text:p>
          </table:table-cell>
          <table:table-cell office:value-type="float" office:value="0.331875562667847" calcext:value-type="float">
            <text:p>0.331875562667847</text:p>
          </table:table-cell>
          <table:table-cell table:formula="of:=[.C230]+[.A230]" office:value-type="float" office:value="71.8796002864838" calcext:value-type="float">
            <text:p>71.8796002864838</text:p>
          </table:table-cell>
          <table:table-cell office:value-type="float" office:value="0.4905104637146" calcext:value-type="float">
            <text:p>0.49051046371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9" calcext:value-type="float">
            <text:p>229</text:p>
          </table:table-cell>
          <table:table-cell office:value-type="float" office:value="0.456437826156616" calcext:value-type="float">
            <text:p>0.456437826156616</text:p>
          </table:table-cell>
          <table:table-cell table:formula="of:=[.C231]+[.A231]" office:value-type="float" office:value="72.0041625499725" calcext:value-type="float">
            <text:p>72.0041625499725</text:p>
          </table:table-cell>
          <table:table-cell office:value-type="float" office:value="1.23998236656189" calcext:value-type="float">
            <text:p>1.2399823665618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0" calcext:value-type="float">
            <text:p>230</text:p>
          </table:table-cell>
          <table:table-cell office:value-type="float" office:value="0.417549848556519" calcext:value-type="float">
            <text:p>0.417549848556519</text:p>
          </table:table-cell>
          <table:table-cell table:formula="of:=[.C232]+[.A232]" office:value-type="float" office:value="71.9652745723724" calcext:value-type="float">
            <text:p>71.9652745723724</text:p>
          </table:table-cell>
          <table:table-cell office:value-type="float" office:value="1.26981616020203" calcext:value-type="float">
            <text:p>1.2698161602020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1" calcext:value-type="float">
            <text:p>231</text:p>
          </table:table-cell>
          <table:table-cell office:value-type="float" office:value="0.366410970687866" calcext:value-type="float">
            <text:p>0.366410970687866</text:p>
          </table:table-cell>
          <table:table-cell table:formula="of:=[.C233]+[.A233]" office:value-type="float" office:value="71.9141356945038" calcext:value-type="float">
            <text:p>71.9141356945038</text:p>
          </table:table-cell>
          <table:table-cell office:value-type="float" office:value="0.617039442062378" calcext:value-type="float">
            <text:p>0.6170394420623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2" calcext:value-type="float">
            <text:p>232</text:p>
          </table:table-cell>
          <table:table-cell office:value-type="float" office:value="0.361798763275147" calcext:value-type="float">
            <text:p>0.361798763275147</text:p>
          </table:table-cell>
          <table:table-cell table:formula="of:=[.C234]+[.A234]" office:value-type="float" office:value="71.9095234870911" calcext:value-type="float">
            <text:p>71.9095234870911</text:p>
          </table:table-cell>
          <table:table-cell office:value-type="float" office:value="0.669824600219727" calcext:value-type="float">
            <text:p>0.6698246002197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3" calcext:value-type="float">
            <text:p>233</text:p>
          </table:table-cell>
          <table:table-cell office:value-type="float" office:value="0.363412380218506" calcext:value-type="float">
            <text:p>0.363412380218506</text:p>
          </table:table-cell>
          <table:table-cell table:formula="of:=[.C235]+[.A235]" office:value-type="float" office:value="71.9111371040344" calcext:value-type="float">
            <text:p>71.9111371040344</text:p>
          </table:table-cell>
          <table:table-cell office:value-type="float" office:value="0.679576873779297" calcext:value-type="float">
            <text:p>0.6795768737792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4" calcext:value-type="float">
            <text:p>234</text:p>
          </table:table-cell>
          <table:table-cell office:value-type="float" office:value="0.395064115524292" calcext:value-type="float">
            <text:p>0.395064115524292</text:p>
          </table:table-cell>
          <table:table-cell table:formula="of:=[.C236]+[.A236]" office:value-type="float" office:value="71.9427888393402" calcext:value-type="float">
            <text:p>71.9427888393402</text:p>
          </table:table-cell>
          <table:table-cell office:value-type="float" office:value="1.66456627845764" calcext:value-type="float">
            <text:p>1.664566278457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5" calcext:value-type="float">
            <text:p>235</text:p>
          </table:table-cell>
          <table:table-cell office:value-type="float" office:value="0.375784873962402" calcext:value-type="float">
            <text:p>0.375784873962402</text:p>
          </table:table-cell>
          <table:table-cell table:formula="of:=[.C237]+[.A237]" office:value-type="float" office:value="71.9235095977783" calcext:value-type="float">
            <text:p>71.9235095977783</text:p>
          </table:table-cell>
          <table:table-cell office:value-type="float" office:value="0.662481307983398" calcext:value-type="float">
            <text:p>0.66248130798339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6" calcext:value-type="float">
            <text:p>236</text:p>
          </table:table-cell>
          <table:table-cell office:value-type="float" office:value="0.389384269714355" calcext:value-type="float">
            <text:p>0.389384269714355</text:p>
          </table:table-cell>
          <table:table-cell table:formula="of:=[.C238]+[.A238]" office:value-type="float" office:value="71.9371089935303" calcext:value-type="float">
            <text:p>71.9371089935303</text:p>
          </table:table-cell>
          <table:table-cell office:value-type="float" office:value="0.669104814529419" calcext:value-type="float">
            <text:p>0.6691048145294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7" calcext:value-type="float">
            <text:p>237</text:p>
          </table:table-cell>
          <table:table-cell office:value-type="float" office:value="0.343336343765259" calcext:value-type="float">
            <text:p>0.343336343765259</text:p>
          </table:table-cell>
          <table:table-cell table:formula="of:=[.C239]+[.A239]" office:value-type="float" office:value="71.8910610675812" calcext:value-type="float">
            <text:p>71.8910610675812</text:p>
          </table:table-cell>
          <table:table-cell office:value-type="float" office:value="0.481731653213501" calcext:value-type="float">
            <text:p>0.4817316532135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8" calcext:value-type="float">
            <text:p>238</text:p>
          </table:table-cell>
          <table:table-cell office:value-type="float" office:value="0.337819576263428" calcext:value-type="float">
            <text:p>0.337819576263428</text:p>
          </table:table-cell>
          <table:table-cell table:formula="of:=[.C240]+[.A240]" office:value-type="float" office:value="71.8855443000793" calcext:value-type="float">
            <text:p>71.8855443000793</text:p>
          </table:table-cell>
          <table:table-cell office:value-type="float" office:value="0.484378576278687" calcext:value-type="float">
            <text:p>0.4843785762786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9" calcext:value-type="float">
            <text:p>239</text:p>
          </table:table-cell>
          <table:table-cell office:value-type="float" office:value="0.327650785446167" calcext:value-type="float">
            <text:p>0.327650785446167</text:p>
          </table:table-cell>
          <table:table-cell table:formula="of:=[.C241]+[.A241]" office:value-type="float" office:value="71.8753755092621" calcext:value-type="float">
            <text:p>71.8753755092621</text:p>
          </table:table-cell>
          <table:table-cell office:value-type="float" office:value="0.47622013092041" calcext:value-type="float">
            <text:p>0.47622013092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0" calcext:value-type="float">
            <text:p>240</text:p>
          </table:table-cell>
          <table:table-cell office:value-type="float" office:value="1.21590900421143" calcext:value-type="float">
            <text:p>1.21590900421143</text:p>
          </table:table-cell>
          <table:table-cell table:formula="of:=[.C242]+[.A242]" office:value-type="float" office:value="72.7636337280273" calcext:value-type="float">
            <text:p>72.7636337280273</text:p>
          </table:table-cell>
          <table:table-cell office:value-type="string" calcext:value-type="string">
            <text:p>NA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1" calcext:value-type="float">
            <text:p>241</text:p>
          </table:table-cell>
          <table:table-cell office:value-type="float" office:value="0.256453514099121" calcext:value-type="float">
            <text:p>0.256453514099121</text:p>
          </table:table-cell>
          <table:table-cell table:formula="of:=[.C243]+[.A243]" office:value-type="float" office:value="71.804178237915" calcext:value-type="float">
            <text:p>71.804178237915</text:p>
          </table:table-cell>
          <table:table-cell office:value-type="float" office:value="0.439509868621826" calcext:value-type="float">
            <text:p>0.439509868621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2" calcext:value-type="float">
            <text:p>242</text:p>
          </table:table-cell>
          <table:table-cell office:value-type="float" office:value="1.52253437042236" calcext:value-type="float">
            <text:p>1.52253437042236</text:p>
          </table:table-cell>
          <table:table-cell table:formula="of:=[.C244]+[.A244]" office:value-type="float" office:value="73.0702590942383" calcext:value-type="float">
            <text:p>73.0702590942383</text:p>
          </table:table-cell>
          <table:table-cell office:value-type="string" calcext:value-type="string">
            <text:p>NA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3" calcext:value-type="float">
            <text:p>243</text:p>
          </table:table-cell>
          <table:table-cell office:value-type="float" office:value="0.380412340164185" calcext:value-type="float">
            <text:p>0.380412340164185</text:p>
          </table:table-cell>
          <table:table-cell table:formula="of:=[.C245]+[.A245]" office:value-type="float" office:value="71.9281370639801" calcext:value-type="float">
            <text:p>71.9281370639801</text:p>
          </table:table-cell>
          <table:table-cell office:value-type="float" office:value="0.774266958236694" calcext:value-type="float">
            <text:p>0.7742669582366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4" calcext:value-type="float">
            <text:p>244</text:p>
          </table:table-cell>
          <table:table-cell office:value-type="float" office:value="0.436864376068115" calcext:value-type="float">
            <text:p>0.436864376068115</text:p>
          </table:table-cell>
          <table:table-cell table:formula="of:=[.C246]+[.A246]" office:value-type="float" office:value="71.984589099884" calcext:value-type="float">
            <text:p>71.984589099884</text:p>
          </table:table-cell>
          <table:table-cell office:value-type="float" office:value="1.07672524452209" calcext:value-type="float">
            <text:p>1.0767252445220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5" calcext:value-type="float">
            <text:p>245</text:p>
          </table:table-cell>
          <table:table-cell office:value-type="float" office:value="0.266427755355835" calcext:value-type="float">
            <text:p>0.266427755355835</text:p>
          </table:table-cell>
          <table:table-cell table:formula="of:=[.C247]+[.A247]" office:value-type="float" office:value="71.8141524791717" calcext:value-type="float">
            <text:p>71.8141524791717</text:p>
          </table:table-cell>
          <table:table-cell office:value-type="float" office:value="0.436475515365601" calcext:value-type="float">
            <text:p>0.436475515365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6" calcext:value-type="float">
            <text:p>246</text:p>
          </table:table-cell>
          <table:table-cell office:value-type="float" office:value="0.325263738632202" calcext:value-type="float">
            <text:p>0.325263738632202</text:p>
          </table:table-cell>
          <table:table-cell table:formula="of:=[.C248]+[.A248]" office:value-type="float" office:value="71.8729884624481" calcext:value-type="float">
            <text:p>71.8729884624481</text:p>
          </table:table-cell>
          <table:table-cell office:value-type="float" office:value="0.501790523529053" calcext:value-type="float">
            <text:p>0.5017905235290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7" calcext:value-type="float">
            <text:p>247</text:p>
          </table:table-cell>
          <table:table-cell office:value-type="float" office:value="0.479979515075684" calcext:value-type="float">
            <text:p>0.479979515075684</text:p>
          </table:table-cell>
          <table:table-cell table:formula="of:=[.C249]+[.A249]" office:value-type="float" office:value="72.0277042388916" calcext:value-type="float">
            <text:p>72.0277042388916</text:p>
          </table:table-cell>
          <table:table-cell office:value-type="float" office:value="1.21756649017334" calcext:value-type="float">
            <text:p>1.2175664901733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8" calcext:value-type="float">
            <text:p>248</text:p>
          </table:table-cell>
          <table:table-cell office:value-type="float" office:value="0.338014364242554" calcext:value-type="float">
            <text:p>0.338014364242554</text:p>
          </table:table-cell>
          <table:table-cell table:formula="of:=[.C250]+[.A250]" office:value-type="float" office:value="71.8857390880585" calcext:value-type="float">
            <text:p>71.8857390880585</text:p>
          </table:table-cell>
          <table:table-cell office:value-type="float" office:value="0.6539306640625" calcext:value-type="float">
            <text:p>0.65393066406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9" calcext:value-type="float">
            <text:p>249</text:p>
          </table:table-cell>
          <table:table-cell office:value-type="float" office:value="1.44457149505615" calcext:value-type="float">
            <text:p>1.44457149505615</text:p>
          </table:table-cell>
          <table:table-cell table:formula="of:=[.C251]+[.A251]" office:value-type="float" office:value="72.9922962188721" calcext:value-type="float">
            <text:p>72.9922962188721</text:p>
          </table:table-cell>
          <table:table-cell office:value-type="string" calcext:value-type="string">
            <text:p>NA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0" calcext:value-type="float">
            <text:p>250</text:p>
          </table:table-cell>
          <table:table-cell office:value-type="float" office:value="0.86468505859375" calcext:value-type="float">
            <text:p>0.86468505859375</text:p>
          </table:table-cell>
          <table:table-cell table:formula="of:=[.C252]+[.A252]" office:value-type="float" office:value="72.4124097824097" calcext:value-type="float">
            <text:p>72.4124097824097</text:p>
          </table:table-cell>
          <table:table-cell office:value-type="string" calcext:value-type="string">
            <text:p>NA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1" calcext:value-type="float">
            <text:p>251</text:p>
          </table:table-cell>
          <table:table-cell office:value-type="float" office:value="0.663993358612061" calcext:value-type="float">
            <text:p>0.663993358612061</text:p>
          </table:table-cell>
          <table:table-cell table:formula="of:=[.C253]+[.A253]" office:value-type="float" office:value="72.211718082428" calcext:value-type="float">
            <text:p>72.211718082428</text:p>
          </table:table-cell>
          <table:table-cell office:value-type="float" office:value="60.1695079803467" calcext:value-type="float">
            <text:p>60.169507980346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2" calcext:value-type="float">
            <text:p>252</text:p>
          </table:table-cell>
          <table:table-cell office:value-type="float" office:value="0.358051776885986" calcext:value-type="float">
            <text:p>0.358051776885986</text:p>
          </table:table-cell>
          <table:table-cell table:formula="of:=[.C254]+[.A254]" office:value-type="float" office:value="71.9057765007019" calcext:value-type="float">
            <text:p>71.9057765007019</text:p>
          </table:table-cell>
          <table:table-cell office:value-type="float" office:value="0.67279839515686" calcext:value-type="float">
            <text:p>0.6727983951568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3" calcext:value-type="float">
            <text:p>253</text:p>
          </table:table-cell>
          <table:table-cell office:value-type="float" office:value="1.29803371429443" calcext:value-type="float">
            <text:p>1.29803371429443</text:p>
          </table:table-cell>
          <table:table-cell table:formula="of:=[.C255]+[.A255]" office:value-type="float" office:value="72.8457584381103" calcext:value-type="float">
            <text:p>72.8457584381103</text:p>
          </table:table-cell>
          <table:table-cell office:value-type="string" calcext:value-type="string">
            <text:p>NA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4" calcext:value-type="float">
            <text:p>254</text:p>
          </table:table-cell>
          <table:table-cell office:value-type="float" office:value="0.419260501861572" calcext:value-type="float">
            <text:p>0.419260501861572</text:p>
          </table:table-cell>
          <table:table-cell table:formula="of:=[.C256]+[.A256]" office:value-type="float" office:value="71.9669852256775" calcext:value-type="float">
            <text:p>71.9669852256775</text:p>
          </table:table-cell>
          <table:table-cell office:value-type="float" office:value="0.876354694366455" calcext:value-type="float">
            <text:p>0.8763546943664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5" calcext:value-type="float">
            <text:p>255</text:p>
          </table:table-cell>
          <table:table-cell office:value-type="float" office:value="2.30577182769775" calcext:value-type="float">
            <text:p>2.30577182769775</text:p>
          </table:table-cell>
          <table:table-cell table:formula="of:=[.C257]+[.A257]" office:value-type="float" office:value="73.8534965515137" calcext:value-type="float">
            <text:p>73.8534965515137</text:p>
          </table:table-cell>
          <table:table-cell office:value-type="string" calcext:value-type="string">
            <text:p>NA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6" calcext:value-type="float">
            <text:p>256</text:p>
          </table:table-cell>
          <table:table-cell office:value-type="float" office:value="0.432647943496704" calcext:value-type="float">
            <text:p>0.432647943496704</text:p>
          </table:table-cell>
          <table:table-cell table:formula="of:=[.C258]+[.A258]" office:value-type="float" office:value="71.9803726673126" calcext:value-type="float">
            <text:p>71.9803726673126</text:p>
          </table:table-cell>
          <table:table-cell office:value-type="float" office:value="172.821340322495" calcext:value-type="float">
            <text:p>172.82134032249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7" calcext:value-type="float">
            <text:p>257</text:p>
          </table:table-cell>
          <table:table-cell office:value-type="float" office:value="1.31475448608398" calcext:value-type="float">
            <text:p>1.31475448608398</text:p>
          </table:table-cell>
          <table:table-cell table:formula="of:=[.C259]+[.A259]" office:value-type="float" office:value="72.8624792098999" calcext:value-type="float">
            <text:p>72.8624792098999</text:p>
          </table:table-cell>
          <table:table-cell office:value-type="string" calcext:value-type="string">
            <text:p>NA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8" calcext:value-type="float">
            <text:p>258</text:p>
          </table:table-cell>
          <table:table-cell office:value-type="float" office:value="0.567654132843018" calcext:value-type="float">
            <text:p>0.567654132843018</text:p>
          </table:table-cell>
          <table:table-cell table:formula="of:=[.C260]+[.A260]" office:value-type="float" office:value="72.1153788566589" calcext:value-type="float">
            <text:p>72.1153788566589</text:p>
          </table:table-cell>
          <table:table-cell office:value-type="float" office:value="1.81503629684448" calcext:value-type="float">
            <text:p>1.8150362968444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9" calcext:value-type="float">
            <text:p>259</text:p>
          </table:table-cell>
          <table:table-cell office:value-type="float" office:value="0.340556859970093" calcext:value-type="float">
            <text:p>0.340556859970093</text:p>
          </table:table-cell>
          <table:table-cell table:formula="of:=[.C261]+[.A261]" office:value-type="float" office:value="71.888281583786" calcext:value-type="float">
            <text:p>71.888281583786</text:p>
          </table:table-cell>
          <table:table-cell office:value-type="float" office:value="0.555455923080444" calcext:value-type="float">
            <text:p>0.5554559230804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0" calcext:value-type="float">
            <text:p>260</text:p>
          </table:table-cell>
          <table:table-cell office:value-type="float" office:value="0.380424022674561" calcext:value-type="float">
            <text:p>0.380424022674561</text:p>
          </table:table-cell>
          <table:table-cell table:formula="of:=[.C262]+[.A262]" office:value-type="float" office:value="71.9281487464905" calcext:value-type="float">
            <text:p>71.9281487464905</text:p>
          </table:table-cell>
          <table:table-cell office:value-type="float" office:value="0.67366623878479" calcext:value-type="float">
            <text:p>0.6736662387847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1" calcext:value-type="float">
            <text:p>261</text:p>
          </table:table-cell>
          <table:table-cell office:value-type="float" office:value="0.39048957824707" calcext:value-type="float">
            <text:p>0.39048957824707</text:p>
          </table:table-cell>
          <table:table-cell table:formula="of:=[.C263]+[.A263]" office:value-type="float" office:value="71.938214302063" calcext:value-type="float">
            <text:p>71.938214302063</text:p>
          </table:table-cell>
          <table:table-cell office:value-type="float" office:value="0.692710161209106" calcext:value-type="float">
            <text:p>0.69271016120910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2" calcext:value-type="float">
            <text:p>262</text:p>
          </table:table-cell>
          <table:table-cell office:value-type="float" office:value="0.448315382003784" calcext:value-type="float">
            <text:p>0.448315382003784</text:p>
          </table:table-cell>
          <table:table-cell table:formula="of:=[.C264]+[.A264]" office:value-type="float" office:value="71.9960401058197" calcext:value-type="float">
            <text:p>71.9960401058197</text:p>
          </table:table-cell>
          <table:table-cell office:value-type="float" office:value="14.4786086082459" calcext:value-type="float">
            <text:p>14.478608608245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3" calcext:value-type="float">
            <text:p>263</text:p>
          </table:table-cell>
          <table:table-cell office:value-type="float" office:value="0.365624189376831" calcext:value-type="float">
            <text:p>0.365624189376831</text:p>
          </table:table-cell>
          <table:table-cell table:formula="of:=[.C265]+[.A265]" office:value-type="float" office:value="71.9133489131927" calcext:value-type="float">
            <text:p>71.9133489131927</text:p>
          </table:table-cell>
          <table:table-cell office:value-type="float" office:value="0.48718786239624" calcext:value-type="float">
            <text:p>0.487187862396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4" calcext:value-type="float">
            <text:p>264</text:p>
          </table:table-cell>
          <table:table-cell office:value-type="float" office:value="0.401664257049561" calcext:value-type="float">
            <text:p>0.401664257049561</text:p>
          </table:table-cell>
          <table:table-cell table:formula="of:=[.C266]+[.A266]" office:value-type="float" office:value="71.9493889808655" calcext:value-type="float">
            <text:p>71.9493889808655</text:p>
          </table:table-cell>
          <table:table-cell office:value-type="float" office:value="0.651830911636353" calcext:value-type="float">
            <text:p>0.65183091163635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5" calcext:value-type="float">
            <text:p>265</text:p>
          </table:table-cell>
          <table:table-cell office:value-type="float" office:value="0.356328248977661" calcext:value-type="float">
            <text:p>0.356328248977661</text:p>
          </table:table-cell>
          <table:table-cell table:formula="of:=[.C267]+[.A267]" office:value-type="float" office:value="71.9040529727936" calcext:value-type="float">
            <text:p>71.9040529727936</text:p>
          </table:table-cell>
          <table:table-cell office:value-type="float" office:value="0.475180149078369" calcext:value-type="float">
            <text:p>0.4751801490783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6" calcext:value-type="float">
            <text:p>266</text:p>
          </table:table-cell>
          <table:table-cell office:value-type="float" office:value="0.379098653793335" calcext:value-type="float">
            <text:p>0.379098653793335</text:p>
          </table:table-cell>
          <table:table-cell table:formula="of:=[.C268]+[.A268]" office:value-type="float" office:value="71.9268233776092" calcext:value-type="float">
            <text:p>71.9268233776092</text:p>
          </table:table-cell>
          <table:table-cell office:value-type="float" office:value="0.752328395843506" calcext:value-type="float">
            <text:p>0.7523283958435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7" calcext:value-type="float">
            <text:p>267</text:p>
          </table:table-cell>
          <table:table-cell office:value-type="float" office:value="0.363046407699585" calcext:value-type="float">
            <text:p>0.363046407699585</text:p>
          </table:table-cell>
          <table:table-cell table:formula="of:=[.C269]+[.A269]" office:value-type="float" office:value="71.9107711315155" calcext:value-type="float">
            <text:p>71.9107711315155</text:p>
          </table:table-cell>
          <table:table-cell office:value-type="float" office:value="0.709506034851074" calcext:value-type="float">
            <text:p>0.70950603485107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8" calcext:value-type="float">
            <text:p>268</text:p>
          </table:table-cell>
          <table:table-cell office:value-type="float" office:value="0.341432809829712" calcext:value-type="float">
            <text:p>0.341432809829712</text:p>
          </table:table-cell>
          <table:table-cell table:formula="of:=[.C270]+[.A270]" office:value-type="float" office:value="71.8891575336456" calcext:value-type="float">
            <text:p>71.8891575336456</text:p>
          </table:table-cell>
          <table:table-cell office:value-type="float" office:value="0.631817817687988" calcext:value-type="float">
            <text:p>0.63181781768798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9" calcext:value-type="float">
            <text:p>269</text:p>
          </table:table-cell>
          <table:table-cell office:value-type="float" office:value="0.395151853561401" calcext:value-type="float">
            <text:p>0.395151853561401</text:p>
          </table:table-cell>
          <table:table-cell table:formula="of:=[.C271]+[.A271]" office:value-type="float" office:value="71.9428765773773" calcext:value-type="float">
            <text:p>71.9428765773773</text:p>
          </table:table-cell>
          <table:table-cell office:value-type="float" office:value="1.10420060157776" calcext:value-type="float">
            <text:p>1.10420060157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0" calcext:value-type="float">
            <text:p>270</text:p>
          </table:table-cell>
          <table:table-cell office:value-type="float" office:value="0.387930870056152" calcext:value-type="float">
            <text:p>0.387930870056152</text:p>
          </table:table-cell>
          <table:table-cell table:formula="of:=[.C272]+[.A272]" office:value-type="float" office:value="71.9356555938721" calcext:value-type="float">
            <text:p>71.9356555938721</text:p>
          </table:table-cell>
          <table:table-cell office:value-type="float" office:value="0.692547798156738" calcext:value-type="float">
            <text:p>0.6925477981567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1" calcext:value-type="float">
            <text:p>271</text:p>
          </table:table-cell>
          <table:table-cell office:value-type="float" office:value="3.01732134819031" calcext:value-type="float">
            <text:p>3.01732134819031</text:p>
          </table:table-cell>
          <table:table-cell table:formula="of:=[.C273]+[.A273]" office:value-type="float" office:value="74.5650460720062" calcext:value-type="float">
            <text:p>74.5650460720062</text:p>
          </table:table-cell>
          <table:table-cell office:value-type="float" office:value="0.707491159439087" calcext:value-type="float">
            <text:p>0.70749115943908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2" calcext:value-type="float">
            <text:p>272</text:p>
          </table:table-cell>
          <table:table-cell office:value-type="float" office:value="0.47817850112915" calcext:value-type="float">
            <text:p>0.47817850112915</text:p>
          </table:table-cell>
          <table:table-cell table:formula="of:=[.C274]+[.A274]" office:value-type="float" office:value="72.0259032249451" calcext:value-type="float">
            <text:p>72.0259032249451</text:p>
          </table:table-cell>
          <table:table-cell office:value-type="float" office:value="1.87764835357666" calcext:value-type="float">
            <text:p>1.8776483535766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3" calcext:value-type="float">
            <text:p>273</text:p>
          </table:table-cell>
          <table:table-cell office:value-type="float" office:value="0.351568937301636" calcext:value-type="float">
            <text:p>0.351568937301636</text:p>
          </table:table-cell>
          <table:table-cell table:formula="of:=[.C275]+[.A275]" office:value-type="float" office:value="71.8992936611175" calcext:value-type="float">
            <text:p>71.8992936611175</text:p>
          </table:table-cell>
          <table:table-cell office:value-type="float" office:value="0.617470264434815" calcext:value-type="float">
            <text:p>0.6174702644348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4" calcext:value-type="float">
            <text:p>274</text:p>
          </table:table-cell>
          <table:table-cell office:value-type="float" office:value="1.90186047554016" calcext:value-type="float">
            <text:p>1.90186047554016</text:p>
          </table:table-cell>
          <table:table-cell table:formula="of:=[.C276]+[.A276]" office:value-type="float" office:value="73.4495851993561" calcext:value-type="float">
            <text:p>73.4495851993561</text:p>
          </table:table-cell>
          <table:table-cell office:value-type="string" calcext:value-type="string">
            <text:p>NA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5" calcext:value-type="float">
            <text:p>275</text:p>
          </table:table-cell>
          <table:table-cell office:value-type="float" office:value="0.412248373031616" calcext:value-type="float">
            <text:p>0.412248373031616</text:p>
          </table:table-cell>
          <table:table-cell table:formula="of:=[.C277]+[.A277]" office:value-type="float" office:value="71.9599730968475" calcext:value-type="float">
            <text:p>71.9599730968475</text:p>
          </table:table-cell>
          <table:table-cell office:value-type="float" office:value="0.738702297210693" calcext:value-type="float">
            <text:p>0.73870229721069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6" calcext:value-type="float">
            <text:p>276</text:p>
          </table:table-cell>
          <table:table-cell office:value-type="float" office:value="0.33969259262085" calcext:value-type="float">
            <text:p>0.33969259262085</text:p>
          </table:table-cell>
          <table:table-cell table:formula="of:=[.C278]+[.A278]" office:value-type="float" office:value="71.8874173164368" calcext:value-type="float">
            <text:p>71.8874173164368</text:p>
          </table:table-cell>
          <table:table-cell office:value-type="float" office:value="0.477652311325073" calcext:value-type="float">
            <text:p>0.4776523113250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7" calcext:value-type="float">
            <text:p>277</text:p>
          </table:table-cell>
          <table:table-cell office:value-type="float" office:value="0.349929571151733" calcext:value-type="float">
            <text:p>0.349929571151733</text:p>
          </table:table-cell>
          <table:table-cell table:formula="of:=[.C279]+[.A279]" office:value-type="float" office:value="71.8976542949676" calcext:value-type="float">
            <text:p>71.8976542949676</text:p>
          </table:table-cell>
          <table:table-cell office:value-type="float" office:value="0.590492010116577" calcext:value-type="float">
            <text:p>0.59049201011657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8" calcext:value-type="float">
            <text:p>278</text:p>
          </table:table-cell>
          <table:table-cell office:value-type="float" office:value="0.370599985122681" calcext:value-type="float">
            <text:p>0.370599985122681</text:p>
          </table:table-cell>
          <table:table-cell table:formula="of:=[.C280]+[.A280]" office:value-type="float" office:value="71.9183247089386" calcext:value-type="float">
            <text:p>71.9183247089386</text:p>
          </table:table-cell>
          <table:table-cell office:value-type="float" office:value="0.538499355316162" calcext:value-type="float">
            <text:p>0.5384993553161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9" calcext:value-type="float">
            <text:p>279</text:p>
          </table:table-cell>
          <table:table-cell office:value-type="float" office:value="0.499062776565552" calcext:value-type="float">
            <text:p>0.499062776565552</text:p>
          </table:table-cell>
          <table:table-cell table:formula="of:=[.C281]+[.A281]" office:value-type="float" office:value="72.0467875003815" calcext:value-type="float">
            <text:p>72.0467875003815</text:p>
          </table:table-cell>
          <table:table-cell office:value-type="float" office:value="1.43895268440247" calcext:value-type="float">
            <text:p>1.4389526844024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0" calcext:value-type="float">
            <text:p>280</text:p>
          </table:table-cell>
          <table:table-cell office:value-type="float" office:value="0.416636228561401" calcext:value-type="float">
            <text:p>0.416636228561401</text:p>
          </table:table-cell>
          <table:table-cell table:formula="of:=[.C282]+[.A282]" office:value-type="float" office:value="71.9643609523773" calcext:value-type="float">
            <text:p>71.9643609523773</text:p>
          </table:table-cell>
          <table:table-cell office:value-type="float" office:value="0.909828901290894" calcext:value-type="float">
            <text:p>0.90982890129089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1" calcext:value-type="float">
            <text:p>281</text:p>
          </table:table-cell>
          <table:table-cell office:value-type="float" office:value="1.55826663970947" calcext:value-type="float">
            <text:p>1.55826663970947</text:p>
          </table:table-cell>
          <table:table-cell table:formula="of:=[.C283]+[.A283]" office:value-type="float" office:value="73.1059913635254" calcext:value-type="float">
            <text:p>73.1059913635254</text:p>
          </table:table-cell>
          <table:table-cell office:value-type="string" calcext:value-type="string">
            <text:p>NA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2" calcext:value-type="float">
            <text:p>282</text:p>
          </table:table-cell>
          <table:table-cell office:value-type="float" office:value="1.62324118614197" calcext:value-type="float">
            <text:p>1.62324118614197</text:p>
          </table:table-cell>
          <table:table-cell table:formula="of:=[.C284]+[.A284]" office:value-type="float" office:value="73.1709659099579" calcext:value-type="float">
            <text:p>73.1709659099579</text:p>
          </table:table-cell>
          <table:table-cell office:value-type="string" calcext:value-type="string">
            <text:p>NA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3" calcext:value-type="float">
            <text:p>283</text:p>
          </table:table-cell>
          <table:table-cell office:value-type="float" office:value="0.518349647521973" calcext:value-type="float">
            <text:p>0.518349647521973</text:p>
          </table:table-cell>
          <table:table-cell table:formula="of:=[.C285]+[.A285]" office:value-type="float" office:value="72.0660743713379" calcext:value-type="float">
            <text:p>72.0660743713379</text:p>
          </table:table-cell>
          <table:table-cell office:value-type="float" office:value="1.7084858417511" calcext:value-type="float">
            <text:p>1.708485841751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4" calcext:value-type="float">
            <text:p>284</text:p>
          </table:table-cell>
          <table:table-cell office:value-type="float" office:value="0.62373161315918" calcext:value-type="float">
            <text:p>0.62373161315918</text:p>
          </table:table-cell>
          <table:table-cell table:formula="of:=[.C286]+[.A286]" office:value-type="float" office:value="72.1714563369751" calcext:value-type="float">
            <text:p>72.1714563369751</text:p>
          </table:table-cell>
          <table:table-cell office:value-type="string" calcext:value-type="string">
            <text:p>NA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5" calcext:value-type="float">
            <text:p>285</text:p>
          </table:table-cell>
          <table:table-cell office:value-type="float" office:value="0.335160493850708" calcext:value-type="float">
            <text:p>0.335160493850708</text:p>
          </table:table-cell>
          <table:table-cell table:formula="of:=[.C287]+[.A287]" office:value-type="float" office:value="71.8828852176666" calcext:value-type="float">
            <text:p>71.8828852176666</text:p>
          </table:table-cell>
          <table:table-cell office:value-type="float" office:value="0.618574619293213" calcext:value-type="float">
            <text:p>0.6185746192932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6" calcext:value-type="float">
            <text:p>286</text:p>
          </table:table-cell>
          <table:table-cell office:value-type="float" office:value="1.794278383255" calcext:value-type="float">
            <text:p>1.794278383255</text:p>
          </table:table-cell>
          <table:table-cell table:formula="of:=[.C288]+[.A288]" office:value-type="float" office:value="73.3420031070709" calcext:value-type="float">
            <text:p>73.3420031070709</text:p>
          </table:table-cell>
          <table:table-cell office:value-type="string" calcext:value-type="string">
            <text:p>NA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7" calcext:value-type="float">
            <text:p>287</text:p>
          </table:table-cell>
          <table:table-cell office:value-type="float" office:value="0.396075963973999" calcext:value-type="float">
            <text:p>0.396075963973999</text:p>
          </table:table-cell>
          <table:table-cell table:formula="of:=[.C289]+[.A289]" office:value-type="float" office:value="71.9438006877899" calcext:value-type="float">
            <text:p>71.9438006877899</text:p>
          </table:table-cell>
          <table:table-cell office:value-type="float" office:value="0.665869235992432" calcext:value-type="float">
            <text:p>0.66586923599243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8" calcext:value-type="float">
            <text:p>288</text:p>
          </table:table-cell>
          <table:table-cell office:value-type="float" office:value="0.332530498504639" calcext:value-type="float">
            <text:p>0.332530498504639</text:p>
          </table:table-cell>
          <table:table-cell table:formula="of:=[.C290]+[.A290]" office:value-type="float" office:value="71.8802552223205" calcext:value-type="float">
            <text:p>71.8802552223205</text:p>
          </table:table-cell>
          <table:table-cell office:value-type="float" office:value="0.651755809783936" calcext:value-type="float">
            <text:p>0.6517558097839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9" calcext:value-type="float">
            <text:p>289</text:p>
          </table:table-cell>
          <table:table-cell office:value-type="float" office:value="0.33819055557251" calcext:value-type="float">
            <text:p>0.33819055557251</text:p>
          </table:table-cell>
          <table:table-cell table:formula="of:=[.C291]+[.A291]" office:value-type="float" office:value="71.8859152793884" calcext:value-type="float">
            <text:p>71.8859152793884</text:p>
          </table:table-cell>
          <table:table-cell office:value-type="float" office:value="0.531771898269653" calcext:value-type="float">
            <text:p>0.5317718982696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0" calcext:value-type="float">
            <text:p>290</text:p>
          </table:table-cell>
          <table:table-cell office:value-type="float" office:value="0.375893115997314" calcext:value-type="float">
            <text:p>0.375893115997314</text:p>
          </table:table-cell>
          <table:table-cell table:formula="of:=[.C292]+[.A292]" office:value-type="float" office:value="71.9236178398132" calcext:value-type="float">
            <text:p>71.9236178398132</text:p>
          </table:table-cell>
          <table:table-cell office:value-type="float" office:value="0.549056768417358" calcext:value-type="float">
            <text:p>0.54905676841735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1" calcext:value-type="float">
            <text:p>291</text:p>
          </table:table-cell>
          <table:table-cell office:value-type="float" office:value="0.396799802780151" calcext:value-type="float">
            <text:p>0.396799802780151</text:p>
          </table:table-cell>
          <table:table-cell table:formula="of:=[.C293]+[.A293]" office:value-type="float" office:value="71.9445245265961" calcext:value-type="float">
            <text:p>71.9445245265961</text:p>
          </table:table-cell>
          <table:table-cell office:value-type="float" office:value="0.606886148452759" calcext:value-type="float">
            <text:p>0.6068861484527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2" calcext:value-type="float">
            <text:p>292</text:p>
          </table:table-cell>
          <table:table-cell office:value-type="float" office:value="0.364259004592896" calcext:value-type="float">
            <text:p>0.364259004592896</text:p>
          </table:table-cell>
          <table:table-cell table:formula="of:=[.C294]+[.A294]" office:value-type="float" office:value="71.9119837284088" calcext:value-type="float">
            <text:p>71.9119837284088</text:p>
          </table:table-cell>
          <table:table-cell office:value-type="float" office:value="0.722529411315918" calcext:value-type="float">
            <text:p>0.72252941131591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3" calcext:value-type="float">
            <text:p>293</text:p>
          </table:table-cell>
          <table:table-cell office:value-type="float" office:value="0.365736246109009" calcext:value-type="float">
            <text:p>0.365736246109009</text:p>
          </table:table-cell>
          <table:table-cell table:formula="of:=[.C295]+[.A295]" office:value-type="float" office:value="71.9134609699249" calcext:value-type="float">
            <text:p>71.9134609699249</text:p>
          </table:table-cell>
          <table:table-cell office:value-type="float" office:value="0.639248847961426" calcext:value-type="float">
            <text:p>0.6392488479614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4" calcext:value-type="float">
            <text:p>294</text:p>
          </table:table-cell>
          <table:table-cell office:value-type="float" office:value="0.356666564941406" calcext:value-type="float">
            <text:p>0.356666564941406</text:p>
          </table:table-cell>
          <table:table-cell table:formula="of:=[.C296]+[.A296]" office:value-type="float" office:value="71.9043912887573" calcext:value-type="float">
            <text:p>71.9043912887573</text:p>
          </table:table-cell>
          <table:table-cell office:value-type="float" office:value="0.494183301925659" calcext:value-type="float">
            <text:p>0.4941833019256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5" calcext:value-type="float">
            <text:p>295</text:p>
          </table:table-cell>
          <table:table-cell office:value-type="float" office:value="1.66004467010498" calcext:value-type="float">
            <text:p>1.66004467010498</text:p>
          </table:table-cell>
          <table:table-cell table:formula="of:=[.C297]+[.A297]" office:value-type="float" office:value="73.2077693939209" calcext:value-type="float">
            <text:p>73.2077693939209</text:p>
          </table:table-cell>
          <table:table-cell office:value-type="string" calcext:value-type="string">
            <text:p>NA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6" calcext:value-type="float">
            <text:p>296</text:p>
          </table:table-cell>
          <table:table-cell office:value-type="float" office:value="0.630981922149658" calcext:value-type="float">
            <text:p>0.630981922149658</text:p>
          </table:table-cell>
          <table:table-cell table:formula="of:=[.C298]+[.A298]" office:value-type="float" office:value="72.1787066459656" calcext:value-type="float">
            <text:p>72.1787066459656</text:p>
          </table:table-cell>
          <table:table-cell office:value-type="float" office:value="2.36095833778381" calcext:value-type="float">
            <text:p>2.3609583377838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7" calcext:value-type="float">
            <text:p>297</text:p>
          </table:table-cell>
          <table:table-cell office:value-type="float" office:value="0.364049434661865" calcext:value-type="float">
            <text:p>0.364049434661865</text:p>
          </table:table-cell>
          <table:table-cell table:formula="of:=[.C299]+[.A299]" office:value-type="float" office:value="71.9117741584778" calcext:value-type="float">
            <text:p>71.9117741584778</text:p>
          </table:table-cell>
          <table:table-cell office:value-type="float" office:value="0.565371036529541" calcext:value-type="float">
            <text:p>0.5653710365295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8" calcext:value-type="float">
            <text:p>298</text:p>
          </table:table-cell>
          <table:table-cell office:value-type="float" office:value="0.263915777206421" calcext:value-type="float">
            <text:p>0.263915777206421</text:p>
          </table:table-cell>
          <table:table-cell table:formula="of:=[.C300]+[.A300]" office:value-type="float" office:value="71.8116405010223" calcext:value-type="float">
            <text:p>71.8116405010223</text:p>
          </table:table-cell>
          <table:table-cell office:value-type="float" office:value="0.446952104568481" calcext:value-type="float">
            <text:p>0.446952104568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9" calcext:value-type="float">
            <text:p>299</text:p>
          </table:table-cell>
          <table:table-cell office:value-type="float" office:value="0.354050636291504" calcext:value-type="float">
            <text:p>0.354050636291504</text:p>
          </table:table-cell>
          <table:table-cell table:formula="of:=[.C301]+[.A301]" office:value-type="float" office:value="71.9017753601074" calcext:value-type="float">
            <text:p>71.9017753601074</text:p>
          </table:table-cell>
          <table:table-cell office:value-type="float" office:value="0.475525379180908" calcext:value-type="float">
            <text:p>0.4755253791809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0" calcext:value-type="float">
            <text:p>300</text:p>
          </table:table-cell>
          <table:table-cell office:value-type="float" office:value="1.30414605140686" calcext:value-type="float">
            <text:p>1.30414605140686</text:p>
          </table:table-cell>
          <table:table-cell table:formula="of:=[.C302]+[.A302]" office:value-type="float" office:value="72.8518707752228" calcext:value-type="float">
            <text:p>72.8518707752228</text:p>
          </table:table-cell>
          <table:table-cell office:value-type="string" calcext:value-type="string">
            <text:p>NA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1" calcext:value-type="float">
            <text:p>301</text:p>
          </table:table-cell>
          <table:table-cell office:value-type="float" office:value="0.304885387420654" calcext:value-type="float">
            <text:p>0.304885387420654</text:p>
          </table:table-cell>
          <table:table-cell table:formula="of:=[.C303]+[.A303]" office:value-type="float" office:value="71.8526101112366" calcext:value-type="float">
            <text:p>71.8526101112366</text:p>
          </table:table-cell>
          <table:table-cell office:value-type="float" office:value="0.435233592987061" calcext:value-type="float">
            <text:p>0.435233592987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2" calcext:value-type="float">
            <text:p>302</text:p>
          </table:table-cell>
          <table:table-cell office:value-type="float" office:value="1.19572281837463" calcext:value-type="float">
            <text:p>1.19572281837463</text:p>
          </table:table-cell>
          <table:table-cell table:formula="of:=[.C304]+[.A304]" office:value-type="float" office:value="72.7434475421905" calcext:value-type="float">
            <text:p>72.7434475421905</text:p>
          </table:table-cell>
          <table:table-cell office:value-type="string" calcext:value-type="string">
            <text:p>NA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3" calcext:value-type="float">
            <text:p>303</text:p>
          </table:table-cell>
          <table:table-cell office:value-type="float" office:value="1.01791667938232" calcext:value-type="float">
            <text:p>1.01791667938232</text:p>
          </table:table-cell>
          <table:table-cell table:formula="of:=[.C305]+[.A305]" office:value-type="float" office:value="72.5656414031982" calcext:value-type="float">
            <text:p>72.5656414031982</text:p>
          </table:table-cell>
          <table:table-cell office:value-type="string" calcext:value-type="string">
            <text:p>NA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4" calcext:value-type="float">
            <text:p>304</text:p>
          </table:table-cell>
          <table:table-cell office:value-type="float" office:value="0.263981103897095" calcext:value-type="float">
            <text:p>0.263981103897095</text:p>
          </table:table-cell>
          <table:table-cell table:formula="of:=[.C306]+[.A306]" office:value-type="float" office:value="71.811705827713" calcext:value-type="float">
            <text:p>71.811705827713</text:p>
          </table:table-cell>
          <table:table-cell office:value-type="float" office:value="0.438629627227783" calcext:value-type="float">
            <text:p>0.438629627227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5" calcext:value-type="float">
            <text:p>305</text:p>
          </table:table-cell>
          <table:table-cell office:value-type="float" office:value="0.33978533744812" calcext:value-type="float">
            <text:p>0.33978533744812</text:p>
          </table:table-cell>
          <table:table-cell table:formula="of:=[.C307]+[.A307]" office:value-type="float" office:value="71.887510061264" calcext:value-type="float">
            <text:p>71.887510061264</text:p>
          </table:table-cell>
          <table:table-cell office:value-type="float" office:value="0.557060480117798" calcext:value-type="float">
            <text:p>0.5570604801177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6" calcext:value-type="float">
            <text:p>306</text:p>
          </table:table-cell>
          <table:table-cell office:value-type="float" office:value="0.358353614807129" calcext:value-type="float">
            <text:p>0.358353614807129</text:p>
          </table:table-cell>
          <table:table-cell table:formula="of:=[.C308]+[.A308]" office:value-type="float" office:value="71.906078338623" calcext:value-type="float">
            <text:p>71.906078338623</text:p>
          </table:table-cell>
          <table:table-cell office:value-type="float" office:value="0.48123025894165" calcext:value-type="float">
            <text:p>0.481230258941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7" calcext:value-type="float">
            <text:p>307</text:p>
          </table:table-cell>
          <table:table-cell office:value-type="float" office:value="0.479205131530762" calcext:value-type="float">
            <text:p>0.479205131530762</text:p>
          </table:table-cell>
          <table:table-cell table:formula="of:=[.C309]+[.A309]" office:value-type="float" office:value="72.0269298553467" calcext:value-type="float">
            <text:p>72.0269298553467</text:p>
          </table:table-cell>
          <table:table-cell office:value-type="float" office:value="1.80023574829102" calcext:value-type="float">
            <text:p>1.8002357482910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8" calcext:value-type="float">
            <text:p>308</text:p>
          </table:table-cell>
          <table:table-cell office:value-type="float" office:value="0.370916843414307" calcext:value-type="float">
            <text:p>0.370916843414307</text:p>
          </table:table-cell>
          <table:table-cell table:formula="of:=[.C310]+[.A310]" office:value-type="float" office:value="71.9186415672302" calcext:value-type="float">
            <text:p>71.9186415672302</text:p>
          </table:table-cell>
          <table:table-cell office:value-type="float" office:value="0.646002054214478" calcext:value-type="float">
            <text:p>0.64600205421447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9" calcext:value-type="float">
            <text:p>309</text:p>
          </table:table-cell>
          <table:table-cell office:value-type="float" office:value="0.396612167358398" calcext:value-type="float">
            <text:p>0.396612167358398</text:p>
          </table:table-cell>
          <table:table-cell table:formula="of:=[.C311]+[.A311]" office:value-type="float" office:value="71.9443368911743" calcext:value-type="float">
            <text:p>71.9443368911743</text:p>
          </table:table-cell>
          <table:table-cell office:value-type="float" office:value="0.684810161590576" calcext:value-type="float">
            <text:p>0.68481016159057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0" calcext:value-type="float">
            <text:p>310</text:p>
          </table:table-cell>
          <table:table-cell office:value-type="float" office:value="0.337541341781616" calcext:value-type="float">
            <text:p>0.337541341781616</text:p>
          </table:table-cell>
          <table:table-cell table:formula="of:=[.C312]+[.A312]" office:value-type="float" office:value="71.8852660655975" calcext:value-type="float">
            <text:p>71.8852660655975</text:p>
          </table:table-cell>
          <table:table-cell office:value-type="float" office:value="0.606380462646484" calcext:value-type="float">
            <text:p>0.6063804626464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1" calcext:value-type="float">
            <text:p>311</text:p>
          </table:table-cell>
          <table:table-cell office:value-type="float" office:value="0.446850538253784" calcext:value-type="float">
            <text:p>0.446850538253784</text:p>
          </table:table-cell>
          <table:table-cell table:formula="of:=[.C313]+[.A313]" office:value-type="float" office:value="71.9945752620697" calcext:value-type="float">
            <text:p>71.9945752620697</text:p>
          </table:table-cell>
          <table:table-cell office:value-type="float" office:value="0.910539388656616" calcext:value-type="float">
            <text:p>0.9105393886566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2" calcext:value-type="float">
            <text:p>312</text:p>
          </table:table-cell>
          <table:table-cell office:value-type="float" office:value="0.255956172943115" calcext:value-type="float">
            <text:p>0.255956172943115</text:p>
          </table:table-cell>
          <table:table-cell table:formula="of:=[.C314]+[.A314]" office:value-type="float" office:value="71.803680896759" calcext:value-type="float">
            <text:p>71.803680896759</text:p>
          </table:table-cell>
          <table:table-cell office:value-type="float" office:value="0.451907396316528" calcext:value-type="float">
            <text:p>0.451907396316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3" calcext:value-type="float">
            <text:p>313</text:p>
          </table:table-cell>
          <table:table-cell office:value-type="float" office:value="0.357083559036255" calcext:value-type="float">
            <text:p>0.357083559036255</text:p>
          </table:table-cell>
          <table:table-cell table:formula="of:=[.C315]+[.A315]" office:value-type="float" office:value="71.9048082828522" calcext:value-type="float">
            <text:p>71.9048082828522</text:p>
          </table:table-cell>
          <table:table-cell office:value-type="float" office:value="0.647611379623413" calcext:value-type="float">
            <text:p>0.64761137962341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4" calcext:value-type="float">
            <text:p>314</text:p>
          </table:table-cell>
          <table:table-cell office:value-type="float" office:value="0.430168390274048" calcext:value-type="float">
            <text:p>0.430168390274048</text:p>
          </table:table-cell>
          <table:table-cell table:formula="of:=[.C316]+[.A316]" office:value-type="float" office:value="71.97789311409" calcext:value-type="float">
            <text:p>71.97789311409</text:p>
          </table:table-cell>
          <table:table-cell office:value-type="float" office:value="1.34326529502869" calcext:value-type="float">
            <text:p>1.3432652950286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5" calcext:value-type="float">
            <text:p>315</text:p>
          </table:table-cell>
          <table:table-cell office:value-type="float" office:value="0.282922506332397" calcext:value-type="float">
            <text:p>0.282922506332397</text:p>
          </table:table-cell>
          <table:table-cell table:formula="of:=[.C317]+[.A317]" office:value-type="float" office:value="71.8306472301483" calcext:value-type="float">
            <text:p>71.8306472301483</text:p>
          </table:table-cell>
          <table:table-cell office:value-type="float" office:value="0.438605308532715" calcext:value-type="float">
            <text:p>0.438605308532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6" calcext:value-type="float">
            <text:p>316</text:p>
          </table:table-cell>
          <table:table-cell office:value-type="float" office:value="0.374280691146851" calcext:value-type="float">
            <text:p>0.374280691146851</text:p>
          </table:table-cell>
          <table:table-cell table:formula="of:=[.C318]+[.A318]" office:value-type="float" office:value="71.9220054149628" calcext:value-type="float">
            <text:p>71.9220054149628</text:p>
          </table:table-cell>
          <table:table-cell office:value-type="float" office:value="0.687058925628662" calcext:value-type="float">
            <text:p>0.68705892562866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7" calcext:value-type="float">
            <text:p>317</text:p>
          </table:table-cell>
          <table:table-cell office:value-type="float" office:value="0.438028335571289" calcext:value-type="float">
            <text:p>0.438028335571289</text:p>
          </table:table-cell>
          <table:table-cell table:formula="of:=[.C319]+[.A319]" office:value-type="float" office:value="71.9857530593872" calcext:value-type="float">
            <text:p>71.9857530593872</text:p>
          </table:table-cell>
          <table:table-cell office:value-type="float" office:value="1.35799479484558" calcext:value-type="float">
            <text:p>1.3579947948455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8" calcext:value-type="float">
            <text:p>318</text:p>
          </table:table-cell>
          <table:table-cell office:value-type="float" office:value="0.353789567947388" calcext:value-type="float">
            <text:p>0.353789567947388</text:p>
          </table:table-cell>
          <table:table-cell table:formula="of:=[.C320]+[.A320]" office:value-type="float" office:value="71.9015142917633" calcext:value-type="float">
            <text:p>71.9015142917633</text:p>
          </table:table-cell>
          <table:table-cell office:value-type="float" office:value="0.613847255706787" calcext:value-type="float">
            <text:p>0.61384725570678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9" calcext:value-type="float">
            <text:p>319</text:p>
          </table:table-cell>
          <table:table-cell office:value-type="float" office:value="0.350176095962524" calcext:value-type="float">
            <text:p>0.350176095962524</text:p>
          </table:table-cell>
          <table:table-cell table:formula="of:=[.C321]+[.A321]" office:value-type="float" office:value="71.8979008197784" calcext:value-type="float">
            <text:p>71.8979008197784</text:p>
          </table:table-cell>
          <table:table-cell office:value-type="float" office:value="0.547437191009522" calcext:value-type="float">
            <text:p>0.5474371910095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0" calcext:value-type="float">
            <text:p>320</text:p>
          </table:table-cell>
          <table:table-cell office:value-type="float" office:value="0.520068645477295" calcext:value-type="float">
            <text:p>0.520068645477295</text:p>
          </table:table-cell>
          <table:table-cell table:formula="of:=[.C322]+[.A322]" office:value-type="float" office:value="72.0677933692932" calcext:value-type="float">
            <text:p>72.0677933692932</text:p>
          </table:table-cell>
          <table:table-cell office:value-type="float" office:value="1.88797044754028" calcext:value-type="float">
            <text:p>1.8879704475402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1" calcext:value-type="float">
            <text:p>321</text:p>
          </table:table-cell>
          <table:table-cell office:value-type="float" office:value="0.357911586761475" calcext:value-type="float">
            <text:p>0.357911586761475</text:p>
          </table:table-cell>
          <table:table-cell table:formula="of:=[.C323]+[.A323]" office:value-type="float" office:value="71.9056363105774" calcext:value-type="float">
            <text:p>71.9056363105774</text:p>
          </table:table-cell>
          <table:table-cell office:value-type="float" office:value="0.535204648971558" calcext:value-type="float">
            <text:p>0.5352046489715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2" calcext:value-type="float">
            <text:p>322</text:p>
          </table:table-cell>
          <table:table-cell office:value-type="float" office:value="1.97836899757385" calcext:value-type="float">
            <text:p>1.97836899757385</text:p>
          </table:table-cell>
          <table:table-cell table:formula="of:=[.C324]+[.A324]" office:value-type="float" office:value="73.5260937213898" calcext:value-type="float">
            <text:p>73.5260937213898</text:p>
          </table:table-cell>
          <table:table-cell office:value-type="string" calcext:value-type="string">
            <text:p>NA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3" calcext:value-type="float">
            <text:p>323</text:p>
          </table:table-cell>
          <table:table-cell office:value-type="float" office:value="0.404275417327881" calcext:value-type="float">
            <text:p>0.404275417327881</text:p>
          </table:table-cell>
          <table:table-cell table:formula="of:=[.C325]+[.A325]" office:value-type="float" office:value="71.9520001411438" calcext:value-type="float">
            <text:p>71.9520001411438</text:p>
          </table:table-cell>
          <table:table-cell office:value-type="float" office:value="0.722940683364868" calcext:value-type="float">
            <text:p>0.72294068336486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4" calcext:value-type="float">
            <text:p>324</text:p>
          </table:table-cell>
          <table:table-cell office:value-type="float" office:value="0.367110013961792" calcext:value-type="float">
            <text:p>0.367110013961792</text:p>
          </table:table-cell>
          <table:table-cell table:formula="of:=[.C326]+[.A326]" office:value-type="float" office:value="71.9148347377777" calcext:value-type="float">
            <text:p>71.9148347377777</text:p>
          </table:table-cell>
          <table:table-cell office:value-type="float" office:value="0.532859086990356" calcext:value-type="float">
            <text:p>0.5328590869903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5" calcext:value-type="float">
            <text:p>325</text:p>
          </table:table-cell>
          <table:table-cell office:value-type="float" office:value="0.42837405204773" calcext:value-type="float">
            <text:p>0.42837405204773</text:p>
          </table:table-cell>
          <table:table-cell table:formula="of:=[.C327]+[.A327]" office:value-type="float" office:value="71.9760987758636" calcext:value-type="float">
            <text:p>71.9760987758636</text:p>
          </table:table-cell>
          <table:table-cell office:value-type="float" office:value="6.2133994102478" calcext:value-type="float">
            <text:p>6.213399410247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6" calcext:value-type="float">
            <text:p>326</text:p>
          </table:table-cell>
          <table:table-cell office:value-type="float" office:value="0.276931762695313" calcext:value-type="float">
            <text:p>0.276931762695313</text:p>
          </table:table-cell>
          <table:table-cell table:formula="of:=[.C328]+[.A328]" office:value-type="float" office:value="71.8246564865112" calcext:value-type="float">
            <text:p>71.8246564865112</text:p>
          </table:table-cell>
          <table:table-cell office:value-type="float" office:value="0.448861837387085" calcext:value-type="float">
            <text:p>0.448861837387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7" calcext:value-type="float">
            <text:p>327</text:p>
          </table:table-cell>
          <table:table-cell office:value-type="float" office:value="0.493964910507202" calcext:value-type="float">
            <text:p>0.493964910507202</text:p>
          </table:table-cell>
          <table:table-cell table:formula="of:=[.C329]+[.A329]" office:value-type="float" office:value="72.0416896343231" calcext:value-type="float">
            <text:p>72.0416896343231</text:p>
          </table:table-cell>
          <table:table-cell office:value-type="float" office:value="0.96636176109314" calcext:value-type="float">
            <text:p>0.9663617610931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8" calcext:value-type="float">
            <text:p>328</text:p>
          </table:table-cell>
          <table:table-cell office:value-type="float" office:value="2.05216908454895" calcext:value-type="float">
            <text:p>2.05216908454895</text:p>
          </table:table-cell>
          <table:table-cell table:formula="of:=[.C330]+[.A330]" office:value-type="float" office:value="73.5998938083649" calcext:value-type="float">
            <text:p>73.5998938083649</text:p>
          </table:table-cell>
          <table:table-cell office:value-type="string" calcext:value-type="string">
            <text:p>NA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9" calcext:value-type="float">
            <text:p>329</text:p>
          </table:table-cell>
          <table:table-cell office:value-type="float" office:value="0.361820459365845" calcext:value-type="float">
            <text:p>0.361820459365845</text:p>
          </table:table-cell>
          <table:table-cell table:formula="of:=[.C331]+[.A331]" office:value-type="float" office:value="71.9095451831818" calcext:value-type="float">
            <text:p>71.9095451831818</text:p>
          </table:table-cell>
          <table:table-cell office:value-type="float" office:value="0.636438131332398" calcext:value-type="float">
            <text:p>0.6364381313323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0" calcext:value-type="float">
            <text:p>330</text:p>
          </table:table-cell>
          <table:table-cell office:value-type="float" office:value="0.378369569778442" calcext:value-type="float">
            <text:p>0.378369569778442</text:p>
          </table:table-cell>
          <table:table-cell table:formula="of:=[.C332]+[.A332]" office:value-type="float" office:value="71.9260942935944" calcext:value-type="float">
            <text:p>71.9260942935944</text:p>
          </table:table-cell>
          <table:table-cell office:value-type="float" office:value="0.787823915481567" calcext:value-type="float">
            <text:p>0.78782391548156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1" calcext:value-type="float">
            <text:p>331</text:p>
          </table:table-cell>
          <table:table-cell office:value-type="float" office:value="0.306626081466675" calcext:value-type="float">
            <text:p>0.306626081466675</text:p>
          </table:table-cell>
          <table:table-cell table:formula="of:=[.C333]+[.A333]" office:value-type="float" office:value="71.8543508052826" calcext:value-type="float">
            <text:p>71.8543508052826</text:p>
          </table:table-cell>
          <table:table-cell office:value-type="float" office:value="0.414162397384644" calcext:value-type="float">
            <text:p>0.414162397384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2" calcext:value-type="float">
            <text:p>332</text:p>
          </table:table-cell>
          <table:table-cell office:value-type="float" office:value="0.34428596496582" calcext:value-type="float">
            <text:p>0.34428596496582</text:p>
          </table:table-cell>
          <table:table-cell table:formula="of:=[.C334]+[.A334]" office:value-type="float" office:value="71.8920106887817" calcext:value-type="float">
            <text:p>71.8920106887817</text:p>
          </table:table-cell>
          <table:table-cell office:value-type="float" office:value="0.483274221420288" calcext:value-type="float">
            <text:p>0.4832742214202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3" calcext:value-type="float">
            <text:p>333</text:p>
          </table:table-cell>
          <table:table-cell office:value-type="float" office:value="0.359848976135254" calcext:value-type="float">
            <text:p>0.359848976135254</text:p>
          </table:table-cell>
          <table:table-cell table:formula="of:=[.C335]+[.A335]" office:value-type="float" office:value="71.9075736999512" calcext:value-type="float">
            <text:p>71.9075736999512</text:p>
          </table:table-cell>
          <table:table-cell office:value-type="float" office:value="0.807158470153809" calcext:value-type="float">
            <text:p>0.8071584701538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4" calcext:value-type="float">
            <text:p>334</text:p>
          </table:table-cell>
          <table:table-cell office:value-type="float" office:value="0.280302286148071" calcext:value-type="float">
            <text:p>0.280302286148071</text:p>
          </table:table-cell>
          <table:table-cell table:formula="of:=[.C336]+[.A336]" office:value-type="float" office:value="71.828027009964" calcext:value-type="float">
            <text:p>71.828027009964</text:p>
          </table:table-cell>
          <table:table-cell office:value-type="float" office:value="0.4350905418396" calcext:value-type="float">
            <text:p>0.4350905418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5" calcext:value-type="float">
            <text:p>335</text:p>
          </table:table-cell>
          <table:table-cell office:value-type="float" office:value="0.387721300125122" calcext:value-type="float">
            <text:p>0.387721300125122</text:p>
          </table:table-cell>
          <table:table-cell table:formula="of:=[.C337]+[.A337]" office:value-type="float" office:value="71.935446023941" calcext:value-type="float">
            <text:p>71.935446023941</text:p>
          </table:table-cell>
          <table:table-cell office:value-type="float" office:value="1.15487122535706" calcext:value-type="float">
            <text:p>1.1548712253570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6" calcext:value-type="float">
            <text:p>336</text:p>
          </table:table-cell>
          <table:table-cell office:value-type="float" office:value="4.61711096763611" calcext:value-type="float">
            <text:p>4.61711096763611</text:p>
          </table:table-cell>
          <table:table-cell table:formula="of:=[.C338]+[.A338]" office:value-type="float" office:value="76.164835691452" calcext:value-type="float">
            <text:p>76.164835691452</text:p>
          </table:table-cell>
          <table:table-cell office:value-type="string" calcext:value-type="string">
            <text:p>NA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7" calcext:value-type="float">
            <text:p>337</text:p>
          </table:table-cell>
          <table:table-cell office:value-type="float" office:value="0.446377992630005" calcext:value-type="float">
            <text:p>0.446377992630005</text:p>
          </table:table-cell>
          <table:table-cell table:formula="of:=[.C339]+[.A339]" office:value-type="float" office:value="71.9941027164459" calcext:value-type="float">
            <text:p>71.9941027164459</text:p>
          </table:table-cell>
          <table:table-cell office:value-type="float" office:value="0.992527008056641" calcext:value-type="float">
            <text:p>0.9925270080566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8" calcext:value-type="float">
            <text:p>338</text:p>
          </table:table-cell>
          <table:table-cell office:value-type="float" office:value="0.344228744506836" calcext:value-type="float">
            <text:p>0.344228744506836</text:p>
          </table:table-cell>
          <table:table-cell table:formula="of:=[.C340]+[.A340]" office:value-type="float" office:value="71.8919534683227" calcext:value-type="float">
            <text:p>71.8919534683227</text:p>
          </table:table-cell>
          <table:table-cell office:value-type="float" office:value="0.602111339569092" calcext:value-type="float">
            <text:p>0.6021113395690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9" calcext:value-type="float">
            <text:p>339</text:p>
          </table:table-cell>
          <table:table-cell office:value-type="float" office:value="0.382176876068115" calcext:value-type="float">
            <text:p>0.382176876068115</text:p>
          </table:table-cell>
          <table:table-cell table:formula="of:=[.C341]+[.A341]" office:value-type="float" office:value="71.929901599884" calcext:value-type="float">
            <text:p>71.929901599884</text:p>
          </table:table-cell>
          <table:table-cell office:value-type="float" office:value="0.737927436828613" calcext:value-type="float">
            <text:p>0.7379274368286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0" calcext:value-type="float">
            <text:p>340</text:p>
          </table:table-cell>
          <table:table-cell office:value-type="float" office:value="2.03499674797058" calcext:value-type="float">
            <text:p>2.03499674797058</text:p>
          </table:table-cell>
          <table:table-cell table:formula="of:=[.C342]+[.A342]" office:value-type="float" office:value="73.5827214717865" calcext:value-type="float">
            <text:p>73.5827214717865</text:p>
          </table:table-cell>
          <table:table-cell office:value-type="string" calcext:value-type="string">
            <text:p>NA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1" calcext:value-type="float">
            <text:p>341</text:p>
          </table:table-cell>
          <table:table-cell office:value-type="float" office:value="0.415278673171997" calcext:value-type="float">
            <text:p>0.415278673171997</text:p>
          </table:table-cell>
          <table:table-cell table:formula="of:=[.C343]+[.A343]" office:value-type="float" office:value="71.9630033969879" calcext:value-type="float">
            <text:p>71.9630033969879</text:p>
          </table:table-cell>
          <table:table-cell office:value-type="float" office:value="0.907837867736816" calcext:value-type="float">
            <text:p>0.9078378677368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2" calcext:value-type="float">
            <text:p>342</text:p>
          </table:table-cell>
          <table:table-cell office:value-type="float" office:value="0.279338836669922" calcext:value-type="float">
            <text:p>0.279338836669922</text:p>
          </table:table-cell>
          <table:table-cell table:formula="of:=[.C344]+[.A344]" office:value-type="float" office:value="71.8270635604858" calcext:value-type="float">
            <text:p>71.8270635604858</text:p>
          </table:table-cell>
          <table:table-cell office:value-type="float" office:value="0.442199230194092" calcext:value-type="float">
            <text:p>0.442199230194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3" calcext:value-type="float">
            <text:p>343</text:p>
          </table:table-cell>
          <table:table-cell office:value-type="float" office:value="1.59148192405701" calcext:value-type="float">
            <text:p>1.59148192405701</text:p>
          </table:table-cell>
          <table:table-cell table:formula="of:=[.C345]+[.A345]" office:value-type="float" office:value="73.1392066478729" calcext:value-type="float">
            <text:p>73.1392066478729</text:p>
          </table:table-cell>
          <table:table-cell office:value-type="string" calcext:value-type="string">
            <text:p>NA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4" calcext:value-type="float">
            <text:p>344</text:p>
          </table:table-cell>
          <table:table-cell office:value-type="float" office:value="0.350112438201904" calcext:value-type="float">
            <text:p>0.350112438201904</text:p>
          </table:table-cell>
          <table:table-cell table:formula="of:=[.C346]+[.A346]" office:value-type="float" office:value="71.8978371620178" calcext:value-type="float">
            <text:p>71.8978371620178</text:p>
          </table:table-cell>
          <table:table-cell office:value-type="float" office:value="0.496983051300049" calcext:value-type="float">
            <text:p>0.4969830513000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5" calcext:value-type="float">
            <text:p>345</text:p>
          </table:table-cell>
          <table:table-cell office:value-type="float" office:value="0.410277128219605" calcext:value-type="float">
            <text:p>0.410277128219605</text:p>
          </table:table-cell>
          <table:table-cell table:formula="of:=[.C347]+[.A347]" office:value-type="float" office:value="71.9580018520355" calcext:value-type="float">
            <text:p>71.9580018520355</text:p>
          </table:table-cell>
          <table:table-cell office:value-type="float" office:value="0.873388290405273" calcext:value-type="float">
            <text:p>0.87338829040527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6" calcext:value-type="float">
            <text:p>346</text:p>
          </table:table-cell>
          <table:table-cell office:value-type="float" office:value="0.4213707447052" calcext:value-type="float">
            <text:p>0.4213707447052</text:p>
          </table:table-cell>
          <table:table-cell table:formula="of:=[.C348]+[.A348]" office:value-type="float" office:value="71.9690954685211" calcext:value-type="float">
            <text:p>71.9690954685211</text:p>
          </table:table-cell>
          <table:table-cell office:value-type="float" office:value="1.03818917274475" calcext:value-type="float">
            <text:p>1.0381891727447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7" calcext:value-type="float">
            <text:p>347</text:p>
          </table:table-cell>
          <table:table-cell office:value-type="float" office:value="0.366034746170044" calcext:value-type="float">
            <text:p>0.366034746170044</text:p>
          </table:table-cell>
          <table:table-cell table:formula="of:=[.C349]+[.A349]" office:value-type="float" office:value="71.913759469986" calcext:value-type="float">
            <text:p>71.913759469986</text:p>
          </table:table-cell>
          <table:table-cell office:value-type="float" office:value="0.65259575843811" calcext:value-type="float">
            <text:p>0.652595758438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8" calcext:value-type="float">
            <text:p>348</text:p>
          </table:table-cell>
          <table:table-cell office:value-type="float" office:value="0.396362066268921" calcext:value-type="float">
            <text:p>0.396362066268921</text:p>
          </table:table-cell>
          <table:table-cell table:formula="of:=[.C350]+[.A350]" office:value-type="float" office:value="71.9440867900848" calcext:value-type="float">
            <text:p>71.9440867900848</text:p>
          </table:table-cell>
          <table:table-cell office:value-type="float" office:value="0.824445009231567" calcext:value-type="float">
            <text:p>0.82444500923156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9" calcext:value-type="float">
            <text:p>349</text:p>
          </table:table-cell>
          <table:table-cell office:value-type="float" office:value="0.558045864105225" calcext:value-type="float">
            <text:p>0.558045864105225</text:p>
          </table:table-cell>
          <table:table-cell table:formula="of:=[.C351]+[.A351]" office:value-type="float" office:value="72.1057705879211" calcext:value-type="float">
            <text:p>72.1057705879211</text:p>
          </table:table-cell>
          <table:table-cell office:value-type="float" office:value="1.90463209152222" calcext:value-type="float">
            <text:p>1.9046320915222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0" calcext:value-type="float">
            <text:p>350</text:p>
          </table:table-cell>
          <table:table-cell office:value-type="float" office:value="0.920730113983154" calcext:value-type="float">
            <text:p>0.920730113983154</text:p>
          </table:table-cell>
          <table:table-cell table:formula="of:=[.C352]+[.A352]" office:value-type="float" office:value="72.4684548377991" calcext:value-type="float">
            <text:p>72.4684548377991</text:p>
          </table:table-cell>
          <table:table-cell office:value-type="string" calcext:value-type="string">
            <text:p>NA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1" calcext:value-type="float">
            <text:p>351</text:p>
          </table:table-cell>
          <table:table-cell office:value-type="float" office:value="0.361031293869019" calcext:value-type="float">
            <text:p>0.361031293869019</text:p>
          </table:table-cell>
          <table:table-cell table:formula="of:=[.C353]+[.A353]" office:value-type="float" office:value="71.9087560176849" calcext:value-type="float">
            <text:p>71.9087560176849</text:p>
          </table:table-cell>
          <table:table-cell office:value-type="float" office:value="0.536637544631958" calcext:value-type="float">
            <text:p>0.5366375446319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2" calcext:value-type="float">
            <text:p>352</text:p>
          </table:table-cell>
          <table:table-cell office:value-type="float" office:value="0.360806465148926" calcext:value-type="float">
            <text:p>0.360806465148926</text:p>
          </table:table-cell>
          <table:table-cell table:formula="of:=[.C354]+[.A354]" office:value-type="float" office:value="71.9085311889648" calcext:value-type="float">
            <text:p>71.9085311889648</text:p>
          </table:table-cell>
          <table:table-cell office:value-type="float" office:value="0.606679677963257" calcext:value-type="float">
            <text:p>0.6066796779632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3" calcext:value-type="float">
            <text:p>353</text:p>
          </table:table-cell>
          <table:table-cell office:value-type="float" office:value="0.38789176940918" calcext:value-type="float">
            <text:p>0.38789176940918</text:p>
          </table:table-cell>
          <table:table-cell table:formula="of:=[.C355]+[.A355]" office:value-type="float" office:value="71.9356164932251" calcext:value-type="float">
            <text:p>71.9356164932251</text:p>
          </table:table-cell>
          <table:table-cell office:value-type="float" office:value="0.712832689285278" calcext:value-type="float">
            <text:p>0.71283268928527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4" calcext:value-type="float">
            <text:p>354</text:p>
          </table:table-cell>
          <table:table-cell office:value-type="float" office:value="0.341012477874756" calcext:value-type="float">
            <text:p>0.341012477874756</text:p>
          </table:table-cell>
          <table:table-cell table:formula="of:=[.C356]+[.A356]" office:value-type="float" office:value="71.8887372016907" calcext:value-type="float">
            <text:p>71.8887372016907</text:p>
          </table:table-cell>
          <table:table-cell office:value-type="float" office:value="0.722850561141968" calcext:value-type="float">
            <text:p>0.7228505611419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5" calcext:value-type="float">
            <text:p>355</text:p>
          </table:table-cell>
          <table:table-cell office:value-type="float" office:value="0.376284122467041" calcext:value-type="float">
            <text:p>0.376284122467041</text:p>
          </table:table-cell>
          <table:table-cell table:formula="of:=[.C357]+[.A357]" office:value-type="float" office:value="71.9240088462829" calcext:value-type="float">
            <text:p>71.9240088462829</text:p>
          </table:table-cell>
          <table:table-cell office:value-type="float" office:value="0.623725414276123" calcext:value-type="float">
            <text:p>0.62372541427612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6" calcext:value-type="float">
            <text:p>356</text:p>
          </table:table-cell>
          <table:table-cell office:value-type="float" office:value="0.438862085342407" calcext:value-type="float">
            <text:p>0.438862085342407</text:p>
          </table:table-cell>
          <table:table-cell table:formula="of:=[.C358]+[.A358]" office:value-type="float" office:value="71.9865868091583" calcext:value-type="float">
            <text:p>71.9865868091583</text:p>
          </table:table-cell>
          <table:table-cell office:value-type="float" office:value="1.19250774383545" calcext:value-type="float">
            <text:p>1.1925077438354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7" calcext:value-type="float">
            <text:p>357</text:p>
          </table:table-cell>
          <table:table-cell office:value-type="float" office:value="0.411911010742188" calcext:value-type="float">
            <text:p>0.411911010742188</text:p>
          </table:table-cell>
          <table:table-cell table:formula="of:=[.C359]+[.A359]" office:value-type="float" office:value="71.9596357345581" calcext:value-type="float">
            <text:p>71.9596357345581</text:p>
          </table:table-cell>
          <table:table-cell office:value-type="float" office:value="0.932286024093628" calcext:value-type="float">
            <text:p>0.9322860240936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8" calcext:value-type="float">
            <text:p>358</text:p>
          </table:table-cell>
          <table:table-cell office:value-type="float" office:value="1.33411049842834" calcext:value-type="float">
            <text:p>1.33411049842834</text:p>
          </table:table-cell>
          <table:table-cell table:formula="of:=[.C360]+[.A360]" office:value-type="float" office:value="72.8818352222443" calcext:value-type="float">
            <text:p>72.8818352222443</text:p>
          </table:table-cell>
          <table:table-cell office:value-type="string" calcext:value-type="string">
            <text:p>NA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9" calcext:value-type="float">
            <text:p>359</text:p>
          </table:table-cell>
          <table:table-cell office:value-type="float" office:value="0.439914703369141" calcext:value-type="float">
            <text:p>0.439914703369141</text:p>
          </table:table-cell>
          <table:table-cell table:formula="of:=[.C361]+[.A361]" office:value-type="float" office:value="71.987639427185" calcext:value-type="float">
            <text:p>71.987639427185</text:p>
          </table:table-cell>
          <table:table-cell office:value-type="float" office:value="1.04212403297424" calcext:value-type="float">
            <text:p>1.042124032974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0" calcext:value-type="float">
            <text:p>360</text:p>
          </table:table-cell>
          <table:table-cell office:value-type="float" office:value="0.271389484405518" calcext:value-type="float">
            <text:p>0.271389484405518</text:p>
          </table:table-cell>
          <table:table-cell table:formula="of:=[.C362]+[.A362]" office:value-type="float" office:value="71.8191142082214" calcext:value-type="float">
            <text:p>71.8191142082214</text:p>
          </table:table-cell>
          <table:table-cell office:value-type="float" office:value="0.441102504730225" calcext:value-type="float">
            <text:p>0.441102504730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1" calcext:value-type="float">
            <text:p>361</text:p>
          </table:table-cell>
          <table:table-cell office:value-type="float" office:value="0.330986022949219" calcext:value-type="float">
            <text:p>0.330986022949219</text:p>
          </table:table-cell>
          <table:table-cell table:formula="of:=[.C363]+[.A363]" office:value-type="float" office:value="71.8787107467651" calcext:value-type="float">
            <text:p>71.8787107467651</text:p>
          </table:table-cell>
          <table:table-cell office:value-type="float" office:value="0.484713077545166" calcext:value-type="float">
            <text:p>0.4847130775451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2" calcext:value-type="float">
            <text:p>362</text:p>
          </table:table-cell>
          <table:table-cell office:value-type="float" office:value="0.545682668685913" calcext:value-type="float">
            <text:p>0.545682668685913</text:p>
          </table:table-cell>
          <table:table-cell table:formula="of:=[.C364]+[.A364]" office:value-type="float" office:value="72.0934073925018" calcext:value-type="float">
            <text:p>72.0934073925018</text:p>
          </table:table-cell>
          <table:table-cell office:value-type="float" office:value="3.14070987701416" calcext:value-type="float">
            <text:p>3.1407098770141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3" calcext:value-type="float">
            <text:p>363</text:p>
          </table:table-cell>
          <table:table-cell office:value-type="float" office:value="0.497199058532715" calcext:value-type="float">
            <text:p>0.497199058532715</text:p>
          </table:table-cell>
          <table:table-cell table:formula="of:=[.C365]+[.A365]" office:value-type="float" office:value="72.0449237823486" calcext:value-type="float">
            <text:p>72.0449237823486</text:p>
          </table:table-cell>
          <table:table-cell office:value-type="float" office:value="1.6190128326416" calcext:value-type="float">
            <text:p>1.619012832641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4" calcext:value-type="float">
            <text:p>364</text:p>
          </table:table-cell>
          <table:table-cell office:value-type="float" office:value="0.474664688110352" calcext:value-type="float">
            <text:p>0.474664688110352</text:p>
          </table:table-cell>
          <table:table-cell table:formula="of:=[.C366]+[.A366]" office:value-type="float" office:value="72.0223894119263" calcext:value-type="float">
            <text:p>72.0223894119263</text:p>
          </table:table-cell>
          <table:table-cell office:value-type="float" office:value="0.983567476272583" calcext:value-type="float">
            <text:p>0.98356747627258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5" calcext:value-type="float">
            <text:p>365</text:p>
          </table:table-cell>
          <table:table-cell office:value-type="float" office:value="0.565414905548096" calcext:value-type="float">
            <text:p>0.565414905548096</text:p>
          </table:table-cell>
          <table:table-cell table:formula="of:=[.C367]+[.A367]" office:value-type="float" office:value="72.113139629364" calcext:value-type="float">
            <text:p>72.113139629364</text:p>
          </table:table-cell>
          <table:table-cell office:value-type="float" office:value="1.95214819908142" calcext:value-type="float">
            <text:p>1.9521481990814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6" calcext:value-type="float">
            <text:p>366</text:p>
          </table:table-cell>
          <table:table-cell office:value-type="float" office:value="1.45265746116638" calcext:value-type="float">
            <text:p>1.45265746116638</text:p>
          </table:table-cell>
          <table:table-cell table:formula="of:=[.C368]+[.A368]" office:value-type="float" office:value="73.0003821849823" calcext:value-type="float">
            <text:p>73.0003821849823</text:p>
          </table:table-cell>
          <table:table-cell office:value-type="string" calcext:value-type="string">
            <text:p>NA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7" calcext:value-type="float">
            <text:p>367</text:p>
          </table:table-cell>
          <table:table-cell office:value-type="float" office:value="0.419538259506226" calcext:value-type="float">
            <text:p>0.419538259506226</text:p>
          </table:table-cell>
          <table:table-cell table:formula="of:=[.C369]+[.A369]" office:value-type="float" office:value="71.9672629833221" calcext:value-type="float">
            <text:p>71.9672629833221</text:p>
          </table:table-cell>
          <table:table-cell office:value-type="float" office:value="2.87009572982788" calcext:value-type="float">
            <text:p>2.8700957298278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8" calcext:value-type="float">
            <text:p>368</text:p>
          </table:table-cell>
          <table:table-cell office:value-type="float" office:value="0.458349227905273" calcext:value-type="float">
            <text:p>0.458349227905273</text:p>
          </table:table-cell>
          <table:table-cell table:formula="of:=[.C370]+[.A370]" office:value-type="float" office:value="72.0060739517212" calcext:value-type="float">
            <text:p>72.0060739517212</text:p>
          </table:table-cell>
          <table:table-cell office:value-type="float" office:value="1.57424974441528" calcext:value-type="float">
            <text:p>1.5742497444152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9" calcext:value-type="float">
            <text:p>369</text:p>
          </table:table-cell>
          <table:table-cell office:value-type="float" office:value="0.368844509124756" calcext:value-type="float">
            <text:p>0.368844509124756</text:p>
          </table:table-cell>
          <table:table-cell table:formula="of:=[.C371]+[.A371]" office:value-type="float" office:value="71.9165692329407" calcext:value-type="float">
            <text:p>71.9165692329407</text:p>
          </table:table-cell>
          <table:table-cell office:value-type="float" office:value="0.565366983413696" calcext:value-type="float">
            <text:p>0.5653669834136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0" calcext:value-type="float">
            <text:p>370</text:p>
          </table:table-cell>
          <table:table-cell office:value-type="float" office:value="0.372874736785889" calcext:value-type="float">
            <text:p>0.372874736785889</text:p>
          </table:table-cell>
          <table:table-cell table:formula="of:=[.C372]+[.A372]" office:value-type="float" office:value="71.9205994606018" calcext:value-type="float">
            <text:p>71.9205994606018</text:p>
          </table:table-cell>
          <table:table-cell office:value-type="float" office:value="0.546941995620728" calcext:value-type="float">
            <text:p>0.546941995620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1" calcext:value-type="float">
            <text:p>371</text:p>
          </table:table-cell>
          <table:table-cell office:value-type="float" office:value="1.68459105491638" calcext:value-type="float">
            <text:p>1.68459105491638</text:p>
          </table:table-cell>
          <table:table-cell table:formula="of:=[.C373]+[.A373]" office:value-type="float" office:value="73.2323157787323" calcext:value-type="float">
            <text:p>73.2323157787323</text:p>
          </table:table-cell>
          <table:table-cell office:value-type="string" calcext:value-type="string">
            <text:p>NA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2" calcext:value-type="float">
            <text:p>372</text:p>
          </table:table-cell>
          <table:table-cell office:value-type="float" office:value="0.386165857315064" calcext:value-type="float">
            <text:p>0.386165857315064</text:p>
          </table:table-cell>
          <table:table-cell table:formula="of:=[.C374]+[.A374]" office:value-type="float" office:value="71.933890581131" calcext:value-type="float">
            <text:p>71.933890581131</text:p>
          </table:table-cell>
          <table:table-cell office:value-type="float" office:value="0.667434453964233" calcext:value-type="float">
            <text:p>0.6674344539642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3" calcext:value-type="float">
            <text:p>373</text:p>
          </table:table-cell>
          <table:table-cell office:value-type="float" office:value="0.412485599517822" calcext:value-type="float">
            <text:p>0.412485599517822</text:p>
          </table:table-cell>
          <table:table-cell table:formula="of:=[.C375]+[.A375]" office:value-type="float" office:value="71.9602103233337" calcext:value-type="float">
            <text:p>71.9602103233337</text:p>
          </table:table-cell>
          <table:table-cell office:value-type="float" office:value="0.828469753265381" calcext:value-type="float">
            <text:p>0.82846975326538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4" calcext:value-type="float">
            <text:p>374</text:p>
          </table:table-cell>
          <table:table-cell office:value-type="float" office:value="0.267076969146729" calcext:value-type="float">
            <text:p>0.267076969146729</text:p>
          </table:table-cell>
          <table:table-cell table:formula="of:=[.C376]+[.A376]" office:value-type="float" office:value="71.8148016929626" calcext:value-type="float">
            <text:p>71.8148016929626</text:p>
          </table:table-cell>
          <table:table-cell office:value-type="float" office:value="0.445238590240479" calcext:value-type="float">
            <text:p>0.445238590240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5" calcext:value-type="float">
            <text:p>375</text:p>
          </table:table-cell>
          <table:table-cell office:value-type="float" office:value="0.356839179992676" calcext:value-type="float">
            <text:p>0.356839179992676</text:p>
          </table:table-cell>
          <table:table-cell table:formula="of:=[.C377]+[.A377]" office:value-type="float" office:value="71.9045639038086" calcext:value-type="float">
            <text:p>71.9045639038086</text:p>
          </table:table-cell>
          <table:table-cell office:value-type="float" office:value="0.622620105743408" calcext:value-type="float">
            <text:p>0.6226201057434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6" calcext:value-type="float">
            <text:p>376</text:p>
          </table:table-cell>
          <table:table-cell office:value-type="float" office:value="0.371214628219605" calcext:value-type="float">
            <text:p>0.371214628219605</text:p>
          </table:table-cell>
          <table:table-cell table:formula="of:=[.C378]+[.A378]" office:value-type="float" office:value="71.9189393520355" calcext:value-type="float">
            <text:p>71.9189393520355</text:p>
          </table:table-cell>
          <table:table-cell office:value-type="float" office:value="0.715885162353516" calcext:value-type="float">
            <text:p>0.7158851623535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7" calcext:value-type="float">
            <text:p>377</text:p>
          </table:table-cell>
          <table:table-cell office:value-type="float" office:value="0.378916501998901" calcext:value-type="float">
            <text:p>0.378916501998901</text:p>
          </table:table-cell>
          <table:table-cell table:formula="of:=[.C379]+[.A379]" office:value-type="float" office:value="71.9266412258148" calcext:value-type="float">
            <text:p>71.9266412258148</text:p>
          </table:table-cell>
          <table:table-cell office:value-type="float" office:value="0.702877521514893" calcext:value-type="float">
            <text:p>0.70287752151489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8" calcext:value-type="float">
            <text:p>378</text:p>
          </table:table-cell>
          <table:table-cell office:value-type="float" office:value="0.339604139328003" calcext:value-type="float">
            <text:p>0.339604139328003</text:p>
          </table:table-cell>
          <table:table-cell table:formula="of:=[.C380]+[.A380]" office:value-type="float" office:value="71.8873288631439" calcext:value-type="float">
            <text:p>71.8873288631439</text:p>
          </table:table-cell>
          <table:table-cell office:value-type="float" office:value="0.535659313201904" calcext:value-type="float">
            <text:p>0.5356593132019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9" calcext:value-type="float">
            <text:p>379</text:p>
          </table:table-cell>
          <table:table-cell office:value-type="float" office:value="0.49459433555603" calcext:value-type="float">
            <text:p>0.49459433555603</text:p>
          </table:table-cell>
          <table:table-cell table:formula="of:=[.C381]+[.A381]" office:value-type="float" office:value="72.0423190593719" calcext:value-type="float">
            <text:p>72.0423190593719</text:p>
          </table:table-cell>
          <table:table-cell office:value-type="float" office:value="1.57335114479065" calcext:value-type="float">
            <text:p>1.5733511447906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0" calcext:value-type="float">
            <text:p>380</text:p>
          </table:table-cell>
          <table:table-cell office:value-type="float" office:value="0.380920886993408" calcext:value-type="float">
            <text:p>0.380920886993408</text:p>
          </table:table-cell>
          <table:table-cell table:formula="of:=[.C382]+[.A382]" office:value-type="float" office:value="71.9286456108093" calcext:value-type="float">
            <text:p>71.9286456108093</text:p>
          </table:table-cell>
          <table:table-cell office:value-type="float" office:value="0.815935611724854" calcext:value-type="float">
            <text:p>0.81593561172485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1" calcext:value-type="float">
            <text:p>381</text:p>
          </table:table-cell>
          <table:table-cell office:value-type="float" office:value="0.504647254943848" calcext:value-type="float">
            <text:p>0.504647254943848</text:p>
          </table:table-cell>
          <table:table-cell table:formula="of:=[.C383]+[.A383]" office:value-type="float" office:value="72.0523719787598" calcext:value-type="float">
            <text:p>72.0523719787598</text:p>
          </table:table-cell>
          <table:table-cell office:value-type="float" office:value="1.79731464385986" calcext:value-type="float">
            <text:p>1.7973146438598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2" calcext:value-type="float">
            <text:p>382</text:p>
          </table:table-cell>
          <table:table-cell office:value-type="float" office:value="0.514533519744873" calcext:value-type="float">
            <text:p>0.514533519744873</text:p>
          </table:table-cell>
          <table:table-cell table:formula="of:=[.C384]+[.A384]" office:value-type="float" office:value="72.0622582435608" calcext:value-type="float">
            <text:p>72.0622582435608</text:p>
          </table:table-cell>
          <table:table-cell office:value-type="float" office:value="1.84889149665833" calcext:value-type="float">
            <text:p>1.8488914966583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3" calcext:value-type="float">
            <text:p>383</text:p>
          </table:table-cell>
          <table:table-cell office:value-type="float" office:value="0.431142568588257" calcext:value-type="float">
            <text:p>0.431142568588257</text:p>
          </table:table-cell>
          <table:table-cell table:formula="of:=[.C385]+[.A385]" office:value-type="float" office:value="71.9788672924042" calcext:value-type="float">
            <text:p>71.9788672924042</text:p>
          </table:table-cell>
          <table:table-cell office:value-type="float" office:value="0.972132205963135" calcext:value-type="float">
            <text:p>0.97213220596313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4" calcext:value-type="float">
            <text:p>384</text:p>
          </table:table-cell>
          <table:table-cell office:value-type="float" office:value="0.470155954360962" calcext:value-type="float">
            <text:p>0.470155954360962</text:p>
          </table:table-cell>
          <table:table-cell table:formula="of:=[.C386]+[.A386]" office:value-type="float" office:value="72.0178806781769" calcext:value-type="float">
            <text:p>72.0178806781769</text:p>
          </table:table-cell>
          <table:table-cell office:value-type="float" office:value="1.36675310134888" calcext:value-type="float">
            <text:p>1.3667531013488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5" calcext:value-type="float">
            <text:p>385</text:p>
          </table:table-cell>
          <table:table-cell office:value-type="float" office:value="0.418022632598877" calcext:value-type="float">
            <text:p>0.418022632598877</text:p>
          </table:table-cell>
          <table:table-cell table:formula="of:=[.C387]+[.A387]" office:value-type="float" office:value="71.9657473564148" calcext:value-type="float">
            <text:p>71.9657473564148</text:p>
          </table:table-cell>
          <table:table-cell office:value-type="float" office:value="1.08080267906189" calcext:value-type="float">
            <text:p>1.0808026790618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6" calcext:value-type="float">
            <text:p>386</text:p>
          </table:table-cell>
          <table:table-cell office:value-type="float" office:value="1.26106882095337" calcext:value-type="float">
            <text:p>1.26106882095337</text:p>
          </table:table-cell>
          <table:table-cell table:formula="of:=[.C388]+[.A388]" office:value-type="float" office:value="72.8087935447693" calcext:value-type="float">
            <text:p>72.8087935447693</text:p>
          </table:table-cell>
          <table:table-cell office:value-type="string" calcext:value-type="string">
            <text:p>NA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7" calcext:value-type="float">
            <text:p>387</text:p>
          </table:table-cell>
          <table:table-cell office:value-type="float" office:value="0.445765972137451" calcext:value-type="float">
            <text:p>0.445765972137451</text:p>
          </table:table-cell>
          <table:table-cell table:formula="of:=[.C389]+[.A389]" office:value-type="float" office:value="71.9934906959534" calcext:value-type="float">
            <text:p>71.9934906959534</text:p>
          </table:table-cell>
          <table:table-cell office:value-type="float" office:value="1.7360577583313" calcext:value-type="float">
            <text:p>1.736057758331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8" calcext:value-type="float">
            <text:p>388</text:p>
          </table:table-cell>
          <table:table-cell office:value-type="float" office:value="0.403105974197388" calcext:value-type="float">
            <text:p>0.403105974197388</text:p>
          </table:table-cell>
          <table:table-cell table:formula="of:=[.C390]+[.A390]" office:value-type="float" office:value="71.9508306980133" calcext:value-type="float">
            <text:p>71.9508306980133</text:p>
          </table:table-cell>
          <table:table-cell office:value-type="float" office:value="0.706640720367432" calcext:value-type="float">
            <text:p>0.70664072036743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9" calcext:value-type="float">
            <text:p>389</text:p>
          </table:table-cell>
          <table:table-cell office:value-type="float" office:value="0.369576930999756" calcext:value-type="float">
            <text:p>0.369576930999756</text:p>
          </table:table-cell>
          <table:table-cell table:formula="of:=[.C391]+[.A391]" office:value-type="float" office:value="71.9173016548157" calcext:value-type="float">
            <text:p>71.9173016548157</text:p>
          </table:table-cell>
          <table:table-cell office:value-type="float" office:value="0.720255613327026" calcext:value-type="float">
            <text:p>0.72025561332702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0" calcext:value-type="float">
            <text:p>390</text:p>
          </table:table-cell>
          <table:table-cell office:value-type="float" office:value="0.426551103591919" calcext:value-type="float">
            <text:p>0.426551103591919</text:p>
          </table:table-cell>
          <table:table-cell table:formula="of:=[.C392]+[.A392]" office:value-type="float" office:value="71.9742758274078" calcext:value-type="float">
            <text:p>71.9742758274078</text:p>
          </table:table-cell>
          <table:table-cell office:value-type="float" office:value="1.10758328437805" calcext:value-type="float">
            <text:p>1.1075832843780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1" calcext:value-type="float">
            <text:p>391</text:p>
          </table:table-cell>
          <table:table-cell office:value-type="float" office:value="0.451697111129761" calcext:value-type="float">
            <text:p>0.451697111129761</text:p>
          </table:table-cell>
          <table:table-cell table:formula="of:=[.C393]+[.A393]" office:value-type="float" office:value="71.9994218349457" calcext:value-type="float">
            <text:p>71.9994218349457</text:p>
          </table:table-cell>
          <table:table-cell office:value-type="float" office:value="1.49562621116638" calcext:value-type="float">
            <text:p>1.4956262111663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2" calcext:value-type="float">
            <text:p>392</text:p>
          </table:table-cell>
          <table:table-cell office:value-type="float" office:value="0.357571840286255" calcext:value-type="float">
            <text:p>0.357571840286255</text:p>
          </table:table-cell>
          <table:table-cell table:formula="of:=[.C394]+[.A394]" office:value-type="float" office:value="71.9052965641022" calcext:value-type="float">
            <text:p>71.9052965641022</text:p>
          </table:table-cell>
          <table:table-cell office:value-type="float" office:value="0.655274152755737" calcext:value-type="float">
            <text:p>0.6552741527557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3" calcext:value-type="float">
            <text:p>393</text:p>
          </table:table-cell>
          <table:table-cell office:value-type="float" office:value="0.591014623641968" calcext:value-type="float">
            <text:p>0.591014623641968</text:p>
          </table:table-cell>
          <table:table-cell table:formula="of:=[.C395]+[.A395]" office:value-type="float" office:value="72.1387393474579" calcext:value-type="float">
            <text:p>72.1387393474579</text:p>
          </table:table-cell>
          <table:table-cell office:value-type="string" calcext:value-type="string">
            <text:p>NA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4" calcext:value-type="float">
            <text:p>394</text:p>
          </table:table-cell>
          <table:table-cell office:value-type="float" office:value="0.373174667358398" calcext:value-type="float">
            <text:p>0.373174667358398</text:p>
          </table:table-cell>
          <table:table-cell table:formula="of:=[.C396]+[.A396]" office:value-type="float" office:value="71.9208993911743" calcext:value-type="float">
            <text:p>71.9208993911743</text:p>
          </table:table-cell>
          <table:table-cell office:value-type="float" office:value="0.671625137329102" calcext:value-type="float">
            <text:p>0.67162513732910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5" calcext:value-type="float">
            <text:p>395</text:p>
          </table:table-cell>
          <table:table-cell office:value-type="float" office:value="0.383036613464355" calcext:value-type="float">
            <text:p>0.383036613464355</text:p>
          </table:table-cell>
          <table:table-cell table:formula="of:=[.C397]+[.A397]" office:value-type="float" office:value="71.9307613372803" calcext:value-type="float">
            <text:p>71.9307613372803</text:p>
          </table:table-cell>
          <table:table-cell office:value-type="float" office:value="0.705286741256714" calcext:value-type="float">
            <text:p>0.70528674125671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6" calcext:value-type="float">
            <text:p>396</text:p>
          </table:table-cell>
          <table:table-cell office:value-type="float" office:value="0.92039155960083" calcext:value-type="float">
            <text:p>0.92039155960083</text:p>
          </table:table-cell>
          <table:table-cell table:formula="of:=[.C398]+[.A398]" office:value-type="float" office:value="72.4681162834167" calcext:value-type="float">
            <text:p>72.4681162834167</text:p>
          </table:table-cell>
          <table:table-cell office:value-type="float" office:value="75.8729562759399" calcext:value-type="float">
            <text:p>75.8729562759399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7" calcext:value-type="float">
            <text:p>397</text:p>
          </table:table-cell>
          <table:table-cell office:value-type="float" office:value="0.41906476020813" calcext:value-type="float">
            <text:p>0.41906476020813</text:p>
          </table:table-cell>
          <table:table-cell table:formula="of:=[.C399]+[.A399]" office:value-type="float" office:value="71.966789484024" calcext:value-type="float">
            <text:p>71.966789484024</text:p>
          </table:table-cell>
          <table:table-cell office:value-type="float" office:value="0.903333425521851" calcext:value-type="float">
            <text:p>0.90333342552185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8" calcext:value-type="float">
            <text:p>398</text:p>
          </table:table-cell>
          <table:table-cell office:value-type="float" office:value="2.08143877983093" calcext:value-type="float">
            <text:p>2.08143877983093</text:p>
          </table:table-cell>
          <table:table-cell table:formula="of:=[.C400]+[.A400]" office:value-type="float" office:value="73.6291635036468" calcext:value-type="float">
            <text:p>73.6291635036468</text:p>
          </table:table-cell>
          <table:table-cell office:value-type="string" calcext:value-type="string">
            <text:p>NA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9" calcext:value-type="float">
            <text:p>399</text:p>
          </table:table-cell>
          <table:table-cell office:value-type="float" office:value="4.03188920021057" calcext:value-type="float">
            <text:p>4.03188920021057</text:p>
          </table:table-cell>
          <table:table-cell table:formula="of:=[.C401]+[.A401]" office:value-type="float" office:value="75.5796139240265" calcext:value-type="float">
            <text:p>75.5796139240265</text:p>
          </table:table-cell>
          <table:table-cell office:value-type="string" calcext:value-type="string">
            <text:p>NA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0" calcext:value-type="float">
            <text:p>400</text:p>
          </table:table-cell>
          <table:table-cell office:value-type="float" office:value="0.377340078353882" calcext:value-type="float">
            <text:p>0.377340078353882</text:p>
          </table:table-cell>
          <table:table-cell table:formula="of:=[.C402]+[.A402]" office:value-type="float" office:value="71.9250648021698" calcext:value-type="float">
            <text:p>71.9250648021698</text:p>
          </table:table-cell>
          <table:table-cell office:value-type="float" office:value="0.609980344772339" calcext:value-type="float">
            <text:p>0.6099803447723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1" calcext:value-type="float">
            <text:p>401</text:p>
          </table:table-cell>
          <table:table-cell office:value-type="float" office:value="0.361652612686157" calcext:value-type="float">
            <text:p>0.361652612686157</text:p>
          </table:table-cell>
          <table:table-cell table:formula="of:=[.C403]+[.A403]" office:value-type="float" office:value="71.9093773365021" calcext:value-type="float">
            <text:p>71.9093773365021</text:p>
          </table:table-cell>
          <table:table-cell office:value-type="float" office:value="0.619253396987915" calcext:value-type="float">
            <text:p>0.6192533969879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2" calcext:value-type="float">
            <text:p>402</text:p>
          </table:table-cell>
          <table:table-cell office:value-type="float" office:value="1.33334851264954" calcext:value-type="float">
            <text:p>1.33334851264954</text:p>
          </table:table-cell>
          <table:table-cell table:formula="of:=[.C404]+[.A404]" office:value-type="float" office:value="72.8810732364654" calcext:value-type="float">
            <text:p>72.8810732364654</text:p>
          </table:table-cell>
          <table:table-cell office:value-type="string" calcext:value-type="string">
            <text:p>NA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3" calcext:value-type="float">
            <text:p>403</text:p>
          </table:table-cell>
          <table:table-cell office:value-type="float" office:value="0.381751298904419" calcext:value-type="float">
            <text:p>0.381751298904419</text:p>
          </table:table-cell>
          <table:table-cell table:formula="of:=[.C405]+[.A405]" office:value-type="float" office:value="71.9294760227203" calcext:value-type="float">
            <text:p>71.9294760227203</text:p>
          </table:table-cell>
          <table:table-cell office:value-type="float" office:value="0.56958532333374" calcext:value-type="float">
            <text:p>0.569585323333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4" calcext:value-type="float">
            <text:p>404</text:p>
          </table:table-cell>
          <table:table-cell office:value-type="float" office:value="0.991733312606812" calcext:value-type="float">
            <text:p>0.991733312606812</text:p>
          </table:table-cell>
          <table:table-cell table:formula="of:=[.C406]+[.A406]" office:value-type="float" office:value="72.5394580364227" calcext:value-type="float">
            <text:p>72.5394580364227</text:p>
          </table:table-cell>
          <table:table-cell office:value-type="string" calcext:value-type="string">
            <text:p>NA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5" calcext:value-type="float">
            <text:p>405</text:p>
          </table:table-cell>
          <table:table-cell office:value-type="float" office:value="1.43602204322815" calcext:value-type="float">
            <text:p>1.43602204322815</text:p>
          </table:table-cell>
          <table:table-cell table:formula="of:=[.C407]+[.A407]" office:value-type="float" office:value="72.9837467670441" calcext:value-type="float">
            <text:p>72.9837467670441</text:p>
          </table:table-cell>
          <table:table-cell office:value-type="string" calcext:value-type="string">
            <text:p>NA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6" calcext:value-type="float">
            <text:p>406</text:p>
          </table:table-cell>
          <table:table-cell office:value-type="float" office:value="0.428664922714233" calcext:value-type="float">
            <text:p>0.428664922714233</text:p>
          </table:table-cell>
          <table:table-cell table:formula="of:=[.C408]+[.A408]" office:value-type="float" office:value="71.9763896465301" calcext:value-type="float">
            <text:p>71.9763896465301</text:p>
          </table:table-cell>
          <table:table-cell office:value-type="float" office:value="0.98924446105957" calcext:value-type="float">
            <text:p>0.9892444610595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7" calcext:value-type="float">
            <text:p>407</text:p>
          </table:table-cell>
          <table:table-cell office:value-type="float" office:value="0.433991193771362" calcext:value-type="float">
            <text:p>0.433991193771362</text:p>
          </table:table-cell>
          <table:table-cell table:formula="of:=[.C409]+[.A409]" office:value-type="float" office:value="71.9817159175873" calcext:value-type="float">
            <text:p>71.9817159175873</text:p>
          </table:table-cell>
          <table:table-cell office:value-type="float" office:value="0.816924571990967" calcext:value-type="float">
            <text:p>0.81692457199096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8" calcext:value-type="float">
            <text:p>408</text:p>
          </table:table-cell>
          <table:table-cell office:value-type="float" office:value="0.346038341522217" calcext:value-type="float">
            <text:p>0.346038341522217</text:p>
          </table:table-cell>
          <table:table-cell table:formula="of:=[.C410]+[.A410]" office:value-type="float" office:value="71.8937630653381" calcext:value-type="float">
            <text:p>71.8937630653381</text:p>
          </table:table-cell>
          <table:table-cell office:value-type="float" office:value="0.508574962615967" calcext:value-type="float">
            <text:p>0.50857496261596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9" calcext:value-type="float">
            <text:p>409</text:p>
          </table:table-cell>
          <table:table-cell office:value-type="float" office:value="0.27798056602478" calcext:value-type="float">
            <text:p>0.27798056602478</text:p>
          </table:table-cell>
          <table:table-cell table:formula="of:=[.C411]+[.A411]" office:value-type="float" office:value="71.8257052898407" calcext:value-type="float">
            <text:p>71.8257052898407</text:p>
          </table:table-cell>
          <table:table-cell office:value-type="float" office:value="0.441126346588135" calcext:value-type="float">
            <text:p>0.441126346588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0" calcext:value-type="float">
            <text:p>410</text:p>
          </table:table-cell>
          <table:table-cell office:value-type="float" office:value="0.534613132476807" calcext:value-type="float">
            <text:p>0.534613132476807</text:p>
          </table:table-cell>
          <table:table-cell table:formula="of:=[.C412]+[.A412]" office:value-type="float" office:value="72.0823378562927" calcext:value-type="float">
            <text:p>72.0823378562927</text:p>
          </table:table-cell>
          <table:table-cell office:value-type="float" office:value="1.62725591659546" calcext:value-type="float">
            <text:p>1.6272559165954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1" calcext:value-type="float">
            <text:p>411</text:p>
          </table:table-cell>
          <table:table-cell office:value-type="float" office:value="0.376436710357666" calcext:value-type="float">
            <text:p>0.376436710357666</text:p>
          </table:table-cell>
          <table:table-cell table:formula="of:=[.C413]+[.A413]" office:value-type="float" office:value="71.9241614341736" calcext:value-type="float">
            <text:p>71.9241614341736</text:p>
          </table:table-cell>
          <table:table-cell office:value-type="float" office:value="0.700049638748169" calcext:value-type="float">
            <text:p>0.70004963874816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2" calcext:value-type="float">
            <text:p>412</text:p>
          </table:table-cell>
          <table:table-cell office:value-type="float" office:value="0.425655364990234" calcext:value-type="float">
            <text:p>0.425655364990234</text:p>
          </table:table-cell>
          <table:table-cell table:formula="of:=[.C414]+[.A414]" office:value-type="float" office:value="71.9733800888061" calcext:value-type="float">
            <text:p>71.9733800888061</text:p>
          </table:table-cell>
          <table:table-cell office:value-type="float" office:value="1.23939490318298" calcext:value-type="float">
            <text:p>1.2393949031829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3" calcext:value-type="float">
            <text:p>413</text:p>
          </table:table-cell>
          <table:table-cell office:value-type="float" office:value="0.386271238327026" calcext:value-type="float">
            <text:p>0.386271238327026</text:p>
          </table:table-cell>
          <table:table-cell table:formula="of:=[.C415]+[.A415]" office:value-type="float" office:value="71.9339959621429" calcext:value-type="float">
            <text:p>71.9339959621429</text:p>
          </table:table-cell>
          <table:table-cell office:value-type="float" office:value="0.817809343338013" calcext:value-type="float">
            <text:p>0.8178093433380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4" calcext:value-type="float">
            <text:p>414</text:p>
          </table:table-cell>
          <table:table-cell office:value-type="float" office:value="0.389083862304688" calcext:value-type="float">
            <text:p>0.389083862304688</text:p>
          </table:table-cell>
          <table:table-cell table:formula="of:=[.C416]+[.A416]" office:value-type="float" office:value="71.9368085861206" calcext:value-type="float">
            <text:p>71.9368085861206</text:p>
          </table:table-cell>
          <table:table-cell office:value-type="float" office:value="0.648718118667603" calcext:value-type="float">
            <text:p>0.64871811866760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5" calcext:value-type="float">
            <text:p>415</text:p>
          </table:table-cell>
          <table:table-cell office:value-type="float" office:value="0.353633165359497" calcext:value-type="float">
            <text:p>0.353633165359497</text:p>
          </table:table-cell>
          <table:table-cell table:formula="of:=[.C417]+[.A417]" office:value-type="float" office:value="71.9013578891754" calcext:value-type="float">
            <text:p>71.9013578891754</text:p>
          </table:table-cell>
          <table:table-cell office:value-type="float" office:value="0.547053575515747" calcext:value-type="float">
            <text:p>0.5470535755157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6" calcext:value-type="float">
            <text:p>416</text:p>
          </table:table-cell>
          <table:table-cell office:value-type="float" office:value="0.367671728134155" calcext:value-type="float">
            <text:p>0.367671728134155</text:p>
          </table:table-cell>
          <table:table-cell table:formula="of:=[.C418]+[.A418]" office:value-type="float" office:value="71.9153964519501" calcext:value-type="float">
            <text:p>71.9153964519501</text:p>
          </table:table-cell>
          <table:table-cell office:value-type="float" office:value="0.699869394302368" calcext:value-type="float">
            <text:p>0.6998693943023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7" calcext:value-type="float">
            <text:p>417</text:p>
          </table:table-cell>
          <table:table-cell office:value-type="float" office:value="1.58379483222961" calcext:value-type="float">
            <text:p>1.58379483222961</text:p>
          </table:table-cell>
          <table:table-cell table:formula="of:=[.C419]+[.A419]" office:value-type="float" office:value="73.1315195560455" calcext:value-type="float">
            <text:p>73.1315195560455</text:p>
          </table:table-cell>
          <table:table-cell office:value-type="string" calcext:value-type="string">
            <text:p>NA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8" calcext:value-type="float">
            <text:p>418</text:p>
          </table:table-cell>
          <table:table-cell office:value-type="float" office:value="0.370116472244263" calcext:value-type="float">
            <text:p>0.370116472244263</text:p>
          </table:table-cell>
          <table:table-cell table:formula="of:=[.C420]+[.A420]" office:value-type="float" office:value="71.9178411960602" calcext:value-type="float">
            <text:p>71.9178411960602</text:p>
          </table:table-cell>
          <table:table-cell office:value-type="float" office:value="0.560732364654541" calcext:value-type="float">
            <text:p>0.5607323646545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9" calcext:value-type="float">
            <text:p>419</text:p>
          </table:table-cell>
          <table:table-cell office:value-type="float" office:value="0.389005661010742" calcext:value-type="float">
            <text:p>0.389005661010742</text:p>
          </table:table-cell>
          <table:table-cell table:formula="of:=[.C421]+[.A421]" office:value-type="float" office:value="71.9367303848267" calcext:value-type="float">
            <text:p>71.9367303848267</text:p>
          </table:table-cell>
          <table:table-cell office:value-type="float" office:value="0.833316326141357" calcext:value-type="float">
            <text:p>0.83331632614135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0" calcext:value-type="float">
            <text:p>420</text:p>
          </table:table-cell>
          <table:table-cell office:value-type="float" office:value="0.552544832229614" calcext:value-type="float">
            <text:p>0.552544832229614</text:p>
          </table:table-cell>
          <table:table-cell table:formula="of:=[.C422]+[.A422]" office:value-type="float" office:value="72.1002695560455" calcext:value-type="float">
            <text:p>72.1002695560455</text:p>
          </table:table-cell>
          <table:table-cell office:value-type="float" office:value="3.37523150444031" calcext:value-type="float">
            <text:p>3.3752315044403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1" calcext:value-type="float">
            <text:p>421</text:p>
          </table:table-cell>
          <table:table-cell office:value-type="float" office:value="0.377144336700439" calcext:value-type="float">
            <text:p>0.377144336700439</text:p>
          </table:table-cell>
          <table:table-cell table:formula="of:=[.C423]+[.A423]" office:value-type="float" office:value="71.9248690605163" calcext:value-type="float">
            <text:p>71.9248690605163</text:p>
          </table:table-cell>
          <table:table-cell office:value-type="float" office:value="0.718065738677979" calcext:value-type="float">
            <text:p>0.71806573867797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2" calcext:value-type="float">
            <text:p>422</text:p>
          </table:table-cell>
          <table:table-cell office:value-type="float" office:value="1.50889754295349" calcext:value-type="float">
            <text:p>1.50889754295349</text:p>
          </table:table-cell>
          <table:table-cell table:formula="of:=[.C424]+[.A424]" office:value-type="float" office:value="73.0566222667694" calcext:value-type="float">
            <text:p>73.0566222667694</text:p>
          </table:table-cell>
          <table:table-cell office:value-type="string" calcext:value-type="string">
            <text:p>NA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3" calcext:value-type="float">
            <text:p>423</text:p>
          </table:table-cell>
          <table:table-cell office:value-type="float" office:value="0.380042552947998" calcext:value-type="float">
            <text:p>0.380042552947998</text:p>
          </table:table-cell>
          <table:table-cell table:formula="of:=[.C425]+[.A425]" office:value-type="float" office:value="71.9277672767639" calcext:value-type="float">
            <text:p>71.9277672767639</text:p>
          </table:table-cell>
          <table:table-cell office:value-type="float" office:value="0.544917821884155" calcext:value-type="float">
            <text:p>0.5449178218841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4" calcext:value-type="float">
            <text:p>424</text:p>
          </table:table-cell>
          <table:table-cell office:value-type="float" office:value="0.375929117202759" calcext:value-type="float">
            <text:p>0.375929117202759</text:p>
          </table:table-cell>
          <table:table-cell table:formula="of:=[.C426]+[.A426]" office:value-type="float" office:value="71.9236538410187" calcext:value-type="float">
            <text:p>71.9236538410187</text:p>
          </table:table-cell>
          <table:table-cell office:value-type="float" office:value="0.684748649597168" calcext:value-type="float">
            <text:p>0.68474864959716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5" calcext:value-type="float">
            <text:p>425</text:p>
          </table:table-cell>
          <table:table-cell office:value-type="float" office:value="0.285869359970093" calcext:value-type="float">
            <text:p>0.285869359970093</text:p>
          </table:table-cell>
          <table:table-cell table:formula="of:=[.C427]+[.A427]" office:value-type="float" office:value="71.833594083786" calcext:value-type="float">
            <text:p>71.833594083786</text:p>
          </table:table-cell>
          <table:table-cell office:value-type="float" office:value="0.440901756286621" calcext:value-type="float">
            <text:p>0.440901756286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6" calcext:value-type="float">
            <text:p>426</text:p>
          </table:table-cell>
          <table:table-cell office:value-type="float" office:value="0.362216711044312" calcext:value-type="float">
            <text:p>0.362216711044312</text:p>
          </table:table-cell>
          <table:table-cell table:formula="of:=[.C428]+[.A428]" office:value-type="float" office:value="71.9099414348602" calcext:value-type="float">
            <text:p>71.9099414348602</text:p>
          </table:table-cell>
          <table:table-cell office:value-type="float" office:value="0.686409950256348" calcext:value-type="float">
            <text:p>0.68640995025634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7" calcext:value-type="float">
            <text:p>427</text:p>
          </table:table-cell>
          <table:table-cell office:value-type="float" office:value="0.406778812408447" calcext:value-type="float">
            <text:p>0.406778812408447</text:p>
          </table:table-cell>
          <table:table-cell table:formula="of:=[.C429]+[.A429]" office:value-type="float" office:value="71.9545035362244" calcext:value-type="float">
            <text:p>71.9545035362244</text:p>
          </table:table-cell>
          <table:table-cell office:value-type="float" office:value="1.04112958908081" calcext:value-type="float">
            <text:p>1.0411295890808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8" calcext:value-type="float">
            <text:p>428</text:p>
          </table:table-cell>
          <table:table-cell office:value-type="float" office:value="0.354453086853027" calcext:value-type="float">
            <text:p>0.354453086853027</text:p>
          </table:table-cell>
          <table:table-cell table:formula="of:=[.C430]+[.A430]" office:value-type="float" office:value="71.9021778106689" calcext:value-type="float">
            <text:p>71.9021778106689</text:p>
          </table:table-cell>
          <table:table-cell office:value-type="float" office:value="0.616588592529297" calcext:value-type="float">
            <text:p>0.6165885925292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9" calcext:value-type="float">
            <text:p>429</text:p>
          </table:table-cell>
          <table:table-cell office:value-type="float" office:value="0.477554798126221" calcext:value-type="float">
            <text:p>0.477554798126221</text:p>
          </table:table-cell>
          <table:table-cell table:formula="of:=[.C431]+[.A431]" office:value-type="float" office:value="72.0252795219421" calcext:value-type="float">
            <text:p>72.0252795219421</text:p>
          </table:table-cell>
          <table:table-cell office:value-type="float" office:value="1.03011894226074" calcext:value-type="float">
            <text:p>1.0301189422607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0" calcext:value-type="float">
            <text:p>430</text:p>
          </table:table-cell>
          <table:table-cell office:value-type="float" office:value="0.426533460617065" calcext:value-type="float">
            <text:p>0.426533460617065</text:p>
          </table:table-cell>
          <table:table-cell table:formula="of:=[.C432]+[.A432]" office:value-type="float" office:value="71.974258184433" calcext:value-type="float">
            <text:p>71.974258184433</text:p>
          </table:table-cell>
          <table:table-cell office:value-type="float" office:value="0.85224199295044" calcext:value-type="float">
            <text:p>0.8522419929504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1" calcext:value-type="float">
            <text:p>431</text:p>
          </table:table-cell>
          <table:table-cell office:value-type="float" office:value="0.399751663208008" calcext:value-type="float">
            <text:p>0.399751663208008</text:p>
          </table:table-cell>
          <table:table-cell table:formula="of:=[.C433]+[.A433]" office:value-type="float" office:value="71.9474763870239" calcext:value-type="float">
            <text:p>71.9474763870239</text:p>
          </table:table-cell>
          <table:table-cell office:value-type="float" office:value="0.946670770645142" calcext:value-type="float">
            <text:p>0.94667077064514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2" calcext:value-type="float">
            <text:p>432</text:p>
          </table:table-cell>
          <table:table-cell office:value-type="float" office:value="0.355728626251221" calcext:value-type="float">
            <text:p>0.355728626251221</text:p>
          </table:table-cell>
          <table:table-cell table:formula="of:=[.C434]+[.A434]" office:value-type="float" office:value="71.9034533500671" calcext:value-type="float">
            <text:p>71.9034533500671</text:p>
          </table:table-cell>
          <table:table-cell office:value-type="float" office:value="0.672097682952881" calcext:value-type="float">
            <text:p>0.67209768295288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3" calcext:value-type="float">
            <text:p>433</text:p>
          </table:table-cell>
          <table:table-cell office:value-type="float" office:value="0.37544322013855" calcext:value-type="float">
            <text:p>0.37544322013855</text:p>
          </table:table-cell>
          <table:table-cell table:formula="of:=[.C435]+[.A435]" office:value-type="float" office:value="71.9231679439545" calcext:value-type="float">
            <text:p>71.9231679439545</text:p>
          </table:table-cell>
          <table:table-cell office:value-type="float" office:value="0.716680765151978" calcext:value-type="float">
            <text:p>0.7166807651519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4" calcext:value-type="float">
            <text:p>434</text:p>
          </table:table-cell>
          <table:table-cell office:value-type="float" office:value="0.510686874389648" calcext:value-type="float">
            <text:p>0.510686874389648</text:p>
          </table:table-cell>
          <table:table-cell table:formula="of:=[.C436]+[.A436]" office:value-type="float" office:value="72.0584115982056" calcext:value-type="float">
            <text:p>72.0584115982056</text:p>
          </table:table-cell>
          <table:table-cell office:value-type="float" office:value="1.53993225097656" calcext:value-type="float">
            <text:p>1.5399322509765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5" calcext:value-type="float">
            <text:p>435</text:p>
          </table:table-cell>
          <table:table-cell office:value-type="float" office:value="0.542245626449585" calcext:value-type="float">
            <text:p>0.542245626449585</text:p>
          </table:table-cell>
          <table:table-cell table:formula="of:=[.C437]+[.A437]" office:value-type="float" office:value="72.0899703502655" calcext:value-type="float">
            <text:p>72.0899703502655</text:p>
          </table:table-cell>
          <table:table-cell office:value-type="float" office:value="1.72191047668457" calcext:value-type="float">
            <text:p>1.7219104766845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6" calcext:value-type="float">
            <text:p>436</text:p>
          </table:table-cell>
          <table:table-cell office:value-type="float" office:value="0.330009460449219" calcext:value-type="float">
            <text:p>0.330009460449219</text:p>
          </table:table-cell>
          <table:table-cell table:formula="of:=[.C438]+[.A438]" office:value-type="float" office:value="71.8777341842651" calcext:value-type="float">
            <text:p>71.8777341842651</text:p>
          </table:table-cell>
          <table:table-cell office:value-type="float" office:value="0.557077884674072" calcext:value-type="float">
            <text:p>0.5570778846740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7" calcext:value-type="float">
            <text:p>437</text:p>
          </table:table-cell>
          <table:table-cell office:value-type="float" office:value="0.388986110687256" calcext:value-type="float">
            <text:p>0.388986110687256</text:p>
          </table:table-cell>
          <table:table-cell table:formula="of:=[.C439]+[.A439]" office:value-type="float" office:value="71.9367108345032" calcext:value-type="float">
            <text:p>71.9367108345032</text:p>
          </table:table-cell>
          <table:table-cell office:value-type="float" office:value="0.959516048431397" calcext:value-type="float">
            <text:p>0.95951604843139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8" calcext:value-type="float">
            <text:p>438</text:p>
          </table:table-cell>
          <table:table-cell office:value-type="float" office:value="1.07103681564331" calcext:value-type="float">
            <text:p>1.07103681564331</text:p>
          </table:table-cell>
          <table:table-cell table:formula="of:=[.C440]+[.A440]" office:value-type="float" office:value="72.6187615394592" calcext:value-type="float">
            <text:p>72.6187615394592</text:p>
          </table:table-cell>
          <table:table-cell office:value-type="string" calcext:value-type="string">
            <text:p>NA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9" calcext:value-type="float">
            <text:p>439</text:p>
          </table:table-cell>
          <table:table-cell office:value-type="float" office:value="0.490915775299072" calcext:value-type="float">
            <text:p>0.490915775299072</text:p>
          </table:table-cell>
          <table:table-cell table:formula="of:=[.C441]+[.A441]" office:value-type="float" office:value="72.038640499115" calcext:value-type="float">
            <text:p>72.038640499115</text:p>
          </table:table-cell>
          <table:table-cell office:value-type="float" office:value="1.51201772689819" calcext:value-type="float">
            <text:p>1.5120177268981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0" calcext:value-type="float">
            <text:p>440</text:p>
          </table:table-cell>
          <table:table-cell office:value-type="float" office:value="0.457852363586426" calcext:value-type="float">
            <text:p>0.457852363586426</text:p>
          </table:table-cell>
          <table:table-cell table:formula="of:=[.C442]+[.A442]" office:value-type="float" office:value="72.0055770874023" calcext:value-type="float">
            <text:p>72.0055770874023</text:p>
          </table:table-cell>
          <table:table-cell office:value-type="float" office:value="1.05363321304321" calcext:value-type="float">
            <text:p>1.0536332130432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1" calcext:value-type="float">
            <text:p>441</text:p>
          </table:table-cell>
          <table:table-cell office:value-type="float" office:value="0.352863788604736" calcext:value-type="float">
            <text:p>0.352863788604736</text:p>
          </table:table-cell>
          <table:table-cell table:formula="of:=[.C443]+[.A443]" office:value-type="float" office:value="71.9005885124206" calcext:value-type="float">
            <text:p>71.9005885124206</text:p>
          </table:table-cell>
          <table:table-cell office:value-type="float" office:value="0.477820873260498" calcext:value-type="float">
            <text:p>0.4778208732604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2" calcext:value-type="float">
            <text:p>442</text:p>
          </table:table-cell>
          <table:table-cell office:value-type="float" office:value="0.542565822601318" calcext:value-type="float">
            <text:p>0.542565822601318</text:p>
          </table:table-cell>
          <table:table-cell table:formula="of:=[.C444]+[.A444]" office:value-type="float" office:value="72.0902905464172" calcext:value-type="float">
            <text:p>72.0902905464172</text:p>
          </table:table-cell>
          <table:table-cell office:value-type="float" office:value="3.61157703399658" calcext:value-type="float">
            <text:p>3.6115770339965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3" calcext:value-type="float">
            <text:p>443</text:p>
          </table:table-cell>
          <table:table-cell office:value-type="float" office:value="1.15968084335327" calcext:value-type="float">
            <text:p>1.15968084335327</text:p>
          </table:table-cell>
          <table:table-cell table:formula="of:=[.C445]+[.A445]" office:value-type="float" office:value="72.7074055671692" calcext:value-type="float">
            <text:p>72.7074055671692</text:p>
          </table:table-cell>
          <table:table-cell office:value-type="float" office:value="365.490618944168" calcext:value-type="float">
            <text:p>365.490618944168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4" calcext:value-type="float">
            <text:p>444</text:p>
          </table:table-cell>
          <table:table-cell office:value-type="float" office:value="1.3258581161499" calcext:value-type="float">
            <text:p>1.3258581161499</text:p>
          </table:table-cell>
          <table:table-cell table:formula="of:=[.C446]+[.A446]" office:value-type="float" office:value="72.8735828399658" calcext:value-type="float">
            <text:p>72.8735828399658</text:p>
          </table:table-cell>
          <table:table-cell office:value-type="string" calcext:value-type="string">
            <text:p>NA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5" calcext:value-type="float">
            <text:p>445</text:p>
          </table:table-cell>
          <table:table-cell office:value-type="float" office:value="0.324653387069702" calcext:value-type="float">
            <text:p>0.324653387069702</text:p>
          </table:table-cell>
          <table:table-cell table:formula="of:=[.C447]+[.A447]" office:value-type="float" office:value="71.8723781108856" calcext:value-type="float">
            <text:p>71.8723781108856</text:p>
          </table:table-cell>
          <table:table-cell office:value-type="float" office:value="0.626118659973145" calcext:value-type="float">
            <text:p>0.6261186599731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6" calcext:value-type="float">
            <text:p>446</text:p>
          </table:table-cell>
          <table:table-cell office:value-type="float" office:value="0.375444412231445" calcext:value-type="float">
            <text:p>0.375444412231445</text:p>
          </table:table-cell>
          <table:table-cell table:formula="of:=[.C448]+[.A448]" office:value-type="float" office:value="71.9231691360474" calcext:value-type="float">
            <text:p>71.9231691360474</text:p>
          </table:table-cell>
          <table:table-cell office:value-type="float" office:value="0.721404314041138" calcext:value-type="float">
            <text:p>0.72140431404113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7" calcext:value-type="float">
            <text:p>447</text:p>
          </table:table-cell>
          <table:table-cell office:value-type="float" office:value="0.37467885017395" calcext:value-type="float">
            <text:p>0.37467885017395</text:p>
          </table:table-cell>
          <table:table-cell table:formula="of:=[.C449]+[.A449]" office:value-type="float" office:value="71.9224035739899" calcext:value-type="float">
            <text:p>71.9224035739899</text:p>
          </table:table-cell>
          <table:table-cell office:value-type="float" office:value="0.641178369522095" calcext:value-type="float">
            <text:p>0.6411783695220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8" calcext:value-type="float">
            <text:p>448</text:p>
          </table:table-cell>
          <table:table-cell office:value-type="float" office:value="0.438396215438843" calcext:value-type="float">
            <text:p>0.438396215438843</text:p>
          </table:table-cell>
          <table:table-cell table:formula="of:=[.C450]+[.A450]" office:value-type="float" office:value="71.9861209392548" calcext:value-type="float">
            <text:p>71.9861209392548</text:p>
          </table:table-cell>
          <table:table-cell office:value-type="float" office:value="1.46870946884155" calcext:value-type="float">
            <text:p>1.4687094688415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9" calcext:value-type="float">
            <text:p>449</text:p>
          </table:table-cell>
          <table:table-cell office:value-type="float" office:value="0.355356216430664" calcext:value-type="float">
            <text:p>0.355356216430664</text:p>
          </table:table-cell>
          <table:table-cell table:formula="of:=[.C451]+[.A451]" office:value-type="float" office:value="71.9030809402466" calcext:value-type="float">
            <text:p>71.9030809402466</text:p>
          </table:table-cell>
          <table:table-cell office:value-type="float" office:value="0.566583871841431" calcext:value-type="float">
            <text:p>0.5665838718414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0" calcext:value-type="float">
            <text:p>450</text:p>
          </table:table-cell>
          <table:table-cell office:value-type="float" office:value="0.357865333557129" calcext:value-type="float">
            <text:p>0.357865333557129</text:p>
          </table:table-cell>
          <table:table-cell table:formula="of:=[.C452]+[.A452]" office:value-type="float" office:value="71.905590057373" calcext:value-type="float">
            <text:p>71.905590057373</text:p>
          </table:table-cell>
          <table:table-cell office:value-type="float" office:value="0.617697954177856" calcext:value-type="float">
            <text:p>0.6176979541778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1" calcext:value-type="float">
            <text:p>451</text:p>
          </table:table-cell>
          <table:table-cell office:value-type="float" office:value="0.54820704460144" calcext:value-type="float">
            <text:p>0.54820704460144</text:p>
          </table:table-cell>
          <table:table-cell table:formula="of:=[.C453]+[.A453]" office:value-type="float" office:value="72.0959317684173" calcext:value-type="float">
            <text:p>72.0959317684173</text:p>
          </table:table-cell>
          <table:table-cell office:value-type="float" office:value="2.28436017036438" calcext:value-type="float">
            <text:p>2.2843601703643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2" calcext:value-type="float">
            <text:p>452</text:p>
          </table:table-cell>
          <table:table-cell office:value-type="float" office:value="0.403263807296753" calcext:value-type="float">
            <text:p>0.403263807296753</text:p>
          </table:table-cell>
          <table:table-cell table:formula="of:=[.C454]+[.A454]" office:value-type="float" office:value="71.9509885311127" calcext:value-type="float">
            <text:p>71.9509885311127</text:p>
          </table:table-cell>
          <table:table-cell office:value-type="float" office:value="0.822169780731201" calcext:value-type="float">
            <text:p>0.82216978073120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3" calcext:value-type="float">
            <text:p>453</text:p>
          </table:table-cell>
          <table:table-cell office:value-type="float" office:value="1.43589758872986" calcext:value-type="float">
            <text:p>1.43589758872986</text:p>
          </table:table-cell>
          <table:table-cell table:formula="of:=[.C455]+[.A455]" office:value-type="float" office:value="72.9836223125458" calcext:value-type="float">
            <text:p>72.9836223125458</text:p>
          </table:table-cell>
          <table:table-cell office:value-type="string" calcext:value-type="string">
            <text:p>NA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4" calcext:value-type="float">
            <text:p>454</text:p>
          </table:table-cell>
          <table:table-cell office:value-type="float" office:value="0.604774475097656" calcext:value-type="float">
            <text:p>0.604774475097656</text:p>
          </table:table-cell>
          <table:table-cell table:formula="of:=[.C456]+[.A456]" office:value-type="float" office:value="72.1524991989136" calcext:value-type="float">
            <text:p>72.1524991989136</text:p>
          </table:table-cell>
          <table:table-cell office:value-type="float" office:value="2.40172934532166" calcext:value-type="float">
            <text:p>2.401729345321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5" calcext:value-type="float">
            <text:p>455</text:p>
          </table:table-cell>
          <table:table-cell office:value-type="float" office:value="0.24103045463562" calcext:value-type="float">
            <text:p>0.24103045463562</text:p>
          </table:table-cell>
          <table:table-cell table:formula="of:=[.C457]+[.A457]" office:value-type="float" office:value="71.7887551784515" calcext:value-type="float">
            <text:p>71.7887551784515</text:p>
          </table:table-cell>
          <table:table-cell office:value-type="float" office:value="0.439599514007568" calcext:value-type="float">
            <text:p>0.439599514007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6" calcext:value-type="float">
            <text:p>456</text:p>
          </table:table-cell>
          <table:table-cell office:value-type="float" office:value="1.02392387390137" calcext:value-type="float">
            <text:p>1.02392387390137</text:p>
          </table:table-cell>
          <table:table-cell table:formula="of:=[.C458]+[.A458]" office:value-type="float" office:value="72.5716485977173" calcext:value-type="float">
            <text:p>72.5716485977173</text:p>
          </table:table-cell>
          <table:table-cell office:value-type="string" calcext:value-type="string">
            <text:p>NA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7" calcext:value-type="float">
            <text:p>457</text:p>
          </table:table-cell>
          <table:table-cell office:value-type="float" office:value="0.374249696731567" calcext:value-type="float">
            <text:p>0.374249696731567</text:p>
          </table:table-cell>
          <table:table-cell table:formula="of:=[.C459]+[.A459]" office:value-type="float" office:value="71.9219744205475" calcext:value-type="float">
            <text:p>71.9219744205475</text:p>
          </table:table-cell>
          <table:table-cell office:value-type="float" office:value="0.608807325363159" calcext:value-type="float">
            <text:p>0.6088073253631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8" calcext:value-type="float">
            <text:p>458</text:p>
          </table:table-cell>
          <table:table-cell office:value-type="float" office:value="0.387438774108887" calcext:value-type="float">
            <text:p>0.387438774108887</text:p>
          </table:table-cell>
          <table:table-cell table:formula="of:=[.C460]+[.A460]" office:value-type="float" office:value="71.9351634979248" calcext:value-type="float">
            <text:p>71.9351634979248</text:p>
          </table:table-cell>
          <table:table-cell office:value-type="float" office:value="0.703234672546387" calcext:value-type="float">
            <text:p>0.70323467254638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9" calcext:value-type="float">
            <text:p>459</text:p>
          </table:table-cell>
          <table:table-cell office:value-type="float" office:value="0.358936071395874" calcext:value-type="float">
            <text:p>0.358936071395874</text:p>
          </table:table-cell>
          <table:table-cell table:formula="of:=[.C461]+[.A461]" office:value-type="float" office:value="71.9066607952118" calcext:value-type="float">
            <text:p>71.9066607952118</text:p>
          </table:table-cell>
          <table:table-cell office:value-type="float" office:value="0.615513801574707" calcext:value-type="float">
            <text:p>0.6155138015747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0" calcext:value-type="float">
            <text:p>460</text:p>
          </table:table-cell>
          <table:table-cell office:value-type="float" office:value="0.339974164962769" calcext:value-type="float">
            <text:p>0.339974164962769</text:p>
          </table:table-cell>
          <table:table-cell table:formula="of:=[.C462]+[.A462]" office:value-type="float" office:value="71.8876988887787" calcext:value-type="float">
            <text:p>71.8876988887787</text:p>
          </table:table-cell>
          <table:table-cell office:value-type="float" office:value="0.506428003311157" calcext:value-type="float">
            <text:p>0.5064280033111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1" calcext:value-type="float">
            <text:p>461</text:p>
          </table:table-cell>
          <table:table-cell office:value-type="float" office:value="0.378791093826294" calcext:value-type="float">
            <text:p>0.378791093826294</text:p>
          </table:table-cell>
          <table:table-cell table:formula="of:=[.C463]+[.A463]" office:value-type="float" office:value="71.9265158176422" calcext:value-type="float">
            <text:p>71.9265158176422</text:p>
          </table:table-cell>
          <table:table-cell office:value-type="float" office:value="0.689280509948731" calcext:value-type="float">
            <text:p>0.6892805099487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2" calcext:value-type="float">
            <text:p>462</text:p>
          </table:table-cell>
          <table:table-cell office:value-type="float" office:value="0.275266170501709" calcext:value-type="float">
            <text:p>0.275266170501709</text:p>
          </table:table-cell>
          <table:table-cell table:formula="of:=[.C464]+[.A464]" office:value-type="float" office:value="71.8229908943176" calcext:value-type="float">
            <text:p>71.8229908943176</text:p>
          </table:table-cell>
          <table:table-cell office:value-type="float" office:value="0.447609901428223" calcext:value-type="float">
            <text:p>0.447609901428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3" calcext:value-type="float">
            <text:p>463</text:p>
          </table:table-cell>
          <table:table-cell office:value-type="float" office:value="0.265774011611939" calcext:value-type="float">
            <text:p>0.265774011611939</text:p>
          </table:table-cell>
          <table:table-cell table:formula="of:=[.C465]+[.A465]" office:value-type="float" office:value="71.8134987354278" calcext:value-type="float">
            <text:p>71.8134987354278</text:p>
          </table:table-cell>
          <table:table-cell office:value-type="float" office:value="0.439359903335571" calcext:value-type="float">
            <text:p>0.439359903335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4" calcext:value-type="float">
            <text:p>464</text:p>
          </table:table-cell>
          <table:table-cell office:value-type="float" office:value="0.336414813995361" calcext:value-type="float">
            <text:p>0.336414813995361</text:p>
          </table:table-cell>
          <table:table-cell table:formula="of:=[.C466]+[.A466]" office:value-type="float" office:value="71.8841395378113" calcext:value-type="float">
            <text:p>71.8841395378113</text:p>
          </table:table-cell>
          <table:table-cell office:value-type="float" office:value="0.479747295379639" calcext:value-type="float">
            <text:p>0.4797472953796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5" calcext:value-type="float">
            <text:p>465</text:p>
          </table:table-cell>
          <table:table-cell office:value-type="float" office:value="1.34604120254517" calcext:value-type="float">
            <text:p>1.34604120254517</text:p>
          </table:table-cell>
          <table:table-cell table:formula="of:=[.C467]+[.A467]" office:value-type="float" office:value="72.8937659263611" calcext:value-type="float">
            <text:p>72.8937659263611</text:p>
          </table:table-cell>
          <table:table-cell office:value-type="string" calcext:value-type="string">
            <text:p>N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6" calcext:value-type="float">
            <text:p>466</text:p>
          </table:table-cell>
          <table:table-cell office:value-type="float" office:value="0.366173505783081" calcext:value-type="float">
            <text:p>0.366173505783081</text:p>
          </table:table-cell>
          <table:table-cell table:formula="of:=[.C468]+[.A468]" office:value-type="float" office:value="71.913898229599" calcext:value-type="float">
            <text:p>71.913898229599</text:p>
          </table:table-cell>
          <table:table-cell office:value-type="float" office:value="0.628821611404419" calcext:value-type="float">
            <text:p>0.6288216114044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7" calcext:value-type="float">
            <text:p>467</text:p>
          </table:table-cell>
          <table:table-cell office:value-type="float" office:value="0.435647964477539" calcext:value-type="float">
            <text:p>0.435647964477539</text:p>
          </table:table-cell>
          <table:table-cell table:formula="of:=[.C469]+[.A469]" office:value-type="float" office:value="71.9833726882934" calcext:value-type="float">
            <text:p>71.9833726882934</text:p>
          </table:table-cell>
          <table:table-cell office:value-type="float" office:value="1.40285301208496" calcext:value-type="float">
            <text:p>1.4028530120849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8" calcext:value-type="float">
            <text:p>468</text:p>
          </table:table-cell>
          <table:table-cell office:value-type="float" office:value="0.348567485809326" calcext:value-type="float">
            <text:p>0.348567485809326</text:p>
          </table:table-cell>
          <table:table-cell table:formula="of:=[.C470]+[.A470]" office:value-type="float" office:value="71.8962922096252" calcext:value-type="float">
            <text:p>71.8962922096252</text:p>
          </table:table-cell>
          <table:table-cell office:value-type="float" office:value="0.619855165481567" calcext:value-type="float">
            <text:p>0.61985516548156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9" calcext:value-type="float">
            <text:p>469</text:p>
          </table:table-cell>
          <table:table-cell office:value-type="float" office:value="0.377172231674194" calcext:value-type="float">
            <text:p>0.377172231674194</text:p>
          </table:table-cell>
          <table:table-cell table:formula="of:=[.C471]+[.A471]" office:value-type="float" office:value="71.9248969554901" calcext:value-type="float">
            <text:p>71.9248969554901</text:p>
          </table:table-cell>
          <table:table-cell office:value-type="float" office:value="0.745862483978272" calcext:value-type="float">
            <text:p>0.7458624839782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0" calcext:value-type="float">
            <text:p>470</text:p>
          </table:table-cell>
          <table:table-cell office:value-type="float" office:value="2.88116717338562" calcext:value-type="float">
            <text:p>2.88116717338562</text:p>
          </table:table-cell>
          <table:table-cell table:formula="of:=[.C472]+[.A472]" office:value-type="float" office:value="74.4288918972015" calcext:value-type="float">
            <text:p>74.4288918972015</text:p>
          </table:table-cell>
          <table:table-cell office:value-type="float" office:value="0.438677072525024" calcext:value-type="float">
            <text:p>0.438677072525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1" calcext:value-type="float">
            <text:p>471</text:p>
          </table:table-cell>
          <table:table-cell office:value-type="float" office:value="0.439850091934204" calcext:value-type="float">
            <text:p>0.439850091934204</text:p>
          </table:table-cell>
          <table:table-cell table:formula="of:=[.C473]+[.A473]" office:value-type="float" office:value="71.9875748157501" calcext:value-type="float">
            <text:p>71.9875748157501</text:p>
          </table:table-cell>
          <table:table-cell office:value-type="float" office:value="1.06595969200134" calcext:value-type="float">
            <text:p>1.0659596920013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2" calcext:value-type="float">
            <text:p>472</text:p>
          </table:table-cell>
          <table:table-cell office:value-type="float" office:value="0.36889123916626" calcext:value-type="float">
            <text:p>0.36889123916626</text:p>
          </table:table-cell>
          <table:table-cell table:formula="of:=[.C474]+[.A474]" office:value-type="float" office:value="71.9166159629822" calcext:value-type="float">
            <text:p>71.9166159629822</text:p>
          </table:table-cell>
          <table:table-cell office:value-type="float" office:value="0.564159631729126" calcext:value-type="float">
            <text:p>0.5641596317291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3" calcext:value-type="float">
            <text:p>473</text:p>
          </table:table-cell>
          <table:table-cell office:value-type="float" office:value="0.626133441925049" calcext:value-type="float">
            <text:p>0.626133441925049</text:p>
          </table:table-cell>
          <table:table-cell table:formula="of:=[.C475]+[.A475]" office:value-type="float" office:value="72.173858165741" calcext:value-type="float">
            <text:p>72.173858165741</text:p>
          </table:table-cell>
          <table:table-cell office:value-type="float" office:value="2.86681914329529" calcext:value-type="float">
            <text:p>2.8668191432952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4" calcext:value-type="float">
            <text:p>474</text:p>
          </table:table-cell>
          <table:table-cell office:value-type="float" office:value="0.430678367614746" calcext:value-type="float">
            <text:p>0.430678367614746</text:p>
          </table:table-cell>
          <table:table-cell table:formula="of:=[.C476]+[.A476]" office:value-type="float" office:value="71.9784030914307" calcext:value-type="float">
            <text:p>71.9784030914307</text:p>
          </table:table-cell>
          <table:table-cell office:value-type="float" office:value="1.25169205665588" calcext:value-type="float">
            <text:p>1.2516920566558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5" calcext:value-type="float">
            <text:p>475</text:p>
          </table:table-cell>
          <table:table-cell office:value-type="float" office:value="0.417815685272217" calcext:value-type="float">
            <text:p>0.417815685272217</text:p>
          </table:table-cell>
          <table:table-cell table:formula="of:=[.C477]+[.A477]" office:value-type="float" office:value="71.9655404090881" calcext:value-type="float">
            <text:p>71.9655404090881</text:p>
          </table:table-cell>
          <table:table-cell office:value-type="float" office:value="1.04605412483215" calcext:value-type="float">
            <text:p>1.046054124832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6" calcext:value-type="float">
            <text:p>476</text:p>
          </table:table-cell>
          <table:table-cell office:value-type="float" office:value="0.340706586837769" calcext:value-type="float">
            <text:p>0.340706586837769</text:p>
          </table:table-cell>
          <table:table-cell table:formula="of:=[.C478]+[.A478]" office:value-type="float" office:value="71.8884313106537" calcext:value-type="float">
            <text:p>71.8884313106537</text:p>
          </table:table-cell>
          <table:table-cell office:value-type="float" office:value="0.447876214981079" calcext:value-type="float">
            <text:p>0.447876214981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7" calcext:value-type="float">
            <text:p>477</text:p>
          </table:table-cell>
          <table:table-cell office:value-type="float" office:value="0.454458236694336" calcext:value-type="float">
            <text:p>0.454458236694336</text:p>
          </table:table-cell>
          <table:table-cell table:formula="of:=[.C479]+[.A479]" office:value-type="float" office:value="72.0021829605102" calcext:value-type="float">
            <text:p>72.0021829605102</text:p>
          </table:table-cell>
          <table:table-cell office:value-type="float" office:value="1.09091067314148" calcext:value-type="float">
            <text:p>1.0909106731414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8" calcext:value-type="float">
            <text:p>478</text:p>
          </table:table-cell>
          <table:table-cell office:value-type="float" office:value="0.54801082611084" calcext:value-type="float">
            <text:p>0.54801082611084</text:p>
          </table:table-cell>
          <table:table-cell table:formula="of:=[.C480]+[.A480]" office:value-type="float" office:value="72.0957355499267" calcext:value-type="float">
            <text:p>72.0957355499267</text:p>
          </table:table-cell>
          <table:table-cell office:value-type="float" office:value="1.49024939537048" calcext:value-type="float">
            <text:p>1.4902493953704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9" calcext:value-type="float">
            <text:p>479</text:p>
          </table:table-cell>
          <table:table-cell office:value-type="float" office:value="0.374195337295532" calcext:value-type="float">
            <text:p>0.374195337295532</text:p>
          </table:table-cell>
          <table:table-cell table:formula="of:=[.C481]+[.A481]" office:value-type="float" office:value="71.9219200611114" calcext:value-type="float">
            <text:p>71.9219200611114</text:p>
          </table:table-cell>
          <table:table-cell office:value-type="float" office:value="0.708054542541504" calcext:value-type="float">
            <text:p>0.70805454254150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0" calcext:value-type="float">
            <text:p>480</text:p>
          </table:table-cell>
          <table:table-cell office:value-type="float" office:value="0.323310136795044" calcext:value-type="float">
            <text:p>0.323310136795044</text:p>
          </table:table-cell>
          <table:table-cell table:formula="of:=[.C482]+[.A482]" office:value-type="float" office:value="71.871034860611" calcext:value-type="float">
            <text:p>71.871034860611</text:p>
          </table:table-cell>
          <table:table-cell office:value-type="float" office:value="0.483448028564453" calcext:value-type="float">
            <text:p>0.4834480285644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1" calcext:value-type="float">
            <text:p>481</text:p>
          </table:table-cell>
          <table:table-cell office:value-type="float" office:value="1.34219574928284" calcext:value-type="float">
            <text:p>1.34219574928284</text:p>
          </table:table-cell>
          <table:table-cell table:formula="of:=[.C483]+[.A483]" office:value-type="float" office:value="72.8899204730987" calcext:value-type="float">
            <text:p>72.8899204730987</text:p>
          </table:table-cell>
          <table:table-cell office:value-type="string" calcext:value-type="string">
            <text:p>NA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2" calcext:value-type="float">
            <text:p>482</text:p>
          </table:table-cell>
          <table:table-cell office:value-type="float" office:value="0.375275373458862" calcext:value-type="float">
            <text:p>0.375275373458862</text:p>
          </table:table-cell>
          <table:table-cell table:formula="of:=[.C484]+[.A484]" office:value-type="float" office:value="71.9230000972748" calcext:value-type="float">
            <text:p>71.9230000972748</text:p>
          </table:table-cell>
          <table:table-cell office:value-type="float" office:value="0.549481630325317" calcext:value-type="float">
            <text:p>0.549481630325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3" calcext:value-type="float">
            <text:p>483</text:p>
          </table:table-cell>
          <table:table-cell office:value-type="float" office:value="0.38029670715332" calcext:value-type="float">
            <text:p>0.38029670715332</text:p>
          </table:table-cell>
          <table:table-cell table:formula="of:=[.C485]+[.A485]" office:value-type="float" office:value="71.9280214309692" calcext:value-type="float">
            <text:p>71.9280214309692</text:p>
          </table:table-cell>
          <table:table-cell office:value-type="float" office:value="0.627889156341553" calcext:value-type="float">
            <text:p>0.62788915634155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4" calcext:value-type="float">
            <text:p>484</text:p>
          </table:table-cell>
          <table:table-cell office:value-type="float" office:value="0.417891979217529" calcext:value-type="float">
            <text:p>0.417891979217529</text:p>
          </table:table-cell>
          <table:table-cell table:formula="of:=[.C486]+[.A486]" office:value-type="float" office:value="71.9656167030334" calcext:value-type="float">
            <text:p>71.9656167030334</text:p>
          </table:table-cell>
          <table:table-cell office:value-type="float" office:value="0.901587009429932" calcext:value-type="float">
            <text:p>0.9015870094299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5" calcext:value-type="float">
            <text:p>485</text:p>
          </table:table-cell>
          <table:table-cell office:value-type="float" office:value="0.322547197341919" calcext:value-type="float">
            <text:p>0.322547197341919</text:p>
          </table:table-cell>
          <table:table-cell table:formula="of:=[.C487]+[.A487]" office:value-type="float" office:value="71.8702719211578" calcext:value-type="float">
            <text:p>71.8702719211578</text:p>
          </table:table-cell>
          <table:table-cell office:value-type="float" office:value="0.487184524536133" calcext:value-type="float">
            <text:p>0.487184524536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6" calcext:value-type="float">
            <text:p>486</text:p>
          </table:table-cell>
          <table:table-cell office:value-type="float" office:value="0.344619750976563" calcext:value-type="float">
            <text:p>0.344619750976563</text:p>
          </table:table-cell>
          <table:table-cell table:formula="of:=[.C488]+[.A488]" office:value-type="float" office:value="71.8923444747925" calcext:value-type="float">
            <text:p>71.8923444747925</text:p>
          </table:table-cell>
          <table:table-cell office:value-type="float" office:value="0.53980827331543" calcext:value-type="float">
            <text:p>0.539808273315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7" calcext:value-type="float">
            <text:p>487</text:p>
          </table:table-cell>
          <table:table-cell office:value-type="float" office:value="0.385104656219482" calcext:value-type="float">
            <text:p>0.385104656219482</text:p>
          </table:table-cell>
          <table:table-cell table:formula="of:=[.C489]+[.A489]" office:value-type="float" office:value="71.9328293800354" calcext:value-type="float">
            <text:p>71.9328293800354</text:p>
          </table:table-cell>
          <table:table-cell office:value-type="float" office:value="0.821795225143433" calcext:value-type="float">
            <text:p>0.82179522514343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8" calcext:value-type="float">
            <text:p>488</text:p>
          </table:table-cell>
          <table:table-cell office:value-type="float" office:value="0.395925760269165" calcext:value-type="float">
            <text:p>0.395925760269165</text:p>
          </table:table-cell>
          <table:table-cell table:formula="of:=[.C490]+[.A490]" office:value-type="float" office:value="71.9436504840851" calcext:value-type="float">
            <text:p>71.9436504840851</text:p>
          </table:table-cell>
          <table:table-cell office:value-type="float" office:value="0.638010501861572" calcext:value-type="float">
            <text:p>0.6380105018615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9" calcext:value-type="float">
            <text:p>489</text:p>
          </table:table-cell>
          <table:table-cell office:value-type="float" office:value="0.915946006774902" calcext:value-type="float">
            <text:p>0.915946006774902</text:p>
          </table:table-cell>
          <table:table-cell table:formula="of:=[.C491]+[.A491]" office:value-type="float" office:value="72.4636707305908" calcext:value-type="float">
            <text:p>72.4636707305908</text:p>
          </table:table-cell>
          <table:table-cell office:value-type="string" calcext:value-type="string">
            <text:p>N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0" calcext:value-type="float">
            <text:p>490</text:p>
          </table:table-cell>
          <table:table-cell office:value-type="float" office:value="0.275888919830322" calcext:value-type="float">
            <text:p>0.275888919830322</text:p>
          </table:table-cell>
          <table:table-cell table:formula="of:=[.C492]+[.A492]" office:value-type="float" office:value="71.8236136436462" calcext:value-type="float">
            <text:p>71.8236136436462</text:p>
          </table:table-cell>
          <table:table-cell office:value-type="float" office:value="0.44618034362793" calcext:value-type="float">
            <text:p>0.44618034362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1" calcext:value-type="float">
            <text:p>491</text:p>
          </table:table-cell>
          <table:table-cell office:value-type="float" office:value="0.260490417480469" calcext:value-type="float">
            <text:p>0.260490417480469</text:p>
          </table:table-cell>
          <table:table-cell table:formula="of:=[.C493]+[.A493]" office:value-type="float" office:value="71.8082151412964" calcext:value-type="float">
            <text:p>71.8082151412964</text:p>
          </table:table-cell>
          <table:table-cell office:value-type="float" office:value="0.437925338745117" calcext:value-type="float">
            <text:p>0.437925338745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2" calcext:value-type="float">
            <text:p>492</text:p>
          </table:table-cell>
          <table:table-cell office:value-type="float" office:value="0.329733848571777" calcext:value-type="float">
            <text:p>0.329733848571777</text:p>
          </table:table-cell>
          <table:table-cell table:formula="of:=[.C494]+[.A494]" office:value-type="float" office:value="71.8774585723877" calcext:value-type="float">
            <text:p>71.8774585723877</text:p>
          </table:table-cell>
          <table:table-cell office:value-type="float" office:value="0.542529344558716" calcext:value-type="float">
            <text:p>0.5425293445587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3" calcext:value-type="float">
            <text:p>493</text:p>
          </table:table-cell>
          <table:table-cell office:value-type="float" office:value="0.419442176818848" calcext:value-type="float">
            <text:p>0.419442176818848</text:p>
          </table:table-cell>
          <table:table-cell table:formula="of:=[.C495]+[.A495]" office:value-type="float" office:value="71.9671669006348" calcext:value-type="float">
            <text:p>71.9671669006348</text:p>
          </table:table-cell>
          <table:table-cell office:value-type="float" office:value="1.19650793075562" calcext:value-type="float">
            <text:p>1.1965079307556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4" calcext:value-type="float">
            <text:p>494</text:p>
          </table:table-cell>
          <table:table-cell office:value-type="float" office:value="0.367112398147583" calcext:value-type="float">
            <text:p>0.367112398147583</text:p>
          </table:table-cell>
          <table:table-cell table:formula="of:=[.C496]+[.A496]" office:value-type="float" office:value="71.9148371219635" calcext:value-type="float">
            <text:p>71.9148371219635</text:p>
          </table:table-cell>
          <table:table-cell office:value-type="float" office:value="0.673384428024292" calcext:value-type="float">
            <text:p>0.6733844280242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5" calcext:value-type="float">
            <text:p>495</text:p>
          </table:table-cell>
          <table:table-cell office:value-type="float" office:value="0.402980089187622" calcext:value-type="float">
            <text:p>0.402980089187622</text:p>
          </table:table-cell>
          <table:table-cell table:formula="of:=[.C497]+[.A497]" office:value-type="float" office:value="71.9507048130035" calcext:value-type="float">
            <text:p>71.9507048130035</text:p>
          </table:table-cell>
          <table:table-cell office:value-type="float" office:value="0.732267618179321" calcext:value-type="float">
            <text:p>0.73226761817932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6" calcext:value-type="float">
            <text:p>496</text:p>
          </table:table-cell>
          <table:table-cell office:value-type="float" office:value="0.368008613586426" calcext:value-type="float">
            <text:p>0.368008613586426</text:p>
          </table:table-cell>
          <table:table-cell table:formula="of:=[.C498]+[.A498]" office:value-type="float" office:value="71.9157333374023" calcext:value-type="float">
            <text:p>71.9157333374023</text:p>
          </table:table-cell>
          <table:table-cell office:value-type="float" office:value="0.622878313064575" calcext:value-type="float">
            <text:p>0.6228783130645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7" calcext:value-type="float">
            <text:p>497</text:p>
          </table:table-cell>
          <table:table-cell office:value-type="float" office:value="0.328600406646729" calcext:value-type="float">
            <text:p>0.328600406646729</text:p>
          </table:table-cell>
          <table:table-cell table:formula="of:=[.C499]+[.A499]" office:value-type="float" office:value="71.8763251304626" calcext:value-type="float">
            <text:p>71.8763251304626</text:p>
          </table:table-cell>
          <table:table-cell office:value-type="float" office:value="0.557628154754639" calcext:value-type="float">
            <text:p>0.5576281547546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8" calcext:value-type="float">
            <text:p>498</text:p>
          </table:table-cell>
          <table:table-cell office:value-type="float" office:value="0.376225709915161" calcext:value-type="float">
            <text:p>0.376225709915161</text:p>
          </table:table-cell>
          <table:table-cell table:formula="of:=[.C500]+[.A500]" office:value-type="float" office:value="71.9239504337311" calcext:value-type="float">
            <text:p>71.9239504337311</text:p>
          </table:table-cell>
          <table:table-cell office:value-type="float" office:value="0.597656011581421" calcext:value-type="float">
            <text:p>0.5976560115814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9" calcext:value-type="float">
            <text:p>499</text:p>
          </table:table-cell>
          <table:table-cell office:value-type="float" office:value="1.30881118774414" calcext:value-type="float">
            <text:p>1.30881118774414</text:p>
          </table:table-cell>
          <table:table-cell table:formula="of:=[.C501]+[.A501]" office:value-type="float" office:value="72.85653591156" calcext:value-type="float">
            <text:p>72.85653591156</text:p>
          </table:table-cell>
          <table:table-cell office:value-type="string" calcext:value-type="string">
            <text:p>NA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0" calcext:value-type="float">
            <text:p>500</text:p>
          </table:table-cell>
          <table:table-cell office:value-type="float" office:value="0.283127546310425" calcext:value-type="float">
            <text:p>0.283127546310425</text:p>
          </table:table-cell>
          <table:table-cell table:formula="of:=[.C502]+[.A502]" office:value-type="float" office:value="71.8308522701263" calcext:value-type="float">
            <text:p>71.8308522701263</text:p>
          </table:table-cell>
          <table:table-cell office:value-type="float" office:value="0.433550357818604" calcext:value-type="float">
            <text:p>0.433550357818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1" calcext:value-type="float">
            <text:p>501</text:p>
          </table:table-cell>
          <table:table-cell office:value-type="float" office:value="0.381982803344727" calcext:value-type="float">
            <text:p>0.381982803344727</text:p>
          </table:table-cell>
          <table:table-cell table:formula="of:=[.C503]+[.A503]" office:value-type="float" office:value="71.9297075271606" calcext:value-type="float">
            <text:p>71.9297075271606</text:p>
          </table:table-cell>
          <table:table-cell office:value-type="float" office:value="0.604398965835571" calcext:value-type="float">
            <text:p>0.60439896583557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2" calcext:value-type="float">
            <text:p>502</text:p>
          </table:table-cell>
          <table:table-cell office:value-type="float" office:value="1.57313871383667" calcext:value-type="float">
            <text:p>1.57313871383667</text:p>
          </table:table-cell>
          <table:table-cell table:formula="of:=[.C504]+[.A504]" office:value-type="float" office:value="73.1208634376526" calcext:value-type="float">
            <text:p>73.1208634376526</text:p>
          </table:table-cell>
          <table:table-cell office:value-type="string" calcext:value-type="string">
            <text:p>NA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3" calcext:value-type="float">
            <text:p>503</text:p>
          </table:table-cell>
          <table:table-cell office:value-type="float" office:value="0.379090547561646" calcext:value-type="float">
            <text:p>0.379090547561646</text:p>
          </table:table-cell>
          <table:table-cell table:formula="of:=[.C505]+[.A505]" office:value-type="float" office:value="71.9268152713776" calcext:value-type="float">
            <text:p>71.9268152713776</text:p>
          </table:table-cell>
          <table:table-cell office:value-type="float" office:value="0.606390237808228" calcext:value-type="float">
            <text:p>0.6063902378082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4" calcext:value-type="float">
            <text:p>504</text:p>
          </table:table-cell>
          <table:table-cell office:value-type="float" office:value="0.337364673614502" calcext:value-type="float">
            <text:p>0.337364673614502</text:p>
          </table:table-cell>
          <table:table-cell table:formula="of:=[.C506]+[.A506]" office:value-type="float" office:value="71.8850893974304" calcext:value-type="float">
            <text:p>71.8850893974304</text:p>
          </table:table-cell>
          <table:table-cell office:value-type="float" office:value="0.551305770874023" calcext:value-type="float">
            <text:p>0.5513057708740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5" calcext:value-type="float">
            <text:p>505</text:p>
          </table:table-cell>
          <table:table-cell office:value-type="float" office:value="0.493659257888794" calcext:value-type="float">
            <text:p>0.493659257888794</text:p>
          </table:table-cell>
          <table:table-cell table:formula="of:=[.C507]+[.A507]" office:value-type="float" office:value="72.0413839817047" calcext:value-type="float">
            <text:p>72.0413839817047</text:p>
          </table:table-cell>
          <table:table-cell office:value-type="float" office:value="1.67328023910522" calcext:value-type="float">
            <text:p>1.6732802391052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6" calcext:value-type="float">
            <text:p>506</text:p>
          </table:table-cell>
          <table:table-cell office:value-type="float" office:value="0.293871641159058" calcext:value-type="float">
            <text:p>0.293871641159058</text:p>
          </table:table-cell>
          <table:table-cell table:formula="of:=[.C508]+[.A508]" office:value-type="float" office:value="71.841596364975" calcext:value-type="float">
            <text:p>71.841596364975</text:p>
          </table:table-cell>
          <table:table-cell office:value-type="float" office:value="0.437987327575684" calcext:value-type="float">
            <text:p>0.437987327575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7" calcext:value-type="float">
            <text:p>507</text:p>
          </table:table-cell>
          <table:table-cell office:value-type="float" office:value="1.55421161651611" calcext:value-type="float">
            <text:p>1.55421161651611</text:p>
          </table:table-cell>
          <table:table-cell table:formula="of:=[.C509]+[.A509]" office:value-type="float" office:value="73.101936340332" calcext:value-type="float">
            <text:p>73.101936340332</text:p>
          </table:table-cell>
          <table:table-cell office:value-type="string" calcext:value-type="string">
            <text:p>NA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8" calcext:value-type="float">
            <text:p>508</text:p>
          </table:table-cell>
          <table:table-cell office:value-type="float" office:value="0.366882562637329" calcext:value-type="float">
            <text:p>0.366882562637329</text:p>
          </table:table-cell>
          <table:table-cell table:formula="of:=[.C510]+[.A510]" office:value-type="float" office:value="71.9146072864532" calcext:value-type="float">
            <text:p>71.9146072864532</text:p>
          </table:table-cell>
          <table:table-cell office:value-type="float" office:value="0.493574142456055" calcext:value-type="float">
            <text:p>0.4935741424560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9" calcext:value-type="float">
            <text:p>509</text:p>
          </table:table-cell>
          <table:table-cell office:value-type="float" office:value="0.37820029258728" calcext:value-type="float">
            <text:p>0.37820029258728</text:p>
          </table:table-cell>
          <table:table-cell table:formula="of:=[.C511]+[.A511]" office:value-type="float" office:value="71.9259250164032" calcext:value-type="float">
            <text:p>71.9259250164032</text:p>
          </table:table-cell>
          <table:table-cell office:value-type="float" office:value="0.781016111373901" calcext:value-type="float">
            <text:p>0.78101611137390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0" calcext:value-type="float">
            <text:p>510</text:p>
          </table:table-cell>
          <table:table-cell office:value-type="float" office:value="0.408886194229126" calcext:value-type="float">
            <text:p>0.408886194229126</text:p>
          </table:table-cell>
          <table:table-cell table:formula="of:=[.C512]+[.A512]" office:value-type="float" office:value="71.956610918045" calcext:value-type="float">
            <text:p>71.956610918045</text:p>
          </table:table-cell>
          <table:table-cell office:value-type="float" office:value="0.961982727050781" calcext:value-type="float">
            <text:p>0.96198272705078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1" calcext:value-type="float">
            <text:p>511</text:p>
          </table:table-cell>
          <table:table-cell office:value-type="float" office:value="1.49227046966553" calcext:value-type="float">
            <text:p>1.49227046966553</text:p>
          </table:table-cell>
          <table:table-cell table:formula="of:=[.C513]+[.A513]" office:value-type="float" office:value="73.0399951934814" calcext:value-type="float">
            <text:p>73.0399951934814</text:p>
          </table:table-cell>
          <table:table-cell office:value-type="string" calcext:value-type="string">
            <text:p>NA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2" calcext:value-type="float">
            <text:p>512</text:p>
          </table:table-cell>
          <table:table-cell office:value-type="float" office:value="0.348745584487915" calcext:value-type="float">
            <text:p>0.348745584487915</text:p>
          </table:table-cell>
          <table:table-cell table:formula="of:=[.C514]+[.A514]" office:value-type="float" office:value="71.8964703083038" calcext:value-type="float">
            <text:p>71.8964703083038</text:p>
          </table:table-cell>
          <table:table-cell office:value-type="float" office:value="0.550569295883179" calcext:value-type="float">
            <text:p>0.5505692958831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3" calcext:value-type="float">
            <text:p>513</text:p>
          </table:table-cell>
          <table:table-cell office:value-type="float" office:value="0.389213800430298" calcext:value-type="float">
            <text:p>0.389213800430298</text:p>
          </table:table-cell>
          <table:table-cell table:formula="of:=[.C515]+[.A515]" office:value-type="float" office:value="71.9369385242462" calcext:value-type="float">
            <text:p>71.9369385242462</text:p>
          </table:table-cell>
          <table:table-cell office:value-type="float" office:value="0.748533725738525" calcext:value-type="float">
            <text:p>0.74853372573852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4" calcext:value-type="float">
            <text:p>514</text:p>
          </table:table-cell>
          <table:table-cell office:value-type="float" office:value="0.39323878288269" calcext:value-type="float">
            <text:p>0.39323878288269</text:p>
          </table:table-cell>
          <table:table-cell table:formula="of:=[.C516]+[.A516]" office:value-type="float" office:value="71.9409635066986" calcext:value-type="float">
            <text:p>71.9409635066986</text:p>
          </table:table-cell>
          <table:table-cell office:value-type="float" office:value="0.748520135879517" calcext:value-type="float">
            <text:p>0.7485201358795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5" calcext:value-type="float">
            <text:p>515</text:p>
          </table:table-cell>
          <table:table-cell office:value-type="float" office:value="0.358330488204956" calcext:value-type="float">
            <text:p>0.358330488204956</text:p>
          </table:table-cell>
          <table:table-cell table:formula="of:=[.C517]+[.A517]" office:value-type="float" office:value="71.9060552120209" calcext:value-type="float">
            <text:p>71.9060552120209</text:p>
          </table:table-cell>
          <table:table-cell office:value-type="float" office:value="0.543744564056397" calcext:value-type="float">
            <text:p>0.5437445640563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6" calcext:value-type="float">
            <text:p>516</text:p>
          </table:table-cell>
          <table:table-cell office:value-type="float" office:value="0.377241611480713" calcext:value-type="float">
            <text:p>0.377241611480713</text:p>
          </table:table-cell>
          <table:table-cell table:formula="of:=[.C518]+[.A518]" office:value-type="float" office:value="71.9249663352966" calcext:value-type="float">
            <text:p>71.9249663352966</text:p>
          </table:table-cell>
          <table:table-cell office:value-type="float" office:value="0.691629409790039" calcext:value-type="float">
            <text:p>0.69162940979003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7" calcext:value-type="float">
            <text:p>517</text:p>
          </table:table-cell>
          <table:table-cell office:value-type="float" office:value="0.428344488143921" calcext:value-type="float">
            <text:p>0.428344488143921</text:p>
          </table:table-cell>
          <table:table-cell table:formula="of:=[.C519]+[.A519]" office:value-type="float" office:value="71.9760692119598" calcext:value-type="float">
            <text:p>71.9760692119598</text:p>
          </table:table-cell>
          <table:table-cell office:value-type="float" office:value="1.106285572052" calcext:value-type="float">
            <text:p>1.10628557205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8" calcext:value-type="float">
            <text:p>518</text:p>
          </table:table-cell>
          <table:table-cell office:value-type="float" office:value="0.364632368087769" calcext:value-type="float">
            <text:p>0.364632368087769</text:p>
          </table:table-cell>
          <table:table-cell table:formula="of:=[.C520]+[.A520]" office:value-type="float" office:value="71.9123570919037" calcext:value-type="float">
            <text:p>71.9123570919037</text:p>
          </table:table-cell>
          <table:table-cell office:value-type="float" office:value="0.711074829101563" calcext:value-type="float">
            <text:p>0.71107482910156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9" calcext:value-type="float">
            <text:p>519</text:p>
          </table:table-cell>
          <table:table-cell office:value-type="float" office:value="0.374164581298828" calcext:value-type="float">
            <text:p>0.374164581298828</text:p>
          </table:table-cell>
          <table:table-cell table:formula="of:=[.C521]+[.A521]" office:value-type="float" office:value="71.9218893051147" calcext:value-type="float">
            <text:p>71.9218893051147</text:p>
          </table:table-cell>
          <table:table-cell office:value-type="float" office:value="0.655750274658203" calcext:value-type="float">
            <text:p>0.65575027465820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0" calcext:value-type="float">
            <text:p>520</text:p>
          </table:table-cell>
          <table:table-cell office:value-type="float" office:value="0.409409284591675" calcext:value-type="float">
            <text:p>0.409409284591675</text:p>
          </table:table-cell>
          <table:table-cell table:formula="of:=[.C522]+[.A522]" office:value-type="float" office:value="71.9571340084076" calcext:value-type="float">
            <text:p>71.9571340084076</text:p>
          </table:table-cell>
          <table:table-cell office:value-type="float" office:value="0.934154510498047" calcext:value-type="float">
            <text:p>0.93415451049804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1" calcext:value-type="float">
            <text:p>521</text:p>
          </table:table-cell>
          <table:table-cell office:value-type="float" office:value="0.356059074401855" calcext:value-type="float">
            <text:p>0.356059074401855</text:p>
          </table:table-cell>
          <table:table-cell table:formula="of:=[.C523]+[.A523]" office:value-type="float" office:value="71.9037837982178" calcext:value-type="float">
            <text:p>71.9037837982178</text:p>
          </table:table-cell>
          <table:table-cell office:value-type="float" office:value="0.626179695129395" calcext:value-type="float">
            <text:p>0.6261796951293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2" calcext:value-type="float">
            <text:p>522</text:p>
          </table:table-cell>
          <table:table-cell office:value-type="float" office:value="1.15663146972656" calcext:value-type="float">
            <text:p>1.15663146972656</text:p>
          </table:table-cell>
          <table:table-cell table:formula="of:=[.C524]+[.A524]" office:value-type="float" office:value="72.7043561935425" calcext:value-type="float">
            <text:p>72.7043561935425</text:p>
          </table:table-cell>
          <table:table-cell office:value-type="string" calcext:value-type="string">
            <text:p>NA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3" calcext:value-type="float">
            <text:p>523</text:p>
          </table:table-cell>
          <table:table-cell office:value-type="float" office:value="0.934713840484619" calcext:value-type="float">
            <text:p>0.934713840484619</text:p>
          </table:table-cell>
          <table:table-cell table:formula="of:=[.C525]+[.A525]" office:value-type="float" office:value="72.4824385643005" calcext:value-type="float">
            <text:p>72.4824385643005</text:p>
          </table:table-cell>
          <table:table-cell office:value-type="string" calcext:value-type="string">
            <text:p>NA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4" calcext:value-type="float">
            <text:p>524</text:p>
          </table:table-cell>
          <table:table-cell office:value-type="float" office:value="0.266791343688965" calcext:value-type="float">
            <text:p>0.266791343688965</text:p>
          </table:table-cell>
          <table:table-cell table:formula="of:=[.C526]+[.A526]" office:value-type="float" office:value="71.8145160675049" calcext:value-type="float">
            <text:p>71.8145160675049</text:p>
          </table:table-cell>
          <table:table-cell office:value-type="float" office:value="0.440627098083496" calcext:value-type="float">
            <text:p>0.440627098083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5" calcext:value-type="float">
            <text:p>525</text:p>
          </table:table-cell>
          <table:table-cell office:value-type="float" office:value="0.350133419036865" calcext:value-type="float">
            <text:p>0.350133419036865</text:p>
          </table:table-cell>
          <table:table-cell table:formula="of:=[.C527]+[.A527]" office:value-type="float" office:value="71.8978581428528" calcext:value-type="float">
            <text:p>71.8978581428528</text:p>
          </table:table-cell>
          <table:table-cell office:value-type="float" office:value="0.639420986175537" calcext:value-type="float">
            <text:p>0.6394209861755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6" calcext:value-type="float">
            <text:p>526</text:p>
          </table:table-cell>
          <table:table-cell office:value-type="float" office:value="0.358339548110962" calcext:value-type="float">
            <text:p>0.358339548110962</text:p>
          </table:table-cell>
          <table:table-cell table:formula="of:=[.C528]+[.A528]" office:value-type="float" office:value="71.9060642719269" calcext:value-type="float">
            <text:p>71.9060642719269</text:p>
          </table:table-cell>
          <table:table-cell office:value-type="float" office:value="0.585841417312622" calcext:value-type="float">
            <text:p>0.5858414173126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7" calcext:value-type="float">
            <text:p>527</text:p>
          </table:table-cell>
          <table:table-cell office:value-type="float" office:value="1.01001667976379" calcext:value-type="float">
            <text:p>1.01001667976379</text:p>
          </table:table-cell>
          <table:table-cell table:formula="of:=[.C529]+[.A529]" office:value-type="float" office:value="72.5577414035797" calcext:value-type="float">
            <text:p>72.5577414035797</text:p>
          </table:table-cell>
          <table:table-cell office:value-type="string" calcext:value-type="string">
            <text:p>NA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8" calcext:value-type="float">
            <text:p>528</text:p>
          </table:table-cell>
          <table:table-cell office:value-type="float" office:value="0.408997058868408" calcext:value-type="float">
            <text:p>0.408997058868408</text:p>
          </table:table-cell>
          <table:table-cell table:formula="of:=[.C530]+[.A530]" office:value-type="float" office:value="71.9567217826843" calcext:value-type="float">
            <text:p>71.9567217826843</text:p>
          </table:table-cell>
          <table:table-cell office:value-type="float" office:value="0.73442268371582" calcext:value-type="float">
            <text:p>0.7344226837158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9" calcext:value-type="float">
            <text:p>529</text:p>
          </table:table-cell>
          <table:table-cell office:value-type="float" office:value="0.360813140869141" calcext:value-type="float">
            <text:p>0.360813140869141</text:p>
          </table:table-cell>
          <table:table-cell table:formula="of:=[.C531]+[.A531]" office:value-type="float" office:value="71.908537864685" calcext:value-type="float">
            <text:p>71.908537864685</text:p>
          </table:table-cell>
          <table:table-cell office:value-type="float" office:value="0.488322257995605" calcext:value-type="float">
            <text:p>0.4883222579956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0" calcext:value-type="float">
            <text:p>530</text:p>
          </table:table-cell>
          <table:table-cell office:value-type="float" office:value="0.349252939224243" calcext:value-type="float">
            <text:p>0.349252939224243</text:p>
          </table:table-cell>
          <table:table-cell table:formula="of:=[.C532]+[.A532]" office:value-type="float" office:value="71.8969776630402" calcext:value-type="float">
            <text:p>71.8969776630402</text:p>
          </table:table-cell>
          <table:table-cell office:value-type="float" office:value="0.548609256744385" calcext:value-type="float">
            <text:p>0.5486092567443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1" calcext:value-type="float">
            <text:p>531</text:p>
          </table:table-cell>
          <table:table-cell office:value-type="float" office:value="0.395371675491333" calcext:value-type="float">
            <text:p>0.395371675491333</text:p>
          </table:table-cell>
          <table:table-cell table:formula="of:=[.C533]+[.A533]" office:value-type="float" office:value="71.9430963993072" calcext:value-type="float">
            <text:p>71.9430963993072</text:p>
          </table:table-cell>
          <table:table-cell office:value-type="float" office:value="0.723183155059815" calcext:value-type="float">
            <text:p>0.72318315505981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2" calcext:value-type="float">
            <text:p>532</text:p>
          </table:table-cell>
          <table:table-cell office:value-type="float" office:value="0.33961033821106" calcext:value-type="float">
            <text:p>0.33961033821106</text:p>
          </table:table-cell>
          <table:table-cell table:formula="of:=[.C534]+[.A534]" office:value-type="float" office:value="71.887335062027" calcext:value-type="float">
            <text:p>71.887335062027</text:p>
          </table:table-cell>
          <table:table-cell office:value-type="float" office:value="0.484543561935425" calcext:value-type="float">
            <text:p>0.4845435619354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3" calcext:value-type="float">
            <text:p>533</text:p>
          </table:table-cell>
          <table:table-cell office:value-type="float" office:value="0.362324237823486" calcext:value-type="float">
            <text:p>0.362324237823486</text:p>
          </table:table-cell>
          <table:table-cell table:formula="of:=[.C535]+[.A535]" office:value-type="float" office:value="71.9100489616394" calcext:value-type="float">
            <text:p>71.9100489616394</text:p>
          </table:table-cell>
          <table:table-cell office:value-type="float" office:value="0.793147802352905" calcext:value-type="float">
            <text:p>0.79314780235290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4" calcext:value-type="float">
            <text:p>534</text:p>
          </table:table-cell>
          <table:table-cell office:value-type="float" office:value="0.36655068397522" calcext:value-type="float">
            <text:p>0.36655068397522</text:p>
          </table:table-cell>
          <table:table-cell table:formula="of:=[.C536]+[.A536]" office:value-type="float" office:value="71.9142754077911" calcext:value-type="float">
            <text:p>71.9142754077911</text:p>
          </table:table-cell>
          <table:table-cell office:value-type="float" office:value="0.537369728088379" calcext:value-type="float">
            <text:p>0.5373697280883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5" calcext:value-type="float">
            <text:p>535</text:p>
          </table:table-cell>
          <table:table-cell office:value-type="float" office:value="0.404853820800781" calcext:value-type="float">
            <text:p>0.404853820800781</text:p>
          </table:table-cell>
          <table:table-cell table:formula="of:=[.C537]+[.A537]" office:value-type="float" office:value="71.9525785446167" calcext:value-type="float">
            <text:p>71.9525785446167</text:p>
          </table:table-cell>
          <table:table-cell office:value-type="float" office:value="1.174241065979" calcext:value-type="float">
            <text:p>1.17424106597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6" calcext:value-type="float">
            <text:p>536</text:p>
          </table:table-cell>
          <table:table-cell office:value-type="float" office:value="0.930404663085938" calcext:value-type="float">
            <text:p>0.930404663085938</text:p>
          </table:table-cell>
          <table:table-cell table:formula="of:=[.C538]+[.A538]" office:value-type="float" office:value="72.4781293869018" calcext:value-type="float">
            <text:p>72.4781293869018</text:p>
          </table:table-cell>
          <table:table-cell office:value-type="string" calcext:value-type="string">
            <text:p>NA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7" calcext:value-type="float">
            <text:p>537</text:p>
          </table:table-cell>
          <table:table-cell office:value-type="float" office:value="0.353241920471191" calcext:value-type="float">
            <text:p>0.353241920471191</text:p>
          </table:table-cell>
          <table:table-cell table:formula="of:=[.C539]+[.A539]" office:value-type="float" office:value="71.9009666442871" calcext:value-type="float">
            <text:p>71.9009666442871</text:p>
          </table:table-cell>
          <table:table-cell office:value-type="float" office:value="0.618491411209106" calcext:value-type="float">
            <text:p>0.61849141120910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8" calcext:value-type="float">
            <text:p>538</text:p>
          </table:table-cell>
          <table:table-cell office:value-type="float" office:value="0.415019273757935" calcext:value-type="float">
            <text:p>0.415019273757935</text:p>
          </table:table-cell>
          <table:table-cell table:formula="of:=[.C540]+[.A540]" office:value-type="float" office:value="71.9627439975738" calcext:value-type="float">
            <text:p>71.9627439975738</text:p>
          </table:table-cell>
          <table:table-cell office:value-type="float" office:value="1.15673232078552" calcext:value-type="float">
            <text:p>1.1567323207855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9" calcext:value-type="float">
            <text:p>539</text:p>
          </table:table-cell>
          <table:table-cell office:value-type="float" office:value="0.370719194412231" calcext:value-type="float">
            <text:p>0.370719194412231</text:p>
          </table:table-cell>
          <table:table-cell table:formula="of:=[.C541]+[.A541]" office:value-type="float" office:value="71.9184439182281" calcext:value-type="float">
            <text:p>71.9184439182281</text:p>
          </table:table-cell>
          <table:table-cell office:value-type="float" office:value="0.562636613845825" calcext:value-type="float">
            <text:p>0.5626366138458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0" calcext:value-type="float">
            <text:p>540</text:p>
          </table:table-cell>
          <table:table-cell office:value-type="float" office:value="0.366414308547974" calcext:value-type="float">
            <text:p>0.366414308547974</text:p>
          </table:table-cell>
          <table:table-cell table:formula="of:=[.C542]+[.A542]" office:value-type="float" office:value="71.9141390323639" calcext:value-type="float">
            <text:p>71.9141390323639</text:p>
          </table:table-cell>
          <table:table-cell office:value-type="float" office:value="0.694199085235596" calcext:value-type="float">
            <text:p>0.69419908523559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1" calcext:value-type="float">
            <text:p>541</text:p>
          </table:table-cell>
          <table:table-cell office:value-type="float" office:value="0.340479850769043" calcext:value-type="float">
            <text:p>0.340479850769043</text:p>
          </table:table-cell>
          <table:table-cell table:formula="of:=[.C543]+[.A543]" office:value-type="float" office:value="71.888204574585" calcext:value-type="float">
            <text:p>71.888204574585</text:p>
          </table:table-cell>
          <table:table-cell office:value-type="float" office:value="0.602866888046265" calcext:value-type="float">
            <text:p>0.6028668880462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2" calcext:value-type="float">
            <text:p>542</text:p>
          </table:table-cell>
          <table:table-cell office:value-type="float" office:value="0.338459253311157" calcext:value-type="float">
            <text:p>0.338459253311157</text:p>
          </table:table-cell>
          <table:table-cell table:formula="of:=[.C544]+[.A544]" office:value-type="float" office:value="71.8861839771271" calcext:value-type="float">
            <text:p>71.8861839771271</text:p>
          </table:table-cell>
          <table:table-cell office:value-type="float" office:value="0.539164781570435" calcext:value-type="float">
            <text:p>0.5391647815704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3" calcext:value-type="float">
            <text:p>543</text:p>
          </table:table-cell>
          <table:table-cell office:value-type="float" office:value="0.383748769760132" calcext:value-type="float">
            <text:p>0.383748769760132</text:p>
          </table:table-cell>
          <table:table-cell table:formula="of:=[.C545]+[.A545]" office:value-type="float" office:value="71.931473493576" calcext:value-type="float">
            <text:p>71.931473493576</text:p>
          </table:table-cell>
          <table:table-cell office:value-type="float" office:value="0.696982383728027" calcext:value-type="float">
            <text:p>0.69698238372802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4" calcext:value-type="float">
            <text:p>544</text:p>
          </table:table-cell>
          <table:table-cell office:value-type="float" office:value="0.466339111328125" calcext:value-type="float">
            <text:p>0.466339111328125</text:p>
          </table:table-cell>
          <table:table-cell table:formula="of:=[.C546]+[.A546]" office:value-type="float" office:value="72.014063835144" calcext:value-type="float">
            <text:p>72.014063835144</text:p>
          </table:table-cell>
          <table:table-cell office:value-type="float" office:value="1.35907626152039" calcext:value-type="float">
            <text:p>1.3590762615203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5" calcext:value-type="float">
            <text:p>545</text:p>
          </table:table-cell>
          <table:table-cell office:value-type="float" office:value="0.395679473876953" calcext:value-type="float">
            <text:p>0.395679473876953</text:p>
          </table:table-cell>
          <table:table-cell table:formula="of:=[.C547]+[.A547]" office:value-type="float" office:value="71.9434041976929" calcext:value-type="float">
            <text:p>71.9434041976929</text:p>
          </table:table-cell>
          <table:table-cell office:value-type="float" office:value="0.751519441604614" calcext:value-type="float">
            <text:p>0.75151944160461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6" calcext:value-type="float">
            <text:p>546</text:p>
          </table:table-cell>
          <table:table-cell office:value-type="float" office:value="0.420042514801025" calcext:value-type="float">
            <text:p>0.420042514801025</text:p>
          </table:table-cell>
          <table:table-cell table:formula="of:=[.C548]+[.A548]" office:value-type="float" office:value="71.9677672386169" calcext:value-type="float">
            <text:p>71.9677672386169</text:p>
          </table:table-cell>
          <table:table-cell office:value-type="float" office:value="1.44764280319214" calcext:value-type="float">
            <text:p>1.4476428031921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7" calcext:value-type="float">
            <text:p>547</text:p>
          </table:table-cell>
          <table:table-cell office:value-type="float" office:value="0.464461088180542" calcext:value-type="float">
            <text:p>0.464461088180542</text:p>
          </table:table-cell>
          <table:table-cell table:formula="of:=[.C549]+[.A549]" office:value-type="float" office:value="72.0121858119965" calcext:value-type="float">
            <text:p>72.0121858119965</text:p>
          </table:table-cell>
          <table:table-cell office:value-type="string" calcext:value-type="string">
            <text:p>NA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8" calcext:value-type="float">
            <text:p>548</text:p>
          </table:table-cell>
          <table:table-cell office:value-type="float" office:value="0.401465892791748" calcext:value-type="float">
            <text:p>0.401465892791748</text:p>
          </table:table-cell>
          <table:table-cell table:formula="of:=[.C550]+[.A550]" office:value-type="float" office:value="71.9491906166077" calcext:value-type="float">
            <text:p>71.9491906166077</text:p>
          </table:table-cell>
          <table:table-cell office:value-type="float" office:value="4.34231925010681" calcext:value-type="float">
            <text:p>4.342319250106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9" calcext:value-type="float">
            <text:p>549</text:p>
          </table:table-cell>
          <table:table-cell office:value-type="float" office:value="0.518936157226563" calcext:value-type="float">
            <text:p>0.518936157226563</text:p>
          </table:table-cell>
          <table:table-cell table:formula="of:=[.C551]+[.A551]" office:value-type="float" office:value="72.0666608810425" calcext:value-type="float">
            <text:p>72.0666608810425</text:p>
          </table:table-cell>
          <table:table-cell office:value-type="float" office:value="1.43194532394409" calcext:value-type="float">
            <text:p>1.4319453239440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0" calcext:value-type="float">
            <text:p>550</text:p>
          </table:table-cell>
          <table:table-cell office:value-type="float" office:value="0.374413251876831" calcext:value-type="float">
            <text:p>0.374413251876831</text:p>
          </table:table-cell>
          <table:table-cell table:formula="of:=[.C552]+[.A552]" office:value-type="float" office:value="71.9221379756927" calcext:value-type="float">
            <text:p>71.9221379756927</text:p>
          </table:table-cell>
          <table:table-cell office:value-type="float" office:value="0.555094718933106" calcext:value-type="float">
            <text:p>0.555094718933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1" calcext:value-type="float">
            <text:p>551</text:p>
          </table:table-cell>
          <table:table-cell office:value-type="float" office:value="0.286005258560181" calcext:value-type="float">
            <text:p>0.286005258560181</text:p>
          </table:table-cell>
          <table:table-cell table:formula="of:=[.C553]+[.A553]" office:value-type="float" office:value="71.8337299823761" calcext:value-type="float">
            <text:p>71.8337299823761</text:p>
          </table:table-cell>
          <table:table-cell office:value-type="float" office:value="0.447391033172607" calcext:value-type="float">
            <text:p>0.447391033172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2" calcext:value-type="float">
            <text:p>552</text:p>
          </table:table-cell>
          <table:table-cell office:value-type="float" office:value="0.346671581268311" calcext:value-type="float">
            <text:p>0.346671581268311</text:p>
          </table:table-cell>
          <table:table-cell table:formula="of:=[.C554]+[.A554]" office:value-type="float" office:value="71.8943963050842" calcext:value-type="float">
            <text:p>71.8943963050842</text:p>
          </table:table-cell>
          <table:table-cell office:value-type="float" office:value="0.494752407073975" calcext:value-type="float">
            <text:p>0.494752407073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3" calcext:value-type="float">
            <text:p>553</text:p>
          </table:table-cell>
          <table:table-cell office:value-type="float" office:value="0.346685409545898" calcext:value-type="float">
            <text:p>0.346685409545898</text:p>
          </table:table-cell>
          <table:table-cell table:formula="of:=[.C555]+[.A555]" office:value-type="float" office:value="71.8944101333618" calcext:value-type="float">
            <text:p>71.8944101333618</text:p>
          </table:table-cell>
          <table:table-cell office:value-type="float" office:value="0.557849407196045" calcext:value-type="float">
            <text:p>0.5578494071960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4" calcext:value-type="float">
            <text:p>554</text:p>
          </table:table-cell>
          <table:table-cell office:value-type="float" office:value="0.408093690872192" calcext:value-type="float">
            <text:p>0.408093690872192</text:p>
          </table:table-cell>
          <table:table-cell table:formula="of:=[.C556]+[.A556]" office:value-type="float" office:value="71.9558184146881" calcext:value-type="float">
            <text:p>71.9558184146881</text:p>
          </table:table-cell>
          <table:table-cell office:value-type="float" office:value="0.76151442527771" calcext:value-type="float">
            <text:p>0.7615144252777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5" calcext:value-type="float">
            <text:p>555</text:p>
          </table:table-cell>
          <table:table-cell office:value-type="float" office:value="0.360334157943726" calcext:value-type="float">
            <text:p>0.360334157943726</text:p>
          </table:table-cell>
          <table:table-cell table:formula="of:=[.C557]+[.A557]" office:value-type="float" office:value="71.9080588817596" calcext:value-type="float">
            <text:p>71.9080588817596</text:p>
          </table:table-cell>
          <table:table-cell office:value-type="float" office:value="0.60129451751709" calcext:value-type="float">
            <text:p>0.601294517517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6" calcext:value-type="float">
            <text:p>556</text:p>
          </table:table-cell>
          <table:table-cell office:value-type="float" office:value="0.335026502609253" calcext:value-type="float">
            <text:p>0.335026502609253</text:p>
          </table:table-cell>
          <table:table-cell table:formula="of:=[.C558]+[.A558]" office:value-type="float" office:value="71.8827512264252" calcext:value-type="float">
            <text:p>71.8827512264252</text:p>
          </table:table-cell>
          <table:table-cell office:value-type="float" office:value="0.471635580062866" calcext:value-type="float">
            <text:p>0.471635580062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7" calcext:value-type="float">
            <text:p>557</text:p>
          </table:table-cell>
          <table:table-cell office:value-type="float" office:value="0.951915264129639" calcext:value-type="float">
            <text:p>0.951915264129639</text:p>
          </table:table-cell>
          <table:table-cell table:formula="of:=[.C559]+[.A559]" office:value-type="float" office:value="72.4996399879455" calcext:value-type="float">
            <text:p>72.4996399879455</text:p>
          </table:table-cell>
          <table:table-cell office:value-type="string" calcext:value-type="string">
            <text:p>NA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8" calcext:value-type="float">
            <text:p>558</text:p>
          </table:table-cell>
          <table:table-cell office:value-type="float" office:value="1.64745163917542" calcext:value-type="float">
            <text:p>1.64745163917542</text:p>
          </table:table-cell>
          <table:table-cell table:formula="of:=[.C560]+[.A560]" office:value-type="float" office:value="73.1951763629913" calcext:value-type="float">
            <text:p>73.1951763629913</text:p>
          </table:table-cell>
          <table:table-cell office:value-type="string" calcext:value-type="string">
            <text:p>NA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9" calcext:value-type="float">
            <text:p>559</text:p>
          </table:table-cell>
          <table:table-cell office:value-type="float" office:value="0.290915250778198" calcext:value-type="float">
            <text:p>0.290915250778198</text:p>
          </table:table-cell>
          <table:table-cell table:formula="of:=[.C561]+[.A561]" office:value-type="float" office:value="71.8386399745941" calcext:value-type="float">
            <text:p>71.8386399745941</text:p>
          </table:table-cell>
          <table:table-cell office:value-type="float" office:value="0.440781354904175" calcext:value-type="float">
            <text:p>0.440781354904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0" calcext:value-type="float">
            <text:p>560</text:p>
          </table:table-cell>
          <table:table-cell office:value-type="float" office:value="0.377446889877319" calcext:value-type="float">
            <text:p>0.377446889877319</text:p>
          </table:table-cell>
          <table:table-cell table:formula="of:=[.C562]+[.A562]" office:value-type="float" office:value="71.9251716136932" calcext:value-type="float">
            <text:p>71.9251716136932</text:p>
          </table:table-cell>
          <table:table-cell office:value-type="float" office:value="0.496934175491333" calcext:value-type="float">
            <text:p>0.496934175491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1" calcext:value-type="float">
            <text:p>561</text:p>
          </table:table-cell>
          <table:table-cell office:value-type="float" office:value="0.643846988677979" calcext:value-type="float">
            <text:p>0.643846988677979</text:p>
          </table:table-cell>
          <table:table-cell table:formula="of:=[.C563]+[.A563]" office:value-type="float" office:value="72.1915717124939" calcext:value-type="float">
            <text:p>72.1915717124939</text:p>
          </table:table-cell>
          <table:table-cell office:value-type="float" office:value="6.01204895973206" calcext:value-type="float">
            <text:p>6.0120489597320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2" calcext:value-type="float">
            <text:p>562</text:p>
          </table:table-cell>
          <table:table-cell office:value-type="float" office:value="0.379144668579102" calcext:value-type="float">
            <text:p>0.379144668579102</text:p>
          </table:table-cell>
          <table:table-cell table:formula="of:=[.C564]+[.A564]" office:value-type="float" office:value="71.926869392395" calcext:value-type="float">
            <text:p>71.926869392395</text:p>
          </table:table-cell>
          <table:table-cell office:value-type="float" office:value="0.799783945083618" calcext:value-type="float">
            <text:p>0.79978394508361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3" calcext:value-type="float">
            <text:p>563</text:p>
          </table:table-cell>
          <table:table-cell office:value-type="float" office:value="0.245206594467163" calcext:value-type="float">
            <text:p>0.245206594467163</text:p>
          </table:table-cell>
          <table:table-cell table:formula="of:=[.C565]+[.A565]" office:value-type="float" office:value="71.7929313182831" calcext:value-type="float">
            <text:p>71.7929313182831</text:p>
          </table:table-cell>
          <table:table-cell office:value-type="float" office:value="0.44070315361023" calcext:value-type="float">
            <text:p>0.44070315361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4" calcext:value-type="float">
            <text:p>564</text:p>
          </table:table-cell>
          <table:table-cell office:value-type="float" office:value="0.408661603927612" calcext:value-type="float">
            <text:p>0.408661603927612</text:p>
          </table:table-cell>
          <table:table-cell table:formula="of:=[.C566]+[.A566]" office:value-type="float" office:value="71.9563863277435" calcext:value-type="float">
            <text:p>71.9563863277435</text:p>
          </table:table-cell>
          <table:table-cell office:value-type="float" office:value="0.96717643737793" calcext:value-type="float">
            <text:p>0.9671764373779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5" calcext:value-type="float">
            <text:p>565</text:p>
          </table:table-cell>
          <table:table-cell office:value-type="float" office:value="0.429436206817627" calcext:value-type="float">
            <text:p>0.429436206817627</text:p>
          </table:table-cell>
          <table:table-cell table:formula="of:=[.C567]+[.A567]" office:value-type="float" office:value="71.9771609306335" calcext:value-type="float">
            <text:p>71.9771609306335</text:p>
          </table:table-cell>
          <table:table-cell office:value-type="float" office:value="0.889659881591797" calcext:value-type="float">
            <text:p>0.88965988159179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6" calcext:value-type="float">
            <text:p>566</text:p>
          </table:table-cell>
          <table:table-cell office:value-type="float" office:value="0.355958700180054" calcext:value-type="float">
            <text:p>0.355958700180054</text:p>
          </table:table-cell>
          <table:table-cell table:formula="of:=[.C568]+[.A568]" office:value-type="float" office:value="71.903683423996" calcext:value-type="float">
            <text:p>71.903683423996</text:p>
          </table:table-cell>
          <table:table-cell office:value-type="float" office:value="0.608106374740601" calcext:value-type="float">
            <text:p>0.6081063747406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7" calcext:value-type="float">
            <text:p>567</text:p>
          </table:table-cell>
          <table:table-cell office:value-type="float" office:value="0.31034779548645" calcext:value-type="float">
            <text:p>0.31034779548645</text:p>
          </table:table-cell>
          <table:table-cell table:formula="of:=[.C569]+[.A569]" office:value-type="float" office:value="71.8580725193024" calcext:value-type="float">
            <text:p>71.8580725193024</text:p>
          </table:table-cell>
          <table:table-cell office:value-type="float" office:value="0.470896482467651" calcext:value-type="float">
            <text:p>0.470896482467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8" calcext:value-type="float">
            <text:p>568</text:p>
          </table:table-cell>
          <table:table-cell office:value-type="float" office:value="0.399715900421143" calcext:value-type="float">
            <text:p>0.399715900421143</text:p>
          </table:table-cell>
          <table:table-cell table:formula="of:=[.C570]+[.A570]" office:value-type="float" office:value="71.9474406242371" calcext:value-type="float">
            <text:p>71.9474406242371</text:p>
          </table:table-cell>
          <table:table-cell office:value-type="float" office:value="1.29340291023254" calcext:value-type="float">
            <text:p>1.2934029102325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9" calcext:value-type="float">
            <text:p>569</text:p>
          </table:table-cell>
          <table:table-cell office:value-type="float" office:value="0.334642171859741" calcext:value-type="float">
            <text:p>0.334642171859741</text:p>
          </table:table-cell>
          <table:table-cell table:formula="of:=[.C571]+[.A571]" office:value-type="float" office:value="71.8823668956756" calcext:value-type="float">
            <text:p>71.8823668956756</text:p>
          </table:table-cell>
          <table:table-cell office:value-type="float" office:value="0.445590496063232" calcext:value-type="float">
            <text:p>0.445590496063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0" calcext:value-type="float">
            <text:p>570</text:p>
          </table:table-cell>
          <table:table-cell office:value-type="float" office:value="0.354482412338257" calcext:value-type="float">
            <text:p>0.354482412338257</text:p>
          </table:table-cell>
          <table:table-cell table:formula="of:=[.C572]+[.A572]" office:value-type="float" office:value="71.9022071361542" calcext:value-type="float">
            <text:p>71.9022071361542</text:p>
          </table:table-cell>
          <table:table-cell office:value-type="float" office:value="0.652356386184692" calcext:value-type="float">
            <text:p>0.65235638618469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1" calcext:value-type="float">
            <text:p>571</text:p>
          </table:table-cell>
          <table:table-cell office:value-type="float" office:value="0.363048315048218" calcext:value-type="float">
            <text:p>0.363048315048218</text:p>
          </table:table-cell>
          <table:table-cell table:formula="of:=[.C573]+[.A573]" office:value-type="float" office:value="71.9107730388641" calcext:value-type="float">
            <text:p>71.9107730388641</text:p>
          </table:table-cell>
          <table:table-cell office:value-type="float" office:value="0.630825996398926" calcext:value-type="float">
            <text:p>0.6308259963989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2" calcext:value-type="float">
            <text:p>572</text:p>
          </table:table-cell>
          <table:table-cell office:value-type="float" office:value="0.604007720947266" calcext:value-type="float">
            <text:p>0.604007720947266</text:p>
          </table:table-cell>
          <table:table-cell table:formula="of:=[.C574]+[.A574]" office:value-type="float" office:value="72.1517324447632" calcext:value-type="float">
            <text:p>72.1517324447632</text:p>
          </table:table-cell>
          <table:table-cell office:value-type="string" calcext:value-type="string">
            <text:p>NA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3" calcext:value-type="float">
            <text:p>573</text:p>
          </table:table-cell>
          <table:table-cell office:value-type="float" office:value="0.392881155014038" calcext:value-type="float">
            <text:p>0.392881155014038</text:p>
          </table:table-cell>
          <table:table-cell table:formula="of:=[.C575]+[.A575]" office:value-type="float" office:value="71.9406058788299" calcext:value-type="float">
            <text:p>71.9406058788299</text:p>
          </table:table-cell>
          <table:table-cell office:value-type="float" office:value="0.633376121520996" calcext:value-type="float">
            <text:p>0.6333761215209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4" calcext:value-type="float">
            <text:p>574</text:p>
          </table:table-cell>
          <table:table-cell office:value-type="float" office:value="0.523221254348755" calcext:value-type="float">
            <text:p>0.523221254348755</text:p>
          </table:table-cell>
          <table:table-cell table:formula="of:=[.C576]+[.A576]" office:value-type="float" office:value="72.0709459781647" calcext:value-type="float">
            <text:p>72.0709459781647</text:p>
          </table:table-cell>
          <table:table-cell office:value-type="float" office:value="1.96025967597961" calcext:value-type="float">
            <text:p>1.9602596759796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5" calcext:value-type="float">
            <text:p>575</text:p>
          </table:table-cell>
          <table:table-cell office:value-type="float" office:value="2.98054695129395" calcext:value-type="float">
            <text:p>2.98054695129395</text:p>
          </table:table-cell>
          <table:table-cell table:formula="of:=[.C577]+[.A577]" office:value-type="float" office:value="74.5282716751099" calcext:value-type="float">
            <text:p>74.5282716751099</text:p>
          </table:table-cell>
          <table:table-cell office:value-type="float" office:value="0.56310510635376" calcext:value-type="float">
            <text:p>0.563105106353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6" calcext:value-type="float">
            <text:p>576</text:p>
          </table:table-cell>
          <table:table-cell office:value-type="float" office:value="0.340169429779053" calcext:value-type="float">
            <text:p>0.340169429779053</text:p>
          </table:table-cell>
          <table:table-cell table:formula="of:=[.C578]+[.A578]" office:value-type="float" office:value="71.887894153595" calcext:value-type="float">
            <text:p>71.887894153595</text:p>
          </table:table-cell>
          <table:table-cell office:value-type="float" office:value="0.482062816619873" calcext:value-type="float">
            <text:p>0.482062816619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7" calcext:value-type="float">
            <text:p>577</text:p>
          </table:table-cell>
          <table:table-cell office:value-type="float" office:value="0.35052227973938" calcext:value-type="float">
            <text:p>0.35052227973938</text:p>
          </table:table-cell>
          <table:table-cell table:formula="of:=[.C579]+[.A579]" office:value-type="float" office:value="71.8982470035553" calcext:value-type="float">
            <text:p>71.8982470035553</text:p>
          </table:table-cell>
          <table:table-cell office:value-type="float" office:value="0.550864934921265" calcext:value-type="float">
            <text:p>0.5508649349212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8" calcext:value-type="float">
            <text:p>578</text:p>
          </table:table-cell>
          <table:table-cell office:value-type="float" office:value="1.1560959815979" calcext:value-type="float">
            <text:p>1.1560959815979</text:p>
          </table:table-cell>
          <table:table-cell table:formula="of:=[.C580]+[.A580]" office:value-type="float" office:value="72.7038207054138" calcext:value-type="float">
            <text:p>72.7038207054138</text:p>
          </table:table-cell>
          <table:table-cell office:value-type="string" calcext:value-type="string">
            <text:p>NA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9" calcext:value-type="float">
            <text:p>579</text:p>
          </table:table-cell>
          <table:table-cell office:value-type="float" office:value="1.19787740707397" calcext:value-type="float">
            <text:p>1.19787740707397</text:p>
          </table:table-cell>
          <table:table-cell table:formula="of:=[.C581]+[.A581]" office:value-type="float" office:value="72.7456021308899" calcext:value-type="float">
            <text:p>72.7456021308899</text:p>
          </table:table-cell>
          <table:table-cell office:value-type="float" office:value="90.8398621082306" calcext:value-type="float">
            <text:p>90.8398621082306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0" calcext:value-type="float">
            <text:p>580</text:p>
          </table:table-cell>
          <table:table-cell office:value-type="float" office:value="0.344993829727173" calcext:value-type="float">
            <text:p>0.344993829727173</text:p>
          </table:table-cell>
          <table:table-cell table:formula="of:=[.C582]+[.A582]" office:value-type="float" office:value="71.8927185535431" calcext:value-type="float">
            <text:p>71.8927185535431</text:p>
          </table:table-cell>
          <table:table-cell office:value-type="float" office:value="0.494848489761353" calcext:value-type="float">
            <text:p>0.4948484897613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1" calcext:value-type="float">
            <text:p>581</text:p>
          </table:table-cell>
          <table:table-cell office:value-type="float" office:value="0.373034238815308" calcext:value-type="float">
            <text:p>0.373034238815308</text:p>
          </table:table-cell>
          <table:table-cell table:formula="of:=[.C583]+[.A583]" office:value-type="float" office:value="71.9207589626312" calcext:value-type="float">
            <text:p>71.9207589626312</text:p>
          </table:table-cell>
          <table:table-cell office:value-type="float" office:value="0.643003225326538" calcext:value-type="float">
            <text:p>0.64300322532653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2" calcext:value-type="float">
            <text:p>582</text:p>
          </table:table-cell>
          <table:table-cell office:value-type="float" office:value="0.336189270019531" calcext:value-type="float">
            <text:p>0.336189270019531</text:p>
          </table:table-cell>
          <table:table-cell table:formula="of:=[.C584]+[.A584]" office:value-type="float" office:value="71.8839139938354" calcext:value-type="float">
            <text:p>71.8839139938354</text:p>
          </table:table-cell>
          <table:table-cell office:value-type="float" office:value="0.54620885848999" calcext:value-type="float">
            <text:p>0.546208858489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3" calcext:value-type="float">
            <text:p>583</text:p>
          </table:table-cell>
          <table:table-cell office:value-type="float" office:value="1.493088722229" calcext:value-type="float">
            <text:p>1.493088722229</text:p>
          </table:table-cell>
          <table:table-cell table:formula="of:=[.C585]+[.A585]" office:value-type="float" office:value="73.0408134460449" calcext:value-type="float">
            <text:p>73.0408134460449</text:p>
          </table:table-cell>
          <table:table-cell office:value-type="string" calcext:value-type="string">
            <text:p>NA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4" calcext:value-type="float">
            <text:p>584</text:p>
          </table:table-cell>
          <table:table-cell office:value-type="float" office:value="0.332783937454224" calcext:value-type="float">
            <text:p>0.332783937454224</text:p>
          </table:table-cell>
          <table:table-cell table:formula="of:=[.C586]+[.A586]" office:value-type="float" office:value="71.8805086612701" calcext:value-type="float">
            <text:p>71.8805086612701</text:p>
          </table:table-cell>
          <table:table-cell office:value-type="float" office:value="0.495989322662354" calcext:value-type="float">
            <text:p>0.4959893226623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5" calcext:value-type="float">
            <text:p>585</text:p>
          </table:table-cell>
          <table:table-cell office:value-type="float" office:value="0.275541305541992" calcext:value-type="float">
            <text:p>0.275541305541992</text:p>
          </table:table-cell>
          <table:table-cell table:formula="of:=[.C587]+[.A587]" office:value-type="float" office:value="71.8232660293579" calcext:value-type="float">
            <text:p>71.8232660293579</text:p>
          </table:table-cell>
          <table:table-cell office:value-type="float" office:value="0.447441816329956" calcext:value-type="float">
            <text:p>0.447441816329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6" calcext:value-type="float">
            <text:p>586</text:p>
          </table:table-cell>
          <table:table-cell office:value-type="float" office:value="0.350610733032227" calcext:value-type="float">
            <text:p>0.350610733032227</text:p>
          </table:table-cell>
          <table:table-cell table:formula="of:=[.C588]+[.A588]" office:value-type="float" office:value="71.8983354568481" calcext:value-type="float">
            <text:p>71.8983354568481</text:p>
          </table:table-cell>
          <table:table-cell office:value-type="float" office:value="0.599085330963135" calcext:value-type="float">
            <text:p>0.5990853309631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7" calcext:value-type="float">
            <text:p>587</text:p>
          </table:table-cell>
          <table:table-cell office:value-type="float" office:value="0.385021448135376" calcext:value-type="float">
            <text:p>0.385021448135376</text:p>
          </table:table-cell>
          <table:table-cell table:formula="of:=[.C589]+[.A589]" office:value-type="float" office:value="71.9327461719513" calcext:value-type="float">
            <text:p>71.9327461719513</text:p>
          </table:table-cell>
          <table:table-cell office:value-type="float" office:value="0.632316827774048" calcext:value-type="float">
            <text:p>0.63231682777404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8" calcext:value-type="float">
            <text:p>588</text:p>
          </table:table-cell>
          <table:table-cell office:value-type="float" office:value="0.678189992904663" calcext:value-type="float">
            <text:p>0.678189992904663</text:p>
          </table:table-cell>
          <table:table-cell table:formula="of:=[.C590]+[.A590]" office:value-type="float" office:value="72.2259147167206" calcext:value-type="float">
            <text:p>72.2259147167206</text:p>
          </table:table-cell>
          <table:table-cell office:value-type="float" office:value="5.1358277797699" calcext:value-type="float">
            <text:p>5.135827779769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9" calcext:value-type="float">
            <text:p>589</text:p>
          </table:table-cell>
          <table:table-cell office:value-type="float" office:value="0.491528034210205" calcext:value-type="float">
            <text:p>0.491528034210205</text:p>
          </table:table-cell>
          <table:table-cell table:formula="of:=[.C591]+[.A591]" office:value-type="float" office:value="72.0392527580261" calcext:value-type="float">
            <text:p>72.0392527580261</text:p>
          </table:table-cell>
          <table:table-cell office:value-type="float" office:value="1.30826997756958" calcext:value-type="float">
            <text:p>1.3082699775695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0" calcext:value-type="float">
            <text:p>590</text:p>
          </table:table-cell>
          <table:table-cell office:value-type="float" office:value="0.382100343704224" calcext:value-type="float">
            <text:p>0.382100343704224</text:p>
          </table:table-cell>
          <table:table-cell table:formula="of:=[.C592]+[.A592]" office:value-type="float" office:value="71.9298250675201" calcext:value-type="float">
            <text:p>71.9298250675201</text:p>
          </table:table-cell>
          <table:table-cell office:value-type="float" office:value="0.667870759963989" calcext:value-type="float">
            <text:p>0.66787075996398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1" calcext:value-type="float">
            <text:p>591</text:p>
          </table:table-cell>
          <table:table-cell office:value-type="float" office:value="0.964028120040894" calcext:value-type="float">
            <text:p>0.964028120040894</text:p>
          </table:table-cell>
          <table:table-cell table:formula="of:=[.C593]+[.A593]" office:value-type="float" office:value="72.5117528438568" calcext:value-type="float">
            <text:p>72.5117528438568</text:p>
          </table:table-cell>
          <table:table-cell office:value-type="string" calcext:value-type="string">
            <text:p>NA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2" calcext:value-type="float">
            <text:p>592</text:p>
          </table:table-cell>
          <table:table-cell office:value-type="float" office:value="0.349002122879028" calcext:value-type="float">
            <text:p>0.349002122879028</text:p>
          </table:table-cell>
          <table:table-cell table:formula="of:=[.C594]+[.A594]" office:value-type="float" office:value="71.8967268466949" calcext:value-type="float">
            <text:p>71.8967268466949</text:p>
          </table:table-cell>
          <table:table-cell office:value-type="float" office:value="0.605227708816528" calcext:value-type="float">
            <text:p>0.6052277088165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3" calcext:value-type="float">
            <text:p>593</text:p>
          </table:table-cell>
          <table:table-cell office:value-type="float" office:value="0.610776424407959" calcext:value-type="float">
            <text:p>0.610776424407959</text:p>
          </table:table-cell>
          <table:table-cell table:formula="of:=[.C595]+[.A595]" office:value-type="float" office:value="72.1585011482239" calcext:value-type="float">
            <text:p>72.1585011482239</text:p>
          </table:table-cell>
          <table:table-cell office:value-type="float" office:value="2.00335121154785" calcext:value-type="float">
            <text:p>2.0033512115478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4" calcext:value-type="float">
            <text:p>594</text:p>
          </table:table-cell>
          <table:table-cell office:value-type="float" office:value="1.44111299514771" calcext:value-type="float">
            <text:p>1.44111299514771</text:p>
          </table:table-cell>
          <table:table-cell table:formula="of:=[.C596]+[.A596]" office:value-type="float" office:value="72.9888377189636" calcext:value-type="float">
            <text:p>72.9888377189636</text:p>
          </table:table-cell>
          <table:table-cell office:value-type="string" calcext:value-type="string">
            <text:p>NA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5" calcext:value-type="float">
            <text:p>595</text:p>
          </table:table-cell>
          <table:table-cell office:value-type="float" office:value="0.288981437683105" calcext:value-type="float">
            <text:p>0.288981437683105</text:p>
          </table:table-cell>
          <table:table-cell table:formula="of:=[.C597]+[.A597]" office:value-type="float" office:value="71.836706161499" calcext:value-type="float">
            <text:p>71.836706161499</text:p>
          </table:table-cell>
          <table:table-cell office:value-type="float" office:value="0.439163446426392" calcext:value-type="float">
            <text:p>0.439163446426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6" calcext:value-type="float">
            <text:p>596</text:p>
          </table:table-cell>
          <table:table-cell office:value-type="float" office:value="0.375262498855591" calcext:value-type="float">
            <text:p>0.375262498855591</text:p>
          </table:table-cell>
          <table:table-cell table:formula="of:=[.C598]+[.A598]" office:value-type="float" office:value="71.9229872226715" calcext:value-type="float">
            <text:p>71.9229872226715</text:p>
          </table:table-cell>
          <table:table-cell office:value-type="float" office:value="0.657012939453125" calcext:value-type="float">
            <text:p>0.6570129394531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7" calcext:value-type="float">
            <text:p>597</text:p>
          </table:table-cell>
          <table:table-cell office:value-type="float" office:value="1.34989881515503" calcext:value-type="float">
            <text:p>1.34989881515503</text:p>
          </table:table-cell>
          <table:table-cell table:formula="of:=[.C599]+[.A599]" office:value-type="float" office:value="72.8976235389709" calcext:value-type="float">
            <text:p>72.8976235389709</text:p>
          </table:table-cell>
          <table:table-cell office:value-type="string" calcext:value-type="string">
            <text:p>NA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8" calcext:value-type="float">
            <text:p>598</text:p>
          </table:table-cell>
          <table:table-cell office:value-type="float" office:value="0.284418821334839" calcext:value-type="float">
            <text:p>0.284418821334839</text:p>
          </table:table-cell>
          <table:table-cell table:formula="of:=[.C600]+[.A600]" office:value-type="float" office:value="71.8321435451507" calcext:value-type="float">
            <text:p>71.8321435451507</text:p>
          </table:table-cell>
          <table:table-cell office:value-type="float" office:value="0.441983222961426" calcext:value-type="float">
            <text:p>0.441983222961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9" calcext:value-type="float">
            <text:p>599</text:p>
          </table:table-cell>
          <table:table-cell office:value-type="float" office:value="0.331344127655029" calcext:value-type="float">
            <text:p>0.331344127655029</text:p>
          </table:table-cell>
          <table:table-cell table:formula="of:=[.C601]+[.A601]" office:value-type="float" office:value="71.8790688514709" calcext:value-type="float">
            <text:p>71.8790688514709</text:p>
          </table:table-cell>
          <table:table-cell office:value-type="float" office:value="0.50459885597229" calcext:value-type="float">
            <text:p>0.504598855972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0" calcext:value-type="float">
            <text:p>600</text:p>
          </table:table-cell>
          <table:table-cell office:value-type="float" office:value="0.39856481552124" calcext:value-type="float">
            <text:p>0.39856481552124</text:p>
          </table:table-cell>
          <table:table-cell table:formula="of:=[.C602]+[.A602]" office:value-type="float" office:value="71.9462895393371" calcext:value-type="float">
            <text:p>71.9462895393371</text:p>
          </table:table-cell>
          <table:table-cell office:value-type="float" office:value="1.12758731842041" calcext:value-type="float">
            <text:p>1.1275873184204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1" calcext:value-type="float">
            <text:p>601</text:p>
          </table:table-cell>
          <table:table-cell office:value-type="float" office:value="0.794740200042725" calcext:value-type="float">
            <text:p>0.794740200042725</text:p>
          </table:table-cell>
          <table:table-cell table:formula="of:=[.C603]+[.A603]" office:value-type="float" office:value="72.3424649238586" calcext:value-type="float">
            <text:p>72.3424649238586</text:p>
          </table:table-cell>
          <table:table-cell office:value-type="string" calcext:value-type="string">
            <text:p>NA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2" calcext:value-type="float">
            <text:p>602</text:p>
          </table:table-cell>
          <table:table-cell office:value-type="float" office:value="0.536715507507324" calcext:value-type="float">
            <text:p>0.536715507507324</text:p>
          </table:table-cell>
          <table:table-cell table:formula="of:=[.C604]+[.A604]" office:value-type="float" office:value="72.0844402313232" calcext:value-type="float">
            <text:p>72.0844402313232</text:p>
          </table:table-cell>
          <table:table-cell office:value-type="float" office:value="1.86748170852661" calcext:value-type="float">
            <text:p>1.8674817085266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3" calcext:value-type="float">
            <text:p>603</text:p>
          </table:table-cell>
          <table:table-cell office:value-type="float" office:value="0.362758874893189" calcext:value-type="float">
            <text:p>0.362758874893189</text:p>
          </table:table-cell>
          <table:table-cell table:formula="of:=[.C605]+[.A605]" office:value-type="float" office:value="71.9104835987091" calcext:value-type="float">
            <text:p>71.9104835987091</text:p>
          </table:table-cell>
          <table:table-cell office:value-type="float" office:value="0.550521373748779" calcext:value-type="float">
            <text:p>0.5505213737487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4" calcext:value-type="float">
            <text:p>604</text:p>
          </table:table-cell>
          <table:table-cell office:value-type="float" office:value="0.378149509429932" calcext:value-type="float">
            <text:p>0.378149509429932</text:p>
          </table:table-cell>
          <table:table-cell table:formula="of:=[.C606]+[.A606]" office:value-type="float" office:value="71.9258742332458" calcext:value-type="float">
            <text:p>71.9258742332458</text:p>
          </table:table-cell>
          <table:table-cell office:value-type="float" office:value="0.772569417953491" calcext:value-type="float">
            <text:p>0.77256941795349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5" calcext:value-type="float">
            <text:p>605</text:p>
          </table:table-cell>
          <table:table-cell office:value-type="float" office:value="0.342631340026855" calcext:value-type="float">
            <text:p>0.342631340026855</text:p>
          </table:table-cell>
          <table:table-cell table:formula="of:=[.C607]+[.A607]" office:value-type="float" office:value="71.8903560638428" calcext:value-type="float">
            <text:p>71.8903560638428</text:p>
          </table:table-cell>
          <table:table-cell office:value-type="float" office:value="0.536361694335938" calcext:value-type="float">
            <text:p>0.5363616943359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6" calcext:value-type="float">
            <text:p>606</text:p>
          </table:table-cell>
          <table:table-cell office:value-type="float" office:value="1.63006401062012" calcext:value-type="float">
            <text:p>1.63006401062012</text:p>
          </table:table-cell>
          <table:table-cell table:formula="of:=[.C608]+[.A608]" office:value-type="float" office:value="73.177788734436" calcext:value-type="float">
            <text:p>73.177788734436</text:p>
          </table:table-cell>
          <table:table-cell office:value-type="string" calcext:value-type="string">
            <text:p>NA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7" calcext:value-type="float">
            <text:p>607</text:p>
          </table:table-cell>
          <table:table-cell office:value-type="float" office:value="0.415627717971802" calcext:value-type="float">
            <text:p>0.415627717971802</text:p>
          </table:table-cell>
          <table:table-cell table:formula="of:=[.C609]+[.A609]" office:value-type="float" office:value="71.9633524417877" calcext:value-type="float">
            <text:p>71.9633524417877</text:p>
          </table:table-cell>
          <table:table-cell office:value-type="float" office:value="0.975000619888306" calcext:value-type="float">
            <text:p>0.97500061988830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8" calcext:value-type="float">
            <text:p>608</text:p>
          </table:table-cell>
          <table:table-cell office:value-type="float" office:value="0.374724626541138" calcext:value-type="float">
            <text:p>0.374724626541138</text:p>
          </table:table-cell>
          <table:table-cell table:formula="of:=[.C610]+[.A610]" office:value-type="float" office:value="71.922449350357" calcext:value-type="float">
            <text:p>71.922449350357</text:p>
          </table:table-cell>
          <table:table-cell office:value-type="float" office:value="0.645327806472778" calcext:value-type="float">
            <text:p>0.64532780647277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9" calcext:value-type="float">
            <text:p>609</text:p>
          </table:table-cell>
          <table:table-cell office:value-type="float" office:value="1.21923923492432" calcext:value-type="float">
            <text:p>1.21923923492432</text:p>
          </table:table-cell>
          <table:table-cell table:formula="of:=[.C611]+[.A611]" office:value-type="float" office:value="72.7669639587402" calcext:value-type="float">
            <text:p>72.7669639587402</text:p>
          </table:table-cell>
          <table:table-cell office:value-type="string" calcext:value-type="string">
            <text:p>NA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0" calcext:value-type="float">
            <text:p>610</text:p>
          </table:table-cell>
          <table:table-cell office:value-type="float" office:value="0.632730960845947" calcext:value-type="float">
            <text:p>0.632730960845947</text:p>
          </table:table-cell>
          <table:table-cell table:formula="of:=[.C612]+[.A612]" office:value-type="float" office:value="72.1804556846619" calcext:value-type="float">
            <text:p>72.1804556846619</text:p>
          </table:table-cell>
          <table:table-cell office:value-type="float" office:value="2.80813527107239" calcext:value-type="float">
            <text:p>2.80813527107239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1" calcext:value-type="float">
            <text:p>611</text:p>
          </table:table-cell>
          <table:table-cell office:value-type="float" office:value="1.24861764907837" calcext:value-type="float">
            <text:p>1.24861764907837</text:p>
          </table:table-cell>
          <table:table-cell table:formula="of:=[.C613]+[.A613]" office:value-type="float" office:value="72.7963423728943" calcext:value-type="float">
            <text:p>72.7963423728943</text:p>
          </table:table-cell>
          <table:table-cell office:value-type="string" calcext:value-type="string">
            <text:p>NA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2" calcext:value-type="float">
            <text:p>612</text:p>
          </table:table-cell>
          <table:table-cell office:value-type="float" office:value="0.427602529525757" calcext:value-type="float">
            <text:p>0.427602529525757</text:p>
          </table:table-cell>
          <table:table-cell table:formula="of:=[.C614]+[.A614]" office:value-type="float" office:value="71.9753272533417" calcext:value-type="float">
            <text:p>71.9753272533417</text:p>
          </table:table-cell>
          <table:table-cell office:value-type="float" office:value="0.886977434158325" calcext:value-type="float">
            <text:p>0.88697743415832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3" calcext:value-type="float">
            <text:p>613</text:p>
          </table:table-cell>
          <table:table-cell office:value-type="float" office:value="0.347921133041382" calcext:value-type="float">
            <text:p>0.347921133041382</text:p>
          </table:table-cell>
          <table:table-cell table:formula="of:=[.C615]+[.A615]" office:value-type="float" office:value="71.8956458568573" calcext:value-type="float">
            <text:p>71.8956458568573</text:p>
          </table:table-cell>
          <table:table-cell office:value-type="float" office:value="0.477365016937256" calcext:value-type="float">
            <text:p>0.4773650169372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4" calcext:value-type="float">
            <text:p>614</text:p>
          </table:table-cell>
          <table:table-cell office:value-type="float" office:value="0.437448501586914" calcext:value-type="float">
            <text:p>0.437448501586914</text:p>
          </table:table-cell>
          <table:table-cell table:formula="of:=[.C616]+[.A616]" office:value-type="float" office:value="71.9851732254028" calcext:value-type="float">
            <text:p>71.9851732254028</text:p>
          </table:table-cell>
          <table:table-cell office:value-type="float" office:value="1.37079191207886" calcext:value-type="float">
            <text:p>1.3707919120788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5" calcext:value-type="float">
            <text:p>615</text:p>
          </table:table-cell>
          <table:table-cell office:value-type="float" office:value="0.645355939865112" calcext:value-type="float">
            <text:p>0.645355939865112</text:p>
          </table:table-cell>
          <table:table-cell table:formula="of:=[.C617]+[.A617]" office:value-type="float" office:value="72.193080663681" calcext:value-type="float">
            <text:p>72.193080663681</text:p>
          </table:table-cell>
          <table:table-cell office:value-type="float" office:value="4.05627346038818" calcext:value-type="float">
            <text:p>4.0562734603881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6" calcext:value-type="float">
            <text:p>616</text:p>
          </table:table-cell>
          <table:table-cell office:value-type="float" office:value="0.372806549072266" calcext:value-type="float">
            <text:p>0.372806549072266</text:p>
          </table:table-cell>
          <table:table-cell table:formula="of:=[.C618]+[.A618]" office:value-type="float" office:value="71.9205312728882" calcext:value-type="float">
            <text:p>71.9205312728882</text:p>
          </table:table-cell>
          <table:table-cell office:value-type="float" office:value="0.618165493011475" calcext:value-type="float">
            <text:p>0.6181654930114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7" calcext:value-type="float">
            <text:p>617</text:p>
          </table:table-cell>
          <table:table-cell office:value-type="float" office:value="0.46780800819397" calcext:value-type="float">
            <text:p>0.46780800819397</text:p>
          </table:table-cell>
          <table:table-cell table:formula="of:=[.C619]+[.A619]" office:value-type="float" office:value="72.0155327320099" calcext:value-type="float">
            <text:p>72.0155327320099</text:p>
          </table:table-cell>
          <table:table-cell office:value-type="float" office:value="1.37170386314392" calcext:value-type="float">
            <text:p>1.3717038631439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8" calcext:value-type="float">
            <text:p>618</text:p>
          </table:table-cell>
          <table:table-cell office:value-type="float" office:value="0.347362518310547" calcext:value-type="float">
            <text:p>0.347362518310547</text:p>
          </table:table-cell>
          <table:table-cell table:formula="of:=[.C620]+[.A620]" office:value-type="float" office:value="71.8950872421265" calcext:value-type="float">
            <text:p>71.8950872421265</text:p>
          </table:table-cell>
          <table:table-cell office:value-type="float" office:value="0.599209070205689" calcext:value-type="float">
            <text:p>0.59920907020568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9" calcext:value-type="float">
            <text:p>619</text:p>
          </table:table-cell>
          <table:table-cell office:value-type="float" office:value="0.447937488555908" calcext:value-type="float">
            <text:p>0.447937488555908</text:p>
          </table:table-cell>
          <table:table-cell table:formula="of:=[.C621]+[.A621]" office:value-type="float" office:value="71.9956622123718" calcext:value-type="float">
            <text:p>71.9956622123718</text:p>
          </table:table-cell>
          <table:table-cell office:value-type="float" office:value="1.17445945739746" calcext:value-type="float">
            <text:p>1.1744594573974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0" calcext:value-type="float">
            <text:p>620</text:p>
          </table:table-cell>
          <table:table-cell office:value-type="float" office:value="1.0472719669342" calcext:value-type="float">
            <text:p>1.0472719669342</text:p>
          </table:table-cell>
          <table:table-cell table:formula="of:=[.C622]+[.A622]" office:value-type="float" office:value="72.5949966907501" calcext:value-type="float">
            <text:p>72.5949966907501</text:p>
          </table:table-cell>
          <table:table-cell office:value-type="string" calcext:value-type="string">
            <text:p>NA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1" calcext:value-type="float">
            <text:p>621</text:p>
          </table:table-cell>
          <table:table-cell office:value-type="float" office:value="0.426097869873047" calcext:value-type="float">
            <text:p>0.426097869873047</text:p>
          </table:table-cell>
          <table:table-cell table:formula="of:=[.C623]+[.A623]" office:value-type="float" office:value="71.973822593689" calcext:value-type="float">
            <text:p>71.973822593689</text:p>
          </table:table-cell>
          <table:table-cell office:value-type="float" office:value="0.983596324920654" calcext:value-type="float">
            <text:p>0.9835963249206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2" calcext:value-type="float">
            <text:p>622</text:p>
          </table:table-cell>
          <table:table-cell office:value-type="float" office:value="0.357381105422974" calcext:value-type="float">
            <text:p>0.357381105422974</text:p>
          </table:table-cell>
          <table:table-cell table:formula="of:=[.C624]+[.A624]" office:value-type="float" office:value="71.9051058292389" calcext:value-type="float">
            <text:p>71.9051058292389</text:p>
          </table:table-cell>
          <table:table-cell office:value-type="float" office:value="0.621217250823975" calcext:value-type="float">
            <text:p>0.62121725082397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3" calcext:value-type="float">
            <text:p>623</text:p>
          </table:table-cell>
          <table:table-cell office:value-type="float" office:value="0.388035535812378" calcext:value-type="float">
            <text:p>0.388035535812378</text:p>
          </table:table-cell>
          <table:table-cell table:formula="of:=[.C625]+[.A625]" office:value-type="float" office:value="71.9357602596283" calcext:value-type="float">
            <text:p>71.9357602596283</text:p>
          </table:table-cell>
          <table:table-cell office:value-type="float" office:value="0.770508766174316" calcext:value-type="float">
            <text:p>0.77050876617431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4" calcext:value-type="float">
            <text:p>624</text:p>
          </table:table-cell>
          <table:table-cell office:value-type="float" office:value="0.401405096054077" calcext:value-type="float">
            <text:p>0.401405096054077</text:p>
          </table:table-cell>
          <table:table-cell table:formula="of:=[.C626]+[.A626]" office:value-type="float" office:value="71.94912981987" calcext:value-type="float">
            <text:p>71.94912981987</text:p>
          </table:table-cell>
          <table:table-cell office:value-type="float" office:value="0.738869905471802" calcext:value-type="float">
            <text:p>0.73886990547180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5" calcext:value-type="float">
            <text:p>625</text:p>
          </table:table-cell>
          <table:table-cell office:value-type="float" office:value="0.574462175369263" calcext:value-type="float">
            <text:p>0.574462175369263</text:p>
          </table:table-cell>
          <table:table-cell table:formula="of:=[.C627]+[.A627]" office:value-type="float" office:value="72.1221868991852" calcext:value-type="float">
            <text:p>72.1221868991852</text:p>
          </table:table-cell>
          <table:table-cell office:value-type="float" office:value="2.03863859176636" calcext:value-type="float">
            <text:p>2.0386385917663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6" calcext:value-type="float">
            <text:p>626</text:p>
          </table:table-cell>
          <table:table-cell office:value-type="float" office:value="0.269126892089844" calcext:value-type="float">
            <text:p>0.269126892089844</text:p>
          </table:table-cell>
          <table:table-cell table:formula="of:=[.C628]+[.A628]" office:value-type="float" office:value="71.8168516159058" calcext:value-type="float">
            <text:p>71.8168516159058</text:p>
          </table:table-cell>
          <table:table-cell office:value-type="float" office:value="0.441072940826416" calcext:value-type="float">
            <text:p>0.441072940826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7" calcext:value-type="float">
            <text:p>627</text:p>
          </table:table-cell>
          <table:table-cell office:value-type="float" office:value="0.376559495925903" calcext:value-type="float">
            <text:p>0.376559495925903</text:p>
          </table:table-cell>
          <table:table-cell table:formula="of:=[.C629]+[.A629]" office:value-type="float" office:value="71.9242842197418" calcext:value-type="float">
            <text:p>71.9242842197418</text:p>
          </table:table-cell>
          <table:table-cell office:value-type="float" office:value="0.701595067977905" calcext:value-type="float">
            <text:p>0.70159506797790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8" calcext:value-type="float">
            <text:p>628</text:p>
          </table:table-cell>
          <table:table-cell office:value-type="float" office:value="0.256359100341797" calcext:value-type="float">
            <text:p>0.256359100341797</text:p>
          </table:table-cell>
          <table:table-cell table:formula="of:=[.C630]+[.A630]" office:value-type="float" office:value="71.8040838241577" calcext:value-type="float">
            <text:p>71.8040838241577</text:p>
          </table:table-cell>
          <table:table-cell office:value-type="float" office:value="0.449612617492676" calcext:value-type="float">
            <text:p>0.449612617492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9" calcext:value-type="float">
            <text:p>629</text:p>
          </table:table-cell>
          <table:table-cell office:value-type="float" office:value="0.363395690917969" calcext:value-type="float">
            <text:p>0.363395690917969</text:p>
          </table:table-cell>
          <table:table-cell table:formula="of:=[.C631]+[.A631]" office:value-type="float" office:value="71.9111204147339" calcext:value-type="float">
            <text:p>71.9111204147339</text:p>
          </table:table-cell>
          <table:table-cell office:value-type="float" office:value="0.783479928970337" calcext:value-type="float">
            <text:p>0.78347992897033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0" calcext:value-type="float">
            <text:p>630</text:p>
          </table:table-cell>
          <table:table-cell office:value-type="float" office:value="0.362188100814819" calcext:value-type="float">
            <text:p>0.362188100814819</text:p>
          </table:table-cell>
          <table:table-cell table:formula="of:=[.C632]+[.A632]" office:value-type="float" office:value="71.9099128246307" calcext:value-type="float">
            <text:p>71.9099128246307</text:p>
          </table:table-cell>
          <table:table-cell office:value-type="float" office:value="0.626604318618774" calcext:value-type="float">
            <text:p>0.62660431861877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1" calcext:value-type="float">
            <text:p>631</text:p>
          </table:table-cell>
          <table:table-cell office:value-type="float" office:value="0.913934946060181" calcext:value-type="float">
            <text:p>0.913934946060181</text:p>
          </table:table-cell>
          <table:table-cell table:formula="of:=[.C633]+[.A633]" office:value-type="float" office:value="72.4616596698761" calcext:value-type="float">
            <text:p>72.4616596698761</text:p>
          </table:table-cell>
          <table:table-cell office:value-type="string" calcext:value-type="string">
            <text:p>NA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2" calcext:value-type="float">
            <text:p>632</text:p>
          </table:table-cell>
          <table:table-cell office:value-type="float" office:value="0.472503900527954" calcext:value-type="float">
            <text:p>0.472503900527954</text:p>
          </table:table-cell>
          <table:table-cell table:formula="of:=[.C634]+[.A634]" office:value-type="float" office:value="72.0202286243439" calcext:value-type="float">
            <text:p>72.0202286243439</text:p>
          </table:table-cell>
          <table:table-cell office:value-type="float" office:value="1.39956068992615" calcext:value-type="float">
            <text:p>1.3995606899261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3" calcext:value-type="float">
            <text:p>633</text:p>
          </table:table-cell>
          <table:table-cell office:value-type="float" office:value="1.51572775840759" calcext:value-type="float">
            <text:p>1.51572775840759</text:p>
          </table:table-cell>
          <table:table-cell table:formula="of:=[.C635]+[.A635]" office:value-type="float" office:value="73.0634524822235" calcext:value-type="float">
            <text:p>73.0634524822235</text:p>
          </table:table-cell>
          <table:table-cell office:value-type="string" calcext:value-type="string">
            <text:p>NA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4" calcext:value-type="float">
            <text:p>634</text:p>
          </table:table-cell>
          <table:table-cell office:value-type="float" office:value="0.443096876144409" calcext:value-type="float">
            <text:p>0.443096876144409</text:p>
          </table:table-cell>
          <table:table-cell table:formula="of:=[.C636]+[.A636]" office:value-type="float" office:value="71.9908215999603" calcext:value-type="float">
            <text:p>71.9908215999603</text:p>
          </table:table-cell>
          <table:table-cell office:value-type="float" office:value="0.738125801086426" calcext:value-type="float">
            <text:p>0.7381258010864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5" calcext:value-type="float">
            <text:p>635</text:p>
          </table:table-cell>
          <table:table-cell office:value-type="float" office:value="0.972082853317261" calcext:value-type="float">
            <text:p>0.972082853317261</text:p>
          </table:table-cell>
          <table:table-cell table:formula="of:=[.C637]+[.A637]" office:value-type="float" office:value="72.5198075771332" calcext:value-type="float">
            <text:p>72.5198075771332</text:p>
          </table:table-cell>
          <table:table-cell office:value-type="string" calcext:value-type="string">
            <text:p>NA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6" calcext:value-type="float">
            <text:p>636</text:p>
          </table:table-cell>
          <table:table-cell office:value-type="float" office:value="3.80996942520142" calcext:value-type="float">
            <text:p>3.80996942520142</text:p>
          </table:table-cell>
          <table:table-cell table:formula="of:=[.C638]+[.A638]" office:value-type="float" office:value="75.3576941490173" calcext:value-type="float">
            <text:p>75.3576941490173</text:p>
          </table:table-cell>
          <table:table-cell office:value-type="string" calcext:value-type="string">
            <text:p>NA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7" calcext:value-type="float">
            <text:p>637</text:p>
          </table:table-cell>
          <table:table-cell office:value-type="float" office:value="0.948395490646362" calcext:value-type="float">
            <text:p>0.948395490646362</text:p>
          </table:table-cell>
          <table:table-cell table:formula="of:=[.C639]+[.A639]" office:value-type="float" office:value="72.4961202144623" calcext:value-type="float">
            <text:p>72.4961202144623</text:p>
          </table:table-cell>
          <table:table-cell office:value-type="string" calcext:value-type="string">
            <text:p>NA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8" calcext:value-type="float">
            <text:p>638</text:p>
          </table:table-cell>
          <table:table-cell office:value-type="float" office:value="1.56168389320374" calcext:value-type="float">
            <text:p>1.56168389320374</text:p>
          </table:table-cell>
          <table:table-cell table:formula="of:=[.C640]+[.A640]" office:value-type="float" office:value="73.1094086170196" calcext:value-type="float">
            <text:p>73.1094086170196</text:p>
          </table:table-cell>
          <table:table-cell office:value-type="string" calcext:value-type="string">
            <text:p>NA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9" calcext:value-type="float">
            <text:p>639</text:p>
          </table:table-cell>
          <table:table-cell office:value-type="float" office:value="0.358588933944702" calcext:value-type="float">
            <text:p>0.358588933944702</text:p>
          </table:table-cell>
          <table:table-cell table:formula="of:=[.C641]+[.A641]" office:value-type="float" office:value="71.9063136577606" calcext:value-type="float">
            <text:p>71.9063136577606</text:p>
          </table:table-cell>
          <table:table-cell office:value-type="float" office:value="0.563359260559082" calcext:value-type="float">
            <text:p>0.5633592605590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0" calcext:value-type="float">
            <text:p>640</text:p>
          </table:table-cell>
          <table:table-cell office:value-type="float" office:value="1.09274959564209" calcext:value-type="float">
            <text:p>1.09274959564209</text:p>
          </table:table-cell>
          <table:table-cell table:formula="of:=[.C642]+[.A642]" office:value-type="float" office:value="72.640474319458" calcext:value-type="float">
            <text:p>72.640474319458</text:p>
          </table:table-cell>
          <table:table-cell office:value-type="string" calcext:value-type="string">
            <text:p>NA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1" calcext:value-type="float">
            <text:p>641</text:p>
          </table:table-cell>
          <table:table-cell office:value-type="float" office:value="0.377093076705933" calcext:value-type="float">
            <text:p>0.377093076705933</text:p>
          </table:table-cell>
          <table:table-cell table:formula="of:=[.C643]+[.A643]" office:value-type="float" office:value="71.9248178005218" calcext:value-type="float">
            <text:p>71.9248178005218</text:p>
          </table:table-cell>
          <table:table-cell office:value-type="float" office:value="0.619272708892822" calcext:value-type="float">
            <text:p>0.61927270889282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2" calcext:value-type="float">
            <text:p>642</text:p>
          </table:table-cell>
          <table:table-cell office:value-type="float" office:value="0.357245206832886" calcext:value-type="float">
            <text:p>0.357245206832886</text:p>
          </table:table-cell>
          <table:table-cell table:formula="of:=[.C644]+[.A644]" office:value-type="float" office:value="71.9049699306488" calcext:value-type="float">
            <text:p>71.9049699306488</text:p>
          </table:table-cell>
          <table:table-cell office:value-type="float" office:value="0.5367591381073" calcext:value-type="float">
            <text:p>0.53675913810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3" calcext:value-type="float">
            <text:p>643</text:p>
          </table:table-cell>
          <table:table-cell office:value-type="float" office:value="0.332000494003296" calcext:value-type="float">
            <text:p>0.332000494003296</text:p>
          </table:table-cell>
          <table:table-cell table:formula="of:=[.C645]+[.A645]" office:value-type="float" office:value="71.8797252178192" calcext:value-type="float">
            <text:p>71.8797252178192</text:p>
          </table:table-cell>
          <table:table-cell office:value-type="float" office:value="0.492332220077515" calcext:value-type="float">
            <text:p>0.4923322200775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4" calcext:value-type="float">
            <text:p>644</text:p>
          </table:table-cell>
          <table:table-cell office:value-type="float" office:value="0.38625693321228" calcext:value-type="float">
            <text:p>0.38625693321228</text:p>
          </table:table-cell>
          <table:table-cell table:formula="of:=[.C646]+[.A646]" office:value-type="float" office:value="71.9339816570282" calcext:value-type="float">
            <text:p>71.9339816570282</text:p>
          </table:table-cell>
          <table:table-cell office:value-type="float" office:value="0.710989952087402" calcext:value-type="float">
            <text:p>0.71098995208740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5" calcext:value-type="float">
            <text:p>645</text:p>
          </table:table-cell>
          <table:table-cell office:value-type="float" office:value="0.364518880844116" calcext:value-type="float">
            <text:p>0.364518880844116</text:p>
          </table:table-cell>
          <table:table-cell table:formula="of:=[.C647]+[.A647]" office:value-type="float" office:value="71.91224360466" calcext:value-type="float">
            <text:p>71.91224360466</text:p>
          </table:table-cell>
          <table:table-cell office:value-type="float" office:value="0.609755516052246" calcext:value-type="float">
            <text:p>0.609755516052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6" calcext:value-type="float">
            <text:p>646</text:p>
          </table:table-cell>
          <table:table-cell office:value-type="float" office:value="2.24016571044922" calcext:value-type="float">
            <text:p>2.24016571044922</text:p>
          </table:table-cell>
          <table:table-cell table:formula="of:=[.C648]+[.A648]" office:value-type="float" office:value="73.7878904342651" calcext:value-type="float">
            <text:p>73.7878904342651</text:p>
          </table:table-cell>
          <table:table-cell office:value-type="string" calcext:value-type="string">
            <text:p>NA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7" calcext:value-type="float">
            <text:p>647</text:p>
          </table:table-cell>
          <table:table-cell office:value-type="float" office:value="1.58050131797791" calcext:value-type="float">
            <text:p>1.58050131797791</text:p>
          </table:table-cell>
          <table:table-cell table:formula="of:=[.C649]+[.A649]" office:value-type="float" office:value="73.1282260417938" calcext:value-type="float">
            <text:p>73.1282260417938</text:p>
          </table:table-cell>
          <table:table-cell office:value-type="string" calcext:value-type="string">
            <text:p>NA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8" calcext:value-type="float">
            <text:p>648</text:p>
          </table:table-cell>
          <table:table-cell office:value-type="float" office:value="0.308568954467773" calcext:value-type="float">
            <text:p>0.308568954467773</text:p>
          </table:table-cell>
          <table:table-cell table:formula="of:=[.C650]+[.A650]" office:value-type="float" office:value="71.8562936782837" calcext:value-type="float">
            <text:p>71.8562936782837</text:p>
          </table:table-cell>
          <table:table-cell office:value-type="float" office:value="0.449007272720337" calcext:value-type="float">
            <text:p>0.449007272720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9" calcext:value-type="float">
            <text:p>649</text:p>
          </table:table-cell>
          <table:table-cell office:value-type="float" office:value="0.35844612121582" calcext:value-type="float">
            <text:p>0.35844612121582</text:p>
          </table:table-cell>
          <table:table-cell table:formula="of:=[.C651]+[.A651]" office:value-type="float" office:value="71.9061708450317" calcext:value-type="float">
            <text:p>71.9061708450317</text:p>
          </table:table-cell>
          <table:table-cell office:value-type="float" office:value="0.548432350158691" calcext:value-type="float">
            <text:p>0.5484323501586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0" calcext:value-type="float">
            <text:p>650</text:p>
          </table:table-cell>
          <table:table-cell office:value-type="float" office:value="0.349534511566162" calcext:value-type="float">
            <text:p>0.349534511566162</text:p>
          </table:table-cell>
          <table:table-cell table:formula="of:=[.C652]+[.A652]" office:value-type="float" office:value="71.8972592353821" calcext:value-type="float">
            <text:p>71.8972592353821</text:p>
          </table:table-cell>
          <table:table-cell office:value-type="float" office:value="0.645132541656494" calcext:value-type="float">
            <text:p>0.64513254165649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1" calcext:value-type="float">
            <text:p>651</text:p>
          </table:table-cell>
          <table:table-cell office:value-type="float" office:value="0.32887601852417" calcext:value-type="float">
            <text:p>0.32887601852417</text:p>
          </table:table-cell>
          <table:table-cell table:formula="of:=[.C653]+[.A653]" office:value-type="float" office:value="71.8766007423401" calcext:value-type="float">
            <text:p>71.8766007423401</text:p>
          </table:table-cell>
          <table:table-cell office:value-type="float" office:value="0.494752883911133" calcext:value-type="float">
            <text:p>0.4947528839111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2" calcext:value-type="float">
            <text:p>652</text:p>
          </table:table-cell>
          <table:table-cell office:value-type="float" office:value="0.343941450119019" calcext:value-type="float">
            <text:p>0.343941450119019</text:p>
          </table:table-cell>
          <table:table-cell table:formula="of:=[.C654]+[.A654]" office:value-type="float" office:value="71.8916661739349" calcext:value-type="float">
            <text:p>71.8916661739349</text:p>
          </table:table-cell>
          <table:table-cell office:value-type="float" office:value="0.486482858657837" calcext:value-type="float">
            <text:p>0.4864828586578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3" calcext:value-type="float">
            <text:p>653</text:p>
          </table:table-cell>
          <table:table-cell office:value-type="float" office:value="0.406216144561768" calcext:value-type="float">
            <text:p>0.406216144561768</text:p>
          </table:table-cell>
          <table:table-cell table:formula="of:=[.C655]+[.A655]" office:value-type="float" office:value="71.9539408683777" calcext:value-type="float">
            <text:p>71.9539408683777</text:p>
          </table:table-cell>
          <table:table-cell office:value-type="float" office:value="0.903013706207275" calcext:value-type="float">
            <text:p>0.90301370620727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4" calcext:value-type="float">
            <text:p>654</text:p>
          </table:table-cell>
          <table:table-cell office:value-type="float" office:value="0.652327537536621" calcext:value-type="float">
            <text:p>0.652327537536621</text:p>
          </table:table-cell>
          <table:table-cell table:formula="of:=[.C656]+[.A656]" office:value-type="float" office:value="72.2000522613525" calcext:value-type="float">
            <text:p>72.2000522613525</text:p>
          </table:table-cell>
          <table:table-cell office:value-type="float" office:value="9.39198040962219" calcext:value-type="float">
            <text:p>9.39198040962219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5" calcext:value-type="float">
            <text:p>655</text:p>
          </table:table-cell>
          <table:table-cell office:value-type="float" office:value="0.342402935028076" calcext:value-type="float">
            <text:p>0.342402935028076</text:p>
          </table:table-cell>
          <table:table-cell table:formula="of:=[.C657]+[.A657]" office:value-type="float" office:value="71.890127658844" calcext:value-type="float">
            <text:p>71.890127658844</text:p>
          </table:table-cell>
          <table:table-cell office:value-type="float" office:value="0.527643203735352" calcext:value-type="float">
            <text:p>0.5276432037353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6" calcext:value-type="float">
            <text:p>656</text:p>
          </table:table-cell>
          <table:table-cell office:value-type="float" office:value="1.67974543571472" calcext:value-type="float">
            <text:p>1.67974543571472</text:p>
          </table:table-cell>
          <table:table-cell table:formula="of:=[.C658]+[.A658]" office:value-type="float" office:value="73.2274701595306" calcext:value-type="float">
            <text:p>73.2274701595306</text:p>
          </table:table-cell>
          <table:table-cell office:value-type="string" calcext:value-type="string">
            <text:p>NA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7" calcext:value-type="float">
            <text:p>657</text:p>
          </table:table-cell>
          <table:table-cell office:value-type="float" office:value="0.349009990692139" calcext:value-type="float">
            <text:p>0.349009990692139</text:p>
          </table:table-cell>
          <table:table-cell table:formula="of:=[.C659]+[.A659]" office:value-type="float" office:value="71.896734714508" calcext:value-type="float">
            <text:p>71.896734714508</text:p>
          </table:table-cell>
          <table:table-cell office:value-type="float" office:value="0.500770568847656" calcext:value-type="float">
            <text:p>0.5007705688476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8" calcext:value-type="float">
            <text:p>658</text:p>
          </table:table-cell>
          <table:table-cell office:value-type="float" office:value="0.497459411621094" calcext:value-type="float">
            <text:p>0.497459411621094</text:p>
          </table:table-cell>
          <table:table-cell table:formula="of:=[.C660]+[.A660]" office:value-type="float" office:value="72.045184135437" calcext:value-type="float">
            <text:p>72.045184135437</text:p>
          </table:table-cell>
          <table:table-cell office:value-type="float" office:value="1.29838347434998" calcext:value-type="float">
            <text:p>1.2983834743499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9" calcext:value-type="float">
            <text:p>659</text:p>
          </table:table-cell>
          <table:table-cell office:value-type="float" office:value="0.454165697097778" calcext:value-type="float">
            <text:p>0.454165697097778</text:p>
          </table:table-cell>
          <table:table-cell table:formula="of:=[.C661]+[.A661]" office:value-type="float" office:value="72.0018904209137" calcext:value-type="float">
            <text:p>72.0018904209137</text:p>
          </table:table-cell>
          <table:table-cell office:value-type="float" office:value="1.22318887710571" calcext:value-type="float">
            <text:p>1.2231888771057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0" calcext:value-type="float">
            <text:p>660</text:p>
          </table:table-cell>
          <table:table-cell office:value-type="float" office:value="0.973885774612427" calcext:value-type="float">
            <text:p>0.973885774612427</text:p>
          </table:table-cell>
          <table:table-cell table:formula="of:=[.C662]+[.A662]" office:value-type="float" office:value="72.5216104984283" calcext:value-type="float">
            <text:p>72.5216104984283</text:p>
          </table:table-cell>
          <table:table-cell office:value-type="string" calcext:value-type="string">
            <text:p>NA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1" calcext:value-type="float">
            <text:p>661</text:p>
          </table:table-cell>
          <table:table-cell office:value-type="float" office:value="0.351401090621948" calcext:value-type="float">
            <text:p>0.351401090621948</text:p>
          </table:table-cell>
          <table:table-cell table:formula="of:=[.C663]+[.A663]" office:value-type="float" office:value="71.8991258144379" calcext:value-type="float">
            <text:p>71.8991258144379</text:p>
          </table:table-cell>
          <table:table-cell office:value-type="float" office:value="0.586097478866577" calcext:value-type="float">
            <text:p>0.58609747886657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2" calcext:value-type="float">
            <text:p>662</text:p>
          </table:table-cell>
          <table:table-cell office:value-type="float" office:value="0.336999893188477" calcext:value-type="float">
            <text:p>0.336999893188477</text:p>
          </table:table-cell>
          <table:table-cell table:formula="of:=[.C664]+[.A664]" office:value-type="float" office:value="71.8847246170044" calcext:value-type="float">
            <text:p>71.8847246170044</text:p>
          </table:table-cell>
          <table:table-cell office:value-type="float" office:value="0.545681238174439" calcext:value-type="float">
            <text:p>0.5456812381744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3" calcext:value-type="float">
            <text:p>663</text:p>
          </table:table-cell>
          <table:table-cell office:value-type="float" office:value="0.491080760955811" calcext:value-type="float">
            <text:p>0.491080760955811</text:p>
          </table:table-cell>
          <table:table-cell table:formula="of:=[.C665]+[.A665]" office:value-type="float" office:value="72.0388054847717" calcext:value-type="float">
            <text:p>72.0388054847717</text:p>
          </table:table-cell>
          <table:table-cell office:value-type="float" office:value="1.45438528060913" calcext:value-type="float">
            <text:p>1.4543852806091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4" calcext:value-type="float">
            <text:p>664</text:p>
          </table:table-cell>
          <table:table-cell office:value-type="float" office:value="0.409080743789673" calcext:value-type="float">
            <text:p>0.409080743789673</text:p>
          </table:table-cell>
          <table:table-cell table:formula="of:=[.C666]+[.A666]" office:value-type="float" office:value="71.9568054676056" calcext:value-type="float">
            <text:p>71.9568054676056</text:p>
          </table:table-cell>
          <table:table-cell office:value-type="float" office:value="1.26639223098755" calcext:value-type="float">
            <text:p>1.2663922309875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5" calcext:value-type="float">
            <text:p>665</text:p>
          </table:table-cell>
          <table:table-cell office:value-type="float" office:value="0.883406400680542" calcext:value-type="float">
            <text:p>0.883406400680542</text:p>
          </table:table-cell>
          <table:table-cell table:formula="of:=[.C667]+[.A667]" office:value-type="float" office:value="72.4311311244965" calcext:value-type="float">
            <text:p>72.4311311244965</text:p>
          </table:table-cell>
          <table:table-cell office:value-type="string" calcext:value-type="string">
            <text:p>NA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6" calcext:value-type="float">
            <text:p>666</text:p>
          </table:table-cell>
          <table:table-cell office:value-type="float" office:value="0.869503736495972" calcext:value-type="float">
            <text:p>0.869503736495972</text:p>
          </table:table-cell>
          <table:table-cell table:formula="of:=[.C668]+[.A668]" office:value-type="float" office:value="72.4172284603119" calcext:value-type="float">
            <text:p>72.4172284603119</text:p>
          </table:table-cell>
          <table:table-cell office:value-type="string" calcext:value-type="string">
            <text:p>NA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7" calcext:value-type="float">
            <text:p>667</text:p>
          </table:table-cell>
          <table:table-cell office:value-type="float" office:value="1.20895552635193" calcext:value-type="float">
            <text:p>1.20895552635193</text:p>
          </table:table-cell>
          <table:table-cell table:formula="of:=[.C669]+[.A669]" office:value-type="float" office:value="72.7566802501678" calcext:value-type="float">
            <text:p>72.7566802501678</text:p>
          </table:table-cell>
          <table:table-cell office:value-type="string" calcext:value-type="string">
            <text:p>NA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8" calcext:value-type="float">
            <text:p>668</text:p>
          </table:table-cell>
          <table:table-cell office:value-type="float" office:value="0.601987600326538" calcext:value-type="float">
            <text:p>0.601987600326538</text:p>
          </table:table-cell>
          <table:table-cell table:formula="of:=[.C670]+[.A670]" office:value-type="float" office:value="72.1497123241424" calcext:value-type="float">
            <text:p>72.1497123241424</text:p>
          </table:table-cell>
          <table:table-cell office:value-type="float" office:value="2.39846086502075" calcext:value-type="float">
            <text:p>2.3984608650207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9" calcext:value-type="float">
            <text:p>669</text:p>
          </table:table-cell>
          <table:table-cell office:value-type="float" office:value="0.349330902099609" calcext:value-type="float">
            <text:p>0.349330902099609</text:p>
          </table:table-cell>
          <table:table-cell table:formula="of:=[.C671]+[.A671]" office:value-type="float" office:value="71.8970556259155" calcext:value-type="float">
            <text:p>71.8970556259155</text:p>
          </table:table-cell>
          <table:table-cell office:value-type="float" office:value="0.657703876495361" calcext:value-type="float">
            <text:p>0.6577038764953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0" calcext:value-type="float">
            <text:p>670</text:p>
          </table:table-cell>
          <table:table-cell office:value-type="float" office:value="0.266053438186646" calcext:value-type="float">
            <text:p>0.266053438186646</text:p>
          </table:table-cell>
          <table:table-cell table:formula="of:=[.C672]+[.A672]" office:value-type="float" office:value="71.8137781620026" calcext:value-type="float">
            <text:p>71.8137781620026</text:p>
          </table:table-cell>
          <table:table-cell office:value-type="float" office:value="0.43886661529541" calcext:value-type="float">
            <text:p>0.43886661529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1" calcext:value-type="float">
            <text:p>671</text:p>
          </table:table-cell>
          <table:table-cell office:value-type="float" office:value="0.258455276489258" calcext:value-type="float">
            <text:p>0.258455276489258</text:p>
          </table:table-cell>
          <table:table-cell table:formula="of:=[.C673]+[.A673]" office:value-type="float" office:value="71.8061800003052" calcext:value-type="float">
            <text:p>71.8061800003052</text:p>
          </table:table-cell>
          <table:table-cell office:value-type="float" office:value="0.438983917236328" calcext:value-type="float">
            <text:p>0.438983917236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2" calcext:value-type="float">
            <text:p>672</text:p>
          </table:table-cell>
          <table:table-cell office:value-type="float" office:value="0.246879816055298" calcext:value-type="float">
            <text:p>0.246879816055298</text:p>
          </table:table-cell>
          <table:table-cell table:formula="of:=[.C674]+[.A674]" office:value-type="float" office:value="71.7946045398712" calcext:value-type="float">
            <text:p>71.7946045398712</text:p>
          </table:table-cell>
          <table:table-cell office:value-type="float" office:value="0.435831069946289" calcext:value-type="float">
            <text:p>0.435831069946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3" calcext:value-type="float">
            <text:p>673</text:p>
          </table:table-cell>
          <table:table-cell office:value-type="float" office:value="0.501504898071289" calcext:value-type="float">
            <text:p>0.501504898071289</text:p>
          </table:table-cell>
          <table:table-cell table:formula="of:=[.C675]+[.A675]" office:value-type="float" office:value="72.0492296218872" calcext:value-type="float">
            <text:p>72.0492296218872</text:p>
          </table:table-cell>
          <table:table-cell office:value-type="float" office:value="1.7801878452301" calcext:value-type="float">
            <text:p>1.780187845230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4" calcext:value-type="float">
            <text:p>674</text:p>
          </table:table-cell>
          <table:table-cell office:value-type="float" office:value="0.37212085723877" calcext:value-type="float">
            <text:p>0.37212085723877</text:p>
          </table:table-cell>
          <table:table-cell table:formula="of:=[.C676]+[.A676]" office:value-type="float" office:value="71.9198455810547" calcext:value-type="float">
            <text:p>71.9198455810547</text:p>
          </table:table-cell>
          <table:table-cell office:value-type="float" office:value="0.60600733757019" calcext:value-type="float">
            <text:p>0.606007337570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5" calcext:value-type="float">
            <text:p>675</text:p>
          </table:table-cell>
          <table:table-cell office:value-type="float" office:value="0.329865694046021" calcext:value-type="float">
            <text:p>0.329865694046021</text:p>
          </table:table-cell>
          <table:table-cell table:formula="of:=[.C677]+[.A677]" office:value-type="float" office:value="71.8775904178619" calcext:value-type="float">
            <text:p>71.8775904178619</text:p>
          </table:table-cell>
          <table:table-cell office:value-type="float" office:value="0.483626365661621" calcext:value-type="float">
            <text:p>0.4836263656616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6" calcext:value-type="float">
            <text:p>676</text:p>
          </table:table-cell>
          <table:table-cell office:value-type="float" office:value="1.37957787513733" calcext:value-type="float">
            <text:p>1.37957787513733</text:p>
          </table:table-cell>
          <table:table-cell table:formula="of:=[.C678]+[.A678]" office:value-type="float" office:value="72.9273025989532" calcext:value-type="float">
            <text:p>72.9273025989532</text:p>
          </table:table-cell>
          <table:table-cell office:value-type="string" calcext:value-type="string">
            <text:p>NA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7" calcext:value-type="float">
            <text:p>677</text:p>
          </table:table-cell>
          <table:table-cell office:value-type="float" office:value="0.444933652877808" calcext:value-type="float">
            <text:p>0.444933652877808</text:p>
          </table:table-cell>
          <table:table-cell table:formula="of:=[.C679]+[.A679]" office:value-type="float" office:value="71.9926583766937" calcext:value-type="float">
            <text:p>71.9926583766937</text:p>
          </table:table-cell>
          <table:table-cell office:value-type="float" office:value="0.97165846824646" calcext:value-type="float">
            <text:p>0.9716584682464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8" calcext:value-type="float">
            <text:p>678</text:p>
          </table:table-cell>
          <table:table-cell office:value-type="float" office:value="0.990182876586914" calcext:value-type="float">
            <text:p>0.990182876586914</text:p>
          </table:table-cell>
          <table:table-cell table:formula="of:=[.C680]+[.A680]" office:value-type="float" office:value="72.5379076004028" calcext:value-type="float">
            <text:p>72.5379076004028</text:p>
          </table:table-cell>
          <table:table-cell office:value-type="string" calcext:value-type="string">
            <text:p>NA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9" calcext:value-type="float">
            <text:p>679</text:p>
          </table:table-cell>
          <table:table-cell office:value-type="float" office:value="0.380895137786865" calcext:value-type="float">
            <text:p>0.380895137786865</text:p>
          </table:table-cell>
          <table:table-cell table:formula="of:=[.C681]+[.A681]" office:value-type="float" office:value="71.9286198616028" calcext:value-type="float">
            <text:p>71.9286198616028</text:p>
          </table:table-cell>
          <table:table-cell office:value-type="float" office:value="0.616335391998291" calcext:value-type="float">
            <text:p>0.6163353919982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0" calcext:value-type="float">
            <text:p>680</text:p>
          </table:table-cell>
          <table:table-cell office:value-type="float" office:value="0.35732626914978" calcext:value-type="float">
            <text:p>0.35732626914978</text:p>
          </table:table-cell>
          <table:table-cell table:formula="of:=[.C682]+[.A682]" office:value-type="float" office:value="71.9050509929657" calcext:value-type="float">
            <text:p>71.9050509929657</text:p>
          </table:table-cell>
          <table:table-cell office:value-type="float" office:value="0.659242391586304" calcext:value-type="float">
            <text:p>0.65924239158630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1" calcext:value-type="float">
            <text:p>681</text:p>
          </table:table-cell>
          <table:table-cell office:value-type="float" office:value="0.35017991065979" calcext:value-type="float">
            <text:p>0.35017991065979</text:p>
          </table:table-cell>
          <table:table-cell table:formula="of:=[.C683]+[.A683]" office:value-type="float" office:value="71.8979046344757" calcext:value-type="float">
            <text:p>71.8979046344757</text:p>
          </table:table-cell>
          <table:table-cell office:value-type="float" office:value="0.677342653274536" calcext:value-type="float">
            <text:p>0.6773426532745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2" calcext:value-type="float">
            <text:p>682</text:p>
          </table:table-cell>
          <table:table-cell office:value-type="float" office:value="0.40825080871582" calcext:value-type="float">
            <text:p>0.40825080871582</text:p>
          </table:table-cell>
          <table:table-cell table:formula="of:=[.C684]+[.A684]" office:value-type="float" office:value="71.9559755325317" calcext:value-type="float">
            <text:p>71.9559755325317</text:p>
          </table:table-cell>
          <table:table-cell office:value-type="float" office:value="0.885815382003784" calcext:value-type="float">
            <text:p>0.88581538200378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3" calcext:value-type="float">
            <text:p>683</text:p>
          </table:table-cell>
          <table:table-cell office:value-type="float" office:value="0.404345750808716" calcext:value-type="float">
            <text:p>0.404345750808716</text:p>
          </table:table-cell>
          <table:table-cell table:formula="of:=[.C685]+[.A685]" office:value-type="float" office:value="71.9520704746246" calcext:value-type="float">
            <text:p>71.9520704746246</text:p>
          </table:table-cell>
          <table:table-cell office:value-type="float" office:value="0.711020708084106" calcext:value-type="float">
            <text:p>0.7110207080841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4" calcext:value-type="float">
            <text:p>684</text:p>
          </table:table-cell>
          <table:table-cell office:value-type="float" office:value="0.352876424789429" calcext:value-type="float">
            <text:p>0.352876424789429</text:p>
          </table:table-cell>
          <table:table-cell table:formula="of:=[.C686]+[.A686]" office:value-type="float" office:value="71.9006011486053" calcext:value-type="float">
            <text:p>71.9006011486053</text:p>
          </table:table-cell>
          <table:table-cell office:value-type="float" office:value="0.551029443740845" calcext:value-type="float">
            <text:p>0.55102944374084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5" calcext:value-type="float">
            <text:p>685</text:p>
          </table:table-cell>
          <table:table-cell office:value-type="float" office:value="0.533747911453247" calcext:value-type="float">
            <text:p>0.533747911453247</text:p>
          </table:table-cell>
          <table:table-cell table:formula="of:=[.C687]+[.A687]" office:value-type="float" office:value="72.0814726352692" calcext:value-type="float">
            <text:p>72.0814726352692</text:p>
          </table:table-cell>
          <table:table-cell office:value-type="float" office:value="1.44589972496033" calcext:value-type="float">
            <text:p>1.4458997249603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6" calcext:value-type="float">
            <text:p>686</text:p>
          </table:table-cell>
          <table:table-cell office:value-type="float" office:value="0.358929634094238" calcext:value-type="float">
            <text:p>0.358929634094238</text:p>
          </table:table-cell>
          <table:table-cell table:formula="of:=[.C688]+[.A688]" office:value-type="float" office:value="71.9066543579101" calcext:value-type="float">
            <text:p>71.9066543579101</text:p>
          </table:table-cell>
          <table:table-cell office:value-type="float" office:value="0.598830699920654" calcext:value-type="float">
            <text:p>0.5988306999206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7" calcext:value-type="float">
            <text:p>687</text:p>
          </table:table-cell>
          <table:table-cell office:value-type="float" office:value="0.39392614364624" calcext:value-type="float">
            <text:p>0.39392614364624</text:p>
          </table:table-cell>
          <table:table-cell table:formula="of:=[.C689]+[.A689]" office:value-type="float" office:value="71.9416508674621" calcext:value-type="float">
            <text:p>71.9416508674621</text:p>
          </table:table-cell>
          <table:table-cell office:value-type="float" office:value="0.700079441070557" calcext:value-type="float">
            <text:p>0.70007944107055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8" calcext:value-type="float">
            <text:p>688</text:p>
          </table:table-cell>
          <table:table-cell office:value-type="float" office:value="0.276593208312988" calcext:value-type="float">
            <text:p>0.276593208312988</text:p>
          </table:table-cell>
          <table:table-cell table:formula="of:=[.C690]+[.A690]" office:value-type="float" office:value="71.8243179321289" calcext:value-type="float">
            <text:p>71.8243179321289</text:p>
          </table:table-cell>
          <table:table-cell office:value-type="float" office:value="0.446297883987427" calcext:value-type="float">
            <text:p>0.446297883987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9" calcext:value-type="float">
            <text:p>689</text:p>
          </table:table-cell>
          <table:table-cell office:value-type="float" office:value="0.368542671203613" calcext:value-type="float">
            <text:p>0.368542671203613</text:p>
          </table:table-cell>
          <table:table-cell table:formula="of:=[.C691]+[.A691]" office:value-type="float" office:value="71.9162673950195" calcext:value-type="float">
            <text:p>71.9162673950195</text:p>
          </table:table-cell>
          <table:table-cell office:value-type="float" office:value="0.548839569091797" calcext:value-type="float">
            <text:p>0.54883956909179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0" calcext:value-type="float">
            <text:p>690</text:p>
          </table:table-cell>
          <table:table-cell office:value-type="float" office:value="0.36748194694519" calcext:value-type="float">
            <text:p>0.36748194694519</text:p>
          </table:table-cell>
          <table:table-cell table:formula="of:=[.C692]+[.A692]" office:value-type="float" office:value="71.9152066707611" calcext:value-type="float">
            <text:p>71.9152066707611</text:p>
          </table:table-cell>
          <table:table-cell office:value-type="float" office:value="0.559621572494507" calcext:value-type="float">
            <text:p>0.5596215724945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1" calcext:value-type="float">
            <text:p>691</text:p>
          </table:table-cell>
          <table:table-cell office:value-type="float" office:value="0.25757098197937" calcext:value-type="float">
            <text:p>0.25757098197937</text:p>
          </table:table-cell>
          <table:table-cell table:formula="of:=[.C693]+[.A693]" office:value-type="float" office:value="71.8052957057953" calcext:value-type="float">
            <text:p>71.8052957057953</text:p>
          </table:table-cell>
          <table:table-cell office:value-type="float" office:value="0.438398599624634" calcext:value-type="float">
            <text:p>0.438398599624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2" calcext:value-type="float">
            <text:p>692</text:p>
          </table:table-cell>
          <table:table-cell office:value-type="float" office:value="0.387661218643189" calcext:value-type="float">
            <text:p>0.387661218643189</text:p>
          </table:table-cell>
          <table:table-cell table:formula="of:=[.C694]+[.A694]" office:value-type="float" office:value="71.9353859424591" calcext:value-type="float">
            <text:p>71.9353859424591</text:p>
          </table:table-cell>
          <table:table-cell office:value-type="float" office:value="0.690258026123047" calcext:value-type="float">
            <text:p>0.69025802612304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3" calcext:value-type="float">
            <text:p>693</text:p>
          </table:table-cell>
          <table:table-cell office:value-type="float" office:value="0.396791458129883" calcext:value-type="float">
            <text:p>0.396791458129883</text:p>
          </table:table-cell>
          <table:table-cell table:formula="of:=[.C695]+[.A695]" office:value-type="float" office:value="71.9445161819458" calcext:value-type="float">
            <text:p>71.9445161819458</text:p>
          </table:table-cell>
          <table:table-cell office:value-type="float" office:value="0.865622520446777" calcext:value-type="float">
            <text:p>0.8656225204467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4" calcext:value-type="float">
            <text:p>694</text:p>
          </table:table-cell>
          <table:table-cell office:value-type="float" office:value="0.597602605819702" calcext:value-type="float">
            <text:p>0.597602605819702</text:p>
          </table:table-cell>
          <table:table-cell table:formula="of:=[.C696]+[.A696]" office:value-type="float" office:value="72.1453273296356" calcext:value-type="float">
            <text:p>72.1453273296356</text:p>
          </table:table-cell>
          <table:table-cell office:value-type="float" office:value="2.02501773834229" calcext:value-type="float">
            <text:p>2.0250177383422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5" calcext:value-type="float">
            <text:p>695</text:p>
          </table:table-cell>
          <table:table-cell office:value-type="float" office:value="1.68007636070251" calcext:value-type="float">
            <text:p>1.68007636070251</text:p>
          </table:table-cell>
          <table:table-cell table:formula="of:=[.C697]+[.A697]" office:value-type="float" office:value="73.2278010845184" calcext:value-type="float">
            <text:p>73.2278010845184</text:p>
          </table:table-cell>
          <table:table-cell office:value-type="float" office:value="4.30884718894959" calcext:value-type="float">
            <text:p>4.30884718894959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6" calcext:value-type="float">
            <text:p>696</text:p>
          </table:table-cell>
          <table:table-cell office:value-type="float" office:value="0.46754002571106" calcext:value-type="float">
            <text:p>0.46754002571106</text:p>
          </table:table-cell>
          <table:table-cell table:formula="of:=[.C698]+[.A698]" office:value-type="float" office:value="72.015264749527" calcext:value-type="float">
            <text:p>72.015264749527</text:p>
          </table:table-cell>
          <table:table-cell office:value-type="float" office:value="0.882603406906128" calcext:value-type="float">
            <text:p>0.88260340690612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7" calcext:value-type="float">
            <text:p>697</text:p>
          </table:table-cell>
          <table:table-cell office:value-type="float" office:value="0.359124183654785" calcext:value-type="float">
            <text:p>0.359124183654785</text:p>
          </table:table-cell>
          <table:table-cell table:formula="of:=[.C699]+[.A699]" office:value-type="float" office:value="71.9068489074707" calcext:value-type="float">
            <text:p>71.9068489074707</text:p>
          </table:table-cell>
          <table:table-cell office:value-type="float" office:value="0.614057540893555" calcext:value-type="float">
            <text:p>0.6140575408935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8" calcext:value-type="float">
            <text:p>698</text:p>
          </table:table-cell>
          <table:table-cell office:value-type="float" office:value="0.862229108810425" calcext:value-type="float">
            <text:p>0.862229108810425</text:p>
          </table:table-cell>
          <table:table-cell table:formula="of:=[.C700]+[.A700]" office:value-type="float" office:value="72.4099538326263" calcext:value-type="float">
            <text:p>72.4099538326263</text:p>
          </table:table-cell>
          <table:table-cell office:value-type="string" calcext:value-type="string">
            <text:p>NA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9" calcext:value-type="float">
            <text:p>699</text:p>
          </table:table-cell>
          <table:table-cell office:value-type="float" office:value="3.01978254318237" calcext:value-type="float">
            <text:p>3.01978254318237</text:p>
          </table:table-cell>
          <table:table-cell table:formula="of:=[.C701]+[.A701]" office:value-type="float" office:value="74.5675072669983" calcext:value-type="float">
            <text:p>74.5675072669983</text:p>
          </table:table-cell>
          <table:table-cell office:value-type="float" office:value="0.712197542190552" calcext:value-type="float">
            <text:p>0.7121975421905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0" calcext:value-type="float">
            <text:p>700</text:p>
          </table:table-cell>
          <table:table-cell office:value-type="float" office:value="0.418475866317749" calcext:value-type="float">
            <text:p>0.418475866317749</text:p>
          </table:table-cell>
          <table:table-cell table:formula="of:=[.C702]+[.A702]" office:value-type="float" office:value="71.9662005901337" calcext:value-type="float">
            <text:p>71.9662005901337</text:p>
          </table:table-cell>
          <table:table-cell office:value-type="float" office:value="1.45152974128723" calcext:value-type="float">
            <text:p>1.4515297412872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1" calcext:value-type="float">
            <text:p>701</text:p>
          </table:table-cell>
          <table:table-cell office:value-type="float" office:value="0.481824398040772" calcext:value-type="float">
            <text:p>0.481824398040772</text:p>
          </table:table-cell>
          <table:table-cell table:formula="of:=[.C703]+[.A703]" office:value-type="float" office:value="72.0295491218567" calcext:value-type="float">
            <text:p>72.0295491218567</text:p>
          </table:table-cell>
          <table:table-cell office:value-type="float" office:value="1.37280797958374" calcext:value-type="float">
            <text:p>1.3728079795837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2" calcext:value-type="float">
            <text:p>702</text:p>
          </table:table-cell>
          <table:table-cell office:value-type="float" office:value="0.341892957687378" calcext:value-type="float">
            <text:p>0.341892957687378</text:p>
          </table:table-cell>
          <table:table-cell table:formula="of:=[.C704]+[.A704]" office:value-type="float" office:value="71.8896176815033" calcext:value-type="float">
            <text:p>71.8896176815033</text:p>
          </table:table-cell>
          <table:table-cell office:value-type="float" office:value="0.542498588562012" calcext:value-type="float">
            <text:p>0.5424985885620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3" calcext:value-type="float">
            <text:p>703</text:p>
          </table:table-cell>
          <table:table-cell office:value-type="float" office:value="1.2412097454071" calcext:value-type="float">
            <text:p>1.2412097454071</text:p>
          </table:table-cell>
          <table:table-cell table:formula="of:=[.C705]+[.A705]" office:value-type="float" office:value="72.788934469223" calcext:value-type="float">
            <text:p>72.788934469223</text:p>
          </table:table-cell>
          <table:table-cell office:value-type="string" calcext:value-type="string">
            <text:p>NA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4" calcext:value-type="float">
            <text:p>704</text:p>
          </table:table-cell>
          <table:table-cell office:value-type="float" office:value="0.422666788101196" calcext:value-type="float">
            <text:p>0.422666788101196</text:p>
          </table:table-cell>
          <table:table-cell table:formula="of:=[.C706]+[.A706]" office:value-type="float" office:value="71.9703915119171" calcext:value-type="float">
            <text:p>71.9703915119171</text:p>
          </table:table-cell>
          <table:table-cell office:value-type="float" office:value="0.919257164001465" calcext:value-type="float">
            <text:p>0.91925716400146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5" calcext:value-type="float">
            <text:p>705</text:p>
          </table:table-cell>
          <table:table-cell office:value-type="float" office:value="0.338372230529785" calcext:value-type="float">
            <text:p>0.338372230529785</text:p>
          </table:table-cell>
          <table:table-cell table:formula="of:=[.C707]+[.A707]" office:value-type="float" office:value="71.8860969543457" calcext:value-type="float">
            <text:p>71.8860969543457</text:p>
          </table:table-cell>
          <table:table-cell office:value-type="float" office:value="0.489296436309814" calcext:value-type="float">
            <text:p>0.4892964363098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6" calcext:value-type="float">
            <text:p>706</text:p>
          </table:table-cell>
          <table:table-cell office:value-type="float" office:value="0.372667551040649" calcext:value-type="float">
            <text:p>0.372667551040649</text:p>
          </table:table-cell>
          <table:table-cell table:formula="of:=[.C708]+[.A708]" office:value-type="float" office:value="71.9203922748566" calcext:value-type="float">
            <text:p>71.9203922748566</text:p>
          </table:table-cell>
          <table:table-cell office:value-type="float" office:value="0.712966918945313" calcext:value-type="float">
            <text:p>0.71296691894531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7" calcext:value-type="float">
            <text:p>707</text:p>
          </table:table-cell>
          <table:table-cell office:value-type="float" office:value="0.363052129745483" calcext:value-type="float">
            <text:p>0.363052129745483</text:p>
          </table:table-cell>
          <table:table-cell table:formula="of:=[.C709]+[.A709]" office:value-type="float" office:value="71.9107768535614" calcext:value-type="float">
            <text:p>71.9107768535614</text:p>
          </table:table-cell>
          <table:table-cell office:value-type="float" office:value="0.702439785003662" calcext:value-type="float">
            <text:p>0.70243978500366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8" calcext:value-type="float">
            <text:p>708</text:p>
          </table:table-cell>
          <table:table-cell office:value-type="float" office:value="1.41856789588928" calcext:value-type="float">
            <text:p>1.41856789588928</text:p>
          </table:table-cell>
          <table:table-cell table:formula="of:=[.C710]+[.A710]" office:value-type="float" office:value="72.9662926197052" calcext:value-type="float">
            <text:p>72.9662926197052</text:p>
          </table:table-cell>
          <table:table-cell office:value-type="string" calcext:value-type="string">
            <text:p>NA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9" calcext:value-type="float">
            <text:p>709</text:p>
          </table:table-cell>
          <table:table-cell office:value-type="float" office:value="0.382741928100586" calcext:value-type="float">
            <text:p>0.382741928100586</text:p>
          </table:table-cell>
          <table:table-cell table:formula="of:=[.C711]+[.A711]" office:value-type="float" office:value="71.9304666519165" calcext:value-type="float">
            <text:p>71.9304666519165</text:p>
          </table:table-cell>
          <table:table-cell office:value-type="float" office:value="0.686999559402466" calcext:value-type="float">
            <text:p>0.68699955940246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0" calcext:value-type="float">
            <text:p>710</text:p>
          </table:table-cell>
          <table:table-cell office:value-type="float" office:value="0.347778558731079" calcext:value-type="float">
            <text:p>0.347778558731079</text:p>
          </table:table-cell>
          <table:table-cell table:formula="of:=[.C712]+[.A712]" office:value-type="float" office:value="71.895503282547" calcext:value-type="float">
            <text:p>71.895503282547</text:p>
          </table:table-cell>
          <table:table-cell office:value-type="float" office:value="0.491774559020996" calcext:value-type="float">
            <text:p>0.4917745590209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1" calcext:value-type="float">
            <text:p>711</text:p>
          </table:table-cell>
          <table:table-cell office:value-type="float" office:value="0.403908252716064" calcext:value-type="float">
            <text:p>0.403908252716064</text:p>
          </table:table-cell>
          <table:table-cell table:formula="of:=[.C713]+[.A713]" office:value-type="float" office:value="71.951632976532" calcext:value-type="float">
            <text:p>71.951632976532</text:p>
          </table:table-cell>
          <table:table-cell office:value-type="float" office:value="1.02004861831665" calcext:value-type="float">
            <text:p>1.0200486183166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2" calcext:value-type="float">
            <text:p>712</text:p>
          </table:table-cell>
          <table:table-cell office:value-type="float" office:value="0.551302909851074" calcext:value-type="float">
            <text:p>0.551302909851074</text:p>
          </table:table-cell>
          <table:table-cell table:formula="of:=[.C714]+[.A714]" office:value-type="float" office:value="72.099027633667" calcext:value-type="float">
            <text:p>72.099027633667</text:p>
          </table:table-cell>
          <table:table-cell office:value-type="float" office:value="1.60315608978271" calcext:value-type="float">
            <text:p>1.6031560897827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3" calcext:value-type="float">
            <text:p>713</text:p>
          </table:table-cell>
          <table:table-cell office:value-type="float" office:value="0.441676139831543" calcext:value-type="float">
            <text:p>0.441676139831543</text:p>
          </table:table-cell>
          <table:table-cell table:formula="of:=[.C715]+[.A715]" office:value-type="float" office:value="71.9894008636475" calcext:value-type="float">
            <text:p>71.9894008636475</text:p>
          </table:table-cell>
          <table:table-cell office:value-type="float" office:value="0.951109409332275" calcext:value-type="float">
            <text:p>0.95110940933227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4" calcext:value-type="float">
            <text:p>714</text:p>
          </table:table-cell>
          <table:table-cell office:value-type="float" office:value="0.416120767593384" calcext:value-type="float">
            <text:p>0.416120767593384</text:p>
          </table:table-cell>
          <table:table-cell table:formula="of:=[.C716]+[.A716]" office:value-type="float" office:value="71.9638454914093" calcext:value-type="float">
            <text:p>71.9638454914093</text:p>
          </table:table-cell>
          <table:table-cell office:value-type="float" office:value="66.9973199367523" calcext:value-type="float">
            <text:p>66.99731993675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5" calcext:value-type="float">
            <text:p>715</text:p>
          </table:table-cell>
          <table:table-cell office:value-type="float" office:value="0.367812156677246" calcext:value-type="float">
            <text:p>0.367812156677246</text:p>
          </table:table-cell>
          <table:table-cell table:formula="of:=[.C717]+[.A717]" office:value-type="float" office:value="71.9155368804932" calcext:value-type="float">
            <text:p>71.9155368804932</text:p>
          </table:table-cell>
          <table:table-cell office:value-type="float" office:value="0.593029260635376" calcext:value-type="float">
            <text:p>0.5930292606353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6" calcext:value-type="float">
            <text:p>716</text:p>
          </table:table-cell>
          <table:table-cell office:value-type="float" office:value="0.363099813461304" calcext:value-type="float">
            <text:p>0.363099813461304</text:p>
          </table:table-cell>
          <table:table-cell table:formula="of:=[.C718]+[.A718]" office:value-type="float" office:value="71.9108245372772" calcext:value-type="float">
            <text:p>71.9108245372772</text:p>
          </table:table-cell>
          <table:table-cell office:value-type="float" office:value="0.630139827728272" calcext:value-type="float">
            <text:p>0.63013982772827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7" calcext:value-type="float">
            <text:p>717</text:p>
          </table:table-cell>
          <table:table-cell office:value-type="float" office:value="0.355711698532105" calcext:value-type="float">
            <text:p>0.355711698532105</text:p>
          </table:table-cell>
          <table:table-cell table:formula="of:=[.C719]+[.A719]" office:value-type="float" office:value="71.903436422348" calcext:value-type="float">
            <text:p>71.903436422348</text:p>
          </table:table-cell>
          <table:table-cell office:value-type="float" office:value="0.652308940887451" calcext:value-type="float">
            <text:p>0.65230894088745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8" calcext:value-type="float">
            <text:p>718</text:p>
          </table:table-cell>
          <table:table-cell office:value-type="float" office:value="0.346309661865234" calcext:value-type="float">
            <text:p>0.346309661865234</text:p>
          </table:table-cell>
          <table:table-cell table:formula="of:=[.C720]+[.A720]" office:value-type="float" office:value="71.8940343856811" calcext:value-type="float">
            <text:p>71.8940343856811</text:p>
          </table:table-cell>
          <table:table-cell office:value-type="float" office:value="0.632658243179321" calcext:value-type="float">
            <text:p>0.6326582431793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9" calcext:value-type="float">
            <text:p>719</text:p>
          </table:table-cell>
          <table:table-cell office:value-type="float" office:value="0.260818481445313" calcext:value-type="float">
            <text:p>0.260818481445313</text:p>
          </table:table-cell>
          <table:table-cell table:formula="of:=[.C721]+[.A721]" office:value-type="float" office:value="71.8085432052612" calcext:value-type="float">
            <text:p>71.8085432052612</text:p>
          </table:table-cell>
          <table:table-cell office:value-type="float" office:value="0.443382501602173" calcext:value-type="float">
            <text:p>0.443382501602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0" calcext:value-type="float">
            <text:p>720</text:p>
          </table:table-cell>
          <table:table-cell office:value-type="float" office:value="0.36566162109375" calcext:value-type="float">
            <text:p>0.36566162109375</text:p>
          </table:table-cell>
          <table:table-cell table:formula="of:=[.C722]+[.A722]" office:value-type="float" office:value="71.9133863449097" calcext:value-type="float">
            <text:p>71.9133863449097</text:p>
          </table:table-cell>
          <table:table-cell office:value-type="float" office:value="0.624798536300659" calcext:value-type="float">
            <text:p>0.6247985363006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1" calcext:value-type="float">
            <text:p>721</text:p>
          </table:table-cell>
          <table:table-cell office:value-type="float" office:value="0.270346879959106" calcext:value-type="float">
            <text:p>0.270346879959106</text:p>
          </table:table-cell>
          <table:table-cell table:formula="of:=[.C723]+[.A723]" office:value-type="float" office:value="71.818071603775" calcext:value-type="float">
            <text:p>71.818071603775</text:p>
          </table:table-cell>
          <table:table-cell office:value-type="float" office:value="0.436984539031982" calcext:value-type="float">
            <text:p>0.436984539031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2" calcext:value-type="float">
            <text:p>722</text:p>
          </table:table-cell>
          <table:table-cell office:value-type="float" office:value="1.01826786994934" calcext:value-type="float">
            <text:p>1.01826786994934</text:p>
          </table:table-cell>
          <table:table-cell table:formula="of:=[.C724]+[.A724]" office:value-type="float" office:value="72.5659925937652" calcext:value-type="float">
            <text:p>72.5659925937652</text:p>
          </table:table-cell>
          <table:table-cell office:value-type="string" calcext:value-type="string">
            <text:p>NA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3" calcext:value-type="float">
            <text:p>723</text:p>
          </table:table-cell>
          <table:table-cell office:value-type="float" office:value="0.441791772842407" calcext:value-type="float">
            <text:p>0.441791772842407</text:p>
          </table:table-cell>
          <table:table-cell table:formula="of:=[.C725]+[.A725]" office:value-type="float" office:value="71.9895164966583" calcext:value-type="float">
            <text:p>71.9895164966583</text:p>
          </table:table-cell>
          <table:table-cell office:value-type="float" office:value="0.984886407852173" calcext:value-type="float">
            <text:p>0.98488640785217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4" calcext:value-type="float">
            <text:p>724</text:p>
          </table:table-cell>
          <table:table-cell office:value-type="float" office:value="0.362630844116211" calcext:value-type="float">
            <text:p>0.362630844116211</text:p>
          </table:table-cell>
          <table:table-cell table:formula="of:=[.C726]+[.A726]" office:value-type="float" office:value="71.9103555679321" calcext:value-type="float">
            <text:p>71.9103555679321</text:p>
          </table:table-cell>
          <table:table-cell office:value-type="float" office:value="0.545696496963501" calcext:value-type="float">
            <text:p>0.5456964969635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5" calcext:value-type="float">
            <text:p>725</text:p>
          </table:table-cell>
          <table:table-cell office:value-type="float" office:value="0.386339664459229" calcext:value-type="float">
            <text:p>0.386339664459229</text:p>
          </table:table-cell>
          <table:table-cell table:formula="of:=[.C727]+[.A727]" office:value-type="float" office:value="71.9340643882751" calcext:value-type="float">
            <text:p>71.9340643882751</text:p>
          </table:table-cell>
          <table:table-cell office:value-type="float" office:value="0.782102108001709" calcext:value-type="float">
            <text:p>0.7821021080017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6" calcext:value-type="float">
            <text:p>726</text:p>
          </table:table-cell>
          <table:table-cell office:value-type="float" office:value="0.397686958312988" calcext:value-type="float">
            <text:p>0.397686958312988</text:p>
          </table:table-cell>
          <table:table-cell table:formula="of:=[.C728]+[.A728]" office:value-type="float" office:value="71.9454116821289" calcext:value-type="float">
            <text:p>71.9454116821289</text:p>
          </table:table-cell>
          <table:table-cell office:value-type="float" office:value="1.00760436058044" calcext:value-type="float">
            <text:p>1.0076043605804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7" calcext:value-type="float">
            <text:p>727</text:p>
          </table:table-cell>
          <table:table-cell office:value-type="float" office:value="0.494851589202881" calcext:value-type="float">
            <text:p>0.494851589202881</text:p>
          </table:table-cell>
          <table:table-cell table:formula="of:=[.C729]+[.A729]" office:value-type="float" office:value="72.0425763130188" calcext:value-type="float">
            <text:p>72.0425763130188</text:p>
          </table:table-cell>
          <table:table-cell office:value-type="float" office:value="6.73964166641235" calcext:value-type="float">
            <text:p>6.73964166641235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8" calcext:value-type="float">
            <text:p>728</text:p>
          </table:table-cell>
          <table:table-cell office:value-type="float" office:value="1.32160615921021" calcext:value-type="float">
            <text:p>1.32160615921021</text:p>
          </table:table-cell>
          <table:table-cell table:formula="of:=[.C730]+[.A730]" office:value-type="float" office:value="72.8693308830261" calcext:value-type="float">
            <text:p>72.8693308830261</text:p>
          </table:table-cell>
          <table:table-cell office:value-type="string" calcext:value-type="string">
            <text:p>NA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9" calcext:value-type="float">
            <text:p>729</text:p>
          </table:table-cell>
          <table:table-cell office:value-type="float" office:value="0.54846453666687" calcext:value-type="float">
            <text:p>0.54846453666687</text:p>
          </table:table-cell>
          <table:table-cell table:formula="of:=[.C731]+[.A731]" office:value-type="float" office:value="72.0961892604828" calcext:value-type="float">
            <text:p>72.0961892604828</text:p>
          </table:table-cell>
          <table:table-cell office:value-type="float" office:value="1.44060492515564" calcext:value-type="float">
            <text:p>1.4406049251556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0" calcext:value-type="float">
            <text:p>730</text:p>
          </table:table-cell>
          <table:table-cell office:value-type="float" office:value="1.05097937583923" calcext:value-type="float">
            <text:p>1.05097937583923</text:p>
          </table:table-cell>
          <table:table-cell table:formula="of:=[.C732]+[.A732]" office:value-type="float" office:value="72.5987040996551" calcext:value-type="float">
            <text:p>72.5987040996551</text:p>
          </table:table-cell>
          <table:table-cell office:value-type="string" calcext:value-type="string">
            <text:p>NA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1" calcext:value-type="float">
            <text:p>731</text:p>
          </table:table-cell>
          <table:table-cell office:value-type="float" office:value="0.436145305633545" calcext:value-type="float">
            <text:p>0.436145305633545</text:p>
          </table:table-cell>
          <table:table-cell table:formula="of:=[.C733]+[.A733]" office:value-type="float" office:value="71.9838700294495" calcext:value-type="float">
            <text:p>71.9838700294495</text:p>
          </table:table-cell>
          <table:table-cell office:value-type="float" office:value="1.11994051933289" calcext:value-type="float">
            <text:p>1.119940519332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2" calcext:value-type="float">
            <text:p>732</text:p>
          </table:table-cell>
          <table:table-cell office:value-type="float" office:value="0.394281387329102" calcext:value-type="float">
            <text:p>0.394281387329102</text:p>
          </table:table-cell>
          <table:table-cell table:formula="of:=[.C734]+[.A734]" office:value-type="float" office:value="71.942006111145" calcext:value-type="float">
            <text:p>71.942006111145</text:p>
          </table:table-cell>
          <table:table-cell office:value-type="float" office:value="0.698197364807129" calcext:value-type="float">
            <text:p>0.6981973648071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3" calcext:value-type="float">
            <text:p>733</text:p>
          </table:table-cell>
          <table:table-cell office:value-type="float" office:value="0.340970039367676" calcext:value-type="float">
            <text:p>0.340970039367676</text:p>
          </table:table-cell>
          <table:table-cell table:formula="of:=[.C735]+[.A735]" office:value-type="float" office:value="71.8886947631836" calcext:value-type="float">
            <text:p>71.8886947631836</text:p>
          </table:table-cell>
          <table:table-cell office:value-type="float" office:value="0.492473363876343" calcext:value-type="float">
            <text:p>0.4924733638763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4" calcext:value-type="float">
            <text:p>734</text:p>
          </table:table-cell>
          <table:table-cell office:value-type="float" office:value="0.354079484939575" calcext:value-type="float">
            <text:p>0.354079484939575</text:p>
          </table:table-cell>
          <table:table-cell table:formula="of:=[.C736]+[.A736]" office:value-type="float" office:value="71.9018042087555" calcext:value-type="float">
            <text:p>71.9018042087555</text:p>
          </table:table-cell>
          <table:table-cell office:value-type="float" office:value="0.552119255065918" calcext:value-type="float">
            <text:p>0.5521192550659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5" calcext:value-type="float">
            <text:p>735</text:p>
          </table:table-cell>
          <table:table-cell office:value-type="float" office:value="1.00838112831116" calcext:value-type="float">
            <text:p>1.00838112831116</text:p>
          </table:table-cell>
          <table:table-cell table:formula="of:=[.C737]+[.A737]" office:value-type="float" office:value="72.5561058521271" calcext:value-type="float">
            <text:p>72.5561058521271</text:p>
          </table:table-cell>
          <table:table-cell office:value-type="string" calcext:value-type="string">
            <text:p>NA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6" calcext:value-type="float">
            <text:p>736</text:p>
          </table:table-cell>
          <table:table-cell office:value-type="float" office:value="0.37074089050293" calcext:value-type="float">
            <text:p>0.37074089050293</text:p>
          </table:table-cell>
          <table:table-cell table:formula="of:=[.C738]+[.A738]" office:value-type="float" office:value="71.9184656143188" calcext:value-type="float">
            <text:p>71.9184656143188</text:p>
          </table:table-cell>
          <table:table-cell office:value-type="float" office:value="0.620741367340088" calcext:value-type="float">
            <text:p>0.62074136734008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7" calcext:value-type="float">
            <text:p>737</text:p>
          </table:table-cell>
          <table:table-cell office:value-type="float" office:value="0.377422094345093" calcext:value-type="float">
            <text:p>0.377422094345093</text:p>
          </table:table-cell>
          <table:table-cell table:formula="of:=[.C739]+[.A739]" office:value-type="float" office:value="71.925146818161" calcext:value-type="float">
            <text:p>71.925146818161</text:p>
          </table:table-cell>
          <table:table-cell office:value-type="float" office:value="0.722522974014282" calcext:value-type="float">
            <text:p>0.7225229740142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8" calcext:value-type="float">
            <text:p>738</text:p>
          </table:table-cell>
          <table:table-cell office:value-type="float" office:value="0.384028434753418" calcext:value-type="float">
            <text:p>0.384028434753418</text:p>
          </table:table-cell>
          <table:table-cell table:formula="of:=[.C740]+[.A740]" office:value-type="float" office:value="71.9317531585693" calcext:value-type="float">
            <text:p>71.9317531585693</text:p>
          </table:table-cell>
          <table:table-cell office:value-type="float" office:value="0.663747549057007" calcext:value-type="float">
            <text:p>0.66374754905700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9" calcext:value-type="float">
            <text:p>739</text:p>
          </table:table-cell>
          <table:table-cell office:value-type="float" office:value="0.359973907470703" calcext:value-type="float">
            <text:p>0.359973907470703</text:p>
          </table:table-cell>
          <table:table-cell table:formula="of:=[.C741]+[.A741]" office:value-type="float" office:value="71.9076986312866" calcext:value-type="float">
            <text:p>71.9076986312866</text:p>
          </table:table-cell>
          <table:table-cell office:value-type="float" office:value="0.631157159805298" calcext:value-type="float">
            <text:p>0.6311571598052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0" calcext:value-type="float">
            <text:p>740</text:p>
          </table:table-cell>
          <table:table-cell office:value-type="float" office:value="0.493888139724731" calcext:value-type="float">
            <text:p>0.493888139724731</text:p>
          </table:table-cell>
          <table:table-cell table:formula="of:=[.C742]+[.A742]" office:value-type="float" office:value="72.0416128635406" calcext:value-type="float">
            <text:p>72.0416128635406</text:p>
          </table:table-cell>
          <table:table-cell office:value-type="float" office:value="1.39979338645935" calcext:value-type="float">
            <text:p>1.3997933864593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1" calcext:value-type="float">
            <text:p>741</text:p>
          </table:table-cell>
          <table:table-cell office:value-type="float" office:value="0.369384765625" calcext:value-type="float">
            <text:p>0.369384765625</text:p>
          </table:table-cell>
          <table:table-cell table:formula="of:=[.C743]+[.A743]" office:value-type="float" office:value="71.9171094894409" calcext:value-type="float">
            <text:p>71.9171094894409</text:p>
          </table:table-cell>
          <table:table-cell office:value-type="float" office:value="0.789775371551514" calcext:value-type="float">
            <text:p>0.78977537155151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2" calcext:value-type="float">
            <text:p>742</text:p>
          </table:table-cell>
          <table:table-cell office:value-type="float" office:value="0.382030487060547" calcext:value-type="float">
            <text:p>0.382030487060547</text:p>
          </table:table-cell>
          <table:table-cell table:formula="of:=[.C744]+[.A744]" office:value-type="float" office:value="71.9297552108765" calcext:value-type="float">
            <text:p>71.9297552108765</text:p>
          </table:table-cell>
          <table:table-cell office:value-type="float" office:value="0.691193103790283" calcext:value-type="float">
            <text:p>0.69119310379028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3" calcext:value-type="float">
            <text:p>743</text:p>
          </table:table-cell>
          <table:table-cell office:value-type="float" office:value="0.328585386276245" calcext:value-type="float">
            <text:p>0.328585386276245</text:p>
          </table:table-cell>
          <table:table-cell table:formula="of:=[.C745]+[.A745]" office:value-type="float" office:value="71.8763101100922" calcext:value-type="float">
            <text:p>71.8763101100922</text:p>
          </table:table-cell>
          <table:table-cell office:value-type="float" office:value="0.485327005386353" calcext:value-type="float">
            <text:p>0.4853270053863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4" calcext:value-type="float">
            <text:p>744</text:p>
          </table:table-cell>
          <table:table-cell office:value-type="float" office:value="0.746989011764526" calcext:value-type="float">
            <text:p>0.746989011764526</text:p>
          </table:table-cell>
          <table:table-cell table:formula="of:=[.C746]+[.A746]" office:value-type="float" office:value="72.2947137355804" calcext:value-type="float">
            <text:p>72.2947137355804</text:p>
          </table:table-cell>
          <table:table-cell office:value-type="float" office:value="4.83847570419312" calcext:value-type="float">
            <text:p>4.8384757041931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5" calcext:value-type="float">
            <text:p>745</text:p>
          </table:table-cell>
          <table:table-cell office:value-type="float" office:value="1.05344152450562" calcext:value-type="float">
            <text:p>1.05344152450562</text:p>
          </table:table-cell>
          <table:table-cell table:formula="of:=[.C747]+[.A747]" office:value-type="float" office:value="72.6011662483215" calcext:value-type="float">
            <text:p>72.6011662483215</text:p>
          </table:table-cell>
          <table:table-cell office:value-type="string" calcext:value-type="string">
            <text:p>NA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6" calcext:value-type="float">
            <text:p>746</text:p>
          </table:table-cell>
          <table:table-cell office:value-type="float" office:value="0.475772380828857" calcext:value-type="float">
            <text:p>0.475772380828857</text:p>
          </table:table-cell>
          <table:table-cell table:formula="of:=[.C748]+[.A748]" office:value-type="float" office:value="72.0234971046448" calcext:value-type="float">
            <text:p>72.0234971046448</text:p>
          </table:table-cell>
          <table:table-cell office:value-type="float" office:value="1.71833753585815" calcext:value-type="float">
            <text:p>1.7183375358581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7" calcext:value-type="float">
            <text:p>747</text:p>
          </table:table-cell>
          <table:table-cell office:value-type="float" office:value="0.394298076629639" calcext:value-type="float">
            <text:p>0.394298076629639</text:p>
          </table:table-cell>
          <table:table-cell table:formula="of:=[.C749]+[.A749]" office:value-type="float" office:value="71.9420228004455" calcext:value-type="float">
            <text:p>71.9420228004455</text:p>
          </table:table-cell>
          <table:table-cell office:value-type="float" office:value="0.700838804244995" calcext:value-type="float">
            <text:p>0.7008388042449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8" calcext:value-type="float">
            <text:p>748</text:p>
          </table:table-cell>
          <table:table-cell office:value-type="float" office:value="0.422235727310181" calcext:value-type="float">
            <text:p>0.422235727310181</text:p>
          </table:table-cell>
          <table:table-cell table:formula="of:=[.C750]+[.A750]" office:value-type="float" office:value="71.9699604511261" calcext:value-type="float">
            <text:p>71.9699604511261</text:p>
          </table:table-cell>
          <table:table-cell office:value-type="float" office:value="1.1319751739502" calcext:value-type="float">
            <text:p>1.131975173950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9" calcext:value-type="float">
            <text:p>749</text:p>
          </table:table-cell>
          <table:table-cell office:value-type="float" office:value="0.351738691329956" calcext:value-type="float">
            <text:p>0.351738691329956</text:p>
          </table:table-cell>
          <table:table-cell table:formula="of:=[.C751]+[.A751]" office:value-type="float" office:value="71.8994634151459" calcext:value-type="float">
            <text:p>71.8994634151459</text:p>
          </table:table-cell>
          <table:table-cell office:value-type="float" office:value="0.529719352722168" calcext:value-type="float">
            <text:p>0.5297193527221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0" calcext:value-type="float">
            <text:p>750</text:p>
          </table:table-cell>
          <table:table-cell office:value-type="float" office:value="0.370409965515137" calcext:value-type="float">
            <text:p>0.370409965515137</text:p>
          </table:table-cell>
          <table:table-cell table:formula="of:=[.C752]+[.A752]" office:value-type="float" office:value="71.918134689331" calcext:value-type="float">
            <text:p>71.918134689331</text:p>
          </table:table-cell>
          <table:table-cell office:value-type="float" office:value="0.649697303771973" calcext:value-type="float">
            <text:p>0.64969730377197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1" calcext:value-type="float">
            <text:p>751</text:p>
          </table:table-cell>
          <table:table-cell office:value-type="float" office:value="0.365105152130127" calcext:value-type="float">
            <text:p>0.365105152130127</text:p>
          </table:table-cell>
          <table:table-cell table:formula="of:=[.C753]+[.A753]" office:value-type="float" office:value="71.912829875946" calcext:value-type="float">
            <text:p>71.912829875946</text:p>
          </table:table-cell>
          <table:table-cell office:value-type="float" office:value="0.688757419586182" calcext:value-type="float">
            <text:p>0.68875741958618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2" calcext:value-type="float">
            <text:p>752</text:p>
          </table:table-cell>
          <table:table-cell office:value-type="float" office:value="0.280712366104126" calcext:value-type="float">
            <text:p>0.280712366104126</text:p>
          </table:table-cell>
          <table:table-cell table:formula="of:=[.C754]+[.A754]" office:value-type="float" office:value="71.82843708992" calcext:value-type="float">
            <text:p>71.82843708992</text:p>
          </table:table-cell>
          <table:table-cell office:value-type="float" office:value="0.437181711196899" calcext:value-type="float">
            <text:p>0.437181711196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3" calcext:value-type="float">
            <text:p>753</text:p>
          </table:table-cell>
          <table:table-cell office:value-type="float" office:value="0.375976085662842" calcext:value-type="float">
            <text:p>0.375976085662842</text:p>
          </table:table-cell>
          <table:table-cell table:formula="of:=[.C755]+[.A755]" office:value-type="float" office:value="71.9237008094788" calcext:value-type="float">
            <text:p>71.9237008094788</text:p>
          </table:table-cell>
          <table:table-cell office:value-type="float" office:value="0.680517673492432" calcext:value-type="float">
            <text:p>0.6805176734924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4" calcext:value-type="float">
            <text:p>754</text:p>
          </table:table-cell>
          <table:table-cell office:value-type="float" office:value="0.264587879180908" calcext:value-type="float">
            <text:p>0.264587879180908</text:p>
          </table:table-cell>
          <table:table-cell table:formula="of:=[.C756]+[.A756]" office:value-type="float" office:value="71.8123126029968" calcext:value-type="float">
            <text:p>71.8123126029968</text:p>
          </table:table-cell>
          <table:table-cell office:value-type="float" office:value="0.436811447143555" calcext:value-type="float">
            <text:p>0.436811447143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5" calcext:value-type="float">
            <text:p>755</text:p>
          </table:table-cell>
          <table:table-cell office:value-type="float" office:value="0.344632387161255" calcext:value-type="float">
            <text:p>0.344632387161255</text:p>
          </table:table-cell>
          <table:table-cell table:formula="of:=[.C757]+[.A757]" office:value-type="float" office:value="71.8923571109772" calcext:value-type="float">
            <text:p>71.8923571109772</text:p>
          </table:table-cell>
          <table:table-cell office:value-type="float" office:value="0.548639535903931" calcext:value-type="float">
            <text:p>0.5486395359039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6" calcext:value-type="float">
            <text:p>756</text:p>
          </table:table-cell>
          <table:table-cell office:value-type="float" office:value="0.377646684646606" calcext:value-type="float">
            <text:p>0.377646684646606</text:p>
          </table:table-cell>
          <table:table-cell table:formula="of:=[.C758]+[.A758]" office:value-type="float" office:value="71.9253714084625" calcext:value-type="float">
            <text:p>71.9253714084625</text:p>
          </table:table-cell>
          <table:table-cell office:value-type="float" office:value="0.614460706710815" calcext:value-type="float">
            <text:p>0.6144607067108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7" calcext:value-type="float">
            <text:p>757</text:p>
          </table:table-cell>
          <table:table-cell office:value-type="float" office:value="0.36682391166687" calcext:value-type="float">
            <text:p>0.36682391166687</text:p>
          </table:table-cell>
          <table:table-cell table:formula="of:=[.C759]+[.A759]" office:value-type="float" office:value="71.9145486354828" calcext:value-type="float">
            <text:p>71.9145486354828</text:p>
          </table:table-cell>
          <table:table-cell office:value-type="float" office:value="0.609747171401978" calcext:value-type="float">
            <text:p>0.60974717140197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8" calcext:value-type="float">
            <text:p>758</text:p>
          </table:table-cell>
          <table:table-cell office:value-type="float" office:value="0.365043878555298" calcext:value-type="float">
            <text:p>0.365043878555298</text:p>
          </table:table-cell>
          <table:table-cell table:formula="of:=[.C760]+[.A760]" office:value-type="float" office:value="71.9127686023712" calcext:value-type="float">
            <text:p>71.9127686023712</text:p>
          </table:table-cell>
          <table:table-cell office:value-type="float" office:value="0.483799695968628" calcext:value-type="float">
            <text:p>0.4837996959686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9" calcext:value-type="float">
            <text:p>759</text:p>
          </table:table-cell>
          <table:table-cell office:value-type="float" office:value="0.333903551101685" calcext:value-type="float">
            <text:p>0.333903551101685</text:p>
          </table:table-cell>
          <table:table-cell table:formula="of:=[.C761]+[.A761]" office:value-type="float" office:value="71.8816282749176" calcext:value-type="float">
            <text:p>71.8816282749176</text:p>
          </table:table-cell>
          <table:table-cell office:value-type="float" office:value="0.532953500747681" calcext:value-type="float">
            <text:p>0.5329535007476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0" calcext:value-type="float">
            <text:p>760</text:p>
          </table:table-cell>
          <table:table-cell office:value-type="float" office:value="0.387642383575439" calcext:value-type="float">
            <text:p>0.387642383575439</text:p>
          </table:table-cell>
          <table:table-cell table:formula="of:=[.C762]+[.A762]" office:value-type="float" office:value="71.9353671073913" calcext:value-type="float">
            <text:p>71.9353671073913</text:p>
          </table:table-cell>
          <table:table-cell office:value-type="float" office:value="0.623831987380981" calcext:value-type="float">
            <text:p>0.62383198738098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1" calcext:value-type="float">
            <text:p>761</text:p>
          </table:table-cell>
          <table:table-cell office:value-type="float" office:value="0.400492191314697" calcext:value-type="float">
            <text:p>0.400492191314697</text:p>
          </table:table-cell>
          <table:table-cell table:formula="of:=[.C763]+[.A763]" office:value-type="float" office:value="71.9482169151306" calcext:value-type="float">
            <text:p>71.9482169151306</text:p>
          </table:table-cell>
          <table:table-cell office:value-type="float" office:value="0.993171453475952" calcext:value-type="float">
            <text:p>0.99317145347595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2" calcext:value-type="float">
            <text:p>762</text:p>
          </table:table-cell>
          <table:table-cell office:value-type="float" office:value="0.378142356872559" calcext:value-type="float">
            <text:p>0.378142356872559</text:p>
          </table:table-cell>
          <table:table-cell table:formula="of:=[.C764]+[.A764]" office:value-type="float" office:value="71.9258670806885" calcext:value-type="float">
            <text:p>71.9258670806885</text:p>
          </table:table-cell>
          <table:table-cell office:value-type="float" office:value="0.712321281433106" calcext:value-type="float">
            <text:p>0.71232128143310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3" calcext:value-type="float">
            <text:p>763</text:p>
          </table:table-cell>
          <table:table-cell office:value-type="float" office:value="0.41454291343689" calcext:value-type="float">
            <text:p>0.41454291343689</text:p>
          </table:table-cell>
          <table:table-cell table:formula="of:=[.C765]+[.A765]" office:value-type="float" office:value="71.9622676372528" calcext:value-type="float">
            <text:p>71.9622676372528</text:p>
          </table:table-cell>
          <table:table-cell office:value-type="float" office:value="0.91610860824585" calcext:value-type="float">
            <text:p>0.9161086082458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4" calcext:value-type="float">
            <text:p>764</text:p>
          </table:table-cell>
          <table:table-cell office:value-type="float" office:value="0.251345157623291" calcext:value-type="float">
            <text:p>0.251345157623291</text:p>
          </table:table-cell>
          <table:table-cell table:formula="of:=[.C766]+[.A766]" office:value-type="float" office:value="71.7990698814392" calcext:value-type="float">
            <text:p>71.7990698814392</text:p>
          </table:table-cell>
          <table:table-cell office:value-type="float" office:value="0.441023349761963" calcext:value-type="float">
            <text:p>0.441023349761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5" calcext:value-type="float">
            <text:p>765</text:p>
          </table:table-cell>
          <table:table-cell office:value-type="float" office:value="0.39838719367981" calcext:value-type="float">
            <text:p>0.39838719367981</text:p>
          </table:table-cell>
          <table:table-cell table:formula="of:=[.C767]+[.A767]" office:value-type="float" office:value="71.9461119174957" calcext:value-type="float">
            <text:p>71.9461119174957</text:p>
          </table:table-cell>
          <table:table-cell office:value-type="float" office:value="0.770614147186279" calcext:value-type="float">
            <text:p>0.77061414718627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6" calcext:value-type="float">
            <text:p>766</text:p>
          </table:table-cell>
          <table:table-cell office:value-type="float" office:value="0.3565354347229" calcext:value-type="float">
            <text:p>0.3565354347229</text:p>
          </table:table-cell>
          <table:table-cell table:formula="of:=[.C768]+[.A768]" office:value-type="float" office:value="71.9042601585388" calcext:value-type="float">
            <text:p>71.9042601585388</text:p>
          </table:table-cell>
          <table:table-cell office:value-type="float" office:value="0.621067047119141" calcext:value-type="float">
            <text:p>0.6210670471191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7" calcext:value-type="float">
            <text:p>767</text:p>
          </table:table-cell>
          <table:table-cell office:value-type="float" office:value="1.07967758178711" calcext:value-type="float">
            <text:p>1.07967758178711</text:p>
          </table:table-cell>
          <table:table-cell table:formula="of:=[.C769]+[.A769]" office:value-type="float" office:value="72.627402305603" calcext:value-type="float">
            <text:p>72.627402305603</text:p>
          </table:table-cell>
          <table:table-cell office:value-type="string" calcext:value-type="string">
            <text:p>NA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8" calcext:value-type="float">
            <text:p>768</text:p>
          </table:table-cell>
          <table:table-cell office:value-type="float" office:value="0.369133949279785" calcext:value-type="float">
            <text:p>0.369133949279785</text:p>
          </table:table-cell>
          <table:table-cell table:formula="of:=[.C770]+[.A770]" office:value-type="float" office:value="71.9168586730957" calcext:value-type="float">
            <text:p>71.9168586730957</text:p>
          </table:table-cell>
          <table:table-cell office:value-type="float" office:value="0.60970950126648" calcext:value-type="float">
            <text:p>0.609709501266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9" calcext:value-type="float">
            <text:p>769</text:p>
          </table:table-cell>
          <table:table-cell office:value-type="float" office:value="0.45469069480896" calcext:value-type="float">
            <text:p>0.45469069480896</text:p>
          </table:table-cell>
          <table:table-cell table:formula="of:=[.C771]+[.A771]" office:value-type="float" office:value="72.0024154186249" calcext:value-type="float">
            <text:p>72.0024154186249</text:p>
          </table:table-cell>
          <table:table-cell office:value-type="float" office:value="0.91925048828125" calcext:value-type="float">
            <text:p>0.9192504882812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0" calcext:value-type="float">
            <text:p>770</text:p>
          </table:table-cell>
          <table:table-cell office:value-type="float" office:value="0.352527856826782" calcext:value-type="float">
            <text:p>0.352527856826782</text:p>
          </table:table-cell>
          <table:table-cell table:formula="of:=[.C772]+[.A772]" office:value-type="float" office:value="71.9002525806427" calcext:value-type="float">
            <text:p>71.9002525806427</text:p>
          </table:table-cell>
          <table:table-cell office:value-type="float" office:value="0.747479915618897" calcext:value-type="float">
            <text:p>0.74747991561889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1" calcext:value-type="float">
            <text:p>771</text:p>
          </table:table-cell>
          <table:table-cell office:value-type="float" office:value="0.798109531402588" calcext:value-type="float">
            <text:p>0.798109531402588</text:p>
          </table:table-cell>
          <table:table-cell table:formula="of:=[.C773]+[.A773]" office:value-type="float" office:value="72.3458342552185" calcext:value-type="float">
            <text:p>72.3458342552185</text:p>
          </table:table-cell>
          <table:table-cell office:value-type="string" calcext:value-type="string">
            <text:p>NA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2" calcext:value-type="float">
            <text:p>772</text:p>
          </table:table-cell>
          <table:table-cell office:value-type="float" office:value="1.64648938179016" calcext:value-type="float">
            <text:p>1.64648938179016</text:p>
          </table:table-cell>
          <table:table-cell table:formula="of:=[.C774]+[.A774]" office:value-type="float" office:value="73.1942141056061" calcext:value-type="float">
            <text:p>73.1942141056061</text:p>
          </table:table-cell>
          <table:table-cell office:value-type="string" calcext:value-type="string">
            <text:p>NA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3" calcext:value-type="float">
            <text:p>773</text:p>
          </table:table-cell>
          <table:table-cell office:value-type="float" office:value="0.41916298866272" calcext:value-type="float">
            <text:p>0.41916298866272</text:p>
          </table:table-cell>
          <table:table-cell table:formula="of:=[.C775]+[.A775]" office:value-type="float" office:value="71.9668877124786" calcext:value-type="float">
            <text:p>71.9668877124786</text:p>
          </table:table-cell>
          <table:table-cell office:value-type="float" office:value="0.724532127380371" calcext:value-type="float">
            <text:p>0.72453212738037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4" calcext:value-type="float">
            <text:p>774</text:p>
          </table:table-cell>
          <table:table-cell office:value-type="float" office:value="0.362033367156982" calcext:value-type="float">
            <text:p>0.362033367156982</text:p>
          </table:table-cell>
          <table:table-cell table:formula="of:=[.C776]+[.A776]" office:value-type="float" office:value="71.9097580909729" calcext:value-type="float">
            <text:p>71.9097580909729</text:p>
          </table:table-cell>
          <table:table-cell office:value-type="float" office:value="0.548950433731079" calcext:value-type="float">
            <text:p>0.5489504337310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5" calcext:value-type="float">
            <text:p>775</text:p>
          </table:table-cell>
          <table:table-cell office:value-type="float" office:value="0.553400993347168" calcext:value-type="float">
            <text:p>0.553400993347168</text:p>
          </table:table-cell>
          <table:table-cell table:formula="of:=[.C777]+[.A777]" office:value-type="float" office:value="72.1011257171631" calcext:value-type="float">
            <text:p>72.1011257171631</text:p>
          </table:table-cell>
          <table:table-cell office:value-type="float" office:value="1.75133752822876" calcext:value-type="float">
            <text:p>1.751337528228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6" calcext:value-type="float">
            <text:p>776</text:p>
          </table:table-cell>
          <table:table-cell office:value-type="float" office:value="0.494622945785522" calcext:value-type="float">
            <text:p>0.494622945785522</text:p>
          </table:table-cell>
          <table:table-cell table:formula="of:=[.C778]+[.A778]" office:value-type="float" office:value="72.0423476696014" calcext:value-type="float">
            <text:p>72.0423476696014</text:p>
          </table:table-cell>
          <table:table-cell office:value-type="float" office:value="1.73766112327576" calcext:value-type="float">
            <text:p>1.7376611232757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7" calcext:value-type="float">
            <text:p>777</text:p>
          </table:table-cell>
          <table:table-cell office:value-type="float" office:value="0.37542200088501" calcext:value-type="float">
            <text:p>0.37542200088501</text:p>
          </table:table-cell>
          <table:table-cell table:formula="of:=[.C779]+[.A779]" office:value-type="float" office:value="71.9231467247009" calcext:value-type="float">
            <text:p>71.9231467247009</text:p>
          </table:table-cell>
          <table:table-cell office:value-type="float" office:value="0.656445503234863" calcext:value-type="float">
            <text:p>0.6564455032348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8" calcext:value-type="float">
            <text:p>778</text:p>
          </table:table-cell>
          <table:table-cell office:value-type="float" office:value="1.05420184135437" calcext:value-type="float">
            <text:p>1.05420184135437</text:p>
          </table:table-cell>
          <table:table-cell table:formula="of:=[.C780]+[.A780]" office:value-type="float" office:value="72.6019265651703" calcext:value-type="float">
            <text:p>72.6019265651703</text:p>
          </table:table-cell>
          <table:table-cell office:value-type="string" calcext:value-type="string">
            <text:p>NA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9" calcext:value-type="float">
            <text:p>779</text:p>
          </table:table-cell>
          <table:table-cell office:value-type="float" office:value="0.368676662445068" calcext:value-type="float">
            <text:p>0.368676662445068</text:p>
          </table:table-cell>
          <table:table-cell table:formula="of:=[.C781]+[.A781]" office:value-type="float" office:value="71.916401386261" calcext:value-type="float">
            <text:p>71.916401386261</text:p>
          </table:table-cell>
          <table:table-cell office:value-type="float" office:value="0.545894145965576" calcext:value-type="float">
            <text:p>0.5458941459655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0" calcext:value-type="float">
            <text:p>780</text:p>
          </table:table-cell>
          <table:table-cell office:value-type="float" office:value="0.520571231842041" calcext:value-type="float">
            <text:p>0.520571231842041</text:p>
          </table:table-cell>
          <table:table-cell table:formula="of:=[.C782]+[.A782]" office:value-type="float" office:value="72.0682959556579" calcext:value-type="float">
            <text:p>72.0682959556579</text:p>
          </table:table-cell>
          <table:table-cell office:value-type="float" office:value="1.87364435195923" calcext:value-type="float">
            <text:p>1.8736443519592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1" calcext:value-type="float">
            <text:p>781</text:p>
          </table:table-cell>
          <table:table-cell office:value-type="float" office:value="0.381556749343872" calcext:value-type="float">
            <text:p>0.381556749343872</text:p>
          </table:table-cell>
          <table:table-cell table:formula="of:=[.C783]+[.A783]" office:value-type="float" office:value="71.9292814731598" calcext:value-type="float">
            <text:p>71.9292814731598</text:p>
          </table:table-cell>
          <table:table-cell office:value-type="float" office:value="0.688153028488159" calcext:value-type="float">
            <text:p>0.6881530284881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2" calcext:value-type="float">
            <text:p>782</text:p>
          </table:table-cell>
          <table:table-cell office:value-type="float" office:value="0.482610940933228" calcext:value-type="float">
            <text:p>0.482610940933228</text:p>
          </table:table-cell>
          <table:table-cell table:formula="of:=[.C784]+[.A784]" office:value-type="float" office:value="72.0303356647491" calcext:value-type="float">
            <text:p>72.0303356647491</text:p>
          </table:table-cell>
          <table:table-cell office:value-type="float" office:value="1.42866396903992" calcext:value-type="float">
            <text:p>1.4286639690399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3" calcext:value-type="float">
            <text:p>783</text:p>
          </table:table-cell>
          <table:table-cell office:value-type="float" office:value="0.458969593048096" calcext:value-type="float">
            <text:p>0.458969593048096</text:p>
          </table:table-cell>
          <table:table-cell table:formula="of:=[.C785]+[.A785]" office:value-type="float" office:value="72.006694316864" calcext:value-type="float">
            <text:p>72.006694316864</text:p>
          </table:table-cell>
          <table:table-cell office:value-type="float" office:value="1.66976833343506" calcext:value-type="float">
            <text:p>1.6697683334350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4" calcext:value-type="float">
            <text:p>784</text:p>
          </table:table-cell>
          <table:table-cell office:value-type="float" office:value="1.08976078033447" calcext:value-type="float">
            <text:p>1.08976078033447</text:p>
          </table:table-cell>
          <table:table-cell table:formula="of:=[.C786]+[.A786]" office:value-type="float" office:value="72.6374855041504" calcext:value-type="float">
            <text:p>72.6374855041504</text:p>
          </table:table-cell>
          <table:table-cell office:value-type="string" calcext:value-type="string">
            <text:p>NA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5" calcext:value-type="float">
            <text:p>785</text:p>
          </table:table-cell>
          <table:table-cell office:value-type="float" office:value="0.364959239959717" calcext:value-type="float">
            <text:p>0.364959239959717</text:p>
          </table:table-cell>
          <table:table-cell table:formula="of:=[.C787]+[.A787]" office:value-type="float" office:value="71.9126839637756" calcext:value-type="float">
            <text:p>71.9126839637756</text:p>
          </table:table-cell>
          <table:table-cell office:value-type="float" office:value="0.639095067977905" calcext:value-type="float">
            <text:p>0.6390950679779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6" calcext:value-type="float">
            <text:p>786</text:p>
          </table:table-cell>
          <table:table-cell office:value-type="float" office:value="0.395101547241211" calcext:value-type="float">
            <text:p>0.395101547241211</text:p>
          </table:table-cell>
          <table:table-cell table:formula="of:=[.C788]+[.A788]" office:value-type="float" office:value="71.9428262710571" calcext:value-type="float">
            <text:p>71.9428262710571</text:p>
          </table:table-cell>
          <table:table-cell office:value-type="float" office:value="0.643441915512085" calcext:value-type="float">
            <text:p>0.6434419155120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7" calcext:value-type="float">
            <text:p>787</text:p>
          </table:table-cell>
          <table:table-cell office:value-type="float" office:value="0.347306728363037" calcext:value-type="float">
            <text:p>0.347306728363037</text:p>
          </table:table-cell>
          <table:table-cell table:formula="of:=[.C789]+[.A789]" office:value-type="float" office:value="71.8950314521789" calcext:value-type="float">
            <text:p>71.8950314521789</text:p>
          </table:table-cell>
          <table:table-cell office:value-type="float" office:value="0.553085327148438" calcext:value-type="float">
            <text:p>0.5530853271484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8" calcext:value-type="float">
            <text:p>788</text:p>
          </table:table-cell>
          <table:table-cell office:value-type="float" office:value="0.254292249679565" calcext:value-type="float">
            <text:p>0.254292249679565</text:p>
          </table:table-cell>
          <table:table-cell table:formula="of:=[.C790]+[.A790]" office:value-type="float" office:value="71.8020169734955" calcext:value-type="float">
            <text:p>71.8020169734955</text:p>
          </table:table-cell>
          <table:table-cell office:value-type="float" office:value="0.437124729156494" calcext:value-type="float">
            <text:p>0.437124729156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9" calcext:value-type="float">
            <text:p>789</text:p>
          </table:table-cell>
          <table:table-cell office:value-type="float" office:value="0.397613286972046" calcext:value-type="float">
            <text:p>0.397613286972046</text:p>
          </table:table-cell>
          <table:table-cell table:formula="of:=[.C791]+[.A791]" office:value-type="float" office:value="71.945338010788" calcext:value-type="float">
            <text:p>71.945338010788</text:p>
          </table:table-cell>
          <table:table-cell office:value-type="float" office:value="1.01900005340576" calcext:value-type="float">
            <text:p>1.0190000534057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0" calcext:value-type="float">
            <text:p>790</text:p>
          </table:table-cell>
          <table:table-cell office:value-type="float" office:value="0.327983856201172" calcext:value-type="float">
            <text:p>0.327983856201172</text:p>
          </table:table-cell>
          <table:table-cell table:formula="of:=[.C792]+[.A792]" office:value-type="float" office:value="71.8757085800171" calcext:value-type="float">
            <text:p>71.8757085800171</text:p>
          </table:table-cell>
          <table:table-cell office:value-type="float" office:value="0.540831327438355" calcext:value-type="float">
            <text:p>0.5408313274383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1" calcext:value-type="float">
            <text:p>791</text:p>
          </table:table-cell>
          <table:table-cell office:value-type="float" office:value="0.355134963989258" calcext:value-type="float">
            <text:p>0.355134963989258</text:p>
          </table:table-cell>
          <table:table-cell table:formula="of:=[.C793]+[.A793]" office:value-type="float" office:value="71.9028596878052" calcext:value-type="float">
            <text:p>71.9028596878052</text:p>
          </table:table-cell>
          <table:table-cell office:value-type="float" office:value="0.595117330551148" calcext:value-type="float">
            <text:p>0.5951173305511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2" calcext:value-type="float">
            <text:p>792</text:p>
          </table:table-cell>
          <table:table-cell office:value-type="float" office:value="1.53801870346069" calcext:value-type="float">
            <text:p>1.53801870346069</text:p>
          </table:table-cell>
          <table:table-cell table:formula="of:=[.C794]+[.A794]" office:value-type="float" office:value="73.0857434272766" calcext:value-type="float">
            <text:p>73.0857434272766</text:p>
          </table:table-cell>
          <table:table-cell office:value-type="string" calcext:value-type="string">
            <text:p>NA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3" calcext:value-type="float">
            <text:p>793</text:p>
          </table:table-cell>
          <table:table-cell office:value-type="float" office:value="0.492326021194458" calcext:value-type="float">
            <text:p>0.492326021194458</text:p>
          </table:table-cell>
          <table:table-cell table:formula="of:=[.C795]+[.A795]" office:value-type="float" office:value="72.0400507450104" calcext:value-type="float">
            <text:p>72.0400507450104</text:p>
          </table:table-cell>
          <table:table-cell office:value-type="float" office:value="1.8669650554657" calcext:value-type="float">
            <text:p>1.866965055465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4" calcext:value-type="float">
            <text:p>794</text:p>
          </table:table-cell>
          <table:table-cell office:value-type="float" office:value="3.21918153762817" calcext:value-type="float">
            <text:p>3.21918153762817</text:p>
          </table:table-cell>
          <table:table-cell table:formula="of:=[.C796]+[.A796]" office:value-type="float" office:value="74.7669062614441" calcext:value-type="float">
            <text:p>74.7669062614441</text:p>
          </table:table-cell>
          <table:table-cell office:value-type="float" office:value="2.38858032226563" calcext:value-type="float">
            <text:p>2.38858032226563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5" calcext:value-type="float">
            <text:p>795</text:p>
          </table:table-cell>
          <table:table-cell office:value-type="float" office:value="0.381913900375366" calcext:value-type="float">
            <text:p>0.381913900375366</text:p>
          </table:table-cell>
          <table:table-cell table:formula="of:=[.C797]+[.A797]" office:value-type="float" office:value="71.9296386241913" calcext:value-type="float">
            <text:p>71.9296386241913</text:p>
          </table:table-cell>
          <table:table-cell office:value-type="float" office:value="0.671789407730103" calcext:value-type="float">
            <text:p>0.6717894077301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6" calcext:value-type="float">
            <text:p>796</text:p>
          </table:table-cell>
          <table:table-cell office:value-type="float" office:value="0.372055053710938" calcext:value-type="float">
            <text:p>0.372055053710938</text:p>
          </table:table-cell>
          <table:table-cell table:formula="of:=[.C798]+[.A798]" office:value-type="float" office:value="71.9197797775268" calcext:value-type="float">
            <text:p>71.9197797775268</text:p>
          </table:table-cell>
          <table:table-cell office:value-type="float" office:value="0.692878246307373" calcext:value-type="float">
            <text:p>0.69287824630737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7" calcext:value-type="float">
            <text:p>797</text:p>
          </table:table-cell>
          <table:table-cell office:value-type="float" office:value="0.38796329498291" calcext:value-type="float">
            <text:p>0.38796329498291</text:p>
          </table:table-cell>
          <table:table-cell table:formula="of:=[.C799]+[.A799]" office:value-type="float" office:value="71.9356880187988" calcext:value-type="float">
            <text:p>71.9356880187988</text:p>
          </table:table-cell>
          <table:table-cell office:value-type="float" office:value="0.973935604095459" calcext:value-type="float">
            <text:p>0.97393560409545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8" calcext:value-type="float">
            <text:p>798</text:p>
          </table:table-cell>
          <table:table-cell office:value-type="float" office:value="0.383317708969116" calcext:value-type="float">
            <text:p>0.383317708969116</text:p>
          </table:table-cell>
          <table:table-cell table:formula="of:=[.C800]+[.A800]" office:value-type="float" office:value="71.931042432785" calcext:value-type="float">
            <text:p>71.931042432785</text:p>
          </table:table-cell>
          <table:table-cell office:value-type="float" office:value="0.626790046691895" calcext:value-type="float">
            <text:p>0.6267900466918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9" calcext:value-type="float">
            <text:p>799</text:p>
          </table:table-cell>
          <table:table-cell office:value-type="float" office:value="0.38045334815979" calcext:value-type="float">
            <text:p>0.38045334815979</text:p>
          </table:table-cell>
          <table:table-cell table:formula="of:=[.C801]+[.A801]" office:value-type="float" office:value="71.9281780719757" calcext:value-type="float">
            <text:p>71.9281780719757</text:p>
          </table:table-cell>
          <table:table-cell office:value-type="float" office:value="0.597527265548706" calcext:value-type="float">
            <text:p>0.5975272655487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0" calcext:value-type="float">
            <text:p>800</text:p>
          </table:table-cell>
          <table:table-cell office:value-type="float" office:value="1.3851056098938" calcext:value-type="float">
            <text:p>1.3851056098938</text:p>
          </table:table-cell>
          <table:table-cell table:formula="of:=[.C802]+[.A802]" office:value-type="float" office:value="72.9328303337097" calcext:value-type="float">
            <text:p>72.9328303337097</text:p>
          </table:table-cell>
          <table:table-cell office:value-type="string" calcext:value-type="string">
            <text:p>NA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1" calcext:value-type="float">
            <text:p>801</text:p>
          </table:table-cell>
          <table:table-cell office:value-type="float" office:value="0.467765331268311" calcext:value-type="float">
            <text:p>0.467765331268311</text:p>
          </table:table-cell>
          <table:table-cell table:formula="of:=[.C803]+[.A803]" office:value-type="float" office:value="72.0154900550842" calcext:value-type="float">
            <text:p>72.0154900550842</text:p>
          </table:table-cell>
          <table:table-cell office:value-type="float" office:value="178.454316139221" calcext:value-type="float">
            <text:p>178.45431613922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2" calcext:value-type="float">
            <text:p>802</text:p>
          </table:table-cell>
          <table:table-cell office:value-type="float" office:value="2.35821413993835" calcext:value-type="float">
            <text:p>2.35821413993835</text:p>
          </table:table-cell>
          <table:table-cell table:formula="of:=[.C804]+[.A804]" office:value-type="float" office:value="73.9059388637543" calcext:value-type="float">
            <text:p>73.9059388637543</text:p>
          </table:table-cell>
          <table:table-cell office:value-type="string" calcext:value-type="string">
            <text:p>NA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3" calcext:value-type="float">
            <text:p>803</text:p>
          </table:table-cell>
          <table:table-cell office:value-type="float" office:value="1.46544170379639" calcext:value-type="float">
            <text:p>1.46544170379639</text:p>
          </table:table-cell>
          <table:table-cell table:formula="of:=[.C805]+[.A805]" office:value-type="float" office:value="73.0131664276123" calcext:value-type="float">
            <text:p>73.0131664276123</text:p>
          </table:table-cell>
          <table:table-cell office:value-type="string" calcext:value-type="string">
            <text:p>NA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4" calcext:value-type="float">
            <text:p>804</text:p>
          </table:table-cell>
          <table:table-cell office:value-type="float" office:value="1.52383804321289" calcext:value-type="float">
            <text:p>1.52383804321289</text:p>
          </table:table-cell>
          <table:table-cell table:formula="of:=[.C806]+[.A806]" office:value-type="float" office:value="73.0715627670288" calcext:value-type="float">
            <text:p>73.0715627670288</text:p>
          </table:table-cell>
          <table:table-cell office:value-type="string" calcext:value-type="string">
            <text:p>NA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5" calcext:value-type="float">
            <text:p>805</text:p>
          </table:table-cell>
          <table:table-cell office:value-type="float" office:value="0.39175271987915" calcext:value-type="float">
            <text:p>0.39175271987915</text:p>
          </table:table-cell>
          <table:table-cell table:formula="of:=[.C807]+[.A807]" office:value-type="float" office:value="71.9394774436951" calcext:value-type="float">
            <text:p>71.9394774436951</text:p>
          </table:table-cell>
          <table:table-cell office:value-type="float" office:value="0.828057289123535" calcext:value-type="float">
            <text:p>0.82805728912353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6" calcext:value-type="float">
            <text:p>806</text:p>
          </table:table-cell>
          <table:table-cell office:value-type="float" office:value="1.83791303634644" calcext:value-type="float">
            <text:p>1.83791303634644</text:p>
          </table:table-cell>
          <table:table-cell table:formula="of:=[.C808]+[.A808]" office:value-type="float" office:value="73.3856377601623" calcext:value-type="float">
            <text:p>73.3856377601623</text:p>
          </table:table-cell>
          <table:table-cell office:value-type="string" calcext:value-type="string">
            <text:p>NA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7" calcext:value-type="float">
            <text:p>807</text:p>
          </table:table-cell>
          <table:table-cell office:value-type="float" office:value="0.355610847473145" calcext:value-type="float">
            <text:p>0.355610847473145</text:p>
          </table:table-cell>
          <table:table-cell table:formula="of:=[.C809]+[.A809]" office:value-type="float" office:value="71.9033355712891" calcext:value-type="float">
            <text:p>71.9033355712891</text:p>
          </table:table-cell>
          <table:table-cell office:value-type="float" office:value="0.550668001174927" calcext:value-type="float">
            <text:p>0.5506680011749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8" calcext:value-type="float">
            <text:p>808</text:p>
          </table:table-cell>
          <table:table-cell office:value-type="float" office:value="0.411636114120483" calcext:value-type="float">
            <text:p>0.411636114120483</text:p>
          </table:table-cell>
          <table:table-cell table:formula="of:=[.C810]+[.A810]" office:value-type="float" office:value="71.9593608379364" calcext:value-type="float">
            <text:p>71.9593608379364</text:p>
          </table:table-cell>
          <table:table-cell office:value-type="float" office:value="0.882070779800415" calcext:value-type="float">
            <text:p>0.88207077980041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9" calcext:value-type="float">
            <text:p>809</text:p>
          </table:table-cell>
          <table:table-cell office:value-type="float" office:value="0.353498220443726" calcext:value-type="float">
            <text:p>0.353498220443726</text:p>
          </table:table-cell>
          <table:table-cell table:formula="of:=[.C811]+[.A811]" office:value-type="float" office:value="71.9012229442596" calcext:value-type="float">
            <text:p>71.9012229442596</text:p>
          </table:table-cell>
          <table:table-cell office:value-type="float" office:value="0.540850400924683" calcext:value-type="float">
            <text:p>0.5408504009246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0" calcext:value-type="float">
            <text:p>810</text:p>
          </table:table-cell>
          <table:table-cell office:value-type="float" office:value="0.890715837478638" calcext:value-type="float">
            <text:p>0.890715837478638</text:p>
          </table:table-cell>
          <table:table-cell table:formula="of:=[.C812]+[.A812]" office:value-type="float" office:value="72.4384405612945" calcext:value-type="float">
            <text:p>72.4384405612945</text:p>
          </table:table-cell>
          <table:table-cell office:value-type="string" calcext:value-type="string">
            <text:p>NA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1" calcext:value-type="float">
            <text:p>811</text:p>
          </table:table-cell>
          <table:table-cell office:value-type="float" office:value="0.271580696105957" calcext:value-type="float">
            <text:p>0.271580696105957</text:p>
          </table:table-cell>
          <table:table-cell table:formula="of:=[.C813]+[.A813]" office:value-type="float" office:value="71.8193054199219" calcext:value-type="float">
            <text:p>71.8193054199219</text:p>
          </table:table-cell>
          <table:table-cell office:value-type="float" office:value="0.44589638710022" calcext:value-type="float">
            <text:p>0.44589638710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2" calcext:value-type="float">
            <text:p>812</text:p>
          </table:table-cell>
          <table:table-cell office:value-type="float" office:value="0.290266990661621" calcext:value-type="float">
            <text:p>0.290266990661621</text:p>
          </table:table-cell>
          <table:table-cell table:formula="of:=[.C814]+[.A814]" office:value-type="float" office:value="71.8379917144775" calcext:value-type="float">
            <text:p>71.8379917144775</text:p>
          </table:table-cell>
          <table:table-cell office:value-type="float" office:value="0.43398118019104" calcext:value-type="float">
            <text:p>0.43398118019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3" calcext:value-type="float">
            <text:p>813</text:p>
          </table:table-cell>
          <table:table-cell office:value-type="float" office:value="0.374993085861206" calcext:value-type="float">
            <text:p>0.374993085861206</text:p>
          </table:table-cell>
          <table:table-cell table:formula="of:=[.C815]+[.A815]" office:value-type="float" office:value="71.9227178096771" calcext:value-type="float">
            <text:p>71.9227178096771</text:p>
          </table:table-cell>
          <table:table-cell office:value-type="float" office:value="0.678430795669556" calcext:value-type="float">
            <text:p>0.6784307956695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4" calcext:value-type="float">
            <text:p>814</text:p>
          </table:table-cell>
          <table:table-cell office:value-type="float" office:value="0.486084938049316" calcext:value-type="float">
            <text:p>0.486084938049316</text:p>
          </table:table-cell>
          <table:table-cell table:formula="of:=[.C816]+[.A816]" office:value-type="float" office:value="72.0338096618652" calcext:value-type="float">
            <text:p>72.0338096618652</text:p>
          </table:table-cell>
          <table:table-cell office:value-type="float" office:value="2.07035827636719" calcext:value-type="float">
            <text:p>2.0703582763671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5" calcext:value-type="float">
            <text:p>815</text:p>
          </table:table-cell>
          <table:table-cell office:value-type="float" office:value="0.367343187332153" calcext:value-type="float">
            <text:p>0.367343187332153</text:p>
          </table:table-cell>
          <table:table-cell table:formula="of:=[.C817]+[.A817]" office:value-type="float" office:value="71.9150679111481" calcext:value-type="float">
            <text:p>71.9150679111481</text:p>
          </table:table-cell>
          <table:table-cell office:value-type="float" office:value="0.817989110946655" calcext:value-type="float">
            <text:p>0.81798911094665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6" calcext:value-type="float">
            <text:p>816</text:p>
          </table:table-cell>
          <table:table-cell office:value-type="float" office:value="0.365583181381226" calcext:value-type="float">
            <text:p>0.365583181381226</text:p>
          </table:table-cell>
          <table:table-cell table:formula="of:=[.C818]+[.A818]" office:value-type="float" office:value="71.9133079051971" calcext:value-type="float">
            <text:p>71.9133079051971</text:p>
          </table:table-cell>
          <table:table-cell office:value-type="float" office:value="0.649932146072388" calcext:value-type="float">
            <text:p>0.64993214607238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7" calcext:value-type="float">
            <text:p>817</text:p>
          </table:table-cell>
          <table:table-cell office:value-type="float" office:value="0.283546924591064" calcext:value-type="float">
            <text:p>0.283546924591064</text:p>
          </table:table-cell>
          <table:table-cell table:formula="of:=[.C819]+[.A819]" office:value-type="float" office:value="71.831271648407" calcext:value-type="float">
            <text:p>71.831271648407</text:p>
          </table:table-cell>
          <table:table-cell office:value-type="float" office:value="0.444429159164429" calcext:value-type="float">
            <text:p>0.444429159164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8" calcext:value-type="float">
            <text:p>818</text:p>
          </table:table-cell>
          <table:table-cell office:value-type="float" office:value="0.477049112319946" calcext:value-type="float">
            <text:p>0.477049112319946</text:p>
          </table:table-cell>
          <table:table-cell table:formula="of:=[.C820]+[.A820]" office:value-type="float" office:value="72.0247738361359" calcext:value-type="float">
            <text:p>72.0247738361359</text:p>
          </table:table-cell>
          <table:table-cell office:value-type="float" office:value="1.40268349647522" calcext:value-type="float">
            <text:p>1.4026834964752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9" calcext:value-type="float">
            <text:p>819</text:p>
          </table:table-cell>
          <table:table-cell office:value-type="float" office:value="0.393792152404785" calcext:value-type="float">
            <text:p>0.393792152404785</text:p>
          </table:table-cell>
          <table:table-cell table:formula="of:=[.C821]+[.A821]" office:value-type="float" office:value="71.9415168762207" calcext:value-type="float">
            <text:p>71.9415168762207</text:p>
          </table:table-cell>
          <table:table-cell office:value-type="float" office:value="0.728745222091675" calcext:value-type="float">
            <text:p>0.72874522209167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0" calcext:value-type="float">
            <text:p>820</text:p>
          </table:table-cell>
          <table:table-cell office:value-type="float" office:value="0.394544124603272" calcext:value-type="float">
            <text:p>0.394544124603272</text:p>
          </table:table-cell>
          <table:table-cell table:formula="of:=[.C822]+[.A822]" office:value-type="float" office:value="71.9422688484192" calcext:value-type="float">
            <text:p>71.9422688484192</text:p>
          </table:table-cell>
          <table:table-cell office:value-type="float" office:value="0.777779817581177" calcext:value-type="float">
            <text:p>0.77777981758117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1" calcext:value-type="float">
            <text:p>821</text:p>
          </table:table-cell>
          <table:table-cell office:value-type="float" office:value="0.345472574234009" calcext:value-type="float">
            <text:p>0.345472574234009</text:p>
          </table:table-cell>
          <table:table-cell table:formula="of:=[.C823]+[.A823]" office:value-type="float" office:value="71.8931972980499" calcext:value-type="float">
            <text:p>71.8931972980499</text:p>
          </table:table-cell>
          <table:table-cell office:value-type="float" office:value="0.543859720230103" calcext:value-type="float">
            <text:p>0.5438597202301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2" calcext:value-type="float">
            <text:p>822</text:p>
          </table:table-cell>
          <table:table-cell office:value-type="float" office:value="0.361065149307251" calcext:value-type="float">
            <text:p>0.361065149307251</text:p>
          </table:table-cell>
          <table:table-cell table:formula="of:=[.C824]+[.A824]" office:value-type="float" office:value="71.9087898731232" calcext:value-type="float">
            <text:p>71.9087898731232</text:p>
          </table:table-cell>
          <table:table-cell office:value-type="float" office:value="0.640916585922241" calcext:value-type="float">
            <text:p>0.6409165859222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3" calcext:value-type="float">
            <text:p>823</text:p>
          </table:table-cell>
          <table:table-cell office:value-type="float" office:value="2.04482483863831" calcext:value-type="float">
            <text:p>2.04482483863831</text:p>
          </table:table-cell>
          <table:table-cell table:formula="of:=[.C825]+[.A825]" office:value-type="float" office:value="73.5925495624542" calcext:value-type="float">
            <text:p>73.5925495624542</text:p>
          </table:table-cell>
          <table:table-cell office:value-type="string" calcext:value-type="string">
            <text:p>NA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4" calcext:value-type="float">
            <text:p>824</text:p>
          </table:table-cell>
          <table:table-cell office:value-type="float" office:value="0.292149543762207" calcext:value-type="float">
            <text:p>0.292149543762207</text:p>
          </table:table-cell>
          <table:table-cell table:formula="of:=[.C826]+[.A826]" office:value-type="float" office:value="71.8398742675781" calcext:value-type="float">
            <text:p>71.8398742675781</text:p>
          </table:table-cell>
          <table:table-cell office:value-type="float" office:value="0.443045854568481" calcext:value-type="float">
            <text:p>0.443045854568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5" calcext:value-type="float">
            <text:p>825</text:p>
          </table:table-cell>
          <table:table-cell office:value-type="float" office:value="1.25857543945313" calcext:value-type="float">
            <text:p>1.25857543945313</text:p>
          </table:table-cell>
          <table:table-cell table:formula="of:=[.C827]+[.A827]" office:value-type="float" office:value="72.806300163269" calcext:value-type="float">
            <text:p>72.806300163269</text:p>
          </table:table-cell>
          <table:table-cell office:value-type="string" calcext:value-type="string">
            <text:p>NA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6" calcext:value-type="float">
            <text:p>826</text:p>
          </table:table-cell>
          <table:table-cell office:value-type="float" office:value="0.352200984954834" calcext:value-type="float">
            <text:p>0.352200984954834</text:p>
          </table:table-cell>
          <table:table-cell table:formula="of:=[.C828]+[.A828]" office:value-type="float" office:value="71.8999257087707" calcext:value-type="float">
            <text:p>71.8999257087707</text:p>
          </table:table-cell>
          <table:table-cell office:value-type="float" office:value="0.62819242477417" calcext:value-type="float">
            <text:p>0.62819242477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7" calcext:value-type="float">
            <text:p>827</text:p>
          </table:table-cell>
          <table:table-cell office:value-type="float" office:value="1.84179449081421" calcext:value-type="float">
            <text:p>1.84179449081421</text:p>
          </table:table-cell>
          <table:table-cell table:formula="of:=[.C829]+[.A829]" office:value-type="float" office:value="73.3895192146301" calcext:value-type="float">
            <text:p>73.3895192146301</text:p>
          </table:table-cell>
          <table:table-cell office:value-type="string" calcext:value-type="string">
            <text:p>NA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8" calcext:value-type="float">
            <text:p>828</text:p>
          </table:table-cell>
          <table:table-cell office:value-type="float" office:value="0.405199766159058" calcext:value-type="float">
            <text:p>0.405199766159058</text:p>
          </table:table-cell>
          <table:table-cell table:formula="of:=[.C830]+[.A830]" office:value-type="float" office:value="71.952924489975" calcext:value-type="float">
            <text:p>71.952924489975</text:p>
          </table:table-cell>
          <table:table-cell office:value-type="float" office:value="0.688484191894531" calcext:value-type="float">
            <text:p>0.6884841918945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9" calcext:value-type="float">
            <text:p>829</text:p>
          </table:table-cell>
          <table:table-cell office:value-type="float" office:value="0.370306015014648" calcext:value-type="float">
            <text:p>0.370306015014648</text:p>
          </table:table-cell>
          <table:table-cell table:formula="of:=[.C831]+[.A831]" office:value-type="float" office:value="71.9180307388306" calcext:value-type="float">
            <text:p>71.9180307388306</text:p>
          </table:table-cell>
          <table:table-cell office:value-type="float" office:value="0.673290014266968" calcext:value-type="float">
            <text:p>0.6732900142669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0" calcext:value-type="float">
            <text:p>830</text:p>
          </table:table-cell>
          <table:table-cell office:value-type="float" office:value="0.506652355194092" calcext:value-type="float">
            <text:p>0.506652355194092</text:p>
          </table:table-cell>
          <table:table-cell table:formula="of:=[.C832]+[.A832]" office:value-type="float" office:value="72.05437707901" calcext:value-type="float">
            <text:p>72.05437707901</text:p>
          </table:table-cell>
          <table:table-cell office:value-type="string" calcext:value-type="string">
            <text:p>NA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1" calcext:value-type="float">
            <text:p>831</text:p>
          </table:table-cell>
          <table:table-cell office:value-type="float" office:value="0.376149415969849" calcext:value-type="float">
            <text:p>0.376149415969849</text:p>
          </table:table-cell>
          <table:table-cell table:formula="of:=[.C833]+[.A833]" office:value-type="float" office:value="71.9238741397858" calcext:value-type="float">
            <text:p>71.9238741397858</text:p>
          </table:table-cell>
          <table:table-cell office:value-type="float" office:value="0.734389066696167" calcext:value-type="float">
            <text:p>0.73438906669616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2" calcext:value-type="float">
            <text:p>832</text:p>
          </table:table-cell>
          <table:table-cell office:value-type="float" office:value="0.379690408706665" calcext:value-type="float">
            <text:p>0.379690408706665</text:p>
          </table:table-cell>
          <table:table-cell table:formula="of:=[.C834]+[.A834]" office:value-type="float" office:value="71.9274151325226" calcext:value-type="float">
            <text:p>71.9274151325226</text:p>
          </table:table-cell>
          <table:table-cell office:value-type="float" office:value="0.583429574966431" calcext:value-type="float">
            <text:p>0.5834295749664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3" calcext:value-type="float">
            <text:p>833</text:p>
          </table:table-cell>
          <table:table-cell office:value-type="float" office:value="0.425017833709717" calcext:value-type="float">
            <text:p>0.425017833709717</text:p>
          </table:table-cell>
          <table:table-cell table:formula="of:=[.C835]+[.A835]" office:value-type="float" office:value="71.9727425575256" calcext:value-type="float">
            <text:p>71.9727425575256</text:p>
          </table:table-cell>
          <table:table-cell office:value-type="float" office:value="1.05591225624084" calcext:value-type="float">
            <text:p>1.0559122562408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4" calcext:value-type="float">
            <text:p>834</text:p>
          </table:table-cell>
          <table:table-cell office:value-type="float" office:value="0.367326736450195" calcext:value-type="float">
            <text:p>0.367326736450195</text:p>
          </table:table-cell>
          <table:table-cell table:formula="of:=[.C836]+[.A836]" office:value-type="float" office:value="71.9150514602661" calcext:value-type="float">
            <text:p>71.9150514602661</text:p>
          </table:table-cell>
          <table:table-cell office:value-type="float" office:value="0.70298433303833" calcext:value-type="float">
            <text:p>0.7029843330383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5" calcext:value-type="float">
            <text:p>835</text:p>
          </table:table-cell>
          <table:table-cell office:value-type="float" office:value="1.91011095046997" calcext:value-type="float">
            <text:p>1.91011095046997</text:p>
          </table:table-cell>
          <table:table-cell table:formula="of:=[.C837]+[.A837]" office:value-type="float" office:value="73.4578356742859" calcext:value-type="float">
            <text:p>73.4578356742859</text:p>
          </table:table-cell>
          <table:table-cell office:value-type="string" calcext:value-type="string">
            <text:p>NA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6" calcext:value-type="float">
            <text:p>836</text:p>
          </table:table-cell>
          <table:table-cell office:value-type="float" office:value="0.413635015487671" calcext:value-type="float">
            <text:p>0.413635015487671</text:p>
          </table:table-cell>
          <table:table-cell table:formula="of:=[.C838]+[.A838]" office:value-type="float" office:value="71.9613597393036" calcext:value-type="float">
            <text:p>71.9613597393036</text:p>
          </table:table-cell>
          <table:table-cell office:value-type="float" office:value="0.820048570632935" calcext:value-type="float">
            <text:p>0.8200485706329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7" calcext:value-type="float">
            <text:p>837</text:p>
          </table:table-cell>
          <table:table-cell office:value-type="float" office:value="1.17123103141785" calcext:value-type="float">
            <text:p>1.17123103141785</text:p>
          </table:table-cell>
          <table:table-cell table:formula="of:=[.C839]+[.A839]" office:value-type="float" office:value="72.7189557552338" calcext:value-type="float">
            <text:p>72.7189557552338</text:p>
          </table:table-cell>
          <table:table-cell office:value-type="string" calcext:value-type="string">
            <text:p>NA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8" calcext:value-type="float">
            <text:p>838</text:p>
          </table:table-cell>
          <table:table-cell office:value-type="float" office:value="0.491048336029053" calcext:value-type="float">
            <text:p>0.491048336029053</text:p>
          </table:table-cell>
          <table:table-cell table:formula="of:=[.C840]+[.A840]" office:value-type="float" office:value="72.038773059845" calcext:value-type="float">
            <text:p>72.038773059845</text:p>
          </table:table-cell>
          <table:table-cell office:value-type="float" office:value="1.37891221046448" calcext:value-type="float">
            <text:p>1.378912210464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9" calcext:value-type="float">
            <text:p>839</text:p>
          </table:table-cell>
          <table:table-cell office:value-type="float" office:value="0.341589450836182" calcext:value-type="float">
            <text:p>0.341589450836182</text:p>
          </table:table-cell>
          <table:table-cell table:formula="of:=[.C841]+[.A841]" office:value-type="float" office:value="71.8893141746521" calcext:value-type="float">
            <text:p>71.8893141746521</text:p>
          </table:table-cell>
          <table:table-cell office:value-type="float" office:value="0.492750883102417" calcext:value-type="float">
            <text:p>0.4927508831024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0" calcext:value-type="float">
            <text:p>840</text:p>
          </table:table-cell>
          <table:table-cell office:value-type="float" office:value="0.384737253189087" calcext:value-type="float">
            <text:p>0.384737253189087</text:p>
          </table:table-cell>
          <table:table-cell table:formula="of:=[.C842]+[.A842]" office:value-type="float" office:value="71.932461977005" calcext:value-type="float">
            <text:p>71.932461977005</text:p>
          </table:table-cell>
          <table:table-cell office:value-type="float" office:value="0.890539169311523" calcext:value-type="float">
            <text:p>0.89053916931152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1" calcext:value-type="float">
            <text:p>841</text:p>
          </table:table-cell>
          <table:table-cell office:value-type="float" office:value="0.343315601348877" calcext:value-type="float">
            <text:p>0.343315601348877</text:p>
          </table:table-cell>
          <table:table-cell table:formula="of:=[.C843]+[.A843]" office:value-type="float" office:value="71.8910403251648" calcext:value-type="float">
            <text:p>71.8910403251648</text:p>
          </table:table-cell>
          <table:table-cell office:value-type="float" office:value="0.530030012130737" calcext:value-type="float">
            <text:p>0.5300300121307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2" calcext:value-type="float">
            <text:p>842</text:p>
          </table:table-cell>
          <table:table-cell office:value-type="float" office:value="1.36007189750671" calcext:value-type="float">
            <text:p>1.36007189750671</text:p>
          </table:table-cell>
          <table:table-cell table:formula="of:=[.C844]+[.A844]" office:value-type="float" office:value="72.9077966213226" calcext:value-type="float">
            <text:p>72.9077966213226</text:p>
          </table:table-cell>
          <table:table-cell office:value-type="string" calcext:value-type="string">
            <text:p>NA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3" calcext:value-type="float">
            <text:p>843</text:p>
          </table:table-cell>
          <table:table-cell office:value-type="float" office:value="0.278947353363037" calcext:value-type="float">
            <text:p>0.278947353363037</text:p>
          </table:table-cell>
          <table:table-cell table:formula="of:=[.C845]+[.A845]" office:value-type="float" office:value="71.8266720771789" calcext:value-type="float">
            <text:p>71.8266720771789</text:p>
          </table:table-cell>
          <table:table-cell office:value-type="float" office:value="0.440192461013794" calcext:value-type="float">
            <text:p>0.440192461013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4" calcext:value-type="float">
            <text:p>844</text:p>
          </table:table-cell>
          <table:table-cell office:value-type="float" office:value="0.38632607460022" calcext:value-type="float">
            <text:p>0.38632607460022</text:p>
          </table:table-cell>
          <table:table-cell table:formula="of:=[.C846]+[.A846]" office:value-type="float" office:value="71.9340507984161" calcext:value-type="float">
            <text:p>71.9340507984161</text:p>
          </table:table-cell>
          <table:table-cell office:value-type="float" office:value="0.93058180809021" calcext:value-type="float">
            <text:p>0.9305818080902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5" calcext:value-type="float">
            <text:p>845</text:p>
          </table:table-cell>
          <table:table-cell office:value-type="float" office:value="0.262313604354858" calcext:value-type="float">
            <text:p>0.262313604354858</text:p>
          </table:table-cell>
          <table:table-cell table:formula="of:=[.C847]+[.A847]" office:value-type="float" office:value="71.8100383281708" calcext:value-type="float">
            <text:p>71.8100383281708</text:p>
          </table:table-cell>
          <table:table-cell office:value-type="float" office:value="0.444984436035156" calcext:value-type="float">
            <text:p>0.444984436035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6" calcext:value-type="float">
            <text:p>846</text:p>
          </table:table-cell>
          <table:table-cell office:value-type="float" office:value="4.73513197898865" calcext:value-type="float">
            <text:p>4.73513197898865</text:p>
          </table:table-cell>
          <table:table-cell table:formula="of:=[.C848]+[.A848]" office:value-type="float" office:value="76.2828567028046" calcext:value-type="float">
            <text:p>76.2828567028046</text:p>
          </table:table-cell>
          <table:table-cell office:value-type="string" calcext:value-type="string">
            <text:p>NA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7" calcext:value-type="float">
            <text:p>847</text:p>
          </table:table-cell>
          <table:table-cell office:value-type="float" office:value="0.404672861099243" calcext:value-type="float">
            <text:p>0.404672861099243</text:p>
          </table:table-cell>
          <table:table-cell table:formula="of:=[.C849]+[.A849]" office:value-type="float" office:value="71.9523975849152" calcext:value-type="float">
            <text:p>71.9523975849152</text:p>
          </table:table-cell>
          <table:table-cell office:value-type="float" office:value="0.590420246124268" calcext:value-type="float">
            <text:p>0.5904202461242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8" calcext:value-type="float">
            <text:p>848</text:p>
          </table:table-cell>
          <table:table-cell office:value-type="float" office:value="0.364128589630127" calcext:value-type="float">
            <text:p>0.364128589630127</text:p>
          </table:table-cell>
          <table:table-cell table:formula="of:=[.C850]+[.A850]" office:value-type="float" office:value="71.911853313446" calcext:value-type="float">
            <text:p>71.911853313446</text:p>
          </table:table-cell>
          <table:table-cell office:value-type="float" office:value="0.617050886154175" calcext:value-type="float">
            <text:p>0.6170508861541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9" calcext:value-type="float">
            <text:p>849</text:p>
          </table:table-cell>
          <table:table-cell office:value-type="float" office:value="0.44969654083252" calcext:value-type="float">
            <text:p>0.44969654083252</text:p>
          </table:table-cell>
          <table:table-cell table:formula="of:=[.C851]+[.A851]" office:value-type="float" office:value="71.9974212646484" calcext:value-type="float">
            <text:p>71.9974212646484</text:p>
          </table:table-cell>
          <table:table-cell office:value-type="float" office:value="1.36710095405579" calcext:value-type="float">
            <text:p>1.3671009540557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0" calcext:value-type="float">
            <text:p>850</text:p>
          </table:table-cell>
          <table:table-cell office:value-type="float" office:value="0.334565401077271" calcext:value-type="float">
            <text:p>0.334565401077271</text:p>
          </table:table-cell>
          <table:table-cell table:formula="of:=[.C852]+[.A852]" office:value-type="float" office:value="71.8822901248932" calcext:value-type="float">
            <text:p>71.8822901248932</text:p>
          </table:table-cell>
          <table:table-cell office:value-type="float" office:value="0.489757776260376" calcext:value-type="float">
            <text:p>0.4897577762603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1" calcext:value-type="float">
            <text:p>851</text:p>
          </table:table-cell>
          <table:table-cell office:value-type="float" office:value="0.379876136779785" calcext:value-type="float">
            <text:p>0.379876136779785</text:p>
          </table:table-cell>
          <table:table-cell table:formula="of:=[.C853]+[.A853]" office:value-type="float" office:value="71.9276008605957" calcext:value-type="float">
            <text:p>71.9276008605957</text:p>
          </table:table-cell>
          <table:table-cell office:value-type="float" office:value="0.956277370452881" calcext:value-type="float">
            <text:p>0.95627737045288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2" calcext:value-type="float">
            <text:p>852</text:p>
          </table:table-cell>
          <table:table-cell office:value-type="float" office:value="0.405370950698853" calcext:value-type="float">
            <text:p>0.405370950698853</text:p>
          </table:table-cell>
          <table:table-cell table:formula="of:=[.C854]+[.A854]" office:value-type="float" office:value="71.9530956745148" calcext:value-type="float">
            <text:p>71.9530956745148</text:p>
          </table:table-cell>
          <table:table-cell office:value-type="float" office:value="1.05239868164063" calcext:value-type="float">
            <text:p>1.0523986816406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3" calcext:value-type="float">
            <text:p>853</text:p>
          </table:table-cell>
          <table:table-cell office:value-type="float" office:value="0.367373704910278" calcext:value-type="float">
            <text:p>0.367373704910278</text:p>
          </table:table-cell>
          <table:table-cell table:formula="of:=[.C855]+[.A855]" office:value-type="float" office:value="71.9150984287262" calcext:value-type="float">
            <text:p>71.9150984287262</text:p>
          </table:table-cell>
          <table:table-cell office:value-type="float" office:value="0.626320838928223" calcext:value-type="float">
            <text:p>0.6263208389282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4" calcext:value-type="float">
            <text:p>854</text:p>
          </table:table-cell>
          <table:table-cell office:value-type="float" office:value="0.408382177352905" calcext:value-type="float">
            <text:p>0.408382177352905</text:p>
          </table:table-cell>
          <table:table-cell table:formula="of:=[.C856]+[.A856]" office:value-type="float" office:value="71.9561069011688" calcext:value-type="float">
            <text:p>71.9561069011688</text:p>
          </table:table-cell>
          <table:table-cell office:value-type="float" office:value="0.909403324127197" calcext:value-type="float">
            <text:p>0.90940332412719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5" calcext:value-type="float">
            <text:p>855</text:p>
          </table:table-cell>
          <table:table-cell office:value-type="float" office:value="0.369735479354858" calcext:value-type="float">
            <text:p>0.369735479354858</text:p>
          </table:table-cell>
          <table:table-cell table:formula="of:=[.C857]+[.A857]" office:value-type="float" office:value="71.9174602031708" calcext:value-type="float">
            <text:p>71.9174602031708</text:p>
          </table:table-cell>
          <table:table-cell office:value-type="float" office:value="0.659215688705444" calcext:value-type="float">
            <text:p>0.65921568870544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6" calcext:value-type="float">
            <text:p>856</text:p>
          </table:table-cell>
          <table:table-cell office:value-type="float" office:value="1.46683931350708" calcext:value-type="float">
            <text:p>1.46683931350708</text:p>
          </table:table-cell>
          <table:table-cell table:formula="of:=[.C858]+[.A858]" office:value-type="float" office:value="73.014564037323" calcext:value-type="float">
            <text:p>73.014564037323</text:p>
          </table:table-cell>
          <table:table-cell office:value-type="string" calcext:value-type="string">
            <text:p>NA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7" calcext:value-type="float">
            <text:p>857</text:p>
          </table:table-cell>
          <table:table-cell office:value-type="float" office:value="0.35232949256897" calcext:value-type="float">
            <text:p>0.35232949256897</text:p>
          </table:table-cell>
          <table:table-cell table:formula="of:=[.C859]+[.A859]" office:value-type="float" office:value="71.9000542163849" calcext:value-type="float">
            <text:p>71.9000542163849</text:p>
          </table:table-cell>
          <table:table-cell office:value-type="float" office:value="0.492667675018311" calcext:value-type="float">
            <text:p>0.4926676750183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8" calcext:value-type="float">
            <text:p>858</text:p>
          </table:table-cell>
          <table:table-cell office:value-type="float" office:value="0.363044261932373" calcext:value-type="float">
            <text:p>0.363044261932373</text:p>
          </table:table-cell>
          <table:table-cell table:formula="of:=[.C860]+[.A860]" office:value-type="float" office:value="71.9107689857483" calcext:value-type="float">
            <text:p>71.9107689857483</text:p>
          </table:table-cell>
          <table:table-cell office:value-type="float" office:value="0.594557046890259" calcext:value-type="float">
            <text:p>0.5945570468902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9" calcext:value-type="float">
            <text:p>859</text:p>
          </table:table-cell>
          <table:table-cell office:value-type="float" office:value="0.347770690917969" calcext:value-type="float">
            <text:p>0.347770690917969</text:p>
          </table:table-cell>
          <table:table-cell table:formula="of:=[.C861]+[.A861]" office:value-type="float" office:value="71.8954954147339" calcext:value-type="float">
            <text:p>71.8954954147339</text:p>
          </table:table-cell>
          <table:table-cell office:value-type="float" office:value="0.602715015411377" calcext:value-type="float">
            <text:p>0.6027150154113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0" calcext:value-type="float">
            <text:p>860</text:p>
          </table:table-cell>
          <table:table-cell office:value-type="float" office:value="0.277978420257568" calcext:value-type="float">
            <text:p>0.277978420257568</text:p>
          </table:table-cell>
          <table:table-cell table:formula="of:=[.C862]+[.A862]" office:value-type="float" office:value="71.8257031440735" calcext:value-type="float">
            <text:p>71.8257031440735</text:p>
          </table:table-cell>
          <table:table-cell office:value-type="float" office:value="0.426119089126587" calcext:value-type="float">
            <text:p>0.426119089126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1" calcext:value-type="float">
            <text:p>861</text:p>
          </table:table-cell>
          <table:table-cell office:value-type="float" office:value="0.388589382171631" calcext:value-type="float">
            <text:p>0.388589382171631</text:p>
          </table:table-cell>
          <table:table-cell table:formula="of:=[.C863]+[.A863]" office:value-type="float" office:value="71.9363141059875" calcext:value-type="float">
            <text:p>71.9363141059875</text:p>
          </table:table-cell>
          <table:table-cell office:value-type="float" office:value="0.612173795700073" calcext:value-type="float">
            <text:p>0.6121737957000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2" calcext:value-type="float">
            <text:p>862</text:p>
          </table:table-cell>
          <table:table-cell office:value-type="float" office:value="1.09118676185608" calcext:value-type="float">
            <text:p>1.09118676185608</text:p>
          </table:table-cell>
          <table:table-cell table:formula="of:=[.C864]+[.A864]" office:value-type="float" office:value="72.638911485672" calcext:value-type="float">
            <text:p>72.638911485672</text:p>
          </table:table-cell>
          <table:table-cell office:value-type="string" calcext:value-type="string">
            <text:p>NA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3" calcext:value-type="float">
            <text:p>863</text:p>
          </table:table-cell>
          <table:table-cell office:value-type="float" office:value="0.275221347808838" calcext:value-type="float">
            <text:p>0.275221347808838</text:p>
          </table:table-cell>
          <table:table-cell table:formula="of:=[.C865]+[.A865]" office:value-type="float" office:value="71.8229460716247" calcext:value-type="float">
            <text:p>71.8229460716247</text:p>
          </table:table-cell>
          <table:table-cell office:value-type="float" office:value="0.438165187835693" calcext:value-type="float">
            <text:p>0.438165187835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4" calcext:value-type="float">
            <text:p>864</text:p>
          </table:table-cell>
          <table:table-cell office:value-type="float" office:value="0.325843811035156" calcext:value-type="float">
            <text:p>0.325843811035156</text:p>
          </table:table-cell>
          <table:table-cell table:formula="of:=[.C866]+[.A866]" office:value-type="float" office:value="71.8735685348511" calcext:value-type="float">
            <text:p>71.8735685348511</text:p>
          </table:table-cell>
          <table:table-cell office:value-type="float" office:value="0.475172281265259" calcext:value-type="float">
            <text:p>0.4751722812652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5" calcext:value-type="float">
            <text:p>865</text:p>
          </table:table-cell>
          <table:table-cell office:value-type="float" office:value="0.409415006637573" calcext:value-type="float">
            <text:p>0.409415006637573</text:p>
          </table:table-cell>
          <table:table-cell table:formula="of:=[.C867]+[.A867]" office:value-type="float" office:value="71.9571397304535" calcext:value-type="float">
            <text:p>71.9571397304535</text:p>
          </table:table-cell>
          <table:table-cell office:value-type="float" office:value="1.12987756729126" calcext:value-type="float">
            <text:p>1.1298775672912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6" calcext:value-type="float">
            <text:p>866</text:p>
          </table:table-cell>
          <table:table-cell office:value-type="float" office:value="0.345440149307251" calcext:value-type="float">
            <text:p>0.345440149307251</text:p>
          </table:table-cell>
          <table:table-cell table:formula="of:=[.C868]+[.A868]" office:value-type="float" office:value="71.8931648731232" calcext:value-type="float">
            <text:p>71.8931648731232</text:p>
          </table:table-cell>
          <table:table-cell office:value-type="float" office:value="0.679607629776001" calcext:value-type="float">
            <text:p>0.67960762977600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7" calcext:value-type="float">
            <text:p>867</text:p>
          </table:table-cell>
          <table:table-cell office:value-type="float" office:value="0.51242208480835" calcext:value-type="float">
            <text:p>0.51242208480835</text:p>
          </table:table-cell>
          <table:table-cell table:formula="of:=[.C869]+[.A869]" office:value-type="float" office:value="72.0601468086243" calcext:value-type="float">
            <text:p>72.0601468086243</text:p>
          </table:table-cell>
          <table:table-cell office:value-type="float" office:value="202.894377708435" calcext:value-type="float">
            <text:p>202.89437770843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8" calcext:value-type="float">
            <text:p>868</text:p>
          </table:table-cell>
          <table:table-cell office:value-type="float" office:value="0.396900415420532" calcext:value-type="float">
            <text:p>0.396900415420532</text:p>
          </table:table-cell>
          <table:table-cell table:formula="of:=[.C870]+[.A870]" office:value-type="float" office:value="71.9446251392364" calcext:value-type="float">
            <text:p>71.9446251392364</text:p>
          </table:table-cell>
          <table:table-cell office:value-type="float" office:value="0.827779293060303" calcext:value-type="float">
            <text:p>0.82777929306030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9" calcext:value-type="float">
            <text:p>869</text:p>
          </table:table-cell>
          <table:table-cell office:value-type="float" office:value="0.570024967193604" calcext:value-type="float">
            <text:p>0.570024967193604</text:p>
          </table:table-cell>
          <table:table-cell table:formula="of:=[.C871]+[.A871]" office:value-type="float" office:value="72.1177496910095" calcext:value-type="float">
            <text:p>72.1177496910095</text:p>
          </table:table-cell>
          <table:table-cell office:value-type="float" office:value="2.79663443565369" calcext:value-type="float">
            <text:p>2.79663443565369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0" calcext:value-type="float">
            <text:p>870</text:p>
          </table:table-cell>
          <table:table-cell office:value-type="float" office:value="1.09511017799377" calcext:value-type="float">
            <text:p>1.09511017799377</text:p>
          </table:table-cell>
          <table:table-cell table:formula="of:=[.C872]+[.A872]" office:value-type="float" office:value="72.6428349018097" calcext:value-type="float">
            <text:p>72.6428349018097</text:p>
          </table:table-cell>
          <table:table-cell office:value-type="string" calcext:value-type="string">
            <text:p>NA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1" calcext:value-type="float">
            <text:p>871</text:p>
          </table:table-cell>
          <table:table-cell office:value-type="float" office:value="0.378111362457275" calcext:value-type="float">
            <text:p>0.378111362457275</text:p>
          </table:table-cell>
          <table:table-cell table:formula="of:=[.C873]+[.A873]" office:value-type="float" office:value="71.9258360862732" calcext:value-type="float">
            <text:p>71.9258360862732</text:p>
          </table:table-cell>
          <table:table-cell office:value-type="float" office:value="0.700088977813721" calcext:value-type="float">
            <text:p>0.70008897781372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2" calcext:value-type="float">
            <text:p>872</text:p>
          </table:table-cell>
          <table:table-cell office:value-type="float" office:value="0.38686990737915" calcext:value-type="float">
            <text:p>0.38686990737915</text:p>
          </table:table-cell>
          <table:table-cell table:formula="of:=[.C874]+[.A874]" office:value-type="float" office:value="71.9345946311951" calcext:value-type="float">
            <text:p>71.9345946311951</text:p>
          </table:table-cell>
          <table:table-cell office:value-type="float" office:value="0.730659484863281" calcext:value-type="float">
            <text:p>0.73065948486328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3" calcext:value-type="float">
            <text:p>873</text:p>
          </table:table-cell>
          <table:table-cell office:value-type="float" office:value="0.263214349746704" calcext:value-type="float">
            <text:p>0.263214349746704</text:p>
          </table:table-cell>
          <table:table-cell table:formula="of:=[.C875]+[.A875]" office:value-type="float" office:value="71.8109390735626" calcext:value-type="float">
            <text:p>71.8109390735626</text:p>
          </table:table-cell>
          <table:table-cell office:value-type="float" office:value="0.433470010757446" calcext:value-type="float">
            <text:p>0.433470010757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4" calcext:value-type="float">
            <text:p>874</text:p>
          </table:table-cell>
          <table:table-cell office:value-type="float" office:value="0.372681617736816" calcext:value-type="float">
            <text:p>0.372681617736816</text:p>
          </table:table-cell>
          <table:table-cell table:formula="of:=[.C876]+[.A876]" office:value-type="float" office:value="71.9204063415527" calcext:value-type="float">
            <text:p>71.9204063415527</text:p>
          </table:table-cell>
          <table:table-cell office:value-type="float" office:value="0.65386962890625" calcext:value-type="float">
            <text:p>0.653869628906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5" calcext:value-type="float">
            <text:p>875</text:p>
          </table:table-cell>
          <table:table-cell office:value-type="float" office:value="0.354257106781006" calcext:value-type="float">
            <text:p>0.354257106781006</text:p>
          </table:table-cell>
          <table:table-cell table:formula="of:=[.C877]+[.A877]" office:value-type="float" office:value="71.9019818305969" calcext:value-type="float">
            <text:p>71.9019818305969</text:p>
          </table:table-cell>
          <table:table-cell office:value-type="float" office:value="0.478616714477539" calcext:value-type="float">
            <text:p>0.4786167144775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6" calcext:value-type="float">
            <text:p>876</text:p>
          </table:table-cell>
          <table:table-cell office:value-type="float" office:value="1.6359429359436" calcext:value-type="float">
            <text:p>1.6359429359436</text:p>
          </table:table-cell>
          <table:table-cell table:formula="of:=[.C878]+[.A878]" office:value-type="float" office:value="73.1836676597595" calcext:value-type="float">
            <text:p>73.1836676597595</text:p>
          </table:table-cell>
          <table:table-cell office:value-type="string" calcext:value-type="string">
            <text:p>NA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7" calcext:value-type="float">
            <text:p>877</text:p>
          </table:table-cell>
          <table:table-cell office:value-type="float" office:value="0.442110776901245" calcext:value-type="float">
            <text:p>0.442110776901245</text:p>
          </table:table-cell>
          <table:table-cell table:formula="of:=[.C879]+[.A879]" office:value-type="float" office:value="71.9898355007172" calcext:value-type="float">
            <text:p>71.9898355007172</text:p>
          </table:table-cell>
          <table:table-cell office:value-type="float" office:value="1.36203026771545" calcext:value-type="float">
            <text:p>1.3620302677154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8" calcext:value-type="float">
            <text:p>878</text:p>
          </table:table-cell>
          <table:table-cell office:value-type="float" office:value="0.373393535614014" calcext:value-type="float">
            <text:p>0.373393535614014</text:p>
          </table:table-cell>
          <table:table-cell table:formula="of:=[.C880]+[.A880]" office:value-type="float" office:value="71.9211182594299" calcext:value-type="float">
            <text:p>71.9211182594299</text:p>
          </table:table-cell>
          <table:table-cell office:value-type="float" office:value="0.595207691192627" calcext:value-type="float">
            <text:p>0.5952076911926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9" calcext:value-type="float">
            <text:p>879</text:p>
          </table:table-cell>
          <table:table-cell office:value-type="float" office:value="0.357349395751953" calcext:value-type="float">
            <text:p>0.357349395751953</text:p>
          </table:table-cell>
          <table:table-cell table:formula="of:=[.C881]+[.A881]" office:value-type="float" office:value="71.9050741195679" calcext:value-type="float">
            <text:p>71.9050741195679</text:p>
          </table:table-cell>
          <table:table-cell office:value-type="float" office:value="0.559028387069702" calcext:value-type="float">
            <text:p>0.5590283870697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0" calcext:value-type="float">
            <text:p>880</text:p>
          </table:table-cell>
          <table:table-cell office:value-type="float" office:value="0.318100929260254" calcext:value-type="float">
            <text:p>0.318100929260254</text:p>
          </table:table-cell>
          <table:table-cell table:formula="of:=[.C882]+[.A882]" office:value-type="float" office:value="71.8658256530762" calcext:value-type="float">
            <text:p>71.8658256530762</text:p>
          </table:table-cell>
          <table:table-cell office:value-type="float" office:value="0.438915967941284" calcext:value-type="float">
            <text:p>0.438915967941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1" calcext:value-type="float">
            <text:p>881</text:p>
          </table:table-cell>
          <table:table-cell office:value-type="float" office:value="0.338921546936035" calcext:value-type="float">
            <text:p>0.338921546936035</text:p>
          </table:table-cell>
          <table:table-cell table:formula="of:=[.C883]+[.A883]" office:value-type="float" office:value="71.8866462707519" calcext:value-type="float">
            <text:p>71.8866462707519</text:p>
          </table:table-cell>
          <table:table-cell office:value-type="float" office:value="0.5551598072052" calcext:value-type="float">
            <text:p>0.55515980720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2" calcext:value-type="float">
            <text:p>882</text:p>
          </table:table-cell>
          <table:table-cell office:value-type="float" office:value="0.406765937805176" calcext:value-type="float">
            <text:p>0.406765937805176</text:p>
          </table:table-cell>
          <table:table-cell table:formula="of:=[.C884]+[.A884]" office:value-type="float" office:value="71.9544906616211" calcext:value-type="float">
            <text:p>71.9544906616211</text:p>
          </table:table-cell>
          <table:table-cell office:value-type="float" office:value="0.75933837890625" calcext:value-type="float">
            <text:p>0.7593383789062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3" calcext:value-type="float">
            <text:p>883</text:p>
          </table:table-cell>
          <table:table-cell office:value-type="float" office:value="0.377156257629395" calcext:value-type="float">
            <text:p>0.377156257629395</text:p>
          </table:table-cell>
          <table:table-cell table:formula="of:=[.C885]+[.A885]" office:value-type="float" office:value="71.9248809814453" calcext:value-type="float">
            <text:p>71.9248809814453</text:p>
          </table:table-cell>
          <table:table-cell office:value-type="float" office:value="0.900419235229492" calcext:value-type="float">
            <text:p>0.9004192352294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4" calcext:value-type="float">
            <text:p>884</text:p>
          </table:table-cell>
          <table:table-cell office:value-type="float" office:value="1.46924638748169" calcext:value-type="float">
            <text:p>1.46924638748169</text:p>
          </table:table-cell>
          <table:table-cell table:formula="of:=[.C886]+[.A886]" office:value-type="float" office:value="73.0169711112976" calcext:value-type="float">
            <text:p>73.0169711112976</text:p>
          </table:table-cell>
          <table:table-cell office:value-type="string" calcext:value-type="string">
            <text:p>NA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5" calcext:value-type="float">
            <text:p>885</text:p>
          </table:table-cell>
          <table:table-cell office:value-type="float" office:value="0.352206230163574" calcext:value-type="float">
            <text:p>0.352206230163574</text:p>
          </table:table-cell>
          <table:table-cell table:formula="of:=[.C887]+[.A887]" office:value-type="float" office:value="71.8999309539795" calcext:value-type="float">
            <text:p>71.8999309539795</text:p>
          </table:table-cell>
          <table:table-cell office:value-type="float" office:value="0.536835193634033" calcext:value-type="float">
            <text:p>0.5368351936340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6" calcext:value-type="float">
            <text:p>886</text:p>
          </table:table-cell>
          <table:table-cell office:value-type="float" office:value="0.590442180633545" calcext:value-type="float">
            <text:p>0.590442180633545</text:p>
          </table:table-cell>
          <table:table-cell table:formula="of:=[.C888]+[.A888]" office:value-type="float" office:value="72.1381669044495" calcext:value-type="float">
            <text:p>72.1381669044495</text:p>
          </table:table-cell>
          <table:table-cell office:value-type="float" office:value="2.0940318107605" calcext:value-type="float">
            <text:p>2.094031810760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7" calcext:value-type="float">
            <text:p>887</text:p>
          </table:table-cell>
          <table:table-cell office:value-type="float" office:value="0.344884872436523" calcext:value-type="float">
            <text:p>0.344884872436523</text:p>
          </table:table-cell>
          <table:table-cell table:formula="of:=[.C889]+[.A889]" office:value-type="float" office:value="71.8926095962524" calcext:value-type="float">
            <text:p>71.8926095962524</text:p>
          </table:table-cell>
          <table:table-cell office:value-type="float" office:value="0.555516481399536" calcext:value-type="float">
            <text:p>0.5555164813995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8" calcext:value-type="float">
            <text:p>888</text:p>
          </table:table-cell>
          <table:table-cell office:value-type="float" office:value="0.343609571456909" calcext:value-type="float">
            <text:p>0.343609571456909</text:p>
          </table:table-cell>
          <table:table-cell table:formula="of:=[.C890]+[.A890]" office:value-type="float" office:value="71.8913342952728" calcext:value-type="float">
            <text:p>71.8913342952728</text:p>
          </table:table-cell>
          <table:table-cell office:value-type="float" office:value="0.626569509506226" calcext:value-type="float">
            <text:p>0.6265695095062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9" calcext:value-type="float">
            <text:p>889</text:p>
          </table:table-cell>
          <table:table-cell office:value-type="float" office:value="0.670857191085815" calcext:value-type="float">
            <text:p>0.670857191085815</text:p>
          </table:table-cell>
          <table:table-cell table:formula="of:=[.C891]+[.A891]" office:value-type="float" office:value="72.2185819149017" calcext:value-type="float">
            <text:p>72.2185819149017</text:p>
          </table:table-cell>
          <table:table-cell office:value-type="string" calcext:value-type="string">
            <text:p>NA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0" calcext:value-type="float">
            <text:p>890</text:p>
          </table:table-cell>
          <table:table-cell office:value-type="float" office:value="0.363468170166016" calcext:value-type="float">
            <text:p>0.363468170166016</text:p>
          </table:table-cell>
          <table:table-cell table:formula="of:=[.C892]+[.A892]" office:value-type="float" office:value="71.9111928939819" calcext:value-type="float">
            <text:p>71.9111928939819</text:p>
          </table:table-cell>
          <table:table-cell office:value-type="float" office:value="0.638177633285523" calcext:value-type="float">
            <text:p>0.6381776332855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1" calcext:value-type="float">
            <text:p>891</text:p>
          </table:table-cell>
          <table:table-cell office:value-type="float" office:value="0.265655279159546" calcext:value-type="float">
            <text:p>0.265655279159546</text:p>
          </table:table-cell>
          <table:table-cell table:formula="of:=[.C893]+[.A893]" office:value-type="float" office:value="71.8133800029755" calcext:value-type="float">
            <text:p>71.8133800029755</text:p>
          </table:table-cell>
          <table:table-cell office:value-type="float" office:value="0.435835838317871" calcext:value-type="float">
            <text:p>0.435835838317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2" calcext:value-type="float">
            <text:p>892</text:p>
          </table:table-cell>
          <table:table-cell office:value-type="float" office:value="0.388315439224243" calcext:value-type="float">
            <text:p>0.388315439224243</text:p>
          </table:table-cell>
          <table:table-cell table:formula="of:=[.C894]+[.A894]" office:value-type="float" office:value="71.9360401630402" calcext:value-type="float">
            <text:p>71.9360401630402</text:p>
          </table:table-cell>
          <table:table-cell office:value-type="float" office:value="0.650537490844727" calcext:value-type="float">
            <text:p>0.6505374908447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3" calcext:value-type="float">
            <text:p>893</text:p>
          </table:table-cell>
          <table:table-cell office:value-type="float" office:value="0.353848695755005" calcext:value-type="float">
            <text:p>0.353848695755005</text:p>
          </table:table-cell>
          <table:table-cell table:formula="of:=[.C895]+[.A895]" office:value-type="float" office:value="71.9015734195709" calcext:value-type="float">
            <text:p>71.9015734195709</text:p>
          </table:table-cell>
          <table:table-cell office:value-type="float" office:value="0.576316833496094" calcext:value-type="float">
            <text:p>0.5763168334960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4" calcext:value-type="float">
            <text:p>894</text:p>
          </table:table-cell>
          <table:table-cell office:value-type="float" office:value="0.44634222984314" calcext:value-type="float">
            <text:p>0.44634222984314</text:p>
          </table:table-cell>
          <table:table-cell table:formula="of:=[.C896]+[.A896]" office:value-type="float" office:value="71.994066953659" calcext:value-type="float">
            <text:p>71.994066953659</text:p>
          </table:table-cell>
          <table:table-cell office:value-type="float" office:value="1.26417708396912" calcext:value-type="float">
            <text:p>1.2641770839691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5" calcext:value-type="float">
            <text:p>895</text:p>
          </table:table-cell>
          <table:table-cell office:value-type="float" office:value="1.25004196166992" calcext:value-type="float">
            <text:p>1.25004196166992</text:p>
          </table:table-cell>
          <table:table-cell table:formula="of:=[.C897]+[.A897]" office:value-type="float" office:value="72.7977666854858" calcext:value-type="float">
            <text:p>72.7977666854858</text:p>
          </table:table-cell>
          <table:table-cell office:value-type="string" calcext:value-type="string">
            <text:p>NA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6" calcext:value-type="float">
            <text:p>896</text:p>
          </table:table-cell>
          <table:table-cell office:value-type="float" office:value="0.383723497390747" calcext:value-type="float">
            <text:p>0.383723497390747</text:p>
          </table:table-cell>
          <table:table-cell table:formula="of:=[.C898]+[.A898]" office:value-type="float" office:value="71.9314482212067" calcext:value-type="float">
            <text:p>71.9314482212067</text:p>
          </table:table-cell>
          <table:table-cell office:value-type="float" office:value="0.611483812332153" calcext:value-type="float">
            <text:p>0.6114838123321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7" calcext:value-type="float">
            <text:p>897</text:p>
          </table:table-cell>
          <table:table-cell office:value-type="float" office:value="0.359930753707886" calcext:value-type="float">
            <text:p>0.359930753707886</text:p>
          </table:table-cell>
          <table:table-cell table:formula="of:=[.C899]+[.A899]" office:value-type="float" office:value="71.9076554775238" calcext:value-type="float">
            <text:p>71.9076554775238</text:p>
          </table:table-cell>
          <table:table-cell office:value-type="float" office:value="0.691945791244507" calcext:value-type="float">
            <text:p>0.69194579124450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8" calcext:value-type="float">
            <text:p>898</text:p>
          </table:table-cell>
          <table:table-cell office:value-type="float" office:value="0.465390205383301" calcext:value-type="float">
            <text:p>0.465390205383301</text:p>
          </table:table-cell>
          <table:table-cell table:formula="of:=[.C900]+[.A900]" office:value-type="float" office:value="72.0131149291992" calcext:value-type="float">
            <text:p>72.0131149291992</text:p>
          </table:table-cell>
          <table:table-cell office:value-type="float" office:value="0.945878028869629" calcext:value-type="float">
            <text:p>0.94587802886962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9" calcext:value-type="float">
            <text:p>899</text:p>
          </table:table-cell>
          <table:table-cell office:value-type="float" office:value="0.420806169509888" calcext:value-type="float">
            <text:p>0.420806169509888</text:p>
          </table:table-cell>
          <table:table-cell table:formula="of:=[.C901]+[.A901]" office:value-type="float" office:value="71.9685308933258" calcext:value-type="float">
            <text:p>71.9685308933258</text:p>
          </table:table-cell>
          <table:table-cell office:value-type="float" office:value="0.774822950363159" calcext:value-type="float">
            <text:p>0.77482295036315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0" calcext:value-type="float">
            <text:p>900</text:p>
          </table:table-cell>
          <table:table-cell office:value-type="float" office:value="0.347898244857788" calcext:value-type="float">
            <text:p>0.347898244857788</text:p>
          </table:table-cell>
          <table:table-cell table:formula="of:=[.C902]+[.A902]" office:value-type="float" office:value="71.8956229686737" calcext:value-type="float">
            <text:p>71.8956229686737</text:p>
          </table:table-cell>
          <table:table-cell office:value-type="float" office:value="0.565994262695313" calcext:value-type="float">
            <text:p>0.5659942626953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1" calcext:value-type="float">
            <text:p>901</text:p>
          </table:table-cell>
          <table:table-cell office:value-type="float" office:value="0.282465219497681" calcext:value-type="float">
            <text:p>0.282465219497681</text:p>
          </table:table-cell>
          <table:table-cell table:formula="of:=[.C903]+[.A903]" office:value-type="float" office:value="71.8301899433136" calcext:value-type="float">
            <text:p>71.8301899433136</text:p>
          </table:table-cell>
          <table:table-cell office:value-type="float" office:value="0.434892892837524" calcext:value-type="float">
            <text:p>0.434892892837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2" calcext:value-type="float">
            <text:p>902</text:p>
          </table:table-cell>
          <table:table-cell office:value-type="float" office:value="0.35989785194397" calcext:value-type="float">
            <text:p>0.35989785194397</text:p>
          </table:table-cell>
          <table:table-cell table:formula="of:=[.C904]+[.A904]" office:value-type="float" office:value="71.9076225757599" calcext:value-type="float">
            <text:p>71.9076225757599</text:p>
          </table:table-cell>
          <table:table-cell office:value-type="float" office:value="0.544498682022095" calcext:value-type="float">
            <text:p>0.5444986820220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3" calcext:value-type="float">
            <text:p>903</text:p>
          </table:table-cell>
          <table:table-cell office:value-type="float" office:value="0.378466606140137" calcext:value-type="float">
            <text:p>0.378466606140137</text:p>
          </table:table-cell>
          <table:table-cell table:formula="of:=[.C905]+[.A905]" office:value-type="float" office:value="71.926191329956" calcext:value-type="float">
            <text:p>71.926191329956</text:p>
          </table:table-cell>
          <table:table-cell office:value-type="float" office:value="0.672003269195557" calcext:value-type="float">
            <text:p>0.67200326919555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4" calcext:value-type="float">
            <text:p>904</text:p>
          </table:table-cell>
          <table:table-cell office:value-type="float" office:value="1.22707748413086" calcext:value-type="float">
            <text:p>1.22707748413086</text:p>
          </table:table-cell>
          <table:table-cell table:formula="of:=[.C906]+[.A906]" office:value-type="float" office:value="72.7748022079468" calcext:value-type="float">
            <text:p>72.7748022079468</text:p>
          </table:table-cell>
          <table:table-cell office:value-type="string" calcext:value-type="string">
            <text:p>NA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5" calcext:value-type="float">
            <text:p>905</text:p>
          </table:table-cell>
          <table:table-cell office:value-type="float" office:value="0.433489799499512" calcext:value-type="float">
            <text:p>0.433489799499512</text:p>
          </table:table-cell>
          <table:table-cell table:formula="of:=[.C907]+[.A907]" office:value-type="float" office:value="71.9812145233154" calcext:value-type="float">
            <text:p>71.9812145233154</text:p>
          </table:table-cell>
          <table:table-cell office:value-type="float" office:value="1.01525163650513" calcext:value-type="float">
            <text:p>1.0152516365051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6" calcext:value-type="float">
            <text:p>906</text:p>
          </table:table-cell>
          <table:table-cell office:value-type="float" office:value="0.423006057739258" calcext:value-type="float">
            <text:p>0.423006057739258</text:p>
          </table:table-cell>
          <table:table-cell table:formula="of:=[.C908]+[.A908]" office:value-type="float" office:value="71.9707307815552" calcext:value-type="float">
            <text:p>71.9707307815552</text:p>
          </table:table-cell>
          <table:table-cell office:value-type="float" office:value="1.09392404556274" calcext:value-type="float">
            <text:p>1.0939240455627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7" calcext:value-type="float">
            <text:p>907</text:p>
          </table:table-cell>
          <table:table-cell office:value-type="float" office:value="0.343983173370361" calcext:value-type="float">
            <text:p>0.343983173370361</text:p>
          </table:table-cell>
          <table:table-cell table:formula="of:=[.C909]+[.A909]" office:value-type="float" office:value="71.8917078971863" calcext:value-type="float">
            <text:p>71.8917078971863</text:p>
          </table:table-cell>
          <table:table-cell office:value-type="float" office:value="0.536989212036133" calcext:value-type="float">
            <text:p>0.5369892120361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8" calcext:value-type="float">
            <text:p>908</text:p>
          </table:table-cell>
          <table:table-cell office:value-type="float" office:value="0.395069599151611" calcext:value-type="float">
            <text:p>0.395069599151611</text:p>
          </table:table-cell>
          <table:table-cell table:formula="of:=[.C910]+[.A910]" office:value-type="float" office:value="71.9427943229675" calcext:value-type="float">
            <text:p>71.9427943229675</text:p>
          </table:table-cell>
          <table:table-cell office:value-type="float" office:value="0.682145357131958" calcext:value-type="float">
            <text:p>0.68214535713195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9" calcext:value-type="float">
            <text:p>909</text:p>
          </table:table-cell>
          <table:table-cell office:value-type="float" office:value="0.61537766456604" calcext:value-type="float">
            <text:p>0.61537766456604</text:p>
          </table:table-cell>
          <table:table-cell table:formula="of:=[.C911]+[.A911]" office:value-type="float" office:value="72.1631023883819" calcext:value-type="float">
            <text:p>72.1631023883819</text:p>
          </table:table-cell>
          <table:table-cell office:value-type="float" office:value="2.28959321975708" calcext:value-type="float">
            <text:p>2.2895932197570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0" calcext:value-type="float">
            <text:p>910</text:p>
          </table:table-cell>
          <table:table-cell office:value-type="float" office:value="0.330646514892578" calcext:value-type="float">
            <text:p>0.330646514892578</text:p>
          </table:table-cell>
          <table:table-cell table:formula="of:=[.C912]+[.A912]" office:value-type="float" office:value="71.8783712387085" calcext:value-type="float">
            <text:p>71.8783712387085</text:p>
          </table:table-cell>
          <table:table-cell office:value-type="float" office:value="0.483423233032227" calcext:value-type="float">
            <text:p>0.4834232330322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1" calcext:value-type="float">
            <text:p>911</text:p>
          </table:table-cell>
          <table:table-cell office:value-type="float" office:value="0.360422372817993" calcext:value-type="float">
            <text:p>0.360422372817993</text:p>
          </table:table-cell>
          <table:table-cell table:formula="of:=[.C913]+[.A913]" office:value-type="float" office:value="71.9081470966339" calcext:value-type="float">
            <text:p>71.9081470966339</text:p>
          </table:table-cell>
          <table:table-cell office:value-type="float" office:value="0.475402355194092" calcext:value-type="float">
            <text:p>0.4754023551940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2" calcext:value-type="float">
            <text:p>912</text:p>
          </table:table-cell>
          <table:table-cell office:value-type="float" office:value="1.07571935653687" calcext:value-type="float">
            <text:p>1.07571935653687</text:p>
          </table:table-cell>
          <table:table-cell table:formula="of:=[.C914]+[.A914]" office:value-type="float" office:value="72.6234440803528" calcext:value-type="float">
            <text:p>72.6234440803528</text:p>
          </table:table-cell>
          <table:table-cell office:value-type="string" calcext:value-type="string">
            <text:p>NA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3" calcext:value-type="float">
            <text:p>913</text:p>
          </table:table-cell>
          <table:table-cell office:value-type="float" office:value="0.414061784744263" calcext:value-type="float">
            <text:p>0.414061784744263</text:p>
          </table:table-cell>
          <table:table-cell table:formula="of:=[.C915]+[.A915]" office:value-type="float" office:value="71.9617865085602" calcext:value-type="float">
            <text:p>71.9617865085602</text:p>
          </table:table-cell>
          <table:table-cell office:value-type="float" office:value="0.868484497070313" calcext:value-type="float">
            <text:p>0.86848449707031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4" calcext:value-type="float">
            <text:p>914</text:p>
          </table:table-cell>
          <table:table-cell office:value-type="float" office:value="0.909687995910645" calcext:value-type="float">
            <text:p>0.909687995910645</text:p>
          </table:table-cell>
          <table:table-cell table:formula="of:=[.C916]+[.A916]" office:value-type="float" office:value="72.4574127197266" calcext:value-type="float">
            <text:p>72.4574127197266</text:p>
          </table:table-cell>
          <table:table-cell office:value-type="string" calcext:value-type="string">
            <text:p>NA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5" calcext:value-type="float">
            <text:p>915</text:p>
          </table:table-cell>
          <table:table-cell office:value-type="float" office:value="0.278180837631226" calcext:value-type="float">
            <text:p>0.278180837631226</text:p>
          </table:table-cell>
          <table:table-cell table:formula="of:=[.C917]+[.A917]" office:value-type="float" office:value="71.8259055614471" calcext:value-type="float">
            <text:p>71.8259055614471</text:p>
          </table:table-cell>
          <table:table-cell office:value-type="float" office:value="0.437069892883301" calcext:value-type="float">
            <text:p>0.437069892883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6" calcext:value-type="float">
            <text:p>916</text:p>
          </table:table-cell>
          <table:table-cell office:value-type="float" office:value="0.823929786682129" calcext:value-type="float">
            <text:p>0.823929786682129</text:p>
          </table:table-cell>
          <table:table-cell table:formula="of:=[.C918]+[.A918]" office:value-type="float" office:value="72.371654510498" calcext:value-type="float">
            <text:p>72.371654510498</text:p>
          </table:table-cell>
          <table:table-cell office:value-type="string" calcext:value-type="string">
            <text:p>NA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7" calcext:value-type="float">
            <text:p>917</text:p>
          </table:table-cell>
          <table:table-cell office:value-type="float" office:value="0.924966812133789" calcext:value-type="float">
            <text:p>0.924966812133789</text:p>
          </table:table-cell>
          <table:table-cell table:formula="of:=[.C919]+[.A919]" office:value-type="float" office:value="72.4726915359497" calcext:value-type="float">
            <text:p>72.4726915359497</text:p>
          </table:table-cell>
          <table:table-cell office:value-type="string" calcext:value-type="string">
            <text:p>NA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8" calcext:value-type="float">
            <text:p>918</text:p>
          </table:table-cell>
          <table:table-cell office:value-type="float" office:value="0.384688138961792" calcext:value-type="float">
            <text:p>0.384688138961792</text:p>
          </table:table-cell>
          <table:table-cell table:formula="of:=[.C920]+[.A920]" office:value-type="float" office:value="71.9324128627777" calcext:value-type="float">
            <text:p>71.9324128627777</text:p>
          </table:table-cell>
          <table:table-cell office:value-type="float" office:value="0.601930379867554" calcext:value-type="float">
            <text:p>0.6019303798675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9" calcext:value-type="float">
            <text:p>919</text:p>
          </table:table-cell>
          <table:table-cell office:value-type="float" office:value="0.254228115081787" calcext:value-type="float">
            <text:p>0.254228115081787</text:p>
          </table:table-cell>
          <table:table-cell table:formula="of:=[.C921]+[.A921]" office:value-type="float" office:value="71.8019528388977" calcext:value-type="float">
            <text:p>71.8019528388977</text:p>
          </table:table-cell>
          <table:table-cell office:value-type="float" office:value="0.439215660095215" calcext:value-type="float">
            <text:p>0.439215660095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0" calcext:value-type="float">
            <text:p>920</text:p>
          </table:table-cell>
          <table:table-cell office:value-type="float" office:value="0.578023195266724" calcext:value-type="float">
            <text:p>0.578023195266724</text:p>
          </table:table-cell>
          <table:table-cell table:formula="of:=[.C922]+[.A922]" office:value-type="float" office:value="72.1257479190826" calcext:value-type="float">
            <text:p>72.1257479190826</text:p>
          </table:table-cell>
          <table:table-cell office:value-type="float" office:value="9.09528374671936" calcext:value-type="float">
            <text:p>9.0952837467193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1" calcext:value-type="float">
            <text:p>921</text:p>
          </table:table-cell>
          <table:table-cell office:value-type="float" office:value="0.276597023010254" calcext:value-type="float">
            <text:p>0.276597023010254</text:p>
          </table:table-cell>
          <table:table-cell table:formula="of:=[.C923]+[.A923]" office:value-type="float" office:value="71.8243217468262" calcext:value-type="float">
            <text:p>71.8243217468262</text:p>
          </table:table-cell>
          <table:table-cell office:value-type="float" office:value="0.437880516052246" calcext:value-type="float">
            <text:p>0.437880516052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2" calcext:value-type="float">
            <text:p>922</text:p>
          </table:table-cell>
          <table:table-cell office:value-type="float" office:value="0.464137315750122" calcext:value-type="float">
            <text:p>0.464137315750122</text:p>
          </table:table-cell>
          <table:table-cell table:formula="of:=[.C924]+[.A924]" office:value-type="float" office:value="72.011862039566" calcext:value-type="float">
            <text:p>72.011862039566</text:p>
          </table:table-cell>
          <table:table-cell office:value-type="float" office:value="0.943616390228272" calcext:value-type="float">
            <text:p>0.94361639022827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3" calcext:value-type="float">
            <text:p>923</text:p>
          </table:table-cell>
          <table:table-cell office:value-type="float" office:value="0.35737133026123" calcext:value-type="float">
            <text:p>0.35737133026123</text:p>
          </table:table-cell>
          <table:table-cell table:formula="of:=[.C925]+[.A925]" office:value-type="float" office:value="71.9050960540771" calcext:value-type="float">
            <text:p>71.9050960540771</text:p>
          </table:table-cell>
          <table:table-cell office:value-type="float" office:value="0.63636064529419" calcext:value-type="float">
            <text:p>0.636360645294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4" calcext:value-type="float">
            <text:p>924</text:p>
          </table:table-cell>
          <table:table-cell office:value-type="float" office:value="0.388209342956543" calcext:value-type="float">
            <text:p>0.388209342956543</text:p>
          </table:table-cell>
          <table:table-cell table:formula="of:=[.C926]+[.A926]" office:value-type="float" office:value="71.9359340667725" calcext:value-type="float">
            <text:p>71.9359340667725</text:p>
          </table:table-cell>
          <table:table-cell office:value-type="float" office:value="0.781543731689453" calcext:value-type="float">
            <text:p>0.78154373168945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5" calcext:value-type="float">
            <text:p>925</text:p>
          </table:table-cell>
          <table:table-cell office:value-type="float" office:value="0.497585296630859" calcext:value-type="float">
            <text:p>0.497585296630859</text:p>
          </table:table-cell>
          <table:table-cell table:formula="of:=[.C927]+[.A927]" office:value-type="float" office:value="72.0453100204468" calcext:value-type="float">
            <text:p>72.0453100204468</text:p>
          </table:table-cell>
          <table:table-cell office:value-type="float" office:value="1.34574246406555" calcext:value-type="float">
            <text:p>1.3457424640655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6" calcext:value-type="float">
            <text:p>926</text:p>
          </table:table-cell>
          <table:table-cell office:value-type="float" office:value="0.358821868896484" calcext:value-type="float">
            <text:p>0.358821868896484</text:p>
          </table:table-cell>
          <table:table-cell table:formula="of:=[.C928]+[.A928]" office:value-type="float" office:value="71.9065465927124" calcext:value-type="float">
            <text:p>71.9065465927124</text:p>
          </table:table-cell>
          <table:table-cell office:value-type="float" office:value="0.556312561035156" calcext:value-type="float">
            <text:p>0.5563125610351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7" calcext:value-type="float">
            <text:p>927</text:p>
          </table:table-cell>
          <table:table-cell office:value-type="float" office:value="0.382891893386841" calcext:value-type="float">
            <text:p>0.382891893386841</text:p>
          </table:table-cell>
          <table:table-cell table:formula="of:=[.C929]+[.A929]" office:value-type="float" office:value="71.9306166172027" calcext:value-type="float">
            <text:p>71.9306166172027</text:p>
          </table:table-cell>
          <table:table-cell office:value-type="float" office:value="0.912518978118897" calcext:value-type="float">
            <text:p>0.91251897811889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8" calcext:value-type="float">
            <text:p>928</text:p>
          </table:table-cell>
          <table:table-cell office:value-type="float" office:value="1.69717216491699" calcext:value-type="float">
            <text:p>1.69717216491699</text:p>
          </table:table-cell>
          <table:table-cell table:formula="of:=[.C930]+[.A930]" office:value-type="float" office:value="73.2448968887329" calcext:value-type="float">
            <text:p>73.2448968887329</text:p>
          </table:table-cell>
          <table:table-cell office:value-type="string" calcext:value-type="string">
            <text:p>NA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9" calcext:value-type="float">
            <text:p>929</text:p>
          </table:table-cell>
          <table:table-cell office:value-type="float" office:value="4.17447543144226" calcext:value-type="float">
            <text:p>4.17447543144226</text:p>
          </table:table-cell>
          <table:table-cell table:formula="of:=[.C931]+[.A931]" office:value-type="float" office:value="75.7222001552582" calcext:value-type="float">
            <text:p>75.7222001552582</text:p>
          </table:table-cell>
          <table:table-cell office:value-type="string" calcext:value-type="string">
            <text:p>NA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0" calcext:value-type="float">
            <text:p>930</text:p>
          </table:table-cell>
          <table:table-cell office:value-type="float" office:value="0.371947526931763" calcext:value-type="float">
            <text:p>0.371947526931763</text:p>
          </table:table-cell>
          <table:table-cell table:formula="of:=[.C932]+[.A932]" office:value-type="float" office:value="71.9196722507477" calcext:value-type="float">
            <text:p>71.9196722507477</text:p>
          </table:table-cell>
          <table:table-cell office:value-type="float" office:value="0.574490785598755" calcext:value-type="float">
            <text:p>0.57449078559875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1" calcext:value-type="float">
            <text:p>931</text:p>
          </table:table-cell>
          <table:table-cell office:value-type="float" office:value="0.383192300796509" calcext:value-type="float">
            <text:p>0.383192300796509</text:p>
          </table:table-cell>
          <table:table-cell table:formula="of:=[.C933]+[.A933]" office:value-type="float" office:value="71.9309170246124" calcext:value-type="float">
            <text:p>71.9309170246124</text:p>
          </table:table-cell>
          <table:table-cell office:value-type="float" office:value="0.766250848770142" calcext:value-type="float">
            <text:p>0.7662508487701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2" calcext:value-type="float">
            <text:p>932</text:p>
          </table:table-cell>
          <table:table-cell office:value-type="float" office:value="0.612352848052979" calcext:value-type="float">
            <text:p>0.612352848052979</text:p>
          </table:table-cell>
          <table:table-cell table:formula="of:=[.C934]+[.A934]" office:value-type="float" office:value="72.1600775718689" calcext:value-type="float">
            <text:p>72.1600775718689</text:p>
          </table:table-cell>
          <table:table-cell office:value-type="float" office:value="2.2139630317688" calcext:value-type="float">
            <text:p>2.213963031768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3" calcext:value-type="float">
            <text:p>933</text:p>
          </table:table-cell>
          <table:table-cell office:value-type="float" office:value="0.249238967895508" calcext:value-type="float">
            <text:p>0.249238967895508</text:p>
          </table:table-cell>
          <table:table-cell table:formula="of:=[.C935]+[.A935]" office:value-type="float" office:value="71.7969636917114" calcext:value-type="float">
            <text:p>71.7969636917114</text:p>
          </table:table-cell>
          <table:table-cell office:value-type="float" office:value="0.436800003051758" calcext:value-type="float">
            <text:p>0.436800003051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4" calcext:value-type="float">
            <text:p>934</text:p>
          </table:table-cell>
          <table:table-cell office:value-type="float" office:value="0.40397834777832" calcext:value-type="float">
            <text:p>0.40397834777832</text:p>
          </table:table-cell>
          <table:table-cell table:formula="of:=[.C936]+[.A936]" office:value-type="float" office:value="71.9517030715942" calcext:value-type="float">
            <text:p>71.9517030715942</text:p>
          </table:table-cell>
          <table:table-cell office:value-type="float" office:value="0.712549686431885" calcext:value-type="float">
            <text:p>0.71254968643188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5" calcext:value-type="float">
            <text:p>935</text:p>
          </table:table-cell>
          <table:table-cell office:value-type="float" office:value="0.255203247070313" calcext:value-type="float">
            <text:p>0.255203247070313</text:p>
          </table:table-cell>
          <table:table-cell table:formula="of:=[.C937]+[.A937]" office:value-type="float" office:value="71.8029279708862" calcext:value-type="float">
            <text:p>71.8029279708862</text:p>
          </table:table-cell>
          <table:table-cell office:value-type="float" office:value="0.437561273574829" calcext:value-type="float">
            <text:p>0.437561273574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6" calcext:value-type="float">
            <text:p>936</text:p>
          </table:table-cell>
          <table:table-cell office:value-type="float" office:value="0.338492155075073" calcext:value-type="float">
            <text:p>0.338492155075073</text:p>
          </table:table-cell>
          <table:table-cell table:formula="of:=[.C938]+[.A938]" office:value-type="float" office:value="71.886216878891" calcext:value-type="float">
            <text:p>71.886216878891</text:p>
          </table:table-cell>
          <table:table-cell office:value-type="float" office:value="0.593364715576172" calcext:value-type="float">
            <text:p>0.5933647155761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7" calcext:value-type="float">
            <text:p>937</text:p>
          </table:table-cell>
          <table:table-cell office:value-type="float" office:value="0.380484580993652" calcext:value-type="float">
            <text:p>0.380484580993652</text:p>
          </table:table-cell>
          <table:table-cell table:formula="of:=[.C939]+[.A939]" office:value-type="float" office:value="71.9282093048096" calcext:value-type="float">
            <text:p>71.9282093048096</text:p>
          </table:table-cell>
          <table:table-cell office:value-type="float" office:value="0.612395524978638" calcext:value-type="float">
            <text:p>0.61239552497863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8" calcext:value-type="float">
            <text:p>938</text:p>
          </table:table-cell>
          <table:table-cell office:value-type="float" office:value="0.393682718276978" calcext:value-type="float">
            <text:p>0.393682718276978</text:p>
          </table:table-cell>
          <table:table-cell table:formula="of:=[.C940]+[.A940]" office:value-type="float" office:value="71.9414074420929" calcext:value-type="float">
            <text:p>71.9414074420929</text:p>
          </table:table-cell>
          <table:table-cell office:value-type="float" office:value="1.12780356407166" calcext:value-type="float">
            <text:p>1.127803564071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9" calcext:value-type="float">
            <text:p>939</text:p>
          </table:table-cell>
          <table:table-cell office:value-type="float" office:value="0.359591007232666" calcext:value-type="float">
            <text:p>0.359591007232666</text:p>
          </table:table-cell>
          <table:table-cell table:formula="of:=[.C941]+[.A941]" office:value-type="float" office:value="71.9073157310486" calcext:value-type="float">
            <text:p>71.9073157310486</text:p>
          </table:table-cell>
          <table:table-cell office:value-type="float" office:value="0.607957601547241" calcext:value-type="float">
            <text:p>0.6079576015472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0" calcext:value-type="float">
            <text:p>940</text:p>
          </table:table-cell>
          <table:table-cell office:value-type="float" office:value="0.382089138031006" calcext:value-type="float">
            <text:p>0.382089138031006</text:p>
          </table:table-cell>
          <table:table-cell table:formula="of:=[.C942]+[.A942]" office:value-type="float" office:value="71.9298138618469" calcext:value-type="float">
            <text:p>71.9298138618469</text:p>
          </table:table-cell>
          <table:table-cell office:value-type="float" office:value="0.858461380004883" calcext:value-type="float">
            <text:p>0.85846138000488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1" calcext:value-type="float">
            <text:p>941</text:p>
          </table:table-cell>
          <table:table-cell office:value-type="float" office:value="0.438962697982788" calcext:value-type="float">
            <text:p>0.438962697982788</text:p>
          </table:table-cell>
          <table:table-cell table:formula="of:=[.C943]+[.A943]" office:value-type="float" office:value="71.9866874217987" calcext:value-type="float">
            <text:p>71.9866874217987</text:p>
          </table:table-cell>
          <table:table-cell office:value-type="float" office:value="1.39299273490906" calcext:value-type="float">
            <text:p>1.3929927349090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2" calcext:value-type="float">
            <text:p>942</text:p>
          </table:table-cell>
          <table:table-cell office:value-type="float" office:value="0.383782148361206" calcext:value-type="float">
            <text:p>0.383782148361206</text:p>
          </table:table-cell>
          <table:table-cell table:formula="of:=[.C944]+[.A944]" office:value-type="float" office:value="71.9315068721771" calcext:value-type="float">
            <text:p>71.9315068721771</text:p>
          </table:table-cell>
          <table:table-cell office:value-type="float" office:value="0.828498125076294" calcext:value-type="float">
            <text:p>0.82849812507629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3" calcext:value-type="float">
            <text:p>943</text:p>
          </table:table-cell>
          <table:table-cell office:value-type="float" office:value="0.373928070068359" calcext:value-type="float">
            <text:p>0.373928070068359</text:p>
          </table:table-cell>
          <table:table-cell table:formula="of:=[.C945]+[.A945]" office:value-type="float" office:value="71.9216527938843" calcext:value-type="float">
            <text:p>71.9216527938843</text:p>
          </table:table-cell>
          <table:table-cell office:value-type="float" office:value="0.590101480484009" calcext:value-type="float">
            <text:p>0.59010148048400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4" calcext:value-type="float">
            <text:p>944</text:p>
          </table:table-cell>
          <table:table-cell office:value-type="float" office:value="0.478485345840454" calcext:value-type="float">
            <text:p>0.478485345840454</text:p>
          </table:table-cell>
          <table:table-cell table:formula="of:=[.C946]+[.A946]" office:value-type="float" office:value="72.0262100696564" calcext:value-type="float">
            <text:p>72.0262100696564</text:p>
          </table:table-cell>
          <table:table-cell office:value-type="float" office:value="1.3677613735199" calcext:value-type="float">
            <text:p>1.367761373519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5" calcext:value-type="float">
            <text:p>945</text:p>
          </table:table-cell>
          <table:table-cell office:value-type="float" office:value="0.372176170349121" calcext:value-type="float">
            <text:p>0.372176170349121</text:p>
          </table:table-cell>
          <table:table-cell table:formula="of:=[.C947]+[.A947]" office:value-type="float" office:value="71.919900894165" calcext:value-type="float">
            <text:p>71.919900894165</text:p>
          </table:table-cell>
          <table:table-cell office:value-type="float" office:value="0.695448398590088" calcext:value-type="float">
            <text:p>0.69544839859008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6" calcext:value-type="float">
            <text:p>946</text:p>
          </table:table-cell>
          <table:table-cell office:value-type="float" office:value="0.343883275985718" calcext:value-type="float">
            <text:p>0.343883275985718</text:p>
          </table:table-cell>
          <table:table-cell table:formula="of:=[.C948]+[.A948]" office:value-type="float" office:value="71.8916079998016" calcext:value-type="float">
            <text:p>71.8916079998016</text:p>
          </table:table-cell>
          <table:table-cell office:value-type="float" office:value="0.672308206558228" calcext:value-type="float">
            <text:p>0.67230820655822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7" calcext:value-type="float">
            <text:p>947</text:p>
          </table:table-cell>
          <table:table-cell office:value-type="float" office:value="1.65765333175659" calcext:value-type="float">
            <text:p>1.65765333175659</text:p>
          </table:table-cell>
          <table:table-cell table:formula="of:=[.C949]+[.A949]" office:value-type="float" office:value="73.2053780555725" calcext:value-type="float">
            <text:p>73.2053780555725</text:p>
          </table:table-cell>
          <table:table-cell office:value-type="string" calcext:value-type="string">
            <text:p>NA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8" calcext:value-type="float">
            <text:p>948</text:p>
          </table:table-cell>
          <table:table-cell office:value-type="float" office:value="0.410800695419312" calcext:value-type="float">
            <text:p>0.410800695419312</text:p>
          </table:table-cell>
          <table:table-cell table:formula="of:=[.C950]+[.A950]" office:value-type="float" office:value="71.9585254192352" calcext:value-type="float">
            <text:p>71.9585254192352</text:p>
          </table:table-cell>
          <table:table-cell office:value-type="float" office:value="0.756786346435547" calcext:value-type="float">
            <text:p>0.75678634643554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9" calcext:value-type="float">
            <text:p>949</text:p>
          </table:table-cell>
          <table:table-cell office:value-type="float" office:value="1.68308472633362" calcext:value-type="float">
            <text:p>1.68308472633362</text:p>
          </table:table-cell>
          <table:table-cell table:formula="of:=[.C951]+[.A951]" office:value-type="float" office:value="73.2308094501495" calcext:value-type="float">
            <text:p>73.2308094501495</text:p>
          </table:table-cell>
          <table:table-cell office:value-type="string" calcext:value-type="string">
            <text:p>NA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0" calcext:value-type="float">
            <text:p>950</text:p>
          </table:table-cell>
          <table:table-cell office:value-type="float" office:value="0.454265594482422" calcext:value-type="float">
            <text:p>0.454265594482422</text:p>
          </table:table-cell>
          <table:table-cell table:formula="of:=[.C952]+[.A952]" office:value-type="float" office:value="72.0019903182983" calcext:value-type="float">
            <text:p>72.0019903182983</text:p>
          </table:table-cell>
          <table:table-cell office:value-type="float" office:value="5.63316583633423" calcext:value-type="float">
            <text:p>5.6331658363342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1" calcext:value-type="float">
            <text:p>951</text:p>
          </table:table-cell>
          <table:table-cell office:value-type="float" office:value="0.354659557342529" calcext:value-type="float">
            <text:p>0.354659557342529</text:p>
          </table:table-cell>
          <table:table-cell table:formula="of:=[.C953]+[.A953]" office:value-type="float" office:value="71.9023842811584" calcext:value-type="float">
            <text:p>71.9023842811584</text:p>
          </table:table-cell>
          <table:table-cell office:value-type="float" office:value="0.629058122634888" calcext:value-type="float">
            <text:p>0.62905812263488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2" calcext:value-type="float">
            <text:p>952</text:p>
          </table:table-cell>
          <table:table-cell office:value-type="float" office:value="0.3718101978302" calcext:value-type="float">
            <text:p>0.3718101978302</text:p>
          </table:table-cell>
          <table:table-cell table:formula="of:=[.C954]+[.A954]" office:value-type="float" office:value="71.9195349216461" calcext:value-type="float">
            <text:p>71.9195349216461</text:p>
          </table:table-cell>
          <table:table-cell office:value-type="float" office:value="0.660269737243652" calcext:value-type="float">
            <text:p>0.66026973724365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3" calcext:value-type="float">
            <text:p>953</text:p>
          </table:table-cell>
          <table:table-cell office:value-type="float" office:value="0.376647710800171" calcext:value-type="float">
            <text:p>0.376647710800171</text:p>
          </table:table-cell>
          <table:table-cell table:formula="of:=[.C955]+[.A955]" office:value-type="float" office:value="71.9243724346161" calcext:value-type="float">
            <text:p>71.9243724346161</text:p>
          </table:table-cell>
          <table:table-cell office:value-type="float" office:value="0.942411661148071" calcext:value-type="float">
            <text:p>0.94241166114807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4" calcext:value-type="float">
            <text:p>954</text:p>
          </table:table-cell>
          <table:table-cell office:value-type="float" office:value="0.294587373733521" calcext:value-type="float">
            <text:p>0.294587373733521</text:p>
          </table:table-cell>
          <table:table-cell table:formula="of:=[.C956]+[.A956]" office:value-type="float" office:value="71.8423120975494" calcext:value-type="float">
            <text:p>71.8423120975494</text:p>
          </table:table-cell>
          <table:table-cell office:value-type="float" office:value="0.435343980789185" calcext:value-type="float">
            <text:p>0.435343980789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5" calcext:value-type="float">
            <text:p>955</text:p>
          </table:table-cell>
          <table:table-cell office:value-type="float" office:value="0.398513078689575" calcext:value-type="float">
            <text:p>0.398513078689575</text:p>
          </table:table-cell>
          <table:table-cell table:formula="of:=[.C957]+[.A957]" office:value-type="float" office:value="71.9462378025055" calcext:value-type="float">
            <text:p>71.9462378025055</text:p>
          </table:table-cell>
          <table:table-cell office:value-type="float" office:value="0.718060731887817" calcext:value-type="float">
            <text:p>0.71806073188781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6" calcext:value-type="float">
            <text:p>956</text:p>
          </table:table-cell>
          <table:table-cell office:value-type="float" office:value="0.407475709915161" calcext:value-type="float">
            <text:p>0.407475709915161</text:p>
          </table:table-cell>
          <table:table-cell table:formula="of:=[.C958]+[.A958]" office:value-type="float" office:value="71.9552004337311" calcext:value-type="float">
            <text:p>71.9552004337311</text:p>
          </table:table-cell>
          <table:table-cell office:value-type="float" office:value="0.992336750030518" calcext:value-type="float">
            <text:p>0.99233675003051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7" calcext:value-type="float">
            <text:p>957</text:p>
          </table:table-cell>
          <table:table-cell office:value-type="float" office:value="0.290078163146973" calcext:value-type="float">
            <text:p>0.290078163146973</text:p>
          </table:table-cell>
          <table:table-cell table:formula="of:=[.C959]+[.A959]" office:value-type="float" office:value="71.8378028869629" calcext:value-type="float">
            <text:p>71.8378028869629</text:p>
          </table:table-cell>
          <table:table-cell office:value-type="float" office:value="0.439640045166016" calcext:value-type="float">
            <text:p>0.43964004516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8" calcext:value-type="float">
            <text:p>958</text:p>
          </table:table-cell>
          <table:table-cell office:value-type="float" office:value="1.10126495361328" calcext:value-type="float">
            <text:p>1.10126495361328</text:p>
          </table:table-cell>
          <table:table-cell table:formula="of:=[.C960]+[.A960]" office:value-type="float" office:value="72.6489896774292" calcext:value-type="float">
            <text:p>72.6489896774292</text:p>
          </table:table-cell>
          <table:table-cell office:value-type="string" calcext:value-type="string">
            <text:p>NA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9" calcext:value-type="float">
            <text:p>959</text:p>
          </table:table-cell>
          <table:table-cell office:value-type="float" office:value="0.396641492843628" calcext:value-type="float">
            <text:p>0.396641492843628</text:p>
          </table:table-cell>
          <table:table-cell table:formula="of:=[.C961]+[.A961]" office:value-type="float" office:value="71.9443662166595" calcext:value-type="float">
            <text:p>71.9443662166595</text:p>
          </table:table-cell>
          <table:table-cell office:value-type="float" office:value="0.863211631774902" calcext:value-type="float">
            <text:p>0.86321163177490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0" calcext:value-type="float">
            <text:p>960</text:p>
          </table:table-cell>
          <table:table-cell office:value-type="float" office:value="0.79728364944458" calcext:value-type="float">
            <text:p>0.79728364944458</text:p>
          </table:table-cell>
          <table:table-cell table:formula="of:=[.C962]+[.A962]" office:value-type="float" office:value="72.3450083732605" calcext:value-type="float">
            <text:p>72.3450083732605</text:p>
          </table:table-cell>
          <table:table-cell office:value-type="float" office:value="4.25737905502319" calcext:value-type="float">
            <text:p>4.25737905502319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1" calcext:value-type="float">
            <text:p>961</text:p>
          </table:table-cell>
          <table:table-cell office:value-type="float" office:value="0.400318145751953" calcext:value-type="float">
            <text:p>0.400318145751953</text:p>
          </table:table-cell>
          <table:table-cell table:formula="of:=[.C963]+[.A963]" office:value-type="float" office:value="71.9480428695679" calcext:value-type="float">
            <text:p>71.9480428695679</text:p>
          </table:table-cell>
          <table:table-cell office:value-type="float" office:value="0.658772945404053" calcext:value-type="float">
            <text:p>0.6587729454040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2" calcext:value-type="float">
            <text:p>962</text:p>
          </table:table-cell>
          <table:table-cell office:value-type="float" office:value="0.356956481933594" calcext:value-type="float">
            <text:p>0.356956481933594</text:p>
          </table:table-cell>
          <table:table-cell table:formula="of:=[.C964]+[.A964]" office:value-type="float" office:value="71.9046812057495" calcext:value-type="float">
            <text:p>71.9046812057495</text:p>
          </table:table-cell>
          <table:table-cell office:value-type="float" office:value="0.615099430084229" calcext:value-type="float">
            <text:p>0.6150994300842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3" calcext:value-type="float">
            <text:p>963</text:p>
          </table:table-cell>
          <table:table-cell office:value-type="float" office:value="0.367960691452026" calcext:value-type="float">
            <text:p>0.367960691452026</text:p>
          </table:table-cell>
          <table:table-cell table:formula="of:=[.C965]+[.A965]" office:value-type="float" office:value="71.9156854152679" calcext:value-type="float">
            <text:p>71.9156854152679</text:p>
          </table:table-cell>
          <table:table-cell office:value-type="float" office:value="0.492798089981079" calcext:value-type="float">
            <text:p>0.4927980899810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4" calcext:value-type="float">
            <text:p>964</text:p>
          </table:table-cell>
          <table:table-cell office:value-type="float" office:value="1.05336880683899" calcext:value-type="float">
            <text:p>1.05336880683899</text:p>
          </table:table-cell>
          <table:table-cell table:formula="of:=[.C966]+[.A966]" office:value-type="float" office:value="72.6010935306549" calcext:value-type="float">
            <text:p>72.6010935306549</text:p>
          </table:table-cell>
          <table:table-cell office:value-type="string" calcext:value-type="string">
            <text:p>NA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5" calcext:value-type="float">
            <text:p>965</text:p>
          </table:table-cell>
          <table:table-cell office:value-type="float" office:value="0.393130540847778" calcext:value-type="float">
            <text:p>0.393130540847778</text:p>
          </table:table-cell>
          <table:table-cell table:formula="of:=[.C967]+[.A967]" office:value-type="float" office:value="71.9408552646637" calcext:value-type="float">
            <text:p>71.9408552646637</text:p>
          </table:table-cell>
          <table:table-cell office:value-type="float" office:value="0.740350008010864" calcext:value-type="float">
            <text:p>0.74035000801086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6" calcext:value-type="float">
            <text:p>966</text:p>
          </table:table-cell>
          <table:table-cell office:value-type="float" office:value="0.255009889602661" calcext:value-type="float">
            <text:p>0.255009889602661</text:p>
          </table:table-cell>
          <table:table-cell table:formula="of:=[.C968]+[.A968]" office:value-type="float" office:value="71.8027346134186" calcext:value-type="float">
            <text:p>71.8027346134186</text:p>
          </table:table-cell>
          <table:table-cell office:value-type="float" office:value="0.438791990280151" calcext:value-type="float">
            <text:p>0.438791990280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7" calcext:value-type="float">
            <text:p>967</text:p>
          </table:table-cell>
          <table:table-cell office:value-type="float" office:value="0.272961378097534" calcext:value-type="float">
            <text:p>0.272961378097534</text:p>
          </table:table-cell>
          <table:table-cell table:formula="of:=[.C969]+[.A969]" office:value-type="float" office:value="71.8206861019134" calcext:value-type="float">
            <text:p>71.8206861019134</text:p>
          </table:table-cell>
          <table:table-cell office:value-type="float" office:value="0.441948890686035" calcext:value-type="float">
            <text:p>0.441948890686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8" calcext:value-type="float">
            <text:p>968</text:p>
          </table:table-cell>
          <table:table-cell office:value-type="float" office:value="0.665167093276978" calcext:value-type="float">
            <text:p>0.665167093276978</text:p>
          </table:table-cell>
          <table:table-cell table:formula="of:=[.C970]+[.A970]" office:value-type="float" office:value="72.2128918170929" calcext:value-type="float">
            <text:p>72.2128918170929</text:p>
          </table:table-cell>
          <table:table-cell office:value-type="string" calcext:value-type="string">
            <text:p>NA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9" calcext:value-type="float">
            <text:p>969</text:p>
          </table:table-cell>
          <table:table-cell office:value-type="float" office:value="0.460879325866699" calcext:value-type="float">
            <text:p>0.460879325866699</text:p>
          </table:table-cell>
          <table:table-cell table:formula="of:=[.C971]+[.A971]" office:value-type="float" office:value="72.0086040496826" calcext:value-type="float">
            <text:p>72.0086040496826</text:p>
          </table:table-cell>
          <table:table-cell office:value-type="float" office:value="1.42439675331116" calcext:value-type="float">
            <text:p>1.4243967533111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0" calcext:value-type="float">
            <text:p>970</text:p>
          </table:table-cell>
          <table:table-cell office:value-type="float" office:value="0.330716133117676" calcext:value-type="float">
            <text:p>0.330716133117676</text:p>
          </table:table-cell>
          <table:table-cell table:formula="of:=[.C972]+[.A972]" office:value-type="float" office:value="71.8784408569336" calcext:value-type="float">
            <text:p>71.8784408569336</text:p>
          </table:table-cell>
          <table:table-cell office:value-type="float" office:value="0.494988679885864" calcext:value-type="float">
            <text:p>0.4949886798858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1" calcext:value-type="float">
            <text:p>971</text:p>
          </table:table-cell>
          <table:table-cell office:value-type="float" office:value="0.34966778755188" calcext:value-type="float">
            <text:p>0.34966778755188</text:p>
          </table:table-cell>
          <table:table-cell table:formula="of:=[.C973]+[.A973]" office:value-type="float" office:value="71.8973925113678" calcext:value-type="float">
            <text:p>71.8973925113678</text:p>
          </table:table-cell>
          <table:table-cell office:value-type="float" office:value="0.714788913726807" calcext:value-type="float">
            <text:p>0.71478891372680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2" calcext:value-type="float">
            <text:p>972</text:p>
          </table:table-cell>
          <table:table-cell office:value-type="float" office:value="0.365935325622559" calcext:value-type="float">
            <text:p>0.365935325622559</text:p>
          </table:table-cell>
          <table:table-cell table:formula="of:=[.C974]+[.A974]" office:value-type="float" office:value="71.9136600494385" calcext:value-type="float">
            <text:p>71.9136600494385</text:p>
          </table:table-cell>
          <table:table-cell office:value-type="float" office:value="0.631714105606079" calcext:value-type="float">
            <text:p>0.6317141056060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3" calcext:value-type="float">
            <text:p>973</text:p>
          </table:table-cell>
          <table:table-cell office:value-type="float" office:value="0.565526485443115" calcext:value-type="float">
            <text:p>0.565526485443115</text:p>
          </table:table-cell>
          <table:table-cell table:formula="of:=[.C975]+[.A975]" office:value-type="float" office:value="72.113251209259" calcext:value-type="float">
            <text:p>72.113251209259</text:p>
          </table:table-cell>
          <table:table-cell office:value-type="string" calcext:value-type="string">
            <text:p>NA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4" calcext:value-type="float">
            <text:p>974</text:p>
          </table:table-cell>
          <table:table-cell office:value-type="float" office:value="0.480757713317871" calcext:value-type="float">
            <text:p>0.480757713317871</text:p>
          </table:table-cell>
          <table:table-cell table:formula="of:=[.C976]+[.A976]" office:value-type="float" office:value="72.0284824371338" calcext:value-type="float">
            <text:p>72.0284824371338</text:p>
          </table:table-cell>
          <table:table-cell office:value-type="float" office:value="1.59361839294434" calcext:value-type="float">
            <text:p>1.5936183929443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5" calcext:value-type="float">
            <text:p>975</text:p>
          </table:table-cell>
          <table:table-cell office:value-type="float" office:value="0.261212348937988" calcext:value-type="float">
            <text:p>0.261212348937988</text:p>
          </table:table-cell>
          <table:table-cell table:formula="of:=[.C977]+[.A977]" office:value-type="float" office:value="71.8089370727539" calcext:value-type="float">
            <text:p>71.8089370727539</text:p>
          </table:table-cell>
          <table:table-cell office:value-type="float" office:value="0.44293212890625" calcext:value-type="float">
            <text:p>0.4429321289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6" calcext:value-type="float">
            <text:p>976</text:p>
          </table:table-cell>
          <table:table-cell office:value-type="float" office:value="0.325015068054199" calcext:value-type="float">
            <text:p>0.325015068054199</text:p>
          </table:table-cell>
          <table:table-cell table:formula="of:=[.C978]+[.A978]" office:value-type="float" office:value="71.8727397918701" calcext:value-type="float">
            <text:p>71.8727397918701</text:p>
          </table:table-cell>
          <table:table-cell office:value-type="float" office:value="0.604720115661621" calcext:value-type="float">
            <text:p>0.6047201156616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7" calcext:value-type="float">
            <text:p>977</text:p>
          </table:table-cell>
          <table:table-cell office:value-type="float" office:value="0.388265609741211" calcext:value-type="float">
            <text:p>0.388265609741211</text:p>
          </table:table-cell>
          <table:table-cell table:formula="of:=[.C979]+[.A979]" office:value-type="float" office:value="71.9359903335571" calcext:value-type="float">
            <text:p>71.9359903335571</text:p>
          </table:table-cell>
          <table:table-cell office:value-type="float" office:value="0.935670614242554" calcext:value-type="float">
            <text:p>0.93567061424255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8" calcext:value-type="float">
            <text:p>978</text:p>
          </table:table-cell>
          <table:table-cell office:value-type="float" office:value="0.359331130981445" calcext:value-type="float">
            <text:p>0.359331130981445</text:p>
          </table:table-cell>
          <table:table-cell table:formula="of:=[.C980]+[.A980]" office:value-type="float" office:value="71.9070558547974" calcext:value-type="float">
            <text:p>71.9070558547974</text:p>
          </table:table-cell>
          <table:table-cell office:value-type="float" office:value="0.565200090408325" calcext:value-type="float">
            <text:p>0.5652000904083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9" calcext:value-type="float">
            <text:p>979</text:p>
          </table:table-cell>
          <table:table-cell office:value-type="float" office:value="0.452304124832153" calcext:value-type="float">
            <text:p>0.452304124832153</text:p>
          </table:table-cell>
          <table:table-cell table:formula="of:=[.C981]+[.A981]" office:value-type="float" office:value="72.0000288486481" calcext:value-type="float">
            <text:p>72.0000288486481</text:p>
          </table:table-cell>
          <table:table-cell office:value-type="float" office:value="1.3610634803772" calcext:value-type="float">
            <text:p>1.361063480377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0" calcext:value-type="float">
            <text:p>980</text:p>
          </table:table-cell>
          <table:table-cell office:value-type="float" office:value="0.478040218353272" calcext:value-type="float">
            <text:p>0.478040218353272</text:p>
          </table:table-cell>
          <table:table-cell table:formula="of:=[.C982]+[.A982]" office:value-type="float" office:value="72.0257649421692" calcext:value-type="float">
            <text:p>72.0257649421692</text:p>
          </table:table-cell>
          <table:table-cell office:value-type="float" office:value="1.05344152450562" calcext:value-type="float">
            <text:p>1.0534415245056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1" calcext:value-type="float">
            <text:p>981</text:p>
          </table:table-cell>
          <table:table-cell office:value-type="float" office:value="0.355895280838013" calcext:value-type="float">
            <text:p>0.355895280838013</text:p>
          </table:table-cell>
          <table:table-cell table:formula="of:=[.C983]+[.A983]" office:value-type="float" office:value="71.9036200046539" calcext:value-type="float">
            <text:p>71.9036200046539</text:p>
          </table:table-cell>
          <table:table-cell office:value-type="float" office:value="0.640756607055664" calcext:value-type="float">
            <text:p>0.6407566070556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2" calcext:value-type="float">
            <text:p>982</text:p>
          </table:table-cell>
          <table:table-cell office:value-type="float" office:value="0.480127334594727" calcext:value-type="float">
            <text:p>0.480127334594727</text:p>
          </table:table-cell>
          <table:table-cell table:formula="of:=[.C984]+[.A984]" office:value-type="float" office:value="72.0278520584106" calcext:value-type="float">
            <text:p>72.0278520584106</text:p>
          </table:table-cell>
          <table:table-cell office:value-type="float" office:value="1.47467446327209" calcext:value-type="float">
            <text:p>1.4746744632720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3" calcext:value-type="float">
            <text:p>983</text:p>
          </table:table-cell>
          <table:table-cell office:value-type="float" office:value="0.336169004440308" calcext:value-type="float">
            <text:p>0.336169004440308</text:p>
          </table:table-cell>
          <table:table-cell table:formula="of:=[.C985]+[.A985]" office:value-type="float" office:value="71.8838937282562" calcext:value-type="float">
            <text:p>71.8838937282562</text:p>
          </table:table-cell>
          <table:table-cell office:value-type="float" office:value="0.551819086074829" calcext:value-type="float">
            <text:p>0.5518190860748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4" calcext:value-type="float">
            <text:p>984</text:p>
          </table:table-cell>
          <table:table-cell office:value-type="float" office:value="0.404812097549439" calcext:value-type="float">
            <text:p>0.404812097549439</text:p>
          </table:table-cell>
          <table:table-cell table:formula="of:=[.C986]+[.A986]" office:value-type="float" office:value="71.9525368213653" calcext:value-type="float">
            <text:p>71.9525368213653</text:p>
          </table:table-cell>
          <table:table-cell office:value-type="float" office:value="1.01566290855408" calcext:value-type="float">
            <text:p>1.0156629085540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5" calcext:value-type="float">
            <text:p>985</text:p>
          </table:table-cell>
          <table:table-cell office:value-type="float" office:value="0.398298740386963" calcext:value-type="float">
            <text:p>0.398298740386963</text:p>
          </table:table-cell>
          <table:table-cell table:formula="of:=[.C987]+[.A987]" office:value-type="float" office:value="71.9460234642029" calcext:value-type="float">
            <text:p>71.9460234642029</text:p>
          </table:table-cell>
          <table:table-cell office:value-type="float" office:value="0.796472311019898" calcext:value-type="float">
            <text:p>0.79647231101989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6" calcext:value-type="float">
            <text:p>986</text:p>
          </table:table-cell>
          <table:table-cell office:value-type="float" office:value="0.328096866607666" calcext:value-type="float">
            <text:p>0.328096866607666</text:p>
          </table:table-cell>
          <table:table-cell table:formula="of:=[.C988]+[.A988]" office:value-type="float" office:value="71.8758215904236" calcext:value-type="float">
            <text:p>71.8758215904236</text:p>
          </table:table-cell>
          <table:table-cell office:value-type="float" office:value="0.444195747375488" calcext:value-type="float">
            <text:p>0.4441957473754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7" calcext:value-type="float">
            <text:p>987</text:p>
          </table:table-cell>
          <table:table-cell office:value-type="float" office:value="0.410953044891357" calcext:value-type="float">
            <text:p>0.410953044891357</text:p>
          </table:table-cell>
          <table:table-cell table:formula="of:=[.C989]+[.A989]" office:value-type="float" office:value="71.9586777687073" calcext:value-type="float">
            <text:p>71.9586777687073</text:p>
          </table:table-cell>
          <table:table-cell office:value-type="float" office:value="1.0901210308075" calcext:value-type="float">
            <text:p>1.090121030807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8" calcext:value-type="float">
            <text:p>988</text:p>
          </table:table-cell>
          <table:table-cell office:value-type="float" office:value="0.533438444137573" calcext:value-type="float">
            <text:p>0.533438444137573</text:p>
          </table:table-cell>
          <table:table-cell table:formula="of:=[.C990]+[.A990]" office:value-type="float" office:value="72.0811631679535" calcext:value-type="float">
            <text:p>72.0811631679535</text:p>
          </table:table-cell>
          <table:table-cell office:value-type="float" office:value="1.96443247795105" calcext:value-type="float">
            <text:p>1.9644324779510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9" calcext:value-type="float">
            <text:p>989</text:p>
          </table:table-cell>
          <table:table-cell office:value-type="float" office:value="0.415560245513916" calcext:value-type="float">
            <text:p>0.415560245513916</text:p>
          </table:table-cell>
          <table:table-cell table:formula="of:=[.C991]+[.A991]" office:value-type="float" office:value="71.9632849693298" calcext:value-type="float">
            <text:p>71.9632849693298</text:p>
          </table:table-cell>
          <table:table-cell office:value-type="float" office:value="0.991939544677734" calcext:value-type="float">
            <text:p>0.99193954467773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0" calcext:value-type="float">
            <text:p>990</text:p>
          </table:table-cell>
          <table:table-cell office:value-type="float" office:value="0.603919982910156" calcext:value-type="float">
            <text:p>0.603919982910156</text:p>
          </table:table-cell>
          <table:table-cell table:formula="of:=[.C992]+[.A992]" office:value-type="float" office:value="72.1516447067261" calcext:value-type="float">
            <text:p>72.1516447067261</text:p>
          </table:table-cell>
          <table:table-cell office:value-type="float" office:value="1.61064648628235" calcext:value-type="float">
            <text:p>1.6106464862823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1" calcext:value-type="float">
            <text:p>991</text:p>
          </table:table-cell>
          <table:table-cell office:value-type="float" office:value="0.409846067428589" calcext:value-type="float">
            <text:p>0.409846067428589</text:p>
          </table:table-cell>
          <table:table-cell table:formula="of:=[.C993]+[.A993]" office:value-type="float" office:value="71.9575707912445" calcext:value-type="float">
            <text:p>71.9575707912445</text:p>
          </table:table-cell>
          <table:table-cell office:value-type="float" office:value="0.738056421279907" calcext:value-type="float">
            <text:p>0.73805642127990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2" calcext:value-type="float">
            <text:p>992</text:p>
          </table:table-cell>
          <table:table-cell office:value-type="float" office:value="0.377647399902344" calcext:value-type="float">
            <text:p>0.377647399902344</text:p>
          </table:table-cell>
          <table:table-cell table:formula="of:=[.C994]+[.A994]" office:value-type="float" office:value="71.9253721237183" calcext:value-type="float">
            <text:p>71.9253721237183</text:p>
          </table:table-cell>
          <table:table-cell office:value-type="float" office:value="0.686522722244263" calcext:value-type="float">
            <text:p>0.68652272224426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3" calcext:value-type="float">
            <text:p>993</text:p>
          </table:table-cell>
          <table:table-cell office:value-type="float" office:value="0.43560266494751" calcext:value-type="float">
            <text:p>0.43560266494751</text:p>
          </table:table-cell>
          <table:table-cell table:formula="of:=[.C995]+[.A995]" office:value-type="float" office:value="71.9833273887634" calcext:value-type="float">
            <text:p>71.9833273887634</text:p>
          </table:table-cell>
          <table:table-cell office:value-type="float" office:value="1.10172080993652" calcext:value-type="float">
            <text:p>1.1017208099365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4" calcext:value-type="float">
            <text:p>994</text:p>
          </table:table-cell>
          <table:table-cell office:value-type="float" office:value="0.39724612236023" calcext:value-type="float">
            <text:p>0.39724612236023</text:p>
          </table:table-cell>
          <table:table-cell table:formula="of:=[.C996]+[.A996]" office:value-type="float" office:value="71.9449708461761" calcext:value-type="float">
            <text:p>71.9449708461761</text:p>
          </table:table-cell>
          <table:table-cell office:value-type="float" office:value="0.862231969833374" calcext:value-type="float">
            <text:p>0.86223196983337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5" calcext:value-type="float">
            <text:p>995</text:p>
          </table:table-cell>
          <table:table-cell office:value-type="float" office:value="0.337554931640625" calcext:value-type="float">
            <text:p>0.337554931640625</text:p>
          </table:table-cell>
          <table:table-cell table:formula="of:=[.C997]+[.A997]" office:value-type="float" office:value="71.8852796554565" calcext:value-type="float">
            <text:p>71.8852796554565</text:p>
          </table:table-cell>
          <table:table-cell office:value-type="float" office:value="0.542849540710449" calcext:value-type="float">
            <text:p>0.5428495407104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6" calcext:value-type="float">
            <text:p>996</text:p>
          </table:table-cell>
          <table:table-cell office:value-type="float" office:value="1.24173045158386" calcext:value-type="float">
            <text:p>1.24173045158386</text:p>
          </table:table-cell>
          <table:table-cell table:formula="of:=[.C998]+[.A998]" office:value-type="float" office:value="72.7894551753998" calcext:value-type="float">
            <text:p>72.7894551753998</text:p>
          </table:table-cell>
          <table:table-cell office:value-type="string" calcext:value-type="string">
            <text:p>NA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7" calcext:value-type="float">
            <text:p>997</text:p>
          </table:table-cell>
          <table:table-cell office:value-type="float" office:value="0.415340423583984" calcext:value-type="float">
            <text:p>0.415340423583984</text:p>
          </table:table-cell>
          <table:table-cell table:formula="of:=[.C999]+[.A999]" office:value-type="float" office:value="71.9630651473999" calcext:value-type="float">
            <text:p>71.9630651473999</text:p>
          </table:table-cell>
          <table:table-cell office:value-type="float" office:value="0.776134967803955" calcext:value-type="float">
            <text:p>0.77613496780395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8" calcext:value-type="float">
            <text:p>998</text:p>
          </table:table-cell>
          <table:table-cell office:value-type="float" office:value="1.24635434150696" calcext:value-type="float">
            <text:p>1.24635434150696</text:p>
          </table:table-cell>
          <table:table-cell table:formula="of:=[.C1000]+[.A1000]" office:value-type="float" office:value="72.7940790653229" calcext:value-type="float">
            <text:p>72.7940790653229</text:p>
          </table:table-cell>
          <table:table-cell office:value-type="string" calcext:value-type="string">
            <text:p>NA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9" calcext:value-type="float">
            <text:p>999</text:p>
          </table:table-cell>
          <table:table-cell office:value-type="float" office:value="0.388801574707031" calcext:value-type="float">
            <text:p>0.388801574707031</text:p>
          </table:table-cell>
          <table:table-cell table:formula="of:=[.C1001]+[.A1001]" office:value-type="float" office:value="71.9365262985229" calcext:value-type="float">
            <text:p>71.9365262985229</text:p>
          </table:table-cell>
          <table:table-cell office:value-type="float" office:value="0.613109588623047" calcext:value-type="float">
            <text:p>0.613109588623047</text:p>
          </table:table-cell>
          <table:table-cell office:value-type="float" office:value="18" calcext:value-type="float">
            <text:p>18</text:p>
          </table:table-cell>
        </table:table-row>
      </table:table>
      <table:table table:name="statistical" table:style-name="ta1">
        <table:table-column table:style-name="co10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SnomedCT16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mex+zoom</text:p>
          </table:table-cell>
          <table:table-cell office:value-type="string" calcext:value-type="string">
            <text:p>ForMod+zoom</text:p>
          </table:table-cell>
          <table:table-cell office:value-type="string" calcext:value-type="string">
            <text:p>Sentiment module time</text:p>
          </table:table-cell>
          <table:table-cell office:value-type="string" calcext:value-type="string">
            <text:p>Complete module time</text:p>
          </table:table-cell>
        </table:table-row>
        <table:table-row table:style-name="ro1">
          <table:table-cell office:value-type="string" calcext:value-type="string">
            <text:p>successes rate</text:p>
          </table:table-cell>
          <table:table-cell table:style-name="ce1" office:value-type="percentage" office:value="0.652" calcext:value-type="percentage">
            <text:p>65.20%</text:p>
          </table:table-cell>
          <table:table-cell table:style-name="ce1"/>
          <table:table-cell table:style-name="ce1" office:value-type="percentage" office:value="0.841" calcext:value-type="percentage">
            <text:p>84.10%</text:p>
          </table:table-cell>
          <table:table-cell table:number-columns-repeated="2"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84.97523" calcext:value-type="float">
            <text:p>184.97523</text:p>
          </table:table-cell>
          <table:table-cell/>
          <table:table-cell office:value-type="float" office:value="2.42444433367451" calcext:value-type="float">
            <text:p>2.42444433367451</text:p>
          </table:table-cell>
          <table:table-cell office:value-type="float" office:value="0.66539" calcext:value-type="float">
            <text:p>0.66539</text:p>
          </table:table-cell>
          <table:table-cell office:value-type="float" office:value="72.11893" calcext:value-type="float">
            <text:p>72.11893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136.643043994904" calcext:value-type="float">
            <text:p>136.643043994904</text:p>
          </table:table-cell>
          <table:table-cell/>
          <table:table-cell office:value-type="float" office:value="0.679797172546387" calcext:value-type="float">
            <text:p>0.679797172546387</text:p>
          </table:table-cell>
          <table:table-cell office:value-type="float" office:value="0.66406" calcext:value-type="float">
            <text:p>0.66406</text:p>
          </table:table-cell>
          <table:table-cell office:value-type="float" office:value="71.93487" calcext:value-type="float">
            <text:p>71.9348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599.19556" calcext:value-type="float">
            <text:p>599.19556</text:p>
          </table:table-cell>
          <table:table-cell/>
          <table:table-cell office:value-type="float" office:value="365.490618944168" calcext:value-type="float">
            <text:p>365.490618944168</text:p>
          </table:table-cell>
          <table:table-cell office:value-type="float" office:value="0.75251" calcext:value-type="float">
            <text:p>0.75251</text:p>
          </table:table-cell>
          <table:table-cell office:value-type="float" office:value="76.28285" calcext:value-type="float">
            <text:p>76.282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5.13657" calcext:value-type="float">
            <text:p>35.13657</text:p>
          </table:table-cell>
          <table:table-cell/>
          <table:table-cell office:value-type="float" office:value="0.414162397384644" calcext:value-type="float">
            <text:p>0.414162397384644</text:p>
          </table:table-cell>
          <table:table-cell office:value-type="float" office:value="0.58168" calcext:value-type="float">
            <text:p>0.58168</text:p>
          </table:table-cell>
          <table:table-cell office:value-type="float" office:value="71.78875" calcext:value-type="float">
            <text:p>71.78875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4"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 style:data-style-name="N2" text:time-value="13:57:11.9167470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date>2024-06-12T15:44:22.504971858</dc:date>
    <meta:editing-duration>PT45M46S</meta:editing-duration>
    <meta:editing-cycles>3</meta:editing-cycles>
    <meta:document-statistic meta:table-count="4" meta:cell-count="10142" meta:object-count="0"/>
  </office:meta>
</office:document-meta>
</file>